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3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СЗ 2м/с</text:p>
          </table:table-cell>
          <table:table-cell office:value-type="string" calcext:value-type="string">
            <text:p>Nov</text:p>
          </table:table-cell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СЗ 4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СЗ 2м/с</text:p>
          </table:table-cell>
          <table:table-cell/>
        </table:table-row>
        <table:table-row table:style-name="ro1">
          <table:table-cell office:value-type="string" calcext:value-type="string">
            <text:p>ЮВ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СЗ 2м/с</text:p>
          </table:table-cell>
          <table:table-cell/>
        </table:table-row>
        <table:table-row table:style-name="ro1">
          <table:table-cell office:value-type="string" calcext:value-type="string">
            <text:p>С 4м/с</text:p>
          </table:table-cell>
          <table:table-cell/>
        </table:table-row>
        <table:table-row table:style-name="ro1">
          <table:table-cell office:value-type="string" calcext:value-type="string">
            <text:p>ЮВ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В 1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З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З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З 1м/с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ЮВ 2м/с</text:p>
          </table:table-cell>
          <table:table-cell/>
        </table:table-row>
        <table:table-row table:style-name="ro1">
          <table:table-cell office:value-type="string" calcext:value-type="string">
            <text:p>С 3м/с</text:p>
          </table:table-cell>
          <table:table-cell/>
        </table:table-row>
        <table:table-row table:style-name="ro1">
          <table:table-cell office:value-type="string" calcext:value-type="string">
            <text:p>З 2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З 4м/с</text:p>
          </table:table-cell>
          <table:table-cell/>
        </table:table-row>
        <table:table-row table:style-name="ro1">
          <table:table-cell office:value-type="string" calcext:value-type="string">
            <text:p>ЮВ 2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С 4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С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З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З 4м/с</text:p>
          </table:table-cell>
          <table:table-cell office:value-type="string" calcext:value-type="string">
            <text:p>Jan</text:p>
          </table:table-cell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В 1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С 1м/с</text:p>
          </table:table-cell>
          <table:table-cell/>
        </table:table-row>
        <table:table-row table:style-name="ro1">
          <table:table-cell office:value-type="string" calcext:value-type="string">
            <text:p>СЗ 3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Ш 0м/с</text:p>
          </table:table-cell>
          <table:table-cell/>
        </table:table-row>
        <table:table-row table:style-name="ro1">
          <table:table-cell office:value-type="string" calcext:value-type="string">
            <text:p>ЮЗ 3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В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В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З 7м/с</text:p>
          </table:table-cell>
          <table:table-cell/>
        </table:table-row>
        <table:table-row table:style-name="ro1">
          <table:table-cell office:value-type="string" calcext:value-type="string">
            <text:p>ЮЗ 3м/с</text:p>
          </table:table-cell>
          <table:table-cell/>
        </table:table-row>
        <table:table-row table:style-name="ro1">
          <table:table-cell office:value-type="string" calcext:value-type="string">
            <text:p>З 4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В 1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З 1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Ш 0м/с</text:p>
          </table:table-cell>
          <table:table-cell/>
        </table:table-row>
        <table:table-row table:style-name="ro1">
          <table:table-cell office:value-type="string" calcext:value-type="string">
            <text:p>ЮЗ 1м/с</text:p>
          </table:table-cell>
          <table:table-cell office:value-type="string" calcext:value-type="string">
            <text:p>Feb</text:p>
          </table:table-cell>
        </table:table-row>
        <table:table-row table:style-name="ro1">
          <table:table-cell office:value-type="string" calcext:value-type="string">
            <text:p>Ю 1м/с</text:p>
          </table:table-cell>
          <table:table-cell/>
        </table:table-row>
        <table:table-row table:style-name="ro1">
          <table:table-cell office:value-type="string" calcext:value-type="string">
            <text:p>С 4м/с</text:p>
          </table:table-cell>
          <table:table-cell/>
        </table:table-row>
        <table:table-row table:style-name="ro1">
          <table:table-cell office:value-type="string" calcext:value-type="string">
            <text:p>З 2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СВ 1м/с</text:p>
          </table:table-cell>
          <table:table-cell/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СЗ 3м/с</text:p>
          </table:table-cell>
          <table:table-cell/>
        </table:table-row>
        <table:table-row table:style-name="ro1">
          <table:table-cell office:value-type="string" calcext:value-type="string">
            <text:p>С 2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З 1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ЮЗ 2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З 3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З 2м/с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6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С 3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2м/с</text:p>
          </table:table-cell>
          <table:table-cell/>
        </table:table-row>
        <table:table-row table:style-name="ro1">
          <table:table-cell office:value-type="string" calcext:value-type="string">
            <text:p>ЮЗ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 5м/с</text:p>
          </table:table-cell>
          <table:table-cell/>
        </table:table-row>
        <table:table-row table:style-name="ro1">
          <table:table-cell office:value-type="string" calcext:value-type="string">
            <text:p>ЮВ 4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ЮВ 3м/с</text:p>
          </table:table-cell>
          <table:table-cell/>
        </table:table-row>
        <table:table-row table:style-name="ro1">
          <table:table-cell office:value-type="string" calcext:value-type="string">
            <text:p>В 2м/с</text:p>
          </table:table-cell>
          <table:table-cell/>
        </table:table-row>
        <table:table-row table:style-name="ro1">
          <table:table-cell office:value-type="string" calcext:value-type="string">
            <text:p>Ю 3м/с</text:p>
          </table:table-cell>
          <table:table-cell/>
        </table:table-row>
        <table:table-row table:style-name="ro1">
          <table:table-cell office:value-type="string" calcext:value-type="string">
            <text:p>З 2м/с</text:p>
          </table:table-cell>
          <table:table-cell/>
        </table:table-row>
        <table:table-row table:style-name="ro1">
          <table:table-cell office:value-type="string" calcext:value-type="string">
            <text:p>Ю 4м/с</text:p>
          </table:table-cell>
          <table:table-cell/>
        </table:table-row>
      </table:table>
      <table:table table:name="Лист2" table:style-name="ta1">
        <table:shapes>
          <draw:frame draw:z-index="0" draw:name="https://st6.gismeteo.ru/static/diary/img/suncl.png" draw:style-name="gr1" draw:text-style-name="P1" svg:width="5.28mm" svg:height="5.28mm" svg:x="67.73mm" svg:y="0mm">
            <draw:image xlink:href="https://st6.gismeteo.ru/static/diary/img/suncl.png" xlink:type="simple" xlink:show="embed" xlink:actuate="onLoad">
              <text:p/>
            </draw:image>
          </draw:frame>
          <draw:frame draw:z-index="1" draw:name="https://st8.gismeteo.ru/static/diary/img/w5.gif" draw:style-name="gr1" draw:text-style-name="P1" svg:width="3.69mm" svg:height="3.69mm" svg:x="112.88mm" svg:y="0mm">
            <draw:image xlink:href="https://st8.gismeteo.ru/static/diary/img/w5.gif" xlink:type="simple" xlink:show="embed" xlink:actuate="onLoad">
              <text:p/>
            </draw:image>
          </draw:frame>
          <draw:frame draw:z-index="2" draw:name="https://st5.gismeteo.ru/static/diary/img/sunc.png" draw:style-name="gr1" draw:text-style-name="P1" svg:width="5.28mm" svg:height="5.28mm" svg:x="180.62mm" svg:y="0mm">
            <draw:image xlink:href="https://st5.gismeteo.ru/static/diary/img/sunc.png" xlink:type="simple" xlink:show="embed" xlink:actuate="onLoad">
              <text:p/>
            </draw:image>
          </draw:frame>
          <draw:frame draw:z-index="3" draw:name="https://st7.gismeteo.ru/static/diary/img/w5.gif" draw:style-name="gr1" draw:text-style-name="P1" svg:width="3.69mm" svg:height="3.69mm" svg:x="225.77mm" svg:y="0mm">
            <draw:image xlink:href="https://st7.gismeteo.ru/static/diary/img/w5.gif" xlink:type="simple" xlink:show="embed" xlink:actuate="onLoad">
              <text:p/>
            </draw:image>
          </draw:frame>
          <draw:frame draw:z-index="4" draw:name="https://st4.gismeteo.ru/static/diary/img/sun.png" draw:style-name="gr1" draw:text-style-name="P1" svg:width="5.28mm" svg:height="5.28mm" svg:x="67.73mm" svg:y="4.51mm">
            <draw:image xlink:href="https://st4.gismeteo.ru/static/diary/img/sun.png" xlink:type="simple" xlink:show="embed" xlink:actuate="onLoad">
              <text:p/>
            </draw:image>
          </draw:frame>
          <draw:frame draw:z-index="5" draw:name="https://st6.gismeteo.ru/static/diary/img/w3.gif" draw:style-name="gr1" draw:text-style-name="P1" svg:width="3.69mm" svg:height="3.69mm" svg:x="112.88mm" svg:y="4.51mm">
            <draw:image xlink:href="https://st6.gismeteo.ru/static/diary/img/w3.gif" xlink:type="simple" xlink:show="embed" xlink:actuate="onLoad">
              <text:p/>
            </draw:image>
          </draw:frame>
          <draw:frame draw:z-index="6" draw:name="https://st8.gismeteo.ru/static/diary/img/sun.png" draw:style-name="gr1" draw:text-style-name="P1" svg:width="5.28mm" svg:height="5.28mm" svg:x="180.62mm" svg:y="4.51mm">
            <draw:image xlink:href="https://st8.gismeteo.ru/static/diary/img/sun.png" xlink:type="simple" xlink:show="embed" xlink:actuate="onLoad">
              <text:p/>
            </draw:image>
          </draw:frame>
          <draw:frame draw:z-index="7" draw:name="https://st5.gismeteo.ru/static/diary/img/w3.gif" draw:style-name="gr1" draw:text-style-name="P1" svg:width="3.69mm" svg:height="3.69mm" svg:x="225.77mm" svg:y="4.51mm">
            <draw:image xlink:href="https://st5.gismeteo.ru/static/diary/img/w3.gif" xlink:type="simple" xlink:show="embed" xlink:actuate="onLoad">
              <text:p/>
            </draw:image>
          </draw:frame>
          <draw:frame draw:z-index="8" draw:name="https://st7.gismeteo.ru/static/diary/img/dull.png" draw:style-name="gr1" draw:text-style-name="P1" svg:width="5.28mm" svg:height="5.28mm" svg:x="67.73mm" svg:y="9.03mm">
            <draw:image xlink:href="https://st7.gismeteo.ru/static/diary/img/dull.png" xlink:type="simple" xlink:show="embed" xlink:actuate="onLoad">
              <text:p/>
            </draw:image>
          </draw:frame>
          <draw:frame draw:z-index="9" draw:name="https://st4.gismeteo.ru/static/diary/img/snow.png" draw:style-name="gr1" draw:text-style-name="P1" svg:width="5.28mm" svg:height="5.28mm" svg:x="90.31mm" svg:y="9.03mm">
            <draw:image xlink:href="https://st4.gismeteo.ru/static/diary/img/snow.png" xlink:type="simple" xlink:show="embed" xlink:actuate="onLoad">
              <text:p/>
            </draw:image>
          </draw:frame>
          <draw:frame draw:z-index="10" draw:name="https://st6.gismeteo.ru/static/diary/img/w0.gif" draw:style-name="gr1" draw:text-style-name="P1" svg:width="5.02mm" svg:height="5.02mm" svg:x="112.88mm" svg:y="9.03mm">
            <draw:image xlink:href="https://st6.gismeteo.ru/static/diary/img/w0.gif" xlink:type="simple" xlink:show="embed" xlink:actuate="onLoad">
              <text:p/>
            </draw:image>
          </draw:frame>
          <draw:frame draw:z-index="11" draw:name="https://st8.gismeteo.ru/static/diary/img/dull.png" draw:style-name="gr1" draw:text-style-name="P1" svg:width="5.28mm" svg:height="5.28mm" svg:x="180.62mm" svg:y="9.03mm">
            <draw:image xlink:href="https://st8.gismeteo.ru/static/diary/img/dull.png" xlink:type="simple" xlink:show="embed" xlink:actuate="onLoad">
              <text:p/>
            </draw:image>
          </draw:frame>
          <draw:frame draw:z-index="12" draw:name="https://st5.gismeteo.ru/static/diary/img/snow.png" draw:style-name="gr1" draw:text-style-name="P1" svg:width="5.28mm" svg:height="5.28mm" svg:x="203.2mm" svg:y="9.03mm">
            <draw:image xlink:href="https://st5.gismeteo.ru/static/diary/img/snow.png" xlink:type="simple" xlink:show="embed" xlink:actuate="onLoad">
              <text:p/>
            </draw:image>
          </draw:frame>
          <draw:frame draw:z-index="13" draw:name="https://st7.gismeteo.ru/static/diary/img/w0.gif" draw:style-name="gr1" draw:text-style-name="P1" svg:width="5.02mm" svg:height="5.02mm" svg:x="225.77mm" svg:y="9.03mm">
            <draw:image xlink:href="https://st7.gismeteo.ru/static/diary/img/w0.gif" xlink:type="simple" xlink:show="embed" xlink:actuate="onLoad">
              <text:p/>
            </draw:image>
          </draw:frame>
          <draw:frame draw:z-index="14" draw:name="https://st4.gismeteo.ru/static/diary/img/dull.png" draw:style-name="gr1" draw:text-style-name="P1" svg:width="5.28mm" svg:height="5.28mm" svg:x="67.73mm" svg:y="13.54mm">
            <draw:image xlink:href="https://st4.gismeteo.ru/static/diary/img/dull.png" xlink:type="simple" xlink:show="embed" xlink:actuate="onLoad">
              <text:p/>
            </draw:image>
          </draw:frame>
          <draw:frame draw:z-index="15" draw:name="https://st6.gismeteo.ru/static/diary/img/snow.png" draw:style-name="gr1" draw:text-style-name="P1" svg:width="5.28mm" svg:height="5.28mm" svg:x="90.31mm" svg:y="13.54mm">
            <draw:image xlink:href="https://st6.gismeteo.ru/static/diary/img/snow.png" xlink:type="simple" xlink:show="embed" xlink:actuate="onLoad">
              <text:p/>
            </draw:image>
          </draw:frame>
          <draw:frame draw:z-index="16" draw:name="https://st8.gismeteo.ru/static/diary/img/w6.gif" draw:style-name="gr1" draw:text-style-name="P1" svg:width="5.02mm" svg:height="5.02mm" svg:x="112.88mm" svg:y="13.54mm">
            <draw:image xlink:href="https://st8.gismeteo.ru/static/diary/img/w6.gif" xlink:type="simple" xlink:show="embed" xlink:actuate="onLoad">
              <text:p/>
            </draw:image>
          </draw:frame>
          <draw:frame draw:z-index="17" draw:name="https://st5.gismeteo.ru/static/diary/img/suncl.png" draw:style-name="gr1" draw:text-style-name="P1" svg:width="5.28mm" svg:height="5.28mm" svg:x="180.62mm" svg:y="13.54mm">
            <draw:image xlink:href="https://st5.gismeteo.ru/static/diary/img/suncl.png" xlink:type="simple" xlink:show="embed" xlink:actuate="onLoad">
              <text:p/>
            </draw:image>
          </draw:frame>
          <draw:frame draw:z-index="18" draw:name="https://st7.gismeteo.ru/static/diary/img/w6.gif" draw:style-name="gr1" draw:text-style-name="P1" svg:width="5.02mm" svg:height="5.02mm" svg:x="225.77mm" svg:y="13.54mm">
            <draw:image xlink:href="https://st7.gismeteo.ru/static/diary/img/w6.gif" xlink:type="simple" xlink:show="embed" xlink:actuate="onLoad">
              <text:p/>
            </draw:image>
          </draw:frame>
          <draw:frame draw:z-index="19" draw:name="https://st4.gismeteo.ru/static/diary/img/dull.png" draw:style-name="gr1" draw:text-style-name="P1" svg:width="5.28mm" svg:height="5.28mm" svg:x="67.73mm" svg:y="18.06mm">
            <draw:image xlink:href="https://st4.gismeteo.ru/static/diary/img/dull.png" xlink:type="simple" xlink:show="embed" xlink:actuate="onLoad">
              <text:p/>
            </draw:image>
          </draw:frame>
          <draw:frame draw:z-index="20" draw:name="https://st6.gismeteo.ru/static/diary/img/snow.png" draw:style-name="gr1" draw:text-style-name="P1" svg:width="5.28mm" svg:height="5.28mm" svg:x="90.31mm" svg:y="18.06mm">
            <draw:image xlink:href="https://st6.gismeteo.ru/static/diary/img/snow.png" xlink:type="simple" xlink:show="embed" xlink:actuate="onLoad">
              <text:p/>
            </draw:image>
          </draw:frame>
          <draw:frame draw:z-index="21" draw:name="https://st8.gismeteo.ru/static/diary/img/w4.gif" draw:style-name="gr1" draw:text-style-name="P1" svg:width="5.02mm" svg:height="5.02mm" svg:x="112.88mm" svg:y="18.06mm">
            <draw:image xlink:href="https://st8.gismeteo.ru/static/diary/img/w4.gif" xlink:type="simple" xlink:show="embed" xlink:actuate="onLoad">
              <text:p/>
            </draw:image>
          </draw:frame>
          <draw:frame draw:z-index="22" draw:name="https://st5.gismeteo.ru/static/diary/img/dull.png" draw:style-name="gr1" draw:text-style-name="P1" svg:width="5.28mm" svg:height="5.28mm" svg:x="180.62mm" svg:y="18.06mm">
            <draw:image xlink:href="https://st5.gismeteo.ru/static/diary/img/dull.png" xlink:type="simple" xlink:show="embed" xlink:actuate="onLoad">
              <text:p/>
            </draw:image>
          </draw:frame>
          <draw:frame draw:z-index="23" draw:name="https://st7.gismeteo.ru/static/diary/img/snow.png" draw:style-name="gr1" draw:text-style-name="P1" svg:width="5.28mm" svg:height="5.28mm" svg:x="203.2mm" svg:y="18.06mm">
            <draw:image xlink:href="https://st7.gismeteo.ru/static/diary/img/snow.png" xlink:type="simple" xlink:show="embed" xlink:actuate="onLoad">
              <text:p/>
            </draw:image>
          </draw:frame>
          <draw:frame draw:z-index="24" draw:name="https://st4.gismeteo.ru/static/diary/img/w4.gif" draw:style-name="gr1" draw:text-style-name="P1" svg:width="5.02mm" svg:height="5.02mm" svg:x="225.77mm" svg:y="18.06mm">
            <draw:image xlink:href="https://st4.gismeteo.ru/static/diary/img/w4.gif" xlink:type="simple" xlink:show="embed" xlink:actuate="onLoad">
              <text:p/>
            </draw:image>
          </draw:frame>
          <draw:frame draw:z-index="25" draw:name="https://st6.gismeteo.ru/static/diary/img/sunc.png" draw:style-name="gr1" draw:text-style-name="P1" svg:width="5.28mm" svg:height="5.28mm" svg:x="67.73mm" svg:y="22.57mm">
            <draw:image xlink:href="https://st6.gismeteo.ru/static/diary/img/sunc.png" xlink:type="simple" xlink:show="embed" xlink:actuate="onLoad">
              <text:p/>
            </draw:image>
          </draw:frame>
          <draw:frame draw:z-index="26" draw:name="https://st8.gismeteo.ru/static/diary/img/snow.png" draw:style-name="gr1" draw:text-style-name="P1" svg:width="5.28mm" svg:height="5.28mm" svg:x="90.31mm" svg:y="22.57mm">
            <draw:image xlink:href="https://st8.gismeteo.ru/static/diary/img/snow.png" xlink:type="simple" xlink:show="embed" xlink:actuate="onLoad">
              <text:p/>
            </draw:image>
          </draw:frame>
          <draw:frame draw:z-index="27" draw:name="https://st5.gismeteo.ru/static/diary/img/w4.gif" draw:style-name="gr1" draw:text-style-name="P1" svg:width="5.02mm" svg:height="5.02mm" svg:x="112.88mm" svg:y="22.57mm">
            <draw:image xlink:href="https://st5.gismeteo.ru/static/diary/img/w4.gif" xlink:type="simple" xlink:show="embed" xlink:actuate="onLoad">
              <text:p/>
            </draw:image>
          </draw:frame>
          <draw:frame draw:z-index="28" draw:name="https://st7.gismeteo.ru/static/diary/img/dull.png" draw:style-name="gr1" draw:text-style-name="P1" svg:width="5.28mm" svg:height="5.28mm" svg:x="180.62mm" svg:y="22.57mm">
            <draw:image xlink:href="https://st7.gismeteo.ru/static/diary/img/dull.png" xlink:type="simple" xlink:show="embed" xlink:actuate="onLoad">
              <text:p/>
            </draw:image>
          </draw:frame>
          <draw:frame draw:z-index="29" draw:name="https://st4.gismeteo.ru/static/diary/img/snow.png" draw:style-name="gr1" draw:text-style-name="P1" svg:width="5.28mm" svg:height="5.28mm" svg:x="203.2mm" svg:y="22.57mm">
            <draw:image xlink:href="https://st4.gismeteo.ru/static/diary/img/snow.png" xlink:type="simple" xlink:show="embed" xlink:actuate="onLoad">
              <text:p/>
            </draw:image>
          </draw:frame>
          <draw:frame draw:z-index="30" draw:name="https://st6.gismeteo.ru/static/diary/img/w4.gif" draw:style-name="gr1" draw:text-style-name="P1" svg:width="5.02mm" svg:height="5.02mm" svg:x="225.77mm" svg:y="22.57mm">
            <draw:image xlink:href="https://st6.gismeteo.ru/static/diary/img/w4.gif" xlink:type="simple" xlink:show="embed" xlink:actuate="onLoad">
              <text:p/>
            </draw:image>
          </draw:frame>
          <draw:frame draw:z-index="31" draw:name="https://st8.gismeteo.ru/static/diary/img/dull.png" draw:style-name="gr1" draw:text-style-name="P1" svg:width="5.28mm" svg:height="5.28mm" svg:x="67.73mm" svg:y="27.09mm">
            <draw:image xlink:href="https://st8.gismeteo.ru/static/diary/img/dull.png" xlink:type="simple" xlink:show="embed" xlink:actuate="onLoad">
              <text:p/>
            </draw:image>
          </draw:frame>
          <draw:frame draw:z-index="32" draw:name="https://st5.gismeteo.ru/static/diary/img/snow.png" draw:style-name="gr1" draw:text-style-name="P1" svg:width="5.28mm" svg:height="5.28mm" svg:x="90.31mm" svg:y="27.09mm">
            <draw:image xlink:href="https://st5.gismeteo.ru/static/diary/img/snow.png" xlink:type="simple" xlink:show="embed" xlink:actuate="onLoad">
              <text:p/>
            </draw:image>
          </draw:frame>
          <draw:frame draw:z-index="33" draw:name="https://st7.gismeteo.ru/static/diary/img/w6.gif" draw:style-name="gr1" draw:text-style-name="P1" svg:width="5.02mm" svg:height="5.02mm" svg:x="112.88mm" svg:y="27.09mm">
            <draw:image xlink:href="https://st7.gismeteo.ru/static/diary/img/w6.gif" xlink:type="simple" xlink:show="embed" xlink:actuate="onLoad">
              <text:p/>
            </draw:image>
          </draw:frame>
          <draw:frame draw:z-index="34" draw:name="https://st4.gismeteo.ru/static/diary/img/sunc.png" draw:style-name="gr1" draw:text-style-name="P1" svg:width="5.28mm" svg:height="5.28mm" svg:x="180.62mm" svg:y="27.09mm">
            <draw:image xlink:href="https://st4.gismeteo.ru/static/diary/img/sunc.png" xlink:type="simple" xlink:show="embed" xlink:actuate="onLoad">
              <text:p/>
            </draw:image>
          </draw:frame>
          <draw:frame draw:z-index="35" draw:name="https://st6.gismeteo.ru/static/diary/img/w6.gif" draw:style-name="gr1" draw:text-style-name="P1" svg:width="5.02mm" svg:height="5.02mm" svg:x="225.77mm" svg:y="27.09mm">
            <draw:image xlink:href="https://st6.gismeteo.ru/static/diary/img/w6.gif" xlink:type="simple" xlink:show="embed" xlink:actuate="onLoad">
              <text:p/>
            </draw:image>
          </draw:frame>
          <draw:frame draw:z-index="36" draw:name="https://st8.gismeteo.ru/static/diary/img/sun.png" draw:style-name="gr1" draw:text-style-name="P1" svg:width="5.28mm" svg:height="5.28mm" svg:x="67.73mm" svg:y="31.6mm">
            <draw:image xlink:href="https://st8.gismeteo.ru/static/diary/img/sun.png" xlink:type="simple" xlink:show="embed" xlink:actuate="onLoad">
              <text:p/>
            </draw:image>
          </draw:frame>
          <draw:frame draw:z-index="37" draw:name="https://st5.gismeteo.ru/static/diary/img/w4.gif" draw:style-name="gr1" draw:text-style-name="P1" svg:width="5.02mm" svg:height="5.02mm" svg:x="112.88mm" svg:y="31.6mm">
            <draw:image xlink:href="https://st5.gismeteo.ru/static/diary/img/w4.gif" xlink:type="simple" xlink:show="embed" xlink:actuate="onLoad">
              <text:p/>
            </draw:image>
          </draw:frame>
          <draw:frame draw:z-index="38" draw:name="https://st7.gismeteo.ru/static/diary/img/sun.png" draw:style-name="gr1" draw:text-style-name="P1" svg:width="5.28mm" svg:height="5.28mm" svg:x="180.62mm" svg:y="31.6mm">
            <draw:image xlink:href="https://st7.gismeteo.ru/static/diary/img/sun.png" xlink:type="simple" xlink:show="embed" xlink:actuate="onLoad">
              <text:p/>
            </draw:image>
          </draw:frame>
          <draw:frame draw:z-index="39" draw:name="https://st4.gismeteo.ru/static/diary/img/w4.gif" draw:style-name="gr1" draw:text-style-name="P1" svg:width="5.02mm" svg:height="5.02mm" svg:x="225.77mm" svg:y="31.6mm">
            <draw:image xlink:href="https://st4.gismeteo.ru/static/diary/img/w4.gif" xlink:type="simple" xlink:show="embed" xlink:actuate="onLoad">
              <text:p/>
            </draw:image>
          </draw:frame>
          <draw:frame draw:z-index="40" draw:name="https://st6.gismeteo.ru/static/diary/img/sunc.png" draw:style-name="gr1" draw:text-style-name="P1" svg:width="5.28mm" svg:height="5.28mm" svg:x="67.73mm" svg:y="36.12mm">
            <draw:image xlink:href="https://st6.gismeteo.ru/static/diary/img/sunc.png" xlink:type="simple" xlink:show="embed" xlink:actuate="onLoad">
              <text:p/>
            </draw:image>
          </draw:frame>
          <draw:frame draw:z-index="41" draw:name="https://st8.gismeteo.ru/static/diary/img/snow.png" draw:style-name="gr1" draw:text-style-name="P1" svg:width="5.28mm" svg:height="5.28mm" svg:x="90.31mm" svg:y="36.12mm">
            <draw:image xlink:href="https://st8.gismeteo.ru/static/diary/img/snow.png" xlink:type="simple" xlink:show="embed" xlink:actuate="onLoad">
              <text:p/>
            </draw:image>
          </draw:frame>
          <draw:frame draw:z-index="42" draw:name="https://st5.gismeteo.ru/static/diary/img/w4.gif" draw:style-name="gr1" draw:text-style-name="P1" svg:width="5.02mm" svg:height="5.02mm" svg:x="112.88mm" svg:y="36.12mm">
            <draw:image xlink:href="https://st5.gismeteo.ru/static/diary/img/w4.gif" xlink:type="simple" xlink:show="embed" xlink:actuate="onLoad">
              <text:p/>
            </draw:image>
          </draw:frame>
          <draw:frame draw:z-index="43" draw:name="https://st7.gismeteo.ru/static/diary/img/sunc.png" draw:style-name="gr1" draw:text-style-name="P1" svg:width="5.28mm" svg:height="5.28mm" svg:x="180.62mm" svg:y="36.12mm">
            <draw:image xlink:href="https://st7.gismeteo.ru/static/diary/img/sunc.png" xlink:type="simple" xlink:show="embed" xlink:actuate="onLoad">
              <text:p/>
            </draw:image>
          </draw:frame>
          <draw:frame draw:z-index="44" draw:name="https://st4.gismeteo.ru/static/diary/img/snow.png" draw:style-name="gr1" draw:text-style-name="P1" svg:width="5.28mm" svg:height="5.28mm" svg:x="203.2mm" svg:y="36.12mm">
            <draw:image xlink:href="https://st4.gismeteo.ru/static/diary/img/snow.png" xlink:type="simple" xlink:show="embed" xlink:actuate="onLoad">
              <text:p/>
            </draw:image>
          </draw:frame>
          <draw:frame draw:z-index="45" draw:name="https://st6.gismeteo.ru/static/diary/img/w4.gif" draw:style-name="gr1" draw:text-style-name="P1" svg:width="5.02mm" svg:height="5.02mm" svg:x="225.77mm" svg:y="36.12mm">
            <draw:image xlink:href="https://st6.gismeteo.ru/static/diary/img/w4.gif" xlink:type="simple" xlink:show="embed" xlink:actuate="onLoad">
              <text:p/>
            </draw:image>
          </draw:frame>
          <draw:frame draw:z-index="46" draw:name="https://st8.gismeteo.ru/static/diary/img/sunc.png" draw:style-name="gr1" draw:text-style-name="P1" svg:width="5.28mm" svg:height="5.28mm" svg:x="67.73mm" svg:y="40.64mm">
            <draw:image xlink:href="https://st8.gismeteo.ru/static/diary/img/sunc.png" xlink:type="simple" xlink:show="embed" xlink:actuate="onLoad">
              <text:p/>
            </draw:image>
          </draw:frame>
          <draw:frame draw:z-index="47" draw:name="https://st5.gismeteo.ru/static/diary/img/w4.gif" draw:style-name="gr1" draw:text-style-name="P1" svg:width="5.02mm" svg:height="5.02mm" svg:x="112.88mm" svg:y="40.64mm">
            <draw:image xlink:href="https://st5.gismeteo.ru/static/diary/img/w4.gif" xlink:type="simple" xlink:show="embed" xlink:actuate="onLoad">
              <text:p/>
            </draw:image>
          </draw:frame>
          <draw:frame draw:z-index="48" draw:name="https://st7.gismeteo.ru/static/diary/img/dull.png" draw:style-name="gr1" draw:text-style-name="P1" svg:width="5.28mm" svg:height="5.28mm" svg:x="180.62mm" svg:y="40.64mm">
            <draw:image xlink:href="https://st7.gismeteo.ru/static/diary/img/dull.png" xlink:type="simple" xlink:show="embed" xlink:actuate="onLoad">
              <text:p/>
            </draw:image>
          </draw:frame>
          <draw:frame draw:z-index="49" draw:name="https://st4.gismeteo.ru/static/diary/img/snow.png" draw:style-name="gr1" draw:text-style-name="P1" svg:width="5.28mm" svg:height="5.28mm" svg:x="203.2mm" svg:y="40.64mm">
            <draw:image xlink:href="https://st4.gismeteo.ru/static/diary/img/snow.png" xlink:type="simple" xlink:show="embed" xlink:actuate="onLoad">
              <text:p/>
            </draw:image>
          </draw:frame>
          <draw:frame draw:z-index="50" draw:name="https://st6.gismeteo.ru/static/diary/img/w4.gif" draw:style-name="gr1" draw:text-style-name="P1" svg:width="5.02mm" svg:height="5.02mm" svg:x="225.77mm" svg:y="40.64mm">
            <draw:image xlink:href="https://st6.gismeteo.ru/static/diary/img/w4.gif" xlink:type="simple" xlink:show="embed" xlink:actuate="onLoad">
              <text:p/>
            </draw:image>
          </draw:frame>
          <draw:frame draw:z-index="51" draw:name="https://st8.gismeteo.ru/static/diary/img/suncl.png" draw:style-name="gr1" draw:text-style-name="P1" svg:width="5.28mm" svg:height="5.28mm" svg:x="67.73mm" svg:y="45.15mm">
            <draw:image xlink:href="https://st8.gismeteo.ru/static/diary/img/suncl.png" xlink:type="simple" xlink:show="embed" xlink:actuate="onLoad">
              <text:p/>
            </draw:image>
          </draw:frame>
          <draw:frame draw:z-index="52" draw:name="https://st5.gismeteo.ru/static/diary/img/snow.png" draw:style-name="gr1" draw:text-style-name="P1" svg:width="5.28mm" svg:height="5.28mm" svg:x="90.31mm" svg:y="45.15mm">
            <draw:image xlink:href="https://st5.gismeteo.ru/static/diary/img/snow.png" xlink:type="simple" xlink:show="embed" xlink:actuate="onLoad">
              <text:p/>
            </draw:image>
          </draw:frame>
          <draw:frame draw:z-index="53" draw:name="https://st7.gismeteo.ru/static/diary/img/w6.gif" draw:style-name="gr1" draw:text-style-name="P1" svg:width="5.02mm" svg:height="5.02mm" svg:x="112.88mm" svg:y="45.15mm">
            <draw:image xlink:href="https://st7.gismeteo.ru/static/diary/img/w6.gif" xlink:type="simple" xlink:show="embed" xlink:actuate="onLoad">
              <text:p/>
            </draw:image>
          </draw:frame>
          <draw:frame draw:z-index="54" draw:name="https://st4.gismeteo.ru/static/diary/img/dull.png" draw:style-name="gr1" draw:text-style-name="P1" svg:width="5.28mm" svg:height="5.28mm" svg:x="180.62mm" svg:y="45.15mm">
            <draw:image xlink:href="https://st4.gismeteo.ru/static/diary/img/dull.png" xlink:type="simple" xlink:show="embed" xlink:actuate="onLoad">
              <text:p/>
            </draw:image>
          </draw:frame>
          <draw:frame draw:z-index="55" draw:name="https://st6.gismeteo.ru/static/diary/img/snow.png" draw:style-name="gr1" draw:text-style-name="P1" svg:width="5.28mm" svg:height="5.28mm" svg:x="203.2mm" svg:y="45.15mm">
            <draw:image xlink:href="https://st6.gismeteo.ru/static/diary/img/snow.png" xlink:type="simple" xlink:show="embed" xlink:actuate="onLoad">
              <text:p/>
            </draw:image>
          </draw:frame>
          <draw:frame draw:z-index="56" draw:name="https://st8.gismeteo.ru/static/diary/img/w6.gif" draw:style-name="gr1" draw:text-style-name="P1" svg:width="5.02mm" svg:height="5.02mm" svg:x="225.77mm" svg:y="45.15mm">
            <draw:image xlink:href="https://st8.gismeteo.ru/static/diary/img/w6.gif" xlink:type="simple" xlink:show="embed" xlink:actuate="onLoad">
              <text:p/>
            </draw:image>
          </draw:frame>
          <draw:frame draw:z-index="57" draw:name="https://st5.gismeteo.ru/static/diary/img/sun.png" draw:style-name="gr1" draw:text-style-name="P1" svg:width="5.28mm" svg:height="5.28mm" svg:x="67.73mm" svg:y="49.67mm">
            <draw:image xlink:href="https://st5.gismeteo.ru/static/diary/img/sun.png" xlink:type="simple" xlink:show="embed" xlink:actuate="onLoad">
              <text:p/>
            </draw:image>
          </draw:frame>
          <draw:frame draw:z-index="58" draw:name="https://st7.gismeteo.ru/static/diary/img/w3.gif" draw:style-name="gr1" draw:text-style-name="P1" svg:width="3.69mm" svg:height="3.69mm" svg:x="112.88mm" svg:y="49.67mm">
            <draw:image xlink:href="https://st7.gismeteo.ru/static/diary/img/w3.gif" xlink:type="simple" xlink:show="embed" xlink:actuate="onLoad">
              <text:p/>
            </draw:image>
          </draw:frame>
          <draw:frame draw:z-index="59" draw:name="https://st4.gismeteo.ru/static/diary/img/sun.png" draw:style-name="gr1" draw:text-style-name="P1" svg:width="5.28mm" svg:height="5.28mm" svg:x="180.62mm" svg:y="49.67mm">
            <draw:image xlink:href="https://st4.gismeteo.ru/static/diary/img/sun.png" xlink:type="simple" xlink:show="embed" xlink:actuate="onLoad">
              <text:p/>
            </draw:image>
          </draw:frame>
          <draw:frame draw:z-index="60" draw:name="https://st6.gismeteo.ru/static/diary/img/w3.gif" draw:style-name="gr1" draw:text-style-name="P1" svg:width="3.69mm" svg:height="3.69mm" svg:x="225.77mm" svg:y="49.67mm">
            <draw:image xlink:href="https://st6.gismeteo.ru/static/diary/img/w3.gif" xlink:type="simple" xlink:show="embed" xlink:actuate="onLoad">
              <text:p/>
            </draw:image>
          </draw:frame>
          <draw:frame draw:z-index="61" draw:name="https://st8.gismeteo.ru/static/diary/img/sun.png" draw:style-name="gr1" draw:text-style-name="P1" svg:width="5.28mm" svg:height="5.28mm" svg:x="67.73mm" svg:y="54.18mm">
            <draw:image xlink:href="https://st8.gismeteo.ru/static/diary/img/sun.png" xlink:type="simple" xlink:show="embed" xlink:actuate="onLoad">
              <text:p/>
            </draw:image>
          </draw:frame>
          <draw:frame draw:z-index="62" draw:name="https://st5.gismeteo.ru/static/diary/img/w0.gif" draw:style-name="gr1" draw:text-style-name="P1" svg:width="5.02mm" svg:height="5.02mm" svg:x="112.88mm" svg:y="54.18mm">
            <draw:image xlink:href="https://st5.gismeteo.ru/static/diary/img/w0.gif" xlink:type="simple" xlink:show="embed" xlink:actuate="onLoad">
              <text:p/>
            </draw:image>
          </draw:frame>
          <draw:frame draw:z-index="63" draw:name="https://st7.gismeteo.ru/static/diary/img/sunc.png" draw:style-name="gr1" draw:text-style-name="P1" svg:width="5.28mm" svg:height="5.28mm" svg:x="180.62mm" svg:y="54.18mm">
            <draw:image xlink:href="https://st7.gismeteo.ru/static/diary/img/sunc.png" xlink:type="simple" xlink:show="embed" xlink:actuate="onLoad">
              <text:p/>
            </draw:image>
          </draw:frame>
          <draw:frame draw:z-index="64" draw:name="https://st4.gismeteo.ru/static/diary/img/w0.gif" draw:style-name="gr1" draw:text-style-name="P1" svg:width="5.02mm" svg:height="5.02mm" svg:x="225.77mm" svg:y="54.18mm">
            <draw:image xlink:href="https://st4.gismeteo.ru/static/diary/img/w0.gif" xlink:type="simple" xlink:show="embed" xlink:actuate="onLoad">
              <text:p/>
            </draw:image>
          </draw:frame>
          <draw:frame draw:z-index="65" draw:name="https://st6.gismeteo.ru/static/diary/img/sunc.png" draw:style-name="gr1" draw:text-style-name="P1" svg:width="5.28mm" svg:height="5.28mm" svg:x="67.73mm" svg:y="58.7mm">
            <draw:image xlink:href="https://st6.gismeteo.ru/static/diary/img/sunc.png" xlink:type="simple" xlink:show="embed" xlink:actuate="onLoad">
              <text:p/>
            </draw:image>
          </draw:frame>
          <draw:frame draw:z-index="66" draw:name="https://st8.gismeteo.ru/static/diary/img/w4.gif" draw:style-name="gr1" draw:text-style-name="P1" svg:width="5.02mm" svg:height="5.02mm" svg:x="112.88mm" svg:y="58.7mm">
            <draw:image xlink:href="https://st8.gismeteo.ru/static/diary/img/w4.gif" xlink:type="simple" xlink:show="embed" xlink:actuate="onLoad">
              <text:p/>
            </draw:image>
          </draw:frame>
          <draw:frame draw:z-index="67" draw:name="https://st5.gismeteo.ru/static/diary/img/dull.png" draw:style-name="gr1" draw:text-style-name="P1" svg:width="5.28mm" svg:height="5.28mm" svg:x="180.62mm" svg:y="58.7mm">
            <draw:image xlink:href="https://st5.gismeteo.ru/static/diary/img/dull.png" xlink:type="simple" xlink:show="embed" xlink:actuate="onLoad">
              <text:p/>
            </draw:image>
          </draw:frame>
          <draw:frame draw:z-index="68" draw:name="https://st7.gismeteo.ru/static/diary/img/snow.png" draw:style-name="gr1" draw:text-style-name="P1" svg:width="5.28mm" svg:height="5.28mm" svg:x="203.2mm" svg:y="58.7mm">
            <draw:image xlink:href="https://st7.gismeteo.ru/static/diary/img/snow.png" xlink:type="simple" xlink:show="embed" xlink:actuate="onLoad">
              <text:p/>
            </draw:image>
          </draw:frame>
          <draw:frame draw:z-index="69" draw:name="https://st4.gismeteo.ru/static/diary/img/w4.gif" draw:style-name="gr1" draw:text-style-name="P1" svg:width="5.02mm" svg:height="5.02mm" svg:x="225.77mm" svg:y="58.7mm">
            <draw:image xlink:href="https://st4.gismeteo.ru/static/diary/img/w4.gif" xlink:type="simple" xlink:show="embed" xlink:actuate="onLoad">
              <text:p/>
            </draw:image>
          </draw:frame>
          <draw:frame draw:z-index="70" draw:name="https://st6.gismeteo.ru/static/diary/img/sun.png" draw:style-name="gr1" draw:text-style-name="P1" svg:width="5.28mm" svg:height="5.28mm" svg:x="67.73mm" svg:y="63.21mm">
            <draw:image xlink:href="https://st6.gismeteo.ru/static/diary/img/sun.png" xlink:type="simple" xlink:show="embed" xlink:actuate="onLoad">
              <text:p/>
            </draw:image>
          </draw:frame>
          <draw:frame draw:z-index="71" draw:name="https://st8.gismeteo.ru/static/diary/img/w4.gif" draw:style-name="gr1" draw:text-style-name="P1" svg:width="5.02mm" svg:height="5.02mm" svg:x="112.88mm" svg:y="63.21mm">
            <draw:image xlink:href="https://st8.gismeteo.ru/static/diary/img/w4.gif" xlink:type="simple" xlink:show="embed" xlink:actuate="onLoad">
              <text:p/>
            </draw:image>
          </draw:frame>
          <draw:frame draw:z-index="72" draw:name="https://st5.gismeteo.ru/static/diary/img/sun.png" draw:style-name="gr1" draw:text-style-name="P1" svg:width="5.28mm" svg:height="5.28mm" svg:x="180.62mm" svg:y="63.21mm">
            <draw:image xlink:href="https://st5.gismeteo.ru/static/diary/img/sun.png" xlink:type="simple" xlink:show="embed" xlink:actuate="onLoad">
              <text:p/>
            </draw:image>
          </draw:frame>
          <draw:frame draw:z-index="73" draw:name="https://st7.gismeteo.ru/static/diary/img/w4.gif" draw:style-name="gr1" draw:text-style-name="P1" svg:width="5.02mm" svg:height="5.02mm" svg:x="225.77mm" svg:y="63.21mm">
            <draw:image xlink:href="https://st7.gismeteo.ru/static/diary/img/w4.gif" xlink:type="simple" xlink:show="embed" xlink:actuate="onLoad">
              <text:p/>
            </draw:image>
          </draw:frame>
          <draw:frame draw:z-index="74" draw:name="https://st4.gismeteo.ru/static/diary/img/sun.png" draw:style-name="gr1" draw:text-style-name="P1" svg:width="5.28mm" svg:height="5.28mm" svg:x="67.73mm" svg:y="67.73mm">
            <draw:image xlink:href="https://st4.gismeteo.ru/static/diary/img/sun.png" xlink:type="simple" xlink:show="embed" xlink:actuate="onLoad">
              <text:p/>
            </draw:image>
          </draw:frame>
          <draw:frame draw:z-index="75" draw:name="https://st6.gismeteo.ru/static/diary/img/w4.gif" draw:style-name="gr1" draw:text-style-name="P1" svg:width="5.02mm" svg:height="5.02mm" svg:x="112.88mm" svg:y="67.73mm">
            <draw:image xlink:href="https://st6.gismeteo.ru/static/diary/img/w4.gif" xlink:type="simple" xlink:show="embed" xlink:actuate="onLoad">
              <text:p/>
            </draw:image>
          </draw:frame>
          <draw:frame draw:z-index="76" draw:name="https://st8.gismeteo.ru/static/diary/img/sun.png" draw:style-name="gr1" draw:text-style-name="P1" svg:width="5.28mm" svg:height="5.28mm" svg:x="180.62mm" svg:y="67.73mm">
            <draw:image xlink:href="https://st8.gismeteo.ru/static/diary/img/sun.png" xlink:type="simple" xlink:show="embed" xlink:actuate="onLoad">
              <text:p/>
            </draw:image>
          </draw:frame>
          <draw:frame draw:z-index="77" draw:name="https://st5.gismeteo.ru/static/diary/img/w4.gif" draw:style-name="gr1" draw:text-style-name="P1" svg:width="5.02mm" svg:height="5.02mm" svg:x="225.77mm" svg:y="67.73mm">
            <draw:image xlink:href="https://st5.gismeteo.ru/static/diary/img/w4.gif" xlink:type="simple" xlink:show="embed" xlink:actuate="onLoad">
              <text:p/>
            </draw:image>
          </draw:frame>
          <draw:frame draw:z-index="78" draw:name="https://st7.gismeteo.ru/static/diary/img/dull.png" draw:style-name="gr1" draw:text-style-name="P1" svg:width="5.28mm" svg:height="5.28mm" svg:x="67.73mm" svg:y="72.24mm">
            <draw:image xlink:href="https://st7.gismeteo.ru/static/diary/img/dull.png" xlink:type="simple" xlink:show="embed" xlink:actuate="onLoad">
              <text:p/>
            </draw:image>
          </draw:frame>
          <draw:frame draw:z-index="79" draw:name="https://st4.gismeteo.ru/static/diary/img/snow.png" draw:style-name="gr1" draw:text-style-name="P1" svg:width="5.28mm" svg:height="5.28mm" svg:x="90.31mm" svg:y="72.24mm">
            <draw:image xlink:href="https://st4.gismeteo.ru/static/diary/img/snow.png" xlink:type="simple" xlink:show="embed" xlink:actuate="onLoad">
              <text:p/>
            </draw:image>
          </draw:frame>
          <draw:frame draw:z-index="80" draw:name="https://st6.gismeteo.ru/static/diary/img/w4.gif" draw:style-name="gr1" draw:text-style-name="P1" svg:width="5.02mm" svg:height="5.02mm" svg:x="112.88mm" svg:y="72.24mm">
            <draw:image xlink:href="https://st6.gismeteo.ru/static/diary/img/w4.gif" xlink:type="simple" xlink:show="embed" xlink:actuate="onLoad">
              <text:p/>
            </draw:image>
          </draw:frame>
          <draw:frame draw:z-index="81" draw:name="https://st8.gismeteo.ru/static/diary/img/dull.png" draw:style-name="gr1" draw:text-style-name="P1" svg:width="5.28mm" svg:height="5.28mm" svg:x="180.62mm" svg:y="72.24mm">
            <draw:image xlink:href="https://st8.gismeteo.ru/static/diary/img/dull.png" xlink:type="simple" xlink:show="embed" xlink:actuate="onLoad">
              <text:p/>
            </draw:image>
          </draw:frame>
          <draw:frame draw:z-index="82" draw:name="https://st5.gismeteo.ru/static/diary/img/snow.png" draw:style-name="gr1" draw:text-style-name="P1" svg:width="5.28mm" svg:height="5.28mm" svg:x="203.2mm" svg:y="72.24mm">
            <draw:image xlink:href="https://st5.gismeteo.ru/static/diary/img/snow.png" xlink:type="simple" xlink:show="embed" xlink:actuate="onLoad">
              <text:p/>
            </draw:image>
          </draw:frame>
          <draw:frame draw:z-index="83" draw:name="https://st7.gismeteo.ru/static/diary/img/w4.gif" draw:style-name="gr1" draw:text-style-name="P1" svg:width="5.02mm" svg:height="5.02mm" svg:x="225.77mm" svg:y="72.24mm">
            <draw:image xlink:href="https://st7.gismeteo.ru/static/diary/img/w4.gif" xlink:type="simple" xlink:show="embed" xlink:actuate="onLoad">
              <text:p/>
            </draw:image>
          </draw:frame>
          <draw:frame draw:z-index="84" draw:name="https://st4.gismeteo.ru/static/diary/img/dull.png" draw:style-name="gr1" draw:text-style-name="P1" svg:width="5.28mm" svg:height="5.28mm" svg:x="67.73mm" svg:y="76.76mm">
            <draw:image xlink:href="https://st4.gismeteo.ru/static/diary/img/dull.png" xlink:type="simple" xlink:show="embed" xlink:actuate="onLoad">
              <text:p/>
            </draw:image>
          </draw:frame>
          <draw:frame draw:z-index="85" draw:name="https://st6.gismeteo.ru/static/diary/img/snow.png" draw:style-name="gr1" draw:text-style-name="P1" svg:width="5.28mm" svg:height="5.28mm" svg:x="90.31mm" svg:y="76.76mm">
            <draw:image xlink:href="https://st6.gismeteo.ru/static/diary/img/snow.png" xlink:type="simple" xlink:show="embed" xlink:actuate="onLoad">
              <text:p/>
            </draw:image>
          </draw:frame>
          <draw:frame draw:z-index="86" draw:name="https://st8.gismeteo.ru/static/diary/img/w4.gif" draw:style-name="gr1" draw:text-style-name="P1" svg:width="5.02mm" svg:height="5.02mm" svg:x="112.88mm" svg:y="76.76mm">
            <draw:image xlink:href="https://st8.gismeteo.ru/static/diary/img/w4.gif" xlink:type="simple" xlink:show="embed" xlink:actuate="onLoad">
              <text:p/>
            </draw:image>
          </draw:frame>
          <draw:frame draw:z-index="87" draw:name="https://st5.gismeteo.ru/static/diary/img/dull.png" draw:style-name="gr1" draw:text-style-name="P1" svg:width="5.28mm" svg:height="5.28mm" svg:x="180.62mm" svg:y="76.76mm">
            <draw:image xlink:href="https://st5.gismeteo.ru/static/diary/img/dull.png" xlink:type="simple" xlink:show="embed" xlink:actuate="onLoad">
              <text:p/>
            </draw:image>
          </draw:frame>
          <draw:frame draw:z-index="88" draw:name="https://st7.gismeteo.ru/static/diary/img/snow.png" draw:style-name="gr1" draw:text-style-name="P1" svg:width="5.28mm" svg:height="5.28mm" svg:x="203.2mm" svg:y="76.76mm">
            <draw:image xlink:href="https://st7.gismeteo.ru/static/diary/img/snow.png" xlink:type="simple" xlink:show="embed" xlink:actuate="onLoad">
              <text:p/>
            </draw:image>
          </draw:frame>
          <draw:frame draw:z-index="89" draw:name="https://st4.gismeteo.ru/static/diary/img/w4.gif" draw:style-name="gr1" draw:text-style-name="P1" svg:width="5.02mm" svg:height="5.02mm" svg:x="225.77mm" svg:y="76.76mm">
            <draw:image xlink:href="https://st4.gismeteo.ru/static/diary/img/w4.gif" xlink:type="simple" xlink:show="embed" xlink:actuate="onLoad">
              <text:p/>
            </draw:image>
          </draw:frame>
          <draw:frame draw:z-index="90" draw:name="https://st6.gismeteo.ru/static/diary/img/dull.png" draw:style-name="gr1" draw:text-style-name="P1" svg:width="5.28mm" svg:height="5.28mm" svg:x="67.73mm" svg:y="81.28mm">
            <draw:image xlink:href="https://st6.gismeteo.ru/static/diary/img/dull.png" xlink:type="simple" xlink:show="embed" xlink:actuate="onLoad">
              <text:p/>
            </draw:image>
          </draw:frame>
          <draw:frame draw:z-index="91" draw:name="https://st8.gismeteo.ru/static/diary/img/snow.png" draw:style-name="gr1" draw:text-style-name="P1" svg:width="5.28mm" svg:height="5.28mm" svg:x="90.31mm" svg:y="81.28mm">
            <draw:image xlink:href="https://st8.gismeteo.ru/static/diary/img/snow.png" xlink:type="simple" xlink:show="embed" xlink:actuate="onLoad">
              <text:p/>
            </draw:image>
          </draw:frame>
          <draw:frame draw:z-index="92" draw:name="https://st5.gismeteo.ru/static/diary/img/w4.gif" draw:style-name="gr1" draw:text-style-name="P1" svg:width="5.02mm" svg:height="5.02mm" svg:x="112.88mm" svg:y="81.28mm">
            <draw:image xlink:href="https://st5.gismeteo.ru/static/diary/img/w4.gif" xlink:type="simple" xlink:show="embed" xlink:actuate="onLoad">
              <text:p/>
            </draw:image>
          </draw:frame>
          <draw:frame draw:z-index="93" draw:name="https://st7.gismeteo.ru/static/diary/img/dull.png" draw:style-name="gr1" draw:text-style-name="P1" svg:width="5.28mm" svg:height="5.28mm" svg:x="180.62mm" svg:y="81.28mm">
            <draw:image xlink:href="https://st7.gismeteo.ru/static/diary/img/dull.png" xlink:type="simple" xlink:show="embed" xlink:actuate="onLoad">
              <text:p/>
            </draw:image>
          </draw:frame>
          <draw:frame draw:z-index="94" draw:name="https://st4.gismeteo.ru/static/diary/img/snow.png" draw:style-name="gr1" draw:text-style-name="P1" svg:width="5.28mm" svg:height="5.28mm" svg:x="203.2mm" svg:y="81.28mm">
            <draw:image xlink:href="https://st4.gismeteo.ru/static/diary/img/snow.png" xlink:type="simple" xlink:show="embed" xlink:actuate="onLoad">
              <text:p/>
            </draw:image>
          </draw:frame>
          <draw:frame draw:z-index="95" draw:name="https://st6.gismeteo.ru/static/diary/img/w4.gif" draw:style-name="gr1" draw:text-style-name="P1" svg:width="5.02mm" svg:height="5.02mm" svg:x="225.77mm" svg:y="81.28mm">
            <draw:image xlink:href="https://st6.gismeteo.ru/static/diary/img/w4.gif" xlink:type="simple" xlink:show="embed" xlink:actuate="onLoad">
              <text:p/>
            </draw:image>
          </draw:frame>
          <draw:frame draw:z-index="96" draw:name="https://st8.gismeteo.ru/static/diary/img/sun.png" draw:style-name="gr1" draw:text-style-name="P1" svg:width="5.28mm" svg:height="5.28mm" svg:x="67.73mm" svg:y="85.79mm">
            <draw:image xlink:href="https://st8.gismeteo.ru/static/diary/img/sun.png" xlink:type="simple" xlink:show="embed" xlink:actuate="onLoad">
              <text:p/>
            </draw:image>
          </draw:frame>
          <draw:frame draw:z-index="97" draw:name="https://st5.gismeteo.ru/static/diary/img/w0.gif" draw:style-name="gr1" draw:text-style-name="P1" svg:width="5.02mm" svg:height="5.02mm" svg:x="112.88mm" svg:y="85.79mm">
            <draw:image xlink:href="https://st5.gismeteo.ru/static/diary/img/w0.gif" xlink:type="simple" xlink:show="embed" xlink:actuate="onLoad">
              <text:p/>
            </draw:image>
          </draw:frame>
          <draw:frame draw:z-index="98" draw:name="https://st7.gismeteo.ru/static/diary/img/sun.png" draw:style-name="gr1" draw:text-style-name="P1" svg:width="5.28mm" svg:height="5.28mm" svg:x="180.62mm" svg:y="85.79mm">
            <draw:image xlink:href="https://st7.gismeteo.ru/static/diary/img/sun.png" xlink:type="simple" xlink:show="embed" xlink:actuate="onLoad">
              <text:p/>
            </draw:image>
          </draw:frame>
          <draw:frame draw:z-index="99" draw:name="https://st4.gismeteo.ru/static/diary/img/w0.gif" draw:style-name="gr1" draw:text-style-name="P1" svg:width="5.02mm" svg:height="5.02mm" svg:x="225.77mm" svg:y="85.79mm">
            <draw:image xlink:href="https://st4.gismeteo.ru/static/diary/img/w0.gif" xlink:type="simple" xlink:show="embed" xlink:actuate="onLoad">
              <text:p/>
            </draw:image>
          </draw:frame>
          <draw:frame draw:z-index="100" draw:name="https://st6.gismeteo.ru/static/diary/img/dull.png" draw:style-name="gr1" draw:text-style-name="P1" svg:width="5.28mm" svg:height="5.28mm" svg:x="67.73mm" svg:y="90.31mm">
            <draw:image xlink:href="https://st6.gismeteo.ru/static/diary/img/dull.png" xlink:type="simple" xlink:show="embed" xlink:actuate="onLoad">
              <text:p/>
            </draw:image>
          </draw:frame>
          <draw:frame draw:z-index="101" draw:name="https://st8.gismeteo.ru/static/diary/img/snow.png" draw:style-name="gr1" draw:text-style-name="P1" svg:width="5.28mm" svg:height="5.28mm" svg:x="90.31mm" svg:y="90.31mm">
            <draw:image xlink:href="https://st8.gismeteo.ru/static/diary/img/snow.png" xlink:type="simple" xlink:show="embed" xlink:actuate="onLoad">
              <text:p/>
            </draw:image>
          </draw:frame>
          <draw:frame draw:z-index="102" draw:name="https://st5.gismeteo.ru/static/diary/img/w4.gif" draw:style-name="gr1" draw:text-style-name="P1" svg:width="5.02mm" svg:height="5.02mm" svg:x="112.88mm" svg:y="90.31mm">
            <draw:image xlink:href="https://st5.gismeteo.ru/static/diary/img/w4.gif" xlink:type="simple" xlink:show="embed" xlink:actuate="onLoad">
              <text:p/>
            </draw:image>
          </draw:frame>
          <draw:frame draw:z-index="103" draw:name="https://st7.gismeteo.ru/static/diary/img/dull.png" draw:style-name="gr1" draw:text-style-name="P1" svg:width="5.28mm" svg:height="5.28mm" svg:x="180.62mm" svg:y="90.31mm">
            <draw:image xlink:href="https://st7.gismeteo.ru/static/diary/img/dull.png" xlink:type="simple" xlink:show="embed" xlink:actuate="onLoad">
              <text:p/>
            </draw:image>
          </draw:frame>
          <draw:frame draw:z-index="104" draw:name="https://st4.gismeteo.ru/static/diary/img/snow.png" draw:style-name="gr1" draw:text-style-name="P1" svg:width="5.28mm" svg:height="5.28mm" svg:x="203.2mm" svg:y="90.31mm">
            <draw:image xlink:href="https://st4.gismeteo.ru/static/diary/img/snow.png" xlink:type="simple" xlink:show="embed" xlink:actuate="onLoad">
              <text:p/>
            </draw:image>
          </draw:frame>
          <draw:frame draw:z-index="105" draw:name="https://st6.gismeteo.ru/static/diary/img/w4.gif" draw:style-name="gr1" draw:text-style-name="P1" svg:width="5.02mm" svg:height="5.02mm" svg:x="225.77mm" svg:y="90.31mm">
            <draw:image xlink:href="https://st6.gismeteo.ru/static/diary/img/w4.gif" xlink:type="simple" xlink:show="embed" xlink:actuate="onLoad">
              <text:p/>
            </draw:image>
          </draw:frame>
          <draw:frame draw:z-index="106" draw:name="https://st8.gismeteo.ru/static/diary/img/sun.png" draw:style-name="gr1" draw:text-style-name="P1" svg:width="5.28mm" svg:height="5.28mm" svg:x="67.73mm" svg:y="94.82mm">
            <draw:image xlink:href="https://st8.gismeteo.ru/static/diary/img/sun.png" xlink:type="simple" xlink:show="embed" xlink:actuate="onLoad">
              <text:p/>
            </draw:image>
          </draw:frame>
          <draw:frame draw:z-index="107" draw:name="https://st5.gismeteo.ru/static/diary/img/w0.gif" draw:style-name="gr1" draw:text-style-name="P1" svg:width="5.02mm" svg:height="5.02mm" svg:x="112.88mm" svg:y="94.82mm">
            <draw:image xlink:href="https://st5.gismeteo.ru/static/diary/img/w0.gif" xlink:type="simple" xlink:show="embed" xlink:actuate="onLoad">
              <text:p/>
            </draw:image>
          </draw:frame>
          <draw:frame draw:z-index="108" draw:name="https://st7.gismeteo.ru/static/diary/img/sun.png" draw:style-name="gr1" draw:text-style-name="P1" svg:width="5.28mm" svg:height="5.28mm" svg:x="180.62mm" svg:y="94.82mm">
            <draw:image xlink:href="https://st7.gismeteo.ru/static/diary/img/sun.png" xlink:type="simple" xlink:show="embed" xlink:actuate="onLoad">
              <text:p/>
            </draw:image>
          </draw:frame>
          <draw:frame draw:z-index="109" draw:name="https://st4.gismeteo.ru/static/diary/img/w0.gif" draw:style-name="gr1" draw:text-style-name="P1" svg:width="5.02mm" svg:height="5.02mm" svg:x="225.77mm" svg:y="94.82mm">
            <draw:image xlink:href="https://st4.gismeteo.ru/static/diary/img/w0.gif" xlink:type="simple" xlink:show="embed" xlink:actuate="onLoad">
              <text:p/>
            </draw:image>
          </draw:frame>
          <draw:frame draw:z-index="110" draw:name="https://st6.gismeteo.ru/static/diary/img/dull.png" draw:style-name="gr1" draw:text-style-name="P1" svg:width="5.28mm" svg:height="5.28mm" svg:x="67.73mm" svg:y="99.34mm">
            <draw:image xlink:href="https://st6.gismeteo.ru/static/diary/img/dull.png" xlink:type="simple" xlink:show="embed" xlink:actuate="onLoad">
              <text:p/>
            </draw:image>
          </draw:frame>
          <draw:frame draw:z-index="111" draw:name="https://st8.gismeteo.ru/static/diary/img/snow.png" draw:style-name="gr1" draw:text-style-name="P1" svg:width="5.28mm" svg:height="5.28mm" svg:x="90.31mm" svg:y="99.34mm">
            <draw:image xlink:href="https://st8.gismeteo.ru/static/diary/img/snow.png" xlink:type="simple" xlink:show="embed" xlink:actuate="onLoad">
              <text:p/>
            </draw:image>
          </draw:frame>
          <draw:frame draw:z-index="112" draw:name="https://st5.gismeteo.ru/static/diary/img/w4.gif" draw:style-name="gr1" draw:text-style-name="P1" svg:width="5.02mm" svg:height="5.02mm" svg:x="112.88mm" svg:y="99.34mm">
            <draw:image xlink:href="https://st5.gismeteo.ru/static/diary/img/w4.gif" xlink:type="simple" xlink:show="embed" xlink:actuate="onLoad">
              <text:p/>
            </draw:image>
          </draw:frame>
          <draw:frame draw:z-index="113" draw:name="https://st7.gismeteo.ru/static/diary/img/dull.png" draw:style-name="gr1" draw:text-style-name="P1" svg:width="5.28mm" svg:height="5.28mm" svg:x="180.62mm" svg:y="99.34mm">
            <draw:image xlink:href="https://st7.gismeteo.ru/static/diary/img/dull.png" xlink:type="simple" xlink:show="embed" xlink:actuate="onLoad">
              <text:p/>
            </draw:image>
          </draw:frame>
          <draw:frame draw:z-index="114" draw:name="https://st4.gismeteo.ru/static/diary/img/snow.png" draw:style-name="gr1" draw:text-style-name="P1" svg:width="5.28mm" svg:height="5.28mm" svg:x="203.2mm" svg:y="99.34mm">
            <draw:image xlink:href="https://st4.gismeteo.ru/static/diary/img/snow.png" xlink:type="simple" xlink:show="embed" xlink:actuate="onLoad">
              <text:p/>
            </draw:image>
          </draw:frame>
          <draw:frame draw:z-index="115" draw:name="https://st6.gismeteo.ru/static/diary/img/w4.gif" draw:style-name="gr1" draw:text-style-name="P1" svg:width="5.02mm" svg:height="5.02mm" svg:x="225.77mm" svg:y="99.34mm">
            <draw:image xlink:href="https://st6.gismeteo.ru/static/diary/img/w4.gif" xlink:type="simple" xlink:show="embed" xlink:actuate="onLoad">
              <text:p/>
            </draw:image>
          </draw:frame>
          <draw:frame draw:z-index="116" draw:name="https://st8.gismeteo.ru/static/diary/img/dull.png" draw:style-name="gr1" draw:text-style-name="P1" svg:width="5.28mm" svg:height="5.28mm" svg:x="67.73mm" svg:y="103.85mm">
            <draw:image xlink:href="https://st8.gismeteo.ru/static/diary/img/dull.png" xlink:type="simple" xlink:show="embed" xlink:actuate="onLoad">
              <text:p/>
            </draw:image>
          </draw:frame>
          <draw:frame draw:z-index="117" draw:name="https://st5.gismeteo.ru/static/diary/img/snow.png" draw:style-name="gr1" draw:text-style-name="P1" svg:width="5.28mm" svg:height="5.28mm" svg:x="90.31mm" svg:y="103.85mm">
            <draw:image xlink:href="https://st5.gismeteo.ru/static/diary/img/snow.png" xlink:type="simple" xlink:show="embed" xlink:actuate="onLoad">
              <text:p/>
            </draw:image>
          </draw:frame>
          <draw:frame draw:z-index="118" draw:name="https://st7.gismeteo.ru/static/diary/img/w4.gif" draw:style-name="gr1" draw:text-style-name="P1" svg:width="5.02mm" svg:height="5.02mm" svg:x="112.88mm" svg:y="103.85mm">
            <draw:image xlink:href="https://st7.gismeteo.ru/static/diary/img/w4.gif" xlink:type="simple" xlink:show="embed" xlink:actuate="onLoad">
              <text:p/>
            </draw:image>
          </draw:frame>
          <draw:frame draw:z-index="119" draw:name="https://st4.gismeteo.ru/static/diary/img/dull.png" draw:style-name="gr1" draw:text-style-name="P1" svg:width="5.28mm" svg:height="5.28mm" svg:x="180.62mm" svg:y="103.85mm">
            <draw:image xlink:href="https://st4.gismeteo.ru/static/diary/img/dull.png" xlink:type="simple" xlink:show="embed" xlink:actuate="onLoad">
              <text:p/>
            </draw:image>
          </draw:frame>
          <draw:frame draw:z-index="120" draw:name="https://st6.gismeteo.ru/static/diary/img/snow.png" draw:style-name="gr1" draw:text-style-name="P1" svg:width="5.28mm" svg:height="5.28mm" svg:x="203.2mm" svg:y="103.85mm">
            <draw:image xlink:href="https://st6.gismeteo.ru/static/diary/img/snow.png" xlink:type="simple" xlink:show="embed" xlink:actuate="onLoad">
              <text:p/>
            </draw:image>
          </draw:frame>
          <draw:frame draw:z-index="121" draw:name="https://st8.gismeteo.ru/static/diary/img/w4.gif" draw:style-name="gr1" draw:text-style-name="P1" svg:width="5.02mm" svg:height="5.02mm" svg:x="225.77mm" svg:y="103.85mm">
            <draw:image xlink:href="https://st8.gismeteo.ru/static/diary/img/w4.gif" xlink:type="simple" xlink:show="embed" xlink:actuate="onLoad">
              <text:p/>
            </draw:image>
          </draw:frame>
          <draw:frame draw:z-index="122" draw:name="https://st5.gismeteo.ru/static/diary/img/dull.png" draw:style-name="gr1" draw:text-style-name="P1" svg:width="5.28mm" svg:height="5.28mm" svg:x="67.73mm" svg:y="108.37mm">
            <draw:image xlink:href="https://st5.gismeteo.ru/static/diary/img/dull.png" xlink:type="simple" xlink:show="embed" xlink:actuate="onLoad">
              <text:p/>
            </draw:image>
          </draw:frame>
          <draw:frame draw:z-index="123" draw:name="https://st7.gismeteo.ru/static/diary/img/w4.gif" draw:style-name="gr1" draw:text-style-name="P1" svg:width="5.02mm" svg:height="5.02mm" svg:x="112.88mm" svg:y="108.37mm">
            <draw:image xlink:href="https://st7.gismeteo.ru/static/diary/img/w4.gif" xlink:type="simple" xlink:show="embed" xlink:actuate="onLoad">
              <text:p/>
            </draw:image>
          </draw:frame>
          <draw:frame draw:z-index="124" draw:name="https://st4.gismeteo.ru/static/diary/img/sunc.png" draw:style-name="gr1" draw:text-style-name="P1" svg:width="5.28mm" svg:height="5.28mm" svg:x="180.62mm" svg:y="108.37mm">
            <draw:image xlink:href="https://st4.gismeteo.ru/static/diary/img/sunc.png" xlink:type="simple" xlink:show="embed" xlink:actuate="onLoad">
              <text:p/>
            </draw:image>
          </draw:frame>
          <draw:frame draw:z-index="125" draw:name="https://st6.gismeteo.ru/static/diary/img/w4.gif" draw:style-name="gr1" draw:text-style-name="P1" svg:width="5.02mm" svg:height="5.02mm" svg:x="225.77mm" svg:y="108.37mm">
            <draw:image xlink:href="https://st6.gismeteo.ru/static/diary/img/w4.gif" xlink:type="simple" xlink:show="embed" xlink:actuate="onLoad">
              <text:p/>
            </draw:image>
          </draw:frame>
          <draw:frame draw:z-index="126" draw:name="https://st8.gismeteo.ru/static/diary/img/sunc.png" draw:style-name="gr1" draw:text-style-name="P1" svg:width="5.28mm" svg:height="5.28mm" svg:x="67.73mm" svg:y="112.88mm">
            <draw:image xlink:href="https://st8.gismeteo.ru/static/diary/img/sunc.png" xlink:type="simple" xlink:show="embed" xlink:actuate="onLoad">
              <text:p/>
            </draw:image>
          </draw:frame>
          <draw:frame draw:z-index="127" draw:name="https://st5.gismeteo.ru/static/diary/img/snow.png" draw:style-name="gr1" draw:text-style-name="P1" svg:width="5.28mm" svg:height="5.28mm" svg:x="90.31mm" svg:y="112.88mm">
            <draw:image xlink:href="https://st5.gismeteo.ru/static/diary/img/snow.png" xlink:type="simple" xlink:show="embed" xlink:actuate="onLoad">
              <text:p/>
            </draw:image>
          </draw:frame>
          <draw:frame draw:z-index="128" draw:name="https://st7.gismeteo.ru/static/diary/img/w4.gif" draw:style-name="gr1" draw:text-style-name="P1" svg:width="5.02mm" svg:height="5.02mm" svg:x="112.88mm" svg:y="112.88mm">
            <draw:image xlink:href="https://st7.gismeteo.ru/static/diary/img/w4.gif" xlink:type="simple" xlink:show="embed" xlink:actuate="onLoad">
              <text:p/>
            </draw:image>
          </draw:frame>
          <draw:frame draw:z-index="129" draw:name="https://st4.gismeteo.ru/static/diary/img/dull.png" draw:style-name="gr1" draw:text-style-name="P1" svg:width="5.28mm" svg:height="5.28mm" svg:x="180.62mm" svg:y="112.88mm">
            <draw:image xlink:href="https://st4.gismeteo.ru/static/diary/img/dull.png" xlink:type="simple" xlink:show="embed" xlink:actuate="onLoad">
              <text:p/>
            </draw:image>
          </draw:frame>
          <draw:frame draw:z-index="130" draw:name="https://st6.gismeteo.ru/static/diary/img/snow.png" draw:style-name="gr1" draw:text-style-name="P1" svg:width="5.28mm" svg:height="5.28mm" svg:x="203.2mm" svg:y="112.88mm">
            <draw:image xlink:href="https://st6.gismeteo.ru/static/diary/img/snow.png" xlink:type="simple" xlink:show="embed" xlink:actuate="onLoad">
              <text:p/>
            </draw:image>
          </draw:frame>
          <draw:frame draw:z-index="131" draw:name="https://st8.gismeteo.ru/static/diary/img/w4.gif" draw:style-name="gr1" draw:text-style-name="P1" svg:width="5.02mm" svg:height="5.02mm" svg:x="225.77mm" svg:y="112.88mm">
            <draw:image xlink:href="https://st8.gismeteo.ru/static/diary/img/w4.gif" xlink:type="simple" xlink:show="embed" xlink:actuate="onLoad">
              <text:p/>
            </draw:image>
          </draw:frame>
          <draw:frame draw:z-index="132" draw:name="https://st5.gismeteo.ru/static/diary/img/dull.png" draw:style-name="gr1" draw:text-style-name="P1" svg:width="5.28mm" svg:height="5.28mm" svg:x="67.73mm" svg:y="117.4mm">
            <draw:image xlink:href="https://st5.gismeteo.ru/static/diary/img/dull.png" xlink:type="simple" xlink:show="embed" xlink:actuate="onLoad">
              <text:p/>
            </draw:image>
          </draw:frame>
          <draw:frame draw:z-index="133" draw:name="https://st7.gismeteo.ru/static/diary/img/snow.png" draw:style-name="gr1" draw:text-style-name="P1" svg:width="5.28mm" svg:height="5.28mm" svg:x="90.31mm" svg:y="117.4mm">
            <draw:image xlink:href="https://st7.gismeteo.ru/static/diary/img/snow.png" xlink:type="simple" xlink:show="embed" xlink:actuate="onLoad">
              <text:p/>
            </draw:image>
          </draw:frame>
          <draw:frame draw:z-index="134" draw:name="https://st4.gismeteo.ru/static/diary/img/w4.gif" draw:style-name="gr1" draw:text-style-name="P1" svg:width="5.02mm" svg:height="5.02mm" svg:x="112.88mm" svg:y="117.4mm">
            <draw:image xlink:href="https://st4.gismeteo.ru/static/diary/img/w4.gif" xlink:type="simple" xlink:show="embed" xlink:actuate="onLoad">
              <text:p/>
            </draw:image>
          </draw:frame>
          <draw:frame draw:z-index="135" draw:name="https://st6.gismeteo.ru/static/diary/img/dull.png" draw:style-name="gr1" draw:text-style-name="P1" svg:width="5.28mm" svg:height="5.28mm" svg:x="180.62mm" svg:y="117.4mm">
            <draw:image xlink:href="https://st6.gismeteo.ru/static/diary/img/dull.png" xlink:type="simple" xlink:show="embed" xlink:actuate="onLoad">
              <text:p/>
            </draw:image>
          </draw:frame>
          <draw:frame draw:z-index="136" draw:name="https://st8.gismeteo.ru/static/diary/img/snow.png" draw:style-name="gr1" draw:text-style-name="P1" svg:width="5.28mm" svg:height="5.28mm" svg:x="203.2mm" svg:y="117.4mm">
            <draw:image xlink:href="https://st8.gismeteo.ru/static/diary/img/snow.png" xlink:type="simple" xlink:show="embed" xlink:actuate="onLoad">
              <text:p/>
            </draw:image>
          </draw:frame>
          <draw:frame draw:z-index="137" draw:name="https://st5.gismeteo.ru/static/diary/img/w4.gif" draw:style-name="gr1" draw:text-style-name="P1" svg:width="5.02mm" svg:height="5.02mm" svg:x="225.77mm" svg:y="117.4mm">
            <draw:image xlink:href="https://st5.gismeteo.ru/static/diary/img/w4.gif" xlink:type="simple" xlink:show="embed" xlink:actuate="onLoad">
              <text:p/>
            </draw:image>
          </draw:frame>
          <draw:frame draw:z-index="138" draw:name="https://st7.gismeteo.ru/static/diary/img/dull.png" draw:style-name="gr1" draw:text-style-name="P1" svg:width="5.28mm" svg:height="5.28mm" svg:x="67.73mm" svg:y="121.92mm">
            <draw:image xlink:href="https://st7.gismeteo.ru/static/diary/img/dull.png" xlink:type="simple" xlink:show="embed" xlink:actuate="onLoad">
              <text:p/>
            </draw:image>
          </draw:frame>
          <draw:frame draw:z-index="139" draw:name="https://st4.gismeteo.ru/static/diary/img/w4.gif" draw:style-name="gr1" draw:text-style-name="P1" svg:width="5.02mm" svg:height="5.02mm" svg:x="112.88mm" svg:y="121.92mm">
            <draw:image xlink:href="https://st4.gismeteo.ru/static/diary/img/w4.gif" xlink:type="simple" xlink:show="embed" xlink:actuate="onLoad">
              <text:p/>
            </draw:image>
          </draw:frame>
          <draw:frame draw:z-index="140" draw:name="https://st6.gismeteo.ru/static/diary/img/dull.png" draw:style-name="gr1" draw:text-style-name="P1" svg:width="5.28mm" svg:height="5.28mm" svg:x="180.62mm" svg:y="121.92mm">
            <draw:image xlink:href="https://st6.gismeteo.ru/static/diary/img/dull.png" xlink:type="simple" xlink:show="embed" xlink:actuate="onLoad">
              <text:p/>
            </draw:image>
          </draw:frame>
          <draw:frame draw:z-index="141" draw:name="https://st8.gismeteo.ru/static/diary/img/snow.png" draw:style-name="gr1" draw:text-style-name="P1" svg:width="5.28mm" svg:height="5.28mm" svg:x="203.2mm" svg:y="121.92mm">
            <draw:image xlink:href="https://st8.gismeteo.ru/static/diary/img/snow.png" xlink:type="simple" xlink:show="embed" xlink:actuate="onLoad">
              <text:p/>
            </draw:image>
          </draw:frame>
          <draw:frame draw:z-index="142" draw:name="https://st5.gismeteo.ru/static/diary/img/w4.gif" draw:style-name="gr1" draw:text-style-name="P1" svg:width="5.02mm" svg:height="5.02mm" svg:x="225.77mm" svg:y="121.92mm">
            <draw:image xlink:href="https://st5.gismeteo.ru/static/diary/img/w4.gif" xlink:type="simple" xlink:show="embed" xlink:actuate="onLoad">
              <text:p/>
            </draw:image>
          </draw:frame>
          <draw:frame draw:z-index="143" draw:name="https://st7.gismeteo.ru/static/diary/img/dull.png" draw:style-name="gr1" draw:text-style-name="P1" svg:width="5.28mm" svg:height="5.28mm" svg:x="67.73mm" svg:y="126.43mm">
            <draw:image xlink:href="https://st7.gismeteo.ru/static/diary/img/dull.png" xlink:type="simple" xlink:show="embed" xlink:actuate="onLoad">
              <text:p/>
            </draw:image>
          </draw:frame>
          <draw:frame draw:z-index="144" draw:name="https://st4.gismeteo.ru/static/diary/img/w4.gif" draw:style-name="gr1" draw:text-style-name="P1" svg:width="5.02mm" svg:height="5.02mm" svg:x="112.88mm" svg:y="126.43mm">
            <draw:image xlink:href="https://st4.gismeteo.ru/static/diary/img/w4.gif" xlink:type="simple" xlink:show="embed" xlink:actuate="onLoad">
              <text:p/>
            </draw:image>
          </draw:frame>
          <draw:frame draw:z-index="145" draw:name="https://st6.gismeteo.ru/static/diary/img/dull.png" draw:style-name="gr1" draw:text-style-name="P1" svg:width="5.28mm" svg:height="5.28mm" svg:x="180.62mm" svg:y="126.43mm">
            <draw:image xlink:href="https://st6.gismeteo.ru/static/diary/img/dull.png" xlink:type="simple" xlink:show="embed" xlink:actuate="onLoad">
              <text:p/>
            </draw:image>
          </draw:frame>
          <draw:frame draw:z-index="146" draw:name="https://st8.gismeteo.ru/static/diary/img/snow.png" draw:style-name="gr1" draw:text-style-name="P1" svg:width="5.28mm" svg:height="5.28mm" svg:x="203.2mm" svg:y="126.43mm">
            <draw:image xlink:href="https://st8.gismeteo.ru/static/diary/img/snow.png" xlink:type="simple" xlink:show="embed" xlink:actuate="onLoad">
              <text:p/>
            </draw:image>
          </draw:frame>
          <draw:frame draw:z-index="147" draw:name="https://st5.gismeteo.ru/static/diary/img/w4.gif" draw:style-name="gr1" draw:text-style-name="P1" svg:width="5.02mm" svg:height="5.02mm" svg:x="225.77mm" svg:y="126.43mm">
            <draw:image xlink:href="https://st5.gismeteo.ru/static/diary/img/w4.gif" xlink:type="simple" xlink:show="embed" xlink:actuate="onLoad">
              <text:p/>
            </draw:image>
          </draw:frame>
          <draw:frame draw:z-index="148" draw:name="https://st7.gismeteo.ru/static/diary/img/sunc.png" draw:style-name="gr1" draw:text-style-name="P1" svg:width="5.28mm" svg:height="5.28mm" svg:x="67.73mm" svg:y="130.95mm">
            <draw:image xlink:href="https://st7.gismeteo.ru/static/diary/img/sunc.png" xlink:type="simple" xlink:show="embed" xlink:actuate="onLoad">
              <text:p/>
            </draw:image>
          </draw:frame>
          <draw:frame draw:z-index="149" draw:name="https://st4.gismeteo.ru/static/diary/img/w5.gif" draw:style-name="gr1" draw:text-style-name="P1" svg:width="3.69mm" svg:height="3.69mm" svg:x="112.88mm" svg:y="130.95mm">
            <draw:image xlink:href="https://st4.gismeteo.ru/static/diary/img/w5.gif" xlink:type="simple" xlink:show="embed" xlink:actuate="onLoad">
              <text:p/>
            </draw:image>
          </draw:frame>
          <draw:frame draw:z-index="150" draw:name="https://st6.gismeteo.ru/static/diary/img/dull.png" draw:style-name="gr1" draw:text-style-name="P1" svg:width="5.28mm" svg:height="5.28mm" svg:x="180.62mm" svg:y="130.95mm">
            <draw:image xlink:href="https://st6.gismeteo.ru/static/diary/img/dull.png" xlink:type="simple" xlink:show="embed" xlink:actuate="onLoad">
              <text:p/>
            </draw:image>
          </draw:frame>
          <draw:frame draw:z-index="151" draw:name="https://st8.gismeteo.ru/static/diary/img/w5.gif" draw:style-name="gr1" draw:text-style-name="P1" svg:width="3.69mm" svg:height="3.69mm" svg:x="225.77mm" svg:y="130.95mm">
            <draw:image xlink:href="https://st8.gismeteo.ru/static/diary/img/w5.gif" xlink:type="simple" xlink:show="embed" xlink:actuate="onLoad">
              <text:p/>
            </draw:image>
          </draw:frame>
          <draw:frame draw:z-index="152" draw:name="https://st5.gismeteo.ru/static/diary/img/dull.png" draw:style-name="gr1" draw:text-style-name="P1" svg:width="5.28mm" svg:height="5.28mm" svg:x="67.73mm" svg:y="135.46mm">
            <draw:image xlink:href="https://st5.gismeteo.ru/static/diary/img/dull.png" xlink:type="simple" xlink:show="embed" xlink:actuate="onLoad">
              <text:p/>
            </draw:image>
          </draw:frame>
          <draw:frame draw:z-index="153" draw:name="https://st7.gismeteo.ru/static/diary/img/snow.png" draw:style-name="gr1" draw:text-style-name="P1" svg:width="5.28mm" svg:height="5.28mm" svg:x="90.31mm" svg:y="135.46mm">
            <draw:image xlink:href="https://st7.gismeteo.ru/static/diary/img/snow.png" xlink:type="simple" xlink:show="embed" xlink:actuate="onLoad">
              <text:p/>
            </draw:image>
          </draw:frame>
          <draw:frame draw:z-index="154" draw:name="https://st4.gismeteo.ru/static/diary/img/w4.gif" draw:style-name="gr1" draw:text-style-name="P1" svg:width="5.02mm" svg:height="5.02mm" svg:x="112.88mm" svg:y="135.46mm">
            <draw:image xlink:href="https://st4.gismeteo.ru/static/diary/img/w4.gif" xlink:type="simple" xlink:show="embed" xlink:actuate="onLoad">
              <text:p/>
            </draw:image>
          </draw:frame>
          <draw:frame draw:z-index="155" draw:name="https://st6.gismeteo.ru/static/diary/img/dull.png" draw:style-name="gr1" draw:text-style-name="P1" svg:width="5.28mm" svg:height="5.28mm" svg:x="180.62mm" svg:y="135.46mm">
            <draw:image xlink:href="https://st6.gismeteo.ru/static/diary/img/dull.png" xlink:type="simple" xlink:show="embed" xlink:actuate="onLoad">
              <text:p/>
            </draw:image>
          </draw:frame>
          <draw:frame draw:z-index="156" draw:name="https://st8.gismeteo.ru/static/diary/img/snow.png" draw:style-name="gr1" draw:text-style-name="P1" svg:width="5.28mm" svg:height="5.28mm" svg:x="203.2mm" svg:y="135.46mm">
            <draw:image xlink:href="https://st8.gismeteo.ru/static/diary/img/snow.png" xlink:type="simple" xlink:show="embed" xlink:actuate="onLoad">
              <text:p/>
            </draw:image>
          </draw:frame>
          <draw:frame draw:z-index="157" draw:name="https://st5.gismeteo.ru/static/diary/img/w4.gif" draw:style-name="gr1" draw:text-style-name="P1" svg:width="5.02mm" svg:height="5.02mm" svg:x="225.77mm" svg:y="135.46mm">
            <draw:image xlink:href="https://st5.gismeteo.ru/static/diary/img/w4.gif" xlink:type="simple" xlink:show="embed" xlink:actuate="onLoad">
              <text:p/>
            </draw:image>
          </draw:frame>
          <draw:frame draw:z-index="158" draw:name="https://st6.gismeteo.ru/static/diary/img/suncl.png" draw:style-name="gr1" draw:text-style-name="P1" svg:width="5.28mm" svg:height="5.28mm" svg:x="67.73mm" svg:y="144.49mm">
            <draw:image xlink:href="https://st6.gismeteo.ru/static/diary/img/suncl.png" xlink:type="simple" xlink:show="embed" xlink:actuate="onLoad">
              <text:p/>
            </draw:image>
          </draw:frame>
          <draw:frame draw:z-index="159" draw:name="https://st8.gismeteo.ru/static/diary/img/w5.gif" draw:style-name="gr1" draw:text-style-name="P1" svg:width="3.69mm" svg:height="3.69mm" svg:x="112.88mm" svg:y="144.49mm">
            <draw:image xlink:href="https://st8.gismeteo.ru/static/diary/img/w5.gif" xlink:type="simple" xlink:show="embed" xlink:actuate="onLoad">
              <text:p/>
            </draw:image>
          </draw:frame>
          <draw:frame draw:z-index="160" draw:name="https://st5.gismeteo.ru/static/diary/img/sunc.png" draw:style-name="gr1" draw:text-style-name="P1" svg:width="5.28mm" svg:height="5.28mm" svg:x="180.62mm" svg:y="144.49mm">
            <draw:image xlink:href="https://st5.gismeteo.ru/static/diary/img/sunc.png" xlink:type="simple" xlink:show="embed" xlink:actuate="onLoad">
              <text:p/>
            </draw:image>
          </draw:frame>
          <draw:frame draw:z-index="161" draw:name="https://st7.gismeteo.ru/static/diary/img/w5.gif" draw:style-name="gr1" draw:text-style-name="P1" svg:width="3.69mm" svg:height="3.69mm" svg:x="225.77mm" svg:y="144.49mm">
            <draw:image xlink:href="https://st7.gismeteo.ru/static/diary/img/w5.gif" xlink:type="simple" xlink:show="embed" xlink:actuate="onLoad">
              <text:p/>
            </draw:image>
          </draw:frame>
          <draw:frame draw:z-index="162" draw:name="https://st4.gismeteo.ru/static/diary/img/sun.png" draw:style-name="gr1" draw:text-style-name="P1" svg:width="5.28mm" svg:height="5.28mm" svg:x="67.73mm" svg:y="149.01mm">
            <draw:image xlink:href="https://st4.gismeteo.ru/static/diary/img/sun.png" xlink:type="simple" xlink:show="embed" xlink:actuate="onLoad">
              <text:p/>
            </draw:image>
          </draw:frame>
          <draw:frame draw:z-index="163" draw:name="https://st6.gismeteo.ru/static/diary/img/w3.gif" draw:style-name="gr1" draw:text-style-name="P1" svg:width="3.69mm" svg:height="3.69mm" svg:x="112.88mm" svg:y="149.01mm">
            <draw:image xlink:href="https://st6.gismeteo.ru/static/diary/img/w3.gif" xlink:type="simple" xlink:show="embed" xlink:actuate="onLoad">
              <text:p/>
            </draw:image>
          </draw:frame>
          <draw:frame draw:z-index="164" draw:name="https://st8.gismeteo.ru/static/diary/img/sun.png" draw:style-name="gr1" draw:text-style-name="P1" svg:width="5.28mm" svg:height="5.28mm" svg:x="180.62mm" svg:y="149.01mm">
            <draw:image xlink:href="https://st8.gismeteo.ru/static/diary/img/sun.png" xlink:type="simple" xlink:show="embed" xlink:actuate="onLoad">
              <text:p/>
            </draw:image>
          </draw:frame>
          <draw:frame draw:z-index="165" draw:name="https://st5.gismeteo.ru/static/diary/img/w3.gif" draw:style-name="gr1" draw:text-style-name="P1" svg:width="3.69mm" svg:height="3.69mm" svg:x="225.77mm" svg:y="149.01mm">
            <draw:image xlink:href="https://st5.gismeteo.ru/static/diary/img/w3.gif" xlink:type="simple" xlink:show="embed" xlink:actuate="onLoad">
              <text:p/>
            </draw:image>
          </draw:frame>
          <draw:frame draw:z-index="166" draw:name="https://st7.gismeteo.ru/static/diary/img/dull.png" draw:style-name="gr1" draw:text-style-name="P1" svg:width="5.28mm" svg:height="5.28mm" svg:x="67.73mm" svg:y="153.52mm">
            <draw:image xlink:href="https://st7.gismeteo.ru/static/diary/img/dull.png" xlink:type="simple" xlink:show="embed" xlink:actuate="onLoad">
              <text:p/>
            </draw:image>
          </draw:frame>
          <draw:frame draw:z-index="167" draw:name="https://st4.gismeteo.ru/static/diary/img/snow.png" draw:style-name="gr1" draw:text-style-name="P1" svg:width="5.28mm" svg:height="5.28mm" svg:x="90.31mm" svg:y="153.52mm">
            <draw:image xlink:href="https://st4.gismeteo.ru/static/diary/img/snow.png" xlink:type="simple" xlink:show="embed" xlink:actuate="onLoad">
              <text:p/>
            </draw:image>
          </draw:frame>
          <draw:frame draw:z-index="168" draw:name="https://st6.gismeteo.ru/static/diary/img/w0.gif" draw:style-name="gr1" draw:text-style-name="P1" svg:width="5.02mm" svg:height="5.02mm" svg:x="112.88mm" svg:y="153.52mm">
            <draw:image xlink:href="https://st6.gismeteo.ru/static/diary/img/w0.gif" xlink:type="simple" xlink:show="embed" xlink:actuate="onLoad">
              <text:p/>
            </draw:image>
          </draw:frame>
          <draw:frame draw:z-index="169" draw:name="https://st8.gismeteo.ru/static/diary/img/dull.png" draw:style-name="gr1" draw:text-style-name="P1" svg:width="5.28mm" svg:height="5.28mm" svg:x="180.62mm" svg:y="153.52mm">
            <draw:image xlink:href="https://st8.gismeteo.ru/static/diary/img/dull.png" xlink:type="simple" xlink:show="embed" xlink:actuate="onLoad">
              <text:p/>
            </draw:image>
          </draw:frame>
          <draw:frame draw:z-index="170" draw:name="https://st5.gismeteo.ru/static/diary/img/snow.png" draw:style-name="gr1" draw:text-style-name="P1" svg:width="5.28mm" svg:height="5.28mm" svg:x="203.2mm" svg:y="153.52mm">
            <draw:image xlink:href="https://st5.gismeteo.ru/static/diary/img/snow.png" xlink:type="simple" xlink:show="embed" xlink:actuate="onLoad">
              <text:p/>
            </draw:image>
          </draw:frame>
          <draw:frame draw:z-index="171" draw:name="https://st7.gismeteo.ru/static/diary/img/w0.gif" draw:style-name="gr1" draw:text-style-name="P1" svg:width="5.02mm" svg:height="5.02mm" svg:x="225.77mm" svg:y="153.52mm">
            <draw:image xlink:href="https://st7.gismeteo.ru/static/diary/img/w0.gif" xlink:type="simple" xlink:show="embed" xlink:actuate="onLoad">
              <text:p/>
            </draw:image>
          </draw:frame>
          <draw:frame draw:z-index="172" draw:name="https://st4.gismeteo.ru/static/diary/img/dull.png" draw:style-name="gr1" draw:text-style-name="P1" svg:width="5.28mm" svg:height="5.28mm" svg:x="67.73mm" svg:y="158.04mm">
            <draw:image xlink:href="https://st4.gismeteo.ru/static/diary/img/dull.png" xlink:type="simple" xlink:show="embed" xlink:actuate="onLoad">
              <text:p/>
            </draw:image>
          </draw:frame>
          <draw:frame draw:z-index="173" draw:name="https://st6.gismeteo.ru/static/diary/img/snow.png" draw:style-name="gr1" draw:text-style-name="P1" svg:width="5.28mm" svg:height="5.28mm" svg:x="90.31mm" svg:y="158.04mm">
            <draw:image xlink:href="https://st6.gismeteo.ru/static/diary/img/snow.png" xlink:type="simple" xlink:show="embed" xlink:actuate="onLoad">
              <text:p/>
            </draw:image>
          </draw:frame>
          <draw:frame draw:z-index="174" draw:name="https://st8.gismeteo.ru/static/diary/img/w6.gif" draw:style-name="gr1" draw:text-style-name="P1" svg:width="5.02mm" svg:height="5.02mm" svg:x="112.88mm" svg:y="158.04mm">
            <draw:image xlink:href="https://st8.gismeteo.ru/static/diary/img/w6.gif" xlink:type="simple" xlink:show="embed" xlink:actuate="onLoad">
              <text:p/>
            </draw:image>
          </draw:frame>
          <draw:frame draw:z-index="175" draw:name="https://st5.gismeteo.ru/static/diary/img/suncl.png" draw:style-name="gr1" draw:text-style-name="P1" svg:width="5.28mm" svg:height="5.28mm" svg:x="180.62mm" svg:y="158.04mm">
            <draw:image xlink:href="https://st5.gismeteo.ru/static/diary/img/suncl.png" xlink:type="simple" xlink:show="embed" xlink:actuate="onLoad">
              <text:p/>
            </draw:image>
          </draw:frame>
          <draw:frame draw:z-index="176" draw:name="https://st7.gismeteo.ru/static/diary/img/w6.gif" draw:style-name="gr1" draw:text-style-name="P1" svg:width="5.02mm" svg:height="5.02mm" svg:x="225.77mm" svg:y="158.04mm">
            <draw:image xlink:href="https://st7.gismeteo.ru/static/diary/img/w6.gif" xlink:type="simple" xlink:show="embed" xlink:actuate="onLoad">
              <text:p/>
            </draw:image>
          </draw:frame>
          <draw:frame draw:z-index="177" draw:name="https://st4.gismeteo.ru/static/diary/img/dull.png" draw:style-name="gr1" draw:text-style-name="P1" svg:width="5.28mm" svg:height="5.28mm" svg:x="67.73mm" svg:y="162.56mm">
            <draw:image xlink:href="https://st4.gismeteo.ru/static/diary/img/dull.png" xlink:type="simple" xlink:show="embed" xlink:actuate="onLoad">
              <text:p/>
            </draw:image>
          </draw:frame>
          <draw:frame draw:z-index="178" draw:name="https://st6.gismeteo.ru/static/diary/img/snow.png" draw:style-name="gr1" draw:text-style-name="P1" svg:width="5.28mm" svg:height="5.28mm" svg:x="90.31mm" svg:y="162.56mm">
            <draw:image xlink:href="https://st6.gismeteo.ru/static/diary/img/snow.png" xlink:type="simple" xlink:show="embed" xlink:actuate="onLoad">
              <text:p/>
            </draw:image>
          </draw:frame>
          <draw:frame draw:z-index="179" draw:name="https://st8.gismeteo.ru/static/diary/img/w4.gif" draw:style-name="gr1" draw:text-style-name="P1" svg:width="5.02mm" svg:height="5.02mm" svg:x="112.88mm" svg:y="162.56mm">
            <draw:image xlink:href="https://st8.gismeteo.ru/static/diary/img/w4.gif" xlink:type="simple" xlink:show="embed" xlink:actuate="onLoad">
              <text:p/>
            </draw:image>
          </draw:frame>
          <draw:frame draw:z-index="180" draw:name="https://st5.gismeteo.ru/static/diary/img/dull.png" draw:style-name="gr1" draw:text-style-name="P1" svg:width="5.28mm" svg:height="5.28mm" svg:x="180.62mm" svg:y="162.56mm">
            <draw:image xlink:href="https://st5.gismeteo.ru/static/diary/img/dull.png" xlink:type="simple" xlink:show="embed" xlink:actuate="onLoad">
              <text:p/>
            </draw:image>
          </draw:frame>
          <draw:frame draw:z-index="181" draw:name="https://st7.gismeteo.ru/static/diary/img/snow.png" draw:style-name="gr1" draw:text-style-name="P1" svg:width="5.28mm" svg:height="5.28mm" svg:x="203.2mm" svg:y="162.56mm">
            <draw:image xlink:href="https://st7.gismeteo.ru/static/diary/img/snow.png" xlink:type="simple" xlink:show="embed" xlink:actuate="onLoad">
              <text:p/>
            </draw:image>
          </draw:frame>
          <draw:frame draw:z-index="182" draw:name="https://st4.gismeteo.ru/static/diary/img/w4.gif" draw:style-name="gr1" draw:text-style-name="P1" svg:width="5.02mm" svg:height="5.02mm" svg:x="225.77mm" svg:y="162.56mm">
            <draw:image xlink:href="https://st4.gismeteo.ru/static/diary/img/w4.gif" xlink:type="simple" xlink:show="embed" xlink:actuate="onLoad">
              <text:p/>
            </draw:image>
          </draw:frame>
          <draw:frame draw:z-index="183" draw:name="https://st6.gismeteo.ru/static/diary/img/sunc.png" draw:style-name="gr1" draw:text-style-name="P1" svg:width="5.28mm" svg:height="5.28mm" svg:x="67.73mm" svg:y="167.07mm">
            <draw:image xlink:href="https://st6.gismeteo.ru/static/diary/img/sunc.png" xlink:type="simple" xlink:show="embed" xlink:actuate="onLoad">
              <text:p/>
            </draw:image>
          </draw:frame>
          <draw:frame draw:z-index="184" draw:name="https://st8.gismeteo.ru/static/diary/img/snow.png" draw:style-name="gr1" draw:text-style-name="P1" svg:width="5.28mm" svg:height="5.28mm" svg:x="90.31mm" svg:y="167.07mm">
            <draw:image xlink:href="https://st8.gismeteo.ru/static/diary/img/snow.png" xlink:type="simple" xlink:show="embed" xlink:actuate="onLoad">
              <text:p/>
            </draw:image>
          </draw:frame>
          <draw:frame draw:z-index="185" draw:name="https://st5.gismeteo.ru/static/diary/img/w4.gif" draw:style-name="gr1" draw:text-style-name="P1" svg:width="5.02mm" svg:height="5.02mm" svg:x="112.88mm" svg:y="167.07mm">
            <draw:image xlink:href="https://st5.gismeteo.ru/static/diary/img/w4.gif" xlink:type="simple" xlink:show="embed" xlink:actuate="onLoad">
              <text:p/>
            </draw:image>
          </draw:frame>
          <draw:frame draw:z-index="186" draw:name="https://st7.gismeteo.ru/static/diary/img/dull.png" draw:style-name="gr1" draw:text-style-name="P1" svg:width="5.28mm" svg:height="5.28mm" svg:x="180.62mm" svg:y="167.07mm">
            <draw:image xlink:href="https://st7.gismeteo.ru/static/diary/img/dull.png" xlink:type="simple" xlink:show="embed" xlink:actuate="onLoad">
              <text:p/>
            </draw:image>
          </draw:frame>
          <draw:frame draw:z-index="187" draw:name="https://st4.gismeteo.ru/static/diary/img/snow.png" draw:style-name="gr1" draw:text-style-name="P1" svg:width="5.28mm" svg:height="5.28mm" svg:x="203.2mm" svg:y="167.07mm">
            <draw:image xlink:href="https://st4.gismeteo.ru/static/diary/img/snow.png" xlink:type="simple" xlink:show="embed" xlink:actuate="onLoad">
              <text:p/>
            </draw:image>
          </draw:frame>
          <draw:frame draw:z-index="188" draw:name="https://st6.gismeteo.ru/static/diary/img/w4.gif" draw:style-name="gr1" draw:text-style-name="P1" svg:width="5.02mm" svg:height="5.02mm" svg:x="225.77mm" svg:y="167.07mm">
            <draw:image xlink:href="https://st6.gismeteo.ru/static/diary/img/w4.gif" xlink:type="simple" xlink:show="embed" xlink:actuate="onLoad">
              <text:p/>
            </draw:image>
          </draw:frame>
          <draw:frame draw:z-index="189" draw:name="https://st8.gismeteo.ru/static/diary/img/dull.png" draw:style-name="gr1" draw:text-style-name="P1" svg:width="5.28mm" svg:height="5.28mm" svg:x="67.73mm" svg:y="171.59mm">
            <draw:image xlink:href="https://st8.gismeteo.ru/static/diary/img/dull.png" xlink:type="simple" xlink:show="embed" xlink:actuate="onLoad">
              <text:p/>
            </draw:image>
          </draw:frame>
          <draw:frame draw:z-index="190" draw:name="https://st5.gismeteo.ru/static/diary/img/snow.png" draw:style-name="gr1" draw:text-style-name="P1" svg:width="5.28mm" svg:height="5.28mm" svg:x="90.31mm" svg:y="171.59mm">
            <draw:image xlink:href="https://st5.gismeteo.ru/static/diary/img/snow.png" xlink:type="simple" xlink:show="embed" xlink:actuate="onLoad">
              <text:p/>
            </draw:image>
          </draw:frame>
          <draw:frame draw:z-index="191" draw:name="https://st7.gismeteo.ru/static/diary/img/w6.gif" draw:style-name="gr1" draw:text-style-name="P1" svg:width="5.02mm" svg:height="5.02mm" svg:x="112.88mm" svg:y="171.59mm">
            <draw:image xlink:href="https://st7.gismeteo.ru/static/diary/img/w6.gif" xlink:type="simple" xlink:show="embed" xlink:actuate="onLoad">
              <text:p/>
            </draw:image>
          </draw:frame>
          <draw:frame draw:z-index="192" draw:name="https://st4.gismeteo.ru/static/diary/img/sunc.png" draw:style-name="gr1" draw:text-style-name="P1" svg:width="5.28mm" svg:height="5.28mm" svg:x="180.62mm" svg:y="171.59mm">
            <draw:image xlink:href="https://st4.gismeteo.ru/static/diary/img/sunc.png" xlink:type="simple" xlink:show="embed" xlink:actuate="onLoad">
              <text:p/>
            </draw:image>
          </draw:frame>
          <draw:frame draw:z-index="193" draw:name="https://st6.gismeteo.ru/static/diary/img/w6.gif" draw:style-name="gr1" draw:text-style-name="P1" svg:width="5.02mm" svg:height="5.02mm" svg:x="225.77mm" svg:y="171.59mm">
            <draw:image xlink:href="https://st6.gismeteo.ru/static/diary/img/w6.gif" xlink:type="simple" xlink:show="embed" xlink:actuate="onLoad">
              <text:p/>
            </draw:image>
          </draw:frame>
          <draw:frame draw:z-index="194" draw:name="https://st8.gismeteo.ru/static/diary/img/sun.png" draw:style-name="gr1" draw:text-style-name="P1" svg:width="5.28mm" svg:height="5.28mm" svg:x="67.73mm" svg:y="176.1mm">
            <draw:image xlink:href="https://st8.gismeteo.ru/static/diary/img/sun.png" xlink:type="simple" xlink:show="embed" xlink:actuate="onLoad">
              <text:p/>
            </draw:image>
          </draw:frame>
          <draw:frame draw:z-index="195" draw:name="https://st5.gismeteo.ru/static/diary/img/w4.gif" draw:style-name="gr1" draw:text-style-name="P1" svg:width="5.02mm" svg:height="5.02mm" svg:x="112.88mm" svg:y="176.1mm">
            <draw:image xlink:href="https://st5.gismeteo.ru/static/diary/img/w4.gif" xlink:type="simple" xlink:show="embed" xlink:actuate="onLoad">
              <text:p/>
            </draw:image>
          </draw:frame>
          <draw:frame draw:z-index="196" draw:name="https://st7.gismeteo.ru/static/diary/img/sun.png" draw:style-name="gr1" draw:text-style-name="P1" svg:width="5.28mm" svg:height="5.28mm" svg:x="180.62mm" svg:y="176.1mm">
            <draw:image xlink:href="https://st7.gismeteo.ru/static/diary/img/sun.png" xlink:type="simple" xlink:show="embed" xlink:actuate="onLoad">
              <text:p/>
            </draw:image>
          </draw:frame>
          <draw:frame draw:z-index="197" draw:name="https://st4.gismeteo.ru/static/diary/img/w4.gif" draw:style-name="gr1" draw:text-style-name="P1" svg:width="5.02mm" svg:height="5.02mm" svg:x="225.77mm" svg:y="176.1mm">
            <draw:image xlink:href="https://st4.gismeteo.ru/static/diary/img/w4.gif" xlink:type="simple" xlink:show="embed" xlink:actuate="onLoad">
              <text:p/>
            </draw:image>
          </draw:frame>
          <draw:frame draw:z-index="198" draw:name="https://st6.gismeteo.ru/static/diary/img/sunc.png" draw:style-name="gr1" draw:text-style-name="P1" svg:width="5.28mm" svg:height="5.28mm" svg:x="67.73mm" svg:y="180.62mm">
            <draw:image xlink:href="https://st6.gismeteo.ru/static/diary/img/sunc.png" xlink:type="simple" xlink:show="embed" xlink:actuate="onLoad">
              <text:p/>
            </draw:image>
          </draw:frame>
          <draw:frame draw:z-index="199" draw:name="https://st8.gismeteo.ru/static/diary/img/snow.png" draw:style-name="gr1" draw:text-style-name="P1" svg:width="5.28mm" svg:height="5.28mm" svg:x="90.31mm" svg:y="180.62mm">
            <draw:image xlink:href="https://st8.gismeteo.ru/static/diary/img/snow.png" xlink:type="simple" xlink:show="embed" xlink:actuate="onLoad">
              <text:p/>
            </draw:image>
          </draw:frame>
          <draw:frame draw:z-index="200" draw:name="https://st5.gismeteo.ru/static/diary/img/w4.gif" draw:style-name="gr1" draw:text-style-name="P1" svg:width="5.02mm" svg:height="5.02mm" svg:x="112.88mm" svg:y="180.62mm">
            <draw:image xlink:href="https://st5.gismeteo.ru/static/diary/img/w4.gif" xlink:type="simple" xlink:show="embed" xlink:actuate="onLoad">
              <text:p/>
            </draw:image>
          </draw:frame>
          <draw:frame draw:z-index="201" draw:name="https://st7.gismeteo.ru/static/diary/img/sunc.png" draw:style-name="gr1" draw:text-style-name="P1" svg:width="5.28mm" svg:height="5.28mm" svg:x="180.62mm" svg:y="180.62mm">
            <draw:image xlink:href="https://st7.gismeteo.ru/static/diary/img/sunc.png" xlink:type="simple" xlink:show="embed" xlink:actuate="onLoad">
              <text:p/>
            </draw:image>
          </draw:frame>
          <draw:frame draw:z-index="202" draw:name="https://st4.gismeteo.ru/static/diary/img/snow.png" draw:style-name="gr1" draw:text-style-name="P1" svg:width="5.28mm" svg:height="5.28mm" svg:x="203.2mm" svg:y="180.62mm">
            <draw:image xlink:href="https://st4.gismeteo.ru/static/diary/img/snow.png" xlink:type="simple" xlink:show="embed" xlink:actuate="onLoad">
              <text:p/>
            </draw:image>
          </draw:frame>
          <draw:frame draw:z-index="203" draw:name="https://st6.gismeteo.ru/static/diary/img/w4.gif" draw:style-name="gr1" draw:text-style-name="P1" svg:width="5.02mm" svg:height="5.02mm" svg:x="225.77mm" svg:y="180.62mm">
            <draw:image xlink:href="https://st6.gismeteo.ru/static/diary/img/w4.gif" xlink:type="simple" xlink:show="embed" xlink:actuate="onLoad">
              <text:p/>
            </draw:image>
          </draw:frame>
          <draw:frame draw:z-index="204" draw:name="https://st8.gismeteo.ru/static/diary/img/sunc.png" draw:style-name="gr1" draw:text-style-name="P1" svg:width="5.28mm" svg:height="5.28mm" svg:x="67.73mm" svg:y="185.13mm">
            <draw:image xlink:href="https://st8.gismeteo.ru/static/diary/img/sunc.png" xlink:type="simple" xlink:show="embed" xlink:actuate="onLoad">
              <text:p/>
            </draw:image>
          </draw:frame>
          <draw:frame draw:z-index="205" draw:name="https://st5.gismeteo.ru/static/diary/img/w4.gif" draw:style-name="gr1" draw:text-style-name="P1" svg:width="5.02mm" svg:height="5.02mm" svg:x="112.88mm" svg:y="185.13mm">
            <draw:image xlink:href="https://st5.gismeteo.ru/static/diary/img/w4.gif" xlink:type="simple" xlink:show="embed" xlink:actuate="onLoad">
              <text:p/>
            </draw:image>
          </draw:frame>
          <draw:frame draw:z-index="206" draw:name="https://st7.gismeteo.ru/static/diary/img/dull.png" draw:style-name="gr1" draw:text-style-name="P1" svg:width="5.28mm" svg:height="5.28mm" svg:x="180.62mm" svg:y="185.13mm">
            <draw:image xlink:href="https://st7.gismeteo.ru/static/diary/img/dull.png" xlink:type="simple" xlink:show="embed" xlink:actuate="onLoad">
              <text:p/>
            </draw:image>
          </draw:frame>
          <draw:frame draw:z-index="207" draw:name="https://st4.gismeteo.ru/static/diary/img/snow.png" draw:style-name="gr1" draw:text-style-name="P1" svg:width="5.28mm" svg:height="5.28mm" svg:x="203.2mm" svg:y="185.13mm">
            <draw:image xlink:href="https://st4.gismeteo.ru/static/diary/img/snow.png" xlink:type="simple" xlink:show="embed" xlink:actuate="onLoad">
              <text:p/>
            </draw:image>
          </draw:frame>
          <draw:frame draw:z-index="208" draw:name="https://st6.gismeteo.ru/static/diary/img/w4.gif" draw:style-name="gr1" draw:text-style-name="P1" svg:width="5.02mm" svg:height="5.02mm" svg:x="225.77mm" svg:y="185.13mm">
            <draw:image xlink:href="https://st6.gismeteo.ru/static/diary/img/w4.gif" xlink:type="simple" xlink:show="embed" xlink:actuate="onLoad">
              <text:p/>
            </draw:image>
          </draw:frame>
          <draw:frame draw:z-index="209" draw:name="https://st8.gismeteo.ru/static/diary/img/suncl.png" draw:style-name="gr1" draw:text-style-name="P1" svg:width="5.28mm" svg:height="5.28mm" svg:x="67.73mm" svg:y="189.65mm">
            <draw:image xlink:href="https://st8.gismeteo.ru/static/diary/img/suncl.png" xlink:type="simple" xlink:show="embed" xlink:actuate="onLoad">
              <text:p/>
            </draw:image>
          </draw:frame>
          <draw:frame draw:z-index="210" draw:name="https://st5.gismeteo.ru/static/diary/img/snow.png" draw:style-name="gr1" draw:text-style-name="P1" svg:width="5.28mm" svg:height="5.28mm" svg:x="90.31mm" svg:y="189.65mm">
            <draw:image xlink:href="https://st5.gismeteo.ru/static/diary/img/snow.png" xlink:type="simple" xlink:show="embed" xlink:actuate="onLoad">
              <text:p/>
            </draw:image>
          </draw:frame>
          <draw:frame draw:z-index="211" draw:name="https://st7.gismeteo.ru/static/diary/img/w6.gif" draw:style-name="gr1" draw:text-style-name="P1" svg:width="5.02mm" svg:height="5.02mm" svg:x="112.88mm" svg:y="189.65mm">
            <draw:image xlink:href="https://st7.gismeteo.ru/static/diary/img/w6.gif" xlink:type="simple" xlink:show="embed" xlink:actuate="onLoad">
              <text:p/>
            </draw:image>
          </draw:frame>
          <draw:frame draw:z-index="212" draw:name="https://st4.gismeteo.ru/static/diary/img/dull.png" draw:style-name="gr1" draw:text-style-name="P1" svg:width="5.28mm" svg:height="5.28mm" svg:x="180.62mm" svg:y="189.65mm">
            <draw:image xlink:href="https://st4.gismeteo.ru/static/diary/img/dull.png" xlink:type="simple" xlink:show="embed" xlink:actuate="onLoad">
              <text:p/>
            </draw:image>
          </draw:frame>
          <draw:frame draw:z-index="213" draw:name="https://st6.gismeteo.ru/static/diary/img/snow.png" draw:style-name="gr1" draw:text-style-name="P1" svg:width="5.28mm" svg:height="5.28mm" svg:x="203.2mm" svg:y="189.65mm">
            <draw:image xlink:href="https://st6.gismeteo.ru/static/diary/img/snow.png" xlink:type="simple" xlink:show="embed" xlink:actuate="onLoad">
              <text:p/>
            </draw:image>
          </draw:frame>
          <draw:frame draw:z-index="214" draw:name="https://st8.gismeteo.ru/static/diary/img/w6.gif" draw:style-name="gr1" draw:text-style-name="P1" svg:width="5.02mm" svg:height="5.02mm" svg:x="225.77mm" svg:y="189.65mm">
            <draw:image xlink:href="https://st8.gismeteo.ru/static/diary/img/w6.gif" xlink:type="simple" xlink:show="embed" xlink:actuate="onLoad">
              <text:p/>
            </draw:image>
          </draw:frame>
          <draw:frame draw:z-index="215" draw:name="https://st5.gismeteo.ru/static/diary/img/sun.png" draw:style-name="gr1" draw:text-style-name="P1" svg:width="5.28mm" svg:height="5.28mm" svg:x="67.73mm" svg:y="194.16mm">
            <draw:image xlink:href="https://st5.gismeteo.ru/static/diary/img/sun.png" xlink:type="simple" xlink:show="embed" xlink:actuate="onLoad">
              <text:p/>
            </draw:image>
          </draw:frame>
          <draw:frame draw:z-index="216" draw:name="https://st7.gismeteo.ru/static/diary/img/w3.gif" draw:style-name="gr1" draw:text-style-name="P1" svg:width="3.69mm" svg:height="3.69mm" svg:x="112.88mm" svg:y="194.16mm">
            <draw:image xlink:href="https://st7.gismeteo.ru/static/diary/img/w3.gif" xlink:type="simple" xlink:show="embed" xlink:actuate="onLoad">
              <text:p/>
            </draw:image>
          </draw:frame>
          <draw:frame draw:z-index="217" draw:name="https://st4.gismeteo.ru/static/diary/img/sun.png" draw:style-name="gr1" draw:text-style-name="P1" svg:width="5.28mm" svg:height="5.28mm" svg:x="180.62mm" svg:y="194.16mm">
            <draw:image xlink:href="https://st4.gismeteo.ru/static/diary/img/sun.png" xlink:type="simple" xlink:show="embed" xlink:actuate="onLoad">
              <text:p/>
            </draw:image>
          </draw:frame>
          <draw:frame draw:z-index="218" draw:name="https://st6.gismeteo.ru/static/diary/img/w3.gif" draw:style-name="gr1" draw:text-style-name="P1" svg:width="3.69mm" svg:height="3.69mm" svg:x="225.77mm" svg:y="194.16mm">
            <draw:image xlink:href="https://st6.gismeteo.ru/static/diary/img/w3.gif" xlink:type="simple" xlink:show="embed" xlink:actuate="onLoad">
              <text:p/>
            </draw:image>
          </draw:frame>
          <draw:frame draw:z-index="219" draw:name="https://st8.gismeteo.ru/static/diary/img/sun.png" draw:style-name="gr1" draw:text-style-name="P1" svg:width="5.28mm" svg:height="5.28mm" svg:x="67.73mm" svg:y="198.68mm">
            <draw:image xlink:href="https://st8.gismeteo.ru/static/diary/img/sun.png" xlink:type="simple" xlink:show="embed" xlink:actuate="onLoad">
              <text:p/>
            </draw:image>
          </draw:frame>
          <draw:frame draw:z-index="220" draw:name="https://st5.gismeteo.ru/static/diary/img/w0.gif" draw:style-name="gr1" draw:text-style-name="P1" svg:width="5.02mm" svg:height="5.02mm" svg:x="112.88mm" svg:y="198.68mm">
            <draw:image xlink:href="https://st5.gismeteo.ru/static/diary/img/w0.gif" xlink:type="simple" xlink:show="embed" xlink:actuate="onLoad">
              <text:p/>
            </draw:image>
          </draw:frame>
          <draw:frame draw:z-index="221" draw:name="https://st7.gismeteo.ru/static/diary/img/sunc.png" draw:style-name="gr1" draw:text-style-name="P1" svg:width="5.28mm" svg:height="5.28mm" svg:x="180.62mm" svg:y="198.68mm">
            <draw:image xlink:href="https://st7.gismeteo.ru/static/diary/img/sunc.png" xlink:type="simple" xlink:show="embed" xlink:actuate="onLoad">
              <text:p/>
            </draw:image>
          </draw:frame>
          <draw:frame draw:z-index="222" draw:name="https://st4.gismeteo.ru/static/diary/img/w0.gif" draw:style-name="gr1" draw:text-style-name="P1" svg:width="5.02mm" svg:height="5.02mm" svg:x="225.77mm" svg:y="198.68mm">
            <draw:image xlink:href="https://st4.gismeteo.ru/static/diary/img/w0.gif" xlink:type="simple" xlink:show="embed" xlink:actuate="onLoad">
              <text:p/>
            </draw:image>
          </draw:frame>
          <draw:frame draw:z-index="223" draw:name="https://st6.gismeteo.ru/static/diary/img/sunc.png" draw:style-name="gr1" draw:text-style-name="P1" svg:width="5.28mm" svg:height="5.28mm" svg:x="67.73mm" svg:y="203.2mm">
            <draw:image xlink:href="https://st6.gismeteo.ru/static/diary/img/sunc.png" xlink:type="simple" xlink:show="embed" xlink:actuate="onLoad">
              <text:p/>
            </draw:image>
          </draw:frame>
          <draw:frame draw:z-index="224" draw:name="https://st8.gismeteo.ru/static/diary/img/w4.gif" draw:style-name="gr1" draw:text-style-name="P1" svg:width="5.02mm" svg:height="5.02mm" svg:x="112.88mm" svg:y="203.2mm">
            <draw:image xlink:href="https://st8.gismeteo.ru/static/diary/img/w4.gif" xlink:type="simple" xlink:show="embed" xlink:actuate="onLoad">
              <text:p/>
            </draw:image>
          </draw:frame>
          <draw:frame draw:z-index="225" draw:name="https://st5.gismeteo.ru/static/diary/img/dull.png" draw:style-name="gr1" draw:text-style-name="P1" svg:width="5.28mm" svg:height="5.28mm" svg:x="180.62mm" svg:y="203.2mm">
            <draw:image xlink:href="https://st5.gismeteo.ru/static/diary/img/dull.png" xlink:type="simple" xlink:show="embed" xlink:actuate="onLoad">
              <text:p/>
            </draw:image>
          </draw:frame>
          <draw:frame draw:z-index="226" draw:name="https://st7.gismeteo.ru/static/diary/img/snow.png" draw:style-name="gr1" draw:text-style-name="P1" svg:width="5.28mm" svg:height="5.28mm" svg:x="203.2mm" svg:y="203.2mm">
            <draw:image xlink:href="https://st7.gismeteo.ru/static/diary/img/snow.png" xlink:type="simple" xlink:show="embed" xlink:actuate="onLoad">
              <text:p/>
            </draw:image>
          </draw:frame>
          <draw:frame draw:z-index="227" draw:name="https://st4.gismeteo.ru/static/diary/img/w4.gif" draw:style-name="gr1" draw:text-style-name="P1" svg:width="5.02mm" svg:height="5.02mm" svg:x="225.77mm" svg:y="203.2mm">
            <draw:image xlink:href="https://st4.gismeteo.ru/static/diary/img/w4.gif" xlink:type="simple" xlink:show="embed" xlink:actuate="onLoad">
              <text:p/>
            </draw:image>
          </draw:frame>
          <draw:frame draw:z-index="228" draw:name="https://st6.gismeteo.ru/static/diary/img/sun.png" draw:style-name="gr1" draw:text-style-name="P1" svg:width="5.28mm" svg:height="5.28mm" svg:x="67.73mm" svg:y="207.71mm">
            <draw:image xlink:href="https://st6.gismeteo.ru/static/diary/img/sun.png" xlink:type="simple" xlink:show="embed" xlink:actuate="onLoad">
              <text:p/>
            </draw:image>
          </draw:frame>
          <draw:frame draw:z-index="229" draw:name="https://st8.gismeteo.ru/static/diary/img/w4.gif" draw:style-name="gr1" draw:text-style-name="P1" svg:width="5.02mm" svg:height="5.02mm" svg:x="112.88mm" svg:y="207.71mm">
            <draw:image xlink:href="https://st8.gismeteo.ru/static/diary/img/w4.gif" xlink:type="simple" xlink:show="embed" xlink:actuate="onLoad">
              <text:p/>
            </draw:image>
          </draw:frame>
          <draw:frame draw:z-index="230" draw:name="https://st5.gismeteo.ru/static/diary/img/sun.png" draw:style-name="gr1" draw:text-style-name="P1" svg:width="5.28mm" svg:height="5.28mm" svg:x="180.62mm" svg:y="207.71mm">
            <draw:image xlink:href="https://st5.gismeteo.ru/static/diary/img/sun.png" xlink:type="simple" xlink:show="embed" xlink:actuate="onLoad">
              <text:p/>
            </draw:image>
          </draw:frame>
          <draw:frame draw:z-index="231" draw:name="https://st7.gismeteo.ru/static/diary/img/w4.gif" draw:style-name="gr1" draw:text-style-name="P1" svg:width="5.02mm" svg:height="5.02mm" svg:x="225.77mm" svg:y="207.71mm">
            <draw:image xlink:href="https://st7.gismeteo.ru/static/diary/img/w4.gif" xlink:type="simple" xlink:show="embed" xlink:actuate="onLoad">
              <text:p/>
            </draw:image>
          </draw:frame>
          <draw:frame draw:z-index="232" draw:name="https://st4.gismeteo.ru/static/diary/img/sun.png" draw:style-name="gr1" draw:text-style-name="P1" svg:width="5.28mm" svg:height="5.28mm" svg:x="67.73mm" svg:y="212.23mm">
            <draw:image xlink:href="https://st4.gismeteo.ru/static/diary/img/sun.png" xlink:type="simple" xlink:show="embed" xlink:actuate="onLoad">
              <text:p/>
            </draw:image>
          </draw:frame>
          <draw:frame draw:z-index="233" draw:name="https://st6.gismeteo.ru/static/diary/img/w4.gif" draw:style-name="gr1" draw:text-style-name="P1" svg:width="5.02mm" svg:height="5.02mm" svg:x="112.88mm" svg:y="212.23mm">
            <draw:image xlink:href="https://st6.gismeteo.ru/static/diary/img/w4.gif" xlink:type="simple" xlink:show="embed" xlink:actuate="onLoad">
              <text:p/>
            </draw:image>
          </draw:frame>
          <draw:frame draw:z-index="234" draw:name="https://st8.gismeteo.ru/static/diary/img/sun.png" draw:style-name="gr1" draw:text-style-name="P1" svg:width="5.28mm" svg:height="5.28mm" svg:x="180.62mm" svg:y="212.23mm">
            <draw:image xlink:href="https://st8.gismeteo.ru/static/diary/img/sun.png" xlink:type="simple" xlink:show="embed" xlink:actuate="onLoad">
              <text:p/>
            </draw:image>
          </draw:frame>
          <draw:frame draw:z-index="235" draw:name="https://st5.gismeteo.ru/static/diary/img/w4.gif" draw:style-name="gr1" draw:text-style-name="P1" svg:width="5.02mm" svg:height="5.02mm" svg:x="225.77mm" svg:y="212.23mm">
            <draw:image xlink:href="https://st5.gismeteo.ru/static/diary/img/w4.gif" xlink:type="simple" xlink:show="embed" xlink:actuate="onLoad">
              <text:p/>
            </draw:image>
          </draw:frame>
          <draw:frame draw:z-index="236" draw:name="https://st7.gismeteo.ru/static/diary/img/dull.png" draw:style-name="gr1" draw:text-style-name="P1" svg:width="5.28mm" svg:height="5.28mm" svg:x="67.73mm" svg:y="216.74mm">
            <draw:image xlink:href="https://st7.gismeteo.ru/static/diary/img/dull.png" xlink:type="simple" xlink:show="embed" xlink:actuate="onLoad">
              <text:p/>
            </draw:image>
          </draw:frame>
          <draw:frame draw:z-index="237" draw:name="https://st4.gismeteo.ru/static/diary/img/snow.png" draw:style-name="gr1" draw:text-style-name="P1" svg:width="5.28mm" svg:height="5.28mm" svg:x="90.31mm" svg:y="216.74mm">
            <draw:image xlink:href="https://st4.gismeteo.ru/static/diary/img/snow.png" xlink:type="simple" xlink:show="embed" xlink:actuate="onLoad">
              <text:p/>
            </draw:image>
          </draw:frame>
          <draw:frame draw:z-index="238" draw:name="https://st6.gismeteo.ru/static/diary/img/w4.gif" draw:style-name="gr1" draw:text-style-name="P1" svg:width="5.02mm" svg:height="5.02mm" svg:x="112.88mm" svg:y="216.74mm">
            <draw:image xlink:href="https://st6.gismeteo.ru/static/diary/img/w4.gif" xlink:type="simple" xlink:show="embed" xlink:actuate="onLoad">
              <text:p/>
            </draw:image>
          </draw:frame>
          <draw:frame draw:z-index="239" draw:name="https://st8.gismeteo.ru/static/diary/img/dull.png" draw:style-name="gr1" draw:text-style-name="P1" svg:width="5.28mm" svg:height="5.28mm" svg:x="180.62mm" svg:y="216.74mm">
            <draw:image xlink:href="https://st8.gismeteo.ru/static/diary/img/dull.png" xlink:type="simple" xlink:show="embed" xlink:actuate="onLoad">
              <text:p/>
            </draw:image>
          </draw:frame>
          <draw:frame draw:z-index="240" draw:name="https://st5.gismeteo.ru/static/diary/img/snow.png" draw:style-name="gr1" draw:text-style-name="P1" svg:width="5.28mm" svg:height="5.28mm" svg:x="203.2mm" svg:y="216.74mm">
            <draw:image xlink:href="https://st5.gismeteo.ru/static/diary/img/snow.png" xlink:type="simple" xlink:show="embed" xlink:actuate="onLoad">
              <text:p/>
            </draw:image>
          </draw:frame>
          <draw:frame draw:z-index="241" draw:name="https://st7.gismeteo.ru/static/diary/img/w4.gif" draw:style-name="gr1" draw:text-style-name="P1" svg:width="5.02mm" svg:height="5.02mm" svg:x="225.77mm" svg:y="216.74mm">
            <draw:image xlink:href="https://st7.gismeteo.ru/static/diary/img/w4.gif" xlink:type="simple" xlink:show="embed" xlink:actuate="onLoad">
              <text:p/>
            </draw:image>
          </draw:frame>
          <draw:frame draw:z-index="242" draw:name="https://st4.gismeteo.ru/static/diary/img/dull.png" draw:style-name="gr1" draw:text-style-name="P1" svg:width="5.28mm" svg:height="5.28mm" svg:x="67.73mm" svg:y="221.26mm">
            <draw:image xlink:href="https://st4.gismeteo.ru/static/diary/img/dull.png" xlink:type="simple" xlink:show="embed" xlink:actuate="onLoad">
              <text:p/>
            </draw:image>
          </draw:frame>
          <draw:frame draw:z-index="243" draw:name="https://st6.gismeteo.ru/static/diary/img/snow.png" draw:style-name="gr1" draw:text-style-name="P1" svg:width="5.28mm" svg:height="5.28mm" svg:x="90.31mm" svg:y="221.26mm">
            <draw:image xlink:href="https://st6.gismeteo.ru/static/diary/img/snow.png" xlink:type="simple" xlink:show="embed" xlink:actuate="onLoad">
              <text:p/>
            </draw:image>
          </draw:frame>
          <draw:frame draw:z-index="244" draw:name="https://st8.gismeteo.ru/static/diary/img/w4.gif" draw:style-name="gr1" draw:text-style-name="P1" svg:width="5.02mm" svg:height="5.02mm" svg:x="112.88mm" svg:y="221.26mm">
            <draw:image xlink:href="https://st8.gismeteo.ru/static/diary/img/w4.gif" xlink:type="simple" xlink:show="embed" xlink:actuate="onLoad">
              <text:p/>
            </draw:image>
          </draw:frame>
          <draw:frame draw:z-index="245" draw:name="https://st5.gismeteo.ru/static/diary/img/dull.png" draw:style-name="gr1" draw:text-style-name="P1" svg:width="5.28mm" svg:height="5.28mm" svg:x="180.62mm" svg:y="221.26mm">
            <draw:image xlink:href="https://st5.gismeteo.ru/static/diary/img/dull.png" xlink:type="simple" xlink:show="embed" xlink:actuate="onLoad">
              <text:p/>
            </draw:image>
          </draw:frame>
          <draw:frame draw:z-index="246" draw:name="https://st7.gismeteo.ru/static/diary/img/snow.png" draw:style-name="gr1" draw:text-style-name="P1" svg:width="5.28mm" svg:height="5.28mm" svg:x="203.2mm" svg:y="221.26mm">
            <draw:image xlink:href="https://st7.gismeteo.ru/static/diary/img/snow.png" xlink:type="simple" xlink:show="embed" xlink:actuate="onLoad">
              <text:p/>
            </draw:image>
          </draw:frame>
          <draw:frame draw:z-index="247" draw:name="https://st4.gismeteo.ru/static/diary/img/w4.gif" draw:style-name="gr1" draw:text-style-name="P1" svg:width="5.02mm" svg:height="5.02mm" svg:x="225.77mm" svg:y="221.26mm">
            <draw:image xlink:href="https://st4.gismeteo.ru/static/diary/img/w4.gif" xlink:type="simple" xlink:show="embed" xlink:actuate="onLoad">
              <text:p/>
            </draw:image>
          </draw:frame>
          <draw:frame draw:z-index="248" draw:name="https://st6.gismeteo.ru/static/diary/img/dull.png" draw:style-name="gr1" draw:text-style-name="P1" svg:width="5.28mm" svg:height="5.28mm" svg:x="67.73mm" svg:y="225.77mm">
            <draw:image xlink:href="https://st6.gismeteo.ru/static/diary/img/dull.png" xlink:type="simple" xlink:show="embed" xlink:actuate="onLoad">
              <text:p/>
            </draw:image>
          </draw:frame>
          <draw:frame draw:z-index="249" draw:name="https://st8.gismeteo.ru/static/diary/img/snow.png" draw:style-name="gr1" draw:text-style-name="P1" svg:width="5.28mm" svg:height="5.28mm" svg:x="90.31mm" svg:y="225.77mm">
            <draw:image xlink:href="https://st8.gismeteo.ru/static/diary/img/snow.png" xlink:type="simple" xlink:show="embed" xlink:actuate="onLoad">
              <text:p/>
            </draw:image>
          </draw:frame>
          <draw:frame draw:z-index="250" draw:name="https://st5.gismeteo.ru/static/diary/img/w4.gif" draw:style-name="gr1" draw:text-style-name="P1" svg:width="5.02mm" svg:height="5.02mm" svg:x="112.88mm" svg:y="225.77mm">
            <draw:image xlink:href="https://st5.gismeteo.ru/static/diary/img/w4.gif" xlink:type="simple" xlink:show="embed" xlink:actuate="onLoad">
              <text:p/>
            </draw:image>
          </draw:frame>
          <draw:frame draw:z-index="251" draw:name="https://st7.gismeteo.ru/static/diary/img/dull.png" draw:style-name="gr1" draw:text-style-name="P1" svg:width="5.28mm" svg:height="5.28mm" svg:x="180.62mm" svg:y="225.77mm">
            <draw:image xlink:href="https://st7.gismeteo.ru/static/diary/img/dull.png" xlink:type="simple" xlink:show="embed" xlink:actuate="onLoad">
              <text:p/>
            </draw:image>
          </draw:frame>
          <draw:frame draw:z-index="252" draw:name="https://st4.gismeteo.ru/static/diary/img/snow.png" draw:style-name="gr1" draw:text-style-name="P1" svg:width="5.28mm" svg:height="5.28mm" svg:x="203.2mm" svg:y="225.77mm">
            <draw:image xlink:href="https://st4.gismeteo.ru/static/diary/img/snow.png" xlink:type="simple" xlink:show="embed" xlink:actuate="onLoad">
              <text:p/>
            </draw:image>
          </draw:frame>
          <draw:frame draw:z-index="253" draw:name="https://st6.gismeteo.ru/static/diary/img/w4.gif" draw:style-name="gr1" draw:text-style-name="P1" svg:width="5.02mm" svg:height="5.02mm" svg:x="225.77mm" svg:y="225.77mm">
            <draw:image xlink:href="https://st6.gismeteo.ru/static/diary/img/w4.gif" xlink:type="simple" xlink:show="embed" xlink:actuate="onLoad">
              <text:p/>
            </draw:image>
          </draw:frame>
          <draw:frame draw:z-index="254" draw:name="https://st8.gismeteo.ru/static/diary/img/sun.png" draw:style-name="gr1" draw:text-style-name="P1" svg:width="5.28mm" svg:height="5.28mm" svg:x="67.73mm" svg:y="230.29mm">
            <draw:image xlink:href="https://st8.gismeteo.ru/static/diary/img/sun.png" xlink:type="simple" xlink:show="embed" xlink:actuate="onLoad">
              <text:p/>
            </draw:image>
          </draw:frame>
          <draw:frame draw:z-index="255" draw:name="https://st5.gismeteo.ru/static/diary/img/w0.gif" draw:style-name="gr1" draw:text-style-name="P1" svg:width="5.02mm" svg:height="5.02mm" svg:x="112.88mm" svg:y="230.29mm">
            <draw:image xlink:href="https://st5.gismeteo.ru/static/diary/img/w0.gif" xlink:type="simple" xlink:show="embed" xlink:actuate="onLoad">
              <text:p/>
            </draw:image>
          </draw:frame>
          <draw:frame draw:z-index="256" draw:name="https://st7.gismeteo.ru/static/diary/img/sun.png" draw:style-name="gr1" draw:text-style-name="P1" svg:width="5.28mm" svg:height="5.28mm" svg:x="180.62mm" svg:y="230.29mm">
            <draw:image xlink:href="https://st7.gismeteo.ru/static/diary/img/sun.png" xlink:type="simple" xlink:show="embed" xlink:actuate="onLoad">
              <text:p/>
            </draw:image>
          </draw:frame>
          <draw:frame draw:z-index="257" draw:name="https://st4.gismeteo.ru/static/diary/img/w0.gif" draw:style-name="gr1" draw:text-style-name="P1" svg:width="5.02mm" svg:height="5.02mm" svg:x="225.77mm" svg:y="230.29mm">
            <draw:image xlink:href="https://st4.gismeteo.ru/static/diary/img/w0.gif" xlink:type="simple" xlink:show="embed" xlink:actuate="onLoad">
              <text:p/>
            </draw:image>
          </draw:frame>
          <draw:frame draw:z-index="258" draw:name="https://st6.gismeteo.ru/static/diary/img/dull.png" draw:style-name="gr1" draw:text-style-name="P1" svg:width="5.28mm" svg:height="5.28mm" svg:x="67.73mm" svg:y="234.8mm">
            <draw:image xlink:href="https://st6.gismeteo.ru/static/diary/img/dull.png" xlink:type="simple" xlink:show="embed" xlink:actuate="onLoad">
              <text:p/>
            </draw:image>
          </draw:frame>
          <draw:frame draw:z-index="259" draw:name="https://st8.gismeteo.ru/static/diary/img/snow.png" draw:style-name="gr1" draw:text-style-name="P1" svg:width="5.28mm" svg:height="5.28mm" svg:x="90.31mm" svg:y="234.8mm">
            <draw:image xlink:href="https://st8.gismeteo.ru/static/diary/img/snow.png" xlink:type="simple" xlink:show="embed" xlink:actuate="onLoad">
              <text:p/>
            </draw:image>
          </draw:frame>
          <draw:frame draw:z-index="260" draw:name="https://st5.gismeteo.ru/static/diary/img/w4.gif" draw:style-name="gr1" draw:text-style-name="P1" svg:width="5.02mm" svg:height="5.02mm" svg:x="112.88mm" svg:y="234.8mm">
            <draw:image xlink:href="https://st5.gismeteo.ru/static/diary/img/w4.gif" xlink:type="simple" xlink:show="embed" xlink:actuate="onLoad">
              <text:p/>
            </draw:image>
          </draw:frame>
          <draw:frame draw:z-index="261" draw:name="https://st7.gismeteo.ru/static/diary/img/dull.png" draw:style-name="gr1" draw:text-style-name="P1" svg:width="5.28mm" svg:height="5.28mm" svg:x="180.62mm" svg:y="234.8mm">
            <draw:image xlink:href="https://st7.gismeteo.ru/static/diary/img/dull.png" xlink:type="simple" xlink:show="embed" xlink:actuate="onLoad">
              <text:p/>
            </draw:image>
          </draw:frame>
          <draw:frame draw:z-index="262" draw:name="https://st4.gismeteo.ru/static/diary/img/snow.png" draw:style-name="gr1" draw:text-style-name="P1" svg:width="5.28mm" svg:height="5.28mm" svg:x="203.2mm" svg:y="234.8mm">
            <draw:image xlink:href="https://st4.gismeteo.ru/static/diary/img/snow.png" xlink:type="simple" xlink:show="embed" xlink:actuate="onLoad">
              <text:p/>
            </draw:image>
          </draw:frame>
          <draw:frame draw:z-index="263" draw:name="https://st6.gismeteo.ru/static/diary/img/w4.gif" draw:style-name="gr1" draw:text-style-name="P1" svg:width="5.02mm" svg:height="5.02mm" svg:x="225.77mm" svg:y="234.8mm">
            <draw:image xlink:href="https://st6.gismeteo.ru/static/diary/img/w4.gif" xlink:type="simple" xlink:show="embed" xlink:actuate="onLoad">
              <text:p/>
            </draw:image>
          </draw:frame>
          <draw:frame draw:z-index="264" draw:name="https://st8.gismeteo.ru/static/diary/img/sun.png" draw:style-name="gr1" draw:text-style-name="P1" svg:width="5.28mm" svg:height="5.28mm" svg:x="67.73mm" svg:y="239.32mm">
            <draw:image xlink:href="https://st8.gismeteo.ru/static/diary/img/sun.png" xlink:type="simple" xlink:show="embed" xlink:actuate="onLoad">
              <text:p/>
            </draw:image>
          </draw:frame>
          <draw:frame draw:z-index="265" draw:name="https://st5.gismeteo.ru/static/diary/img/w0.gif" draw:style-name="gr1" draw:text-style-name="P1" svg:width="5.02mm" svg:height="5.02mm" svg:x="112.88mm" svg:y="239.32mm">
            <draw:image xlink:href="https://st5.gismeteo.ru/static/diary/img/w0.gif" xlink:type="simple" xlink:show="embed" xlink:actuate="onLoad">
              <text:p/>
            </draw:image>
          </draw:frame>
          <draw:frame draw:z-index="266" draw:name="https://st7.gismeteo.ru/static/diary/img/sun.png" draw:style-name="gr1" draw:text-style-name="P1" svg:width="5.28mm" svg:height="5.28mm" svg:x="180.62mm" svg:y="239.32mm">
            <draw:image xlink:href="https://st7.gismeteo.ru/static/diary/img/sun.png" xlink:type="simple" xlink:show="embed" xlink:actuate="onLoad">
              <text:p/>
            </draw:image>
          </draw:frame>
          <draw:frame draw:z-index="267" draw:name="https://st4.gismeteo.ru/static/diary/img/w0.gif" draw:style-name="gr1" draw:text-style-name="P1" svg:width="5.02mm" svg:height="5.02mm" svg:x="225.77mm" svg:y="239.32mm">
            <draw:image xlink:href="https://st4.gismeteo.ru/static/diary/img/w0.gif" xlink:type="simple" xlink:show="embed" xlink:actuate="onLoad">
              <text:p/>
            </draw:image>
          </draw:frame>
          <draw:frame draw:z-index="268" draw:name="https://st6.gismeteo.ru/static/diary/img/dull.png" draw:style-name="gr1" draw:text-style-name="P1" svg:width="5.28mm" svg:height="5.28mm" svg:x="67.73mm" svg:y="243.84mm">
            <draw:image xlink:href="https://st6.gismeteo.ru/static/diary/img/dull.png" xlink:type="simple" xlink:show="embed" xlink:actuate="onLoad">
              <text:p/>
            </draw:image>
          </draw:frame>
          <draw:frame draw:z-index="269" draw:name="https://st8.gismeteo.ru/static/diary/img/snow.png" draw:style-name="gr1" draw:text-style-name="P1" svg:width="5.28mm" svg:height="5.28mm" svg:x="90.31mm" svg:y="243.84mm">
            <draw:image xlink:href="https://st8.gismeteo.ru/static/diary/img/snow.png" xlink:type="simple" xlink:show="embed" xlink:actuate="onLoad">
              <text:p/>
            </draw:image>
          </draw:frame>
          <draw:frame draw:z-index="270" draw:name="https://st5.gismeteo.ru/static/diary/img/w4.gif" draw:style-name="gr1" draw:text-style-name="P1" svg:width="5.02mm" svg:height="5.02mm" svg:x="112.88mm" svg:y="243.84mm">
            <draw:image xlink:href="https://st5.gismeteo.ru/static/diary/img/w4.gif" xlink:type="simple" xlink:show="embed" xlink:actuate="onLoad">
              <text:p/>
            </draw:image>
          </draw:frame>
          <draw:frame draw:z-index="271" draw:name="https://st7.gismeteo.ru/static/diary/img/dull.png" draw:style-name="gr1" draw:text-style-name="P1" svg:width="5.28mm" svg:height="5.28mm" svg:x="180.62mm" svg:y="243.84mm">
            <draw:image xlink:href="https://st7.gismeteo.ru/static/diary/img/dull.png" xlink:type="simple" xlink:show="embed" xlink:actuate="onLoad">
              <text:p/>
            </draw:image>
          </draw:frame>
          <draw:frame draw:z-index="272" draw:name="https://st4.gismeteo.ru/static/diary/img/snow.png" draw:style-name="gr1" draw:text-style-name="P1" svg:width="5.28mm" svg:height="5.28mm" svg:x="203.2mm" svg:y="243.84mm">
            <draw:image xlink:href="https://st4.gismeteo.ru/static/diary/img/snow.png" xlink:type="simple" xlink:show="embed" xlink:actuate="onLoad">
              <text:p/>
            </draw:image>
          </draw:frame>
          <draw:frame draw:z-index="273" draw:name="https://st6.gismeteo.ru/static/diary/img/w4.gif" draw:style-name="gr1" draw:text-style-name="P1" svg:width="5.02mm" svg:height="5.02mm" svg:x="225.77mm" svg:y="243.84mm">
            <draw:image xlink:href="https://st6.gismeteo.ru/static/diary/img/w4.gif" xlink:type="simple" xlink:show="embed" xlink:actuate="onLoad">
              <text:p/>
            </draw:image>
          </draw:frame>
          <draw:frame draw:z-index="274" draw:name="https://st8.gismeteo.ru/static/diary/img/dull.png" draw:style-name="gr1" draw:text-style-name="P1" svg:width="5.28mm" svg:height="5.28mm" svg:x="67.73mm" svg:y="248.35mm">
            <draw:image xlink:href="https://st8.gismeteo.ru/static/diary/img/dull.png" xlink:type="simple" xlink:show="embed" xlink:actuate="onLoad">
              <text:p/>
            </draw:image>
          </draw:frame>
          <draw:frame draw:z-index="275" draw:name="https://st5.gismeteo.ru/static/diary/img/snow.png" draw:style-name="gr1" draw:text-style-name="P1" svg:width="5.28mm" svg:height="5.28mm" svg:x="90.31mm" svg:y="248.35mm">
            <draw:image xlink:href="https://st5.gismeteo.ru/static/diary/img/snow.png" xlink:type="simple" xlink:show="embed" xlink:actuate="onLoad">
              <text:p/>
            </draw:image>
          </draw:frame>
          <draw:frame draw:z-index="276" draw:name="https://st7.gismeteo.ru/static/diary/img/w4.gif" draw:style-name="gr1" draw:text-style-name="P1" svg:width="5.02mm" svg:height="5.02mm" svg:x="112.88mm" svg:y="248.35mm">
            <draw:image xlink:href="https://st7.gismeteo.ru/static/diary/img/w4.gif" xlink:type="simple" xlink:show="embed" xlink:actuate="onLoad">
              <text:p/>
            </draw:image>
          </draw:frame>
          <draw:frame draw:z-index="277" draw:name="https://st4.gismeteo.ru/static/diary/img/dull.png" draw:style-name="gr1" draw:text-style-name="P1" svg:width="5.28mm" svg:height="5.28mm" svg:x="180.62mm" svg:y="248.35mm">
            <draw:image xlink:href="https://st4.gismeteo.ru/static/diary/img/dull.png" xlink:type="simple" xlink:show="embed" xlink:actuate="onLoad">
              <text:p/>
            </draw:image>
          </draw:frame>
          <draw:frame draw:z-index="278" draw:name="https://st6.gismeteo.ru/static/diary/img/snow.png" draw:style-name="gr1" draw:text-style-name="P1" svg:width="5.28mm" svg:height="5.28mm" svg:x="203.2mm" svg:y="248.35mm">
            <draw:image xlink:href="https://st6.gismeteo.ru/static/diary/img/snow.png" xlink:type="simple" xlink:show="embed" xlink:actuate="onLoad">
              <text:p/>
            </draw:image>
          </draw:frame>
          <draw:frame draw:z-index="279" draw:name="https://st8.gismeteo.ru/static/diary/img/w4.gif" draw:style-name="gr1" draw:text-style-name="P1" svg:width="5.02mm" svg:height="5.02mm" svg:x="225.77mm" svg:y="248.35mm">
            <draw:image xlink:href="https://st8.gismeteo.ru/static/diary/img/w4.gif" xlink:type="simple" xlink:show="embed" xlink:actuate="onLoad">
              <text:p/>
            </draw:image>
          </draw:frame>
          <draw:frame draw:z-index="280" draw:name="https://st5.gismeteo.ru/static/diary/img/dull.png" draw:style-name="gr1" draw:text-style-name="P1" svg:width="5.28mm" svg:height="5.28mm" svg:x="67.73mm" svg:y="252.87mm">
            <draw:image xlink:href="https://st5.gismeteo.ru/static/diary/img/dull.png" xlink:type="simple" xlink:show="embed" xlink:actuate="onLoad">
              <text:p/>
            </draw:image>
          </draw:frame>
          <draw:frame draw:z-index="281" draw:name="https://st7.gismeteo.ru/static/diary/img/w4.gif" draw:style-name="gr1" draw:text-style-name="P1" svg:width="5.02mm" svg:height="5.02mm" svg:x="112.88mm" svg:y="252.87mm">
            <draw:image xlink:href="https://st7.gismeteo.ru/static/diary/img/w4.gif" xlink:type="simple" xlink:show="embed" xlink:actuate="onLoad">
              <text:p/>
            </draw:image>
          </draw:frame>
          <draw:frame draw:z-index="282" draw:name="https://st4.gismeteo.ru/static/diary/img/sunc.png" draw:style-name="gr1" draw:text-style-name="P1" svg:width="5.28mm" svg:height="5.28mm" svg:x="180.62mm" svg:y="252.87mm">
            <draw:image xlink:href="https://st4.gismeteo.ru/static/diary/img/sunc.png" xlink:type="simple" xlink:show="embed" xlink:actuate="onLoad">
              <text:p/>
            </draw:image>
          </draw:frame>
          <draw:frame draw:z-index="283" draw:name="https://st6.gismeteo.ru/static/diary/img/w4.gif" draw:style-name="gr1" draw:text-style-name="P1" svg:width="5.02mm" svg:height="5.02mm" svg:x="225.77mm" svg:y="252.87mm">
            <draw:image xlink:href="https://st6.gismeteo.ru/static/diary/img/w4.gif" xlink:type="simple" xlink:show="embed" xlink:actuate="onLoad">
              <text:p/>
            </draw:image>
          </draw:frame>
          <draw:frame draw:z-index="284" draw:name="https://st8.gismeteo.ru/static/diary/img/sunc.png" draw:style-name="gr1" draw:text-style-name="P1" svg:width="5.28mm" svg:height="5.28mm" svg:x="67.73mm" svg:y="257.38mm">
            <draw:image xlink:href="https://st8.gismeteo.ru/static/diary/img/sunc.png" xlink:type="simple" xlink:show="embed" xlink:actuate="onLoad">
              <text:p/>
            </draw:image>
          </draw:frame>
          <draw:frame draw:z-index="285" draw:name="https://st5.gismeteo.ru/static/diary/img/snow.png" draw:style-name="gr1" draw:text-style-name="P1" svg:width="5.28mm" svg:height="5.28mm" svg:x="90.31mm" svg:y="257.38mm">
            <draw:image xlink:href="https://st5.gismeteo.ru/static/diary/img/snow.png" xlink:type="simple" xlink:show="embed" xlink:actuate="onLoad">
              <text:p/>
            </draw:image>
          </draw:frame>
          <draw:frame draw:z-index="286" draw:name="https://st7.gismeteo.ru/static/diary/img/w4.gif" draw:style-name="gr1" draw:text-style-name="P1" svg:width="5.02mm" svg:height="5.02mm" svg:x="112.88mm" svg:y="257.38mm">
            <draw:image xlink:href="https://st7.gismeteo.ru/static/diary/img/w4.gif" xlink:type="simple" xlink:show="embed" xlink:actuate="onLoad">
              <text:p/>
            </draw:image>
          </draw:frame>
          <draw:frame draw:z-index="287" draw:name="https://st4.gismeteo.ru/static/diary/img/dull.png" draw:style-name="gr1" draw:text-style-name="P1" svg:width="5.28mm" svg:height="5.28mm" svg:x="180.62mm" svg:y="257.38mm">
            <draw:image xlink:href="https://st4.gismeteo.ru/static/diary/img/dull.png" xlink:type="simple" xlink:show="embed" xlink:actuate="onLoad">
              <text:p/>
            </draw:image>
          </draw:frame>
          <draw:frame draw:z-index="288" draw:name="https://st6.gismeteo.ru/static/diary/img/snow.png" draw:style-name="gr1" draw:text-style-name="P1" svg:width="5.28mm" svg:height="5.28mm" svg:x="203.2mm" svg:y="257.38mm">
            <draw:image xlink:href="https://st6.gismeteo.ru/static/diary/img/snow.png" xlink:type="simple" xlink:show="embed" xlink:actuate="onLoad">
              <text:p/>
            </draw:image>
          </draw:frame>
          <draw:frame draw:z-index="289" draw:name="https://st8.gismeteo.ru/static/diary/img/w4.gif" draw:style-name="gr1" draw:text-style-name="P1" svg:width="5.02mm" svg:height="5.02mm" svg:x="225.77mm" svg:y="257.38mm">
            <draw:image xlink:href="https://st8.gismeteo.ru/static/diary/img/w4.gif" xlink:type="simple" xlink:show="embed" xlink:actuate="onLoad">
              <text:p/>
            </draw:image>
          </draw:frame>
          <draw:frame draw:z-index="290" draw:name="https://st5.gismeteo.ru/static/diary/img/dull.png" draw:style-name="gr1" draw:text-style-name="P1" svg:width="5.28mm" svg:height="5.28mm" svg:x="67.73mm" svg:y="261.9mm">
            <draw:image xlink:href="https://st5.gismeteo.ru/static/diary/img/dull.png" xlink:type="simple" xlink:show="embed" xlink:actuate="onLoad">
              <text:p/>
            </draw:image>
          </draw:frame>
          <draw:frame draw:z-index="291" draw:name="https://st7.gismeteo.ru/static/diary/img/snow.png" draw:style-name="gr1" draw:text-style-name="P1" svg:width="5.28mm" svg:height="5.28mm" svg:x="90.31mm" svg:y="261.9mm">
            <draw:image xlink:href="https://st7.gismeteo.ru/static/diary/img/snow.png" xlink:type="simple" xlink:show="embed" xlink:actuate="onLoad">
              <text:p/>
            </draw:image>
          </draw:frame>
          <draw:frame draw:z-index="292" draw:name="https://st4.gismeteo.ru/static/diary/img/w4.gif" draw:style-name="gr1" draw:text-style-name="P1" svg:width="5.02mm" svg:height="5.02mm" svg:x="112.88mm" svg:y="261.9mm">
            <draw:image xlink:href="https://st4.gismeteo.ru/static/diary/img/w4.gif" xlink:type="simple" xlink:show="embed" xlink:actuate="onLoad">
              <text:p/>
            </draw:image>
          </draw:frame>
          <draw:frame draw:z-index="293" draw:name="https://st6.gismeteo.ru/static/diary/img/dull.png" draw:style-name="gr1" draw:text-style-name="P1" svg:width="5.28mm" svg:height="5.28mm" svg:x="180.62mm" svg:y="261.9mm">
            <draw:image xlink:href="https://st6.gismeteo.ru/static/diary/img/dull.png" xlink:type="simple" xlink:show="embed" xlink:actuate="onLoad">
              <text:p/>
            </draw:image>
          </draw:frame>
          <draw:frame draw:z-index="294" draw:name="https://st8.gismeteo.ru/static/diary/img/snow.png" draw:style-name="gr1" draw:text-style-name="P1" svg:width="5.28mm" svg:height="5.28mm" svg:x="203.2mm" svg:y="261.9mm">
            <draw:image xlink:href="https://st8.gismeteo.ru/static/diary/img/snow.png" xlink:type="simple" xlink:show="embed" xlink:actuate="onLoad">
              <text:p/>
            </draw:image>
          </draw:frame>
          <draw:frame draw:z-index="295" draw:name="https://st5.gismeteo.ru/static/diary/img/w4.gif" draw:style-name="gr1" draw:text-style-name="P1" svg:width="5.02mm" svg:height="5.02mm" svg:x="225.77mm" svg:y="261.9mm">
            <draw:image xlink:href="https://st5.gismeteo.ru/static/diary/img/w4.gif" xlink:type="simple" xlink:show="embed" xlink:actuate="onLoad">
              <text:p/>
            </draw:image>
          </draw:frame>
          <draw:frame draw:z-index="296" draw:name="https://st7.gismeteo.ru/static/diary/img/dull.png" draw:style-name="gr1" draw:text-style-name="P1" svg:width="5.28mm" svg:height="5.28mm" svg:x="67.73mm" svg:y="266.41mm">
            <draw:image xlink:href="https://st7.gismeteo.ru/static/diary/img/dull.png" xlink:type="simple" xlink:show="embed" xlink:actuate="onLoad">
              <text:p/>
            </draw:image>
          </draw:frame>
          <draw:frame draw:z-index="297" draw:name="https://st4.gismeteo.ru/static/diary/img/w4.gif" draw:style-name="gr1" draw:text-style-name="P1" svg:width="5.02mm" svg:height="5.02mm" svg:x="112.88mm" svg:y="266.41mm">
            <draw:image xlink:href="https://st4.gismeteo.ru/static/diary/img/w4.gif" xlink:type="simple" xlink:show="embed" xlink:actuate="onLoad">
              <text:p/>
            </draw:image>
          </draw:frame>
          <draw:frame draw:z-index="298" draw:name="https://st6.gismeteo.ru/static/diary/img/dull.png" draw:style-name="gr1" draw:text-style-name="P1" svg:width="5.28mm" svg:height="5.28mm" svg:x="180.62mm" svg:y="266.41mm">
            <draw:image xlink:href="https://st6.gismeteo.ru/static/diary/img/dull.png" xlink:type="simple" xlink:show="embed" xlink:actuate="onLoad">
              <text:p/>
            </draw:image>
          </draw:frame>
          <draw:frame draw:z-index="299" draw:name="https://st8.gismeteo.ru/static/diary/img/snow.png" draw:style-name="gr1" draw:text-style-name="P1" svg:width="5.28mm" svg:height="5.28mm" svg:x="203.2mm" svg:y="266.41mm">
            <draw:image xlink:href="https://st8.gismeteo.ru/static/diary/img/snow.png" xlink:type="simple" xlink:show="embed" xlink:actuate="onLoad">
              <text:p/>
            </draw:image>
          </draw:frame>
          <draw:frame draw:z-index="300" draw:name="https://st5.gismeteo.ru/static/diary/img/w4.gif" draw:style-name="gr1" draw:text-style-name="P1" svg:width="5.02mm" svg:height="5.02mm" svg:x="225.77mm" svg:y="266.41mm">
            <draw:image xlink:href="https://st5.gismeteo.ru/static/diary/img/w4.gif" xlink:type="simple" xlink:show="embed" xlink:actuate="onLoad">
              <text:p/>
            </draw:image>
          </draw:frame>
          <draw:frame draw:z-index="301" draw:name="https://st7.gismeteo.ru/static/diary/img/dull.png" draw:style-name="gr1" draw:text-style-name="P1" svg:width="5.28mm" svg:height="5.28mm" svg:x="67.73mm" svg:y="270.93mm">
            <draw:image xlink:href="https://st7.gismeteo.ru/static/diary/img/dull.png" xlink:type="simple" xlink:show="embed" xlink:actuate="onLoad">
              <text:p/>
            </draw:image>
          </draw:frame>
          <draw:frame draw:z-index="302" draw:name="https://st4.gismeteo.ru/static/diary/img/w4.gif" draw:style-name="gr1" draw:text-style-name="P1" svg:width="5.02mm" svg:height="5.02mm" svg:x="112.88mm" svg:y="270.93mm">
            <draw:image xlink:href="https://st4.gismeteo.ru/static/diary/img/w4.gif" xlink:type="simple" xlink:show="embed" xlink:actuate="onLoad">
              <text:p/>
            </draw:image>
          </draw:frame>
          <draw:frame draw:z-index="303" draw:name="https://st6.gismeteo.ru/static/diary/img/dull.png" draw:style-name="gr1" draw:text-style-name="P1" svg:width="5.28mm" svg:height="5.28mm" svg:x="180.62mm" svg:y="270.93mm">
            <draw:image xlink:href="https://st6.gismeteo.ru/static/diary/img/dull.png" xlink:type="simple" xlink:show="embed" xlink:actuate="onLoad">
              <text:p/>
            </draw:image>
          </draw:frame>
          <draw:frame draw:z-index="304" draw:name="https://st8.gismeteo.ru/static/diary/img/snow.png" draw:style-name="gr1" draw:text-style-name="P1" svg:width="5.28mm" svg:height="5.28mm" svg:x="203.2mm" svg:y="270.93mm">
            <draw:image xlink:href="https://st8.gismeteo.ru/static/diary/img/snow.png" xlink:type="simple" xlink:show="embed" xlink:actuate="onLoad">
              <text:p/>
            </draw:image>
          </draw:frame>
          <draw:frame draw:z-index="305" draw:name="https://st5.gismeteo.ru/static/diary/img/w4.gif" draw:style-name="gr1" draw:text-style-name="P1" svg:width="5.02mm" svg:height="5.02mm" svg:x="225.77mm" svg:y="270.93mm">
            <draw:image xlink:href="https://st5.gismeteo.ru/static/diary/img/w4.gif" xlink:type="simple" xlink:show="embed" xlink:actuate="onLoad">
              <text:p/>
            </draw:image>
          </draw:frame>
          <draw:frame draw:z-index="306" draw:name="https://st7.gismeteo.ru/static/diary/img/sunc.png" draw:style-name="gr1" draw:text-style-name="P1" svg:width="5.28mm" svg:height="5.28mm" svg:x="67.73mm" svg:y="275.44mm">
            <draw:image xlink:href="https://st7.gismeteo.ru/static/diary/img/sunc.png" xlink:type="simple" xlink:show="embed" xlink:actuate="onLoad">
              <text:p/>
            </draw:image>
          </draw:frame>
          <draw:frame draw:z-index="307" draw:name="https://st4.gismeteo.ru/static/diary/img/w5.gif" draw:style-name="gr1" draw:text-style-name="P1" svg:width="3.69mm" svg:height="3.69mm" svg:x="112.88mm" svg:y="275.44mm">
            <draw:image xlink:href="https://st4.gismeteo.ru/static/diary/img/w5.gif" xlink:type="simple" xlink:show="embed" xlink:actuate="onLoad">
              <text:p/>
            </draw:image>
          </draw:frame>
          <draw:frame draw:z-index="308" draw:name="https://st6.gismeteo.ru/static/diary/img/dull.png" draw:style-name="gr1" draw:text-style-name="P1" svg:width="5.28mm" svg:height="5.28mm" svg:x="180.62mm" svg:y="275.44mm">
            <draw:image xlink:href="https://st6.gismeteo.ru/static/diary/img/dull.png" xlink:type="simple" xlink:show="embed" xlink:actuate="onLoad">
              <text:p/>
            </draw:image>
          </draw:frame>
          <draw:frame draw:z-index="309" draw:name="https://st8.gismeteo.ru/static/diary/img/w5.gif" draw:style-name="gr1" draw:text-style-name="P1" svg:width="3.69mm" svg:height="3.69mm" svg:x="225.77mm" svg:y="275.44mm">
            <draw:image xlink:href="https://st8.gismeteo.ru/static/diary/img/w5.gif" xlink:type="simple" xlink:show="embed" xlink:actuate="onLoad">
              <text:p/>
            </draw:image>
          </draw:frame>
          <draw:frame draw:z-index="310" draw:name="https://st5.gismeteo.ru/static/diary/img/dull.png" draw:style-name="gr1" draw:text-style-name="P1" svg:width="5.28mm" svg:height="5.28mm" svg:x="67.73mm" svg:y="279.96mm">
            <draw:image xlink:href="https://st5.gismeteo.ru/static/diary/img/dull.png" xlink:type="simple" xlink:show="embed" xlink:actuate="onLoad">
              <text:p/>
            </draw:image>
          </draw:frame>
          <draw:frame draw:z-index="311" draw:name="https://st7.gismeteo.ru/static/diary/img/snow.png" draw:style-name="gr1" draw:text-style-name="P1" svg:width="5.28mm" svg:height="5.28mm" svg:x="90.31mm" svg:y="279.96mm">
            <draw:image xlink:href="https://st7.gismeteo.ru/static/diary/img/snow.png" xlink:type="simple" xlink:show="embed" xlink:actuate="onLoad">
              <text:p/>
            </draw:image>
          </draw:frame>
          <draw:frame draw:z-index="312" draw:name="https://st4.gismeteo.ru/static/diary/img/w4.gif" draw:style-name="gr1" draw:text-style-name="P1" svg:width="5.02mm" svg:height="5.02mm" svg:x="112.88mm" svg:y="279.96mm">
            <draw:image xlink:href="https://st4.gismeteo.ru/static/diary/img/w4.gif" xlink:type="simple" xlink:show="embed" xlink:actuate="onLoad">
              <text:p/>
            </draw:image>
          </draw:frame>
          <draw:frame draw:z-index="313" draw:name="https://st6.gismeteo.ru/static/diary/img/dull.png" draw:style-name="gr1" draw:text-style-name="P1" svg:width="5.28mm" svg:height="5.28mm" svg:x="180.62mm" svg:y="279.96mm">
            <draw:image xlink:href="https://st6.gismeteo.ru/static/diary/img/dull.png" xlink:type="simple" xlink:show="embed" xlink:actuate="onLoad">
              <text:p/>
            </draw:image>
          </draw:frame>
          <draw:frame draw:z-index="314" draw:name="https://st8.gismeteo.ru/static/diary/img/snow.png" draw:style-name="gr1" draw:text-style-name="P1" svg:width="5.28mm" svg:height="5.28mm" svg:x="203.2mm" svg:y="279.96mm">
            <draw:image xlink:href="https://st8.gismeteo.ru/static/diary/img/snow.png" xlink:type="simple" xlink:show="embed" xlink:actuate="onLoad">
              <text:p/>
            </draw:image>
          </draw:frame>
          <draw:frame draw:z-index="315" draw:name="https://st5.gismeteo.ru/static/diary/img/w4.gif" draw:style-name="gr1" draw:text-style-name="P1" svg:width="5.02mm" svg:height="5.02mm" svg:x="225.77mm" svg:y="279.96mm">
            <draw:image xlink:href="https://st5.gismeteo.ru/static/diary/img/w4.gif" xlink:type="simple" xlink:show="embed" xlink:actuate="onLoad">
              <text:p/>
            </draw:image>
          </draw:frame>
          <draw:frame draw:z-index="316" draw:name="https://st6.gismeteo.ru/static/diary/img/dull.png" draw:style-name="gr1" draw:text-style-name="P1" svg:width="5.28mm" svg:height="5.28mm" svg:x="67.73mm" svg:y="0mm">
            <draw:image xlink:href="https://st6.gismeteo.ru/static/diary/img/dull.png" xlink:type="simple" xlink:show="embed" xlink:actuate="onLoad">
              <text:p/>
            </draw:image>
          </draw:frame>
          <draw:frame draw:z-index="317" draw:name="https://st8.gismeteo.ru/static/diary/img/w7.gif" draw:style-name="gr1" draw:text-style-name="P1" svg:width="3.69mm" svg:height="3.69mm" svg:x="112.88mm" svg:y="0mm">
            <draw:image xlink:href="https://st8.gismeteo.ru/static/diary/img/w7.gif" xlink:type="simple" xlink:show="embed" xlink:actuate="onLoad">
              <text:p/>
            </draw:image>
          </draw:frame>
          <draw:frame draw:z-index="318" draw:name="https://st5.gismeteo.ru/static/diary/img/dull.png" draw:style-name="gr1" draw:text-style-name="P1" svg:width="5.28mm" svg:height="5.28mm" svg:x="180.62mm" svg:y="0mm">
            <draw:image xlink:href="https://st5.gismeteo.ru/static/diary/img/dull.png" xlink:type="simple" xlink:show="embed" xlink:actuate="onLoad">
              <text:p/>
            </draw:image>
          </draw:frame>
          <draw:frame draw:z-index="319" draw:name="https://st7.gismeteo.ru/static/diary/img/snow.png" draw:style-name="gr1" draw:text-style-name="P1" svg:width="5.28mm" svg:height="5.28mm" svg:x="203.2mm" svg:y="0mm">
            <draw:image xlink:href="https://st7.gismeteo.ru/static/diary/img/snow.png" xlink:type="simple" xlink:show="embed" xlink:actuate="onLoad">
              <text:p/>
            </draw:image>
          </draw:frame>
          <draw:frame draw:z-index="320" draw:name="https://st4.gismeteo.ru/static/diary/img/w7.gif" draw:style-name="gr1" draw:text-style-name="P1" svg:width="3.69mm" svg:height="3.69mm" svg:x="225.77mm" svg:y="0mm">
            <draw:image xlink:href="https://st4.gismeteo.ru/static/diary/img/w7.gif" xlink:type="simple" xlink:show="embed" xlink:actuate="onLoad">
              <text:p/>
            </draw:image>
          </draw:frame>
          <draw:frame draw:z-index="321" draw:name="https://st6.gismeteo.ru/static/diary/img/dull.png" draw:style-name="gr1" draw:text-style-name="P1" svg:width="5.28mm" svg:height="5.28mm" svg:x="67.73mm" svg:y="4.51mm">
            <draw:image xlink:href="https://st6.gismeteo.ru/static/diary/img/dull.png" xlink:type="simple" xlink:show="embed" xlink:actuate="onLoad">
              <text:p/>
            </draw:image>
          </draw:frame>
          <draw:frame draw:z-index="322" draw:name="https://st8.gismeteo.ru/static/diary/img/w6.gif" draw:style-name="gr1" draw:text-style-name="P1" svg:width="5.02mm" svg:height="5.02mm" svg:x="112.88mm" svg:y="4.51mm">
            <draw:image xlink:href="https://st8.gismeteo.ru/static/diary/img/w6.gif" xlink:type="simple" xlink:show="embed" xlink:actuate="onLoad">
              <text:p/>
            </draw:image>
          </draw:frame>
          <draw:frame draw:z-index="323" draw:name="https://st5.gismeteo.ru/static/diary/img/dull.png" draw:style-name="gr1" draw:text-style-name="P1" svg:width="5.28mm" svg:height="5.28mm" svg:x="180.62mm" svg:y="4.51mm">
            <draw:image xlink:href="https://st5.gismeteo.ru/static/diary/img/dull.png" xlink:type="simple" xlink:show="embed" xlink:actuate="onLoad">
              <text:p/>
            </draw:image>
          </draw:frame>
          <draw:frame draw:z-index="324" draw:name="https://st7.gismeteo.ru/static/diary/img/snow.png" draw:style-name="gr1" draw:text-style-name="P1" svg:width="5.28mm" svg:height="5.28mm" svg:x="203.2mm" svg:y="4.51mm">
            <draw:image xlink:href="https://st7.gismeteo.ru/static/diary/img/snow.png" xlink:type="simple" xlink:show="embed" xlink:actuate="onLoad">
              <text:p/>
            </draw:image>
          </draw:frame>
          <draw:frame draw:z-index="325" draw:name="https://st4.gismeteo.ru/static/diary/img/w6.gif" draw:style-name="gr1" draw:text-style-name="P1" svg:width="5.02mm" svg:height="5.02mm" svg:x="225.77mm" svg:y="4.51mm">
            <draw:image xlink:href="https://st4.gismeteo.ru/static/diary/img/w6.gif" xlink:type="simple" xlink:show="embed" xlink:actuate="onLoad">
              <text:p/>
            </draw:image>
          </draw:frame>
          <draw:frame draw:z-index="326" draw:name="https://st6.gismeteo.ru/static/diary/img/sun.png" draw:style-name="gr1" draw:text-style-name="P1" svg:width="5.28mm" svg:height="5.28mm" svg:x="67.73mm" svg:y="9.03mm">
            <draw:image xlink:href="https://st6.gismeteo.ru/static/diary/img/sun.png" xlink:type="simple" xlink:show="embed" xlink:actuate="onLoad">
              <text:p/>
            </draw:image>
          </draw:frame>
          <draw:frame draw:z-index="327" draw:name="https://st8.gismeteo.ru/static/diary/img/w0.gif" draw:style-name="gr1" draw:text-style-name="P1" svg:width="5.02mm" svg:height="5.02mm" svg:x="112.88mm" svg:y="9.03mm">
            <draw:image xlink:href="https://st8.gismeteo.ru/static/diary/img/w0.gif" xlink:type="simple" xlink:show="embed" xlink:actuate="onLoad">
              <text:p/>
            </draw:image>
          </draw:frame>
          <draw:frame draw:z-index="328" draw:name="https://st5.gismeteo.ru/static/diary/img/sun.png" draw:style-name="gr1" draw:text-style-name="P1" svg:width="5.28mm" svg:height="5.28mm" svg:x="180.62mm" svg:y="9.03mm">
            <draw:image xlink:href="https://st5.gismeteo.ru/static/diary/img/sun.png" xlink:type="simple" xlink:show="embed" xlink:actuate="onLoad">
              <text:p/>
            </draw:image>
          </draw:frame>
          <draw:frame draw:z-index="329" draw:name="https://st7.gismeteo.ru/static/diary/img/w0.gif" draw:style-name="gr1" draw:text-style-name="P1" svg:width="5.02mm" svg:height="5.02mm" svg:x="225.77mm" svg:y="9.03mm">
            <draw:image xlink:href="https://st7.gismeteo.ru/static/diary/img/w0.gif" xlink:type="simple" xlink:show="embed" xlink:actuate="onLoad">
              <text:p/>
            </draw:image>
          </draw:frame>
          <draw:frame draw:z-index="330" draw:name="https://st4.gismeteo.ru/static/diary/img/dull.png" draw:style-name="gr1" draw:text-style-name="P1" svg:width="5.28mm" svg:height="5.28mm" svg:x="67.73mm" svg:y="13.54mm">
            <draw:image xlink:href="https://st4.gismeteo.ru/static/diary/img/dull.png" xlink:type="simple" xlink:show="embed" xlink:actuate="onLoad">
              <text:p/>
            </draw:image>
          </draw:frame>
          <draw:frame draw:z-index="331" draw:name="https://st6.gismeteo.ru/static/diary/img/w4.gif" draw:style-name="gr1" draw:text-style-name="P1" svg:width="5.02mm" svg:height="5.02mm" svg:x="112.88mm" svg:y="13.54mm">
            <draw:image xlink:href="https://st6.gismeteo.ru/static/diary/img/w4.gif" xlink:type="simple" xlink:show="embed" xlink:actuate="onLoad">
              <text:p/>
            </draw:image>
          </draw:frame>
          <draw:frame draw:z-index="332" draw:name="https://st8.gismeteo.ru/static/diary/img/dull.png" draw:style-name="gr1" draw:text-style-name="P1" svg:width="5.28mm" svg:height="5.28mm" svg:x="180.62mm" svg:y="13.54mm">
            <draw:image xlink:href="https://st8.gismeteo.ru/static/diary/img/dull.png" xlink:type="simple" xlink:show="embed" xlink:actuate="onLoad">
              <text:p/>
            </draw:image>
          </draw:frame>
          <draw:frame draw:z-index="333" draw:name="https://st5.gismeteo.ru/static/diary/img/snow.png" draw:style-name="gr1" draw:text-style-name="P1" svg:width="5.28mm" svg:height="5.28mm" svg:x="203.2mm" svg:y="13.54mm">
            <draw:image xlink:href="https://st5.gismeteo.ru/static/diary/img/snow.png" xlink:type="simple" xlink:show="embed" xlink:actuate="onLoad">
              <text:p/>
            </draw:image>
          </draw:frame>
          <draw:frame draw:z-index="334" draw:name="https://st7.gismeteo.ru/static/diary/img/w4.gif" draw:style-name="gr1" draw:text-style-name="P1" svg:width="5.02mm" svg:height="5.02mm" svg:x="225.77mm" svg:y="13.54mm">
            <draw:image xlink:href="https://st7.gismeteo.ru/static/diary/img/w4.gif" xlink:type="simple" xlink:show="embed" xlink:actuate="onLoad">
              <text:p/>
            </draw:image>
          </draw:frame>
          <draw:frame draw:z-index="335" draw:name="https://st4.gismeteo.ru/static/diary/img/dull.png" draw:style-name="gr1" draw:text-style-name="P1" svg:width="5.28mm" svg:height="5.28mm" svg:x="67.73mm" svg:y="18.06mm">
            <draw:image xlink:href="https://st4.gismeteo.ru/static/diary/img/dull.png" xlink:type="simple" xlink:show="embed" xlink:actuate="onLoad">
              <text:p/>
            </draw:image>
          </draw:frame>
          <draw:frame draw:z-index="336" draw:name="https://st6.gismeteo.ru/static/diary/img/w4.gif" draw:style-name="gr1" draw:text-style-name="P1" svg:width="5.02mm" svg:height="5.02mm" svg:x="112.88mm" svg:y="18.06mm">
            <draw:image xlink:href="https://st6.gismeteo.ru/static/diary/img/w4.gif" xlink:type="simple" xlink:show="embed" xlink:actuate="onLoad">
              <text:p/>
            </draw:image>
          </draw:frame>
          <draw:frame draw:z-index="337" draw:name="https://st8.gismeteo.ru/static/diary/img/dull.png" draw:style-name="gr1" draw:text-style-name="P1" svg:width="5.28mm" svg:height="5.28mm" svg:x="180.62mm" svg:y="18.06mm">
            <draw:image xlink:href="https://st8.gismeteo.ru/static/diary/img/dull.png" xlink:type="simple" xlink:show="embed" xlink:actuate="onLoad">
              <text:p/>
            </draw:image>
          </draw:frame>
          <draw:frame draw:z-index="338" draw:name="https://st5.gismeteo.ru/static/diary/img/snow.png" draw:style-name="gr1" draw:text-style-name="P1" svg:width="5.28mm" svg:height="5.28mm" svg:x="203.2mm" svg:y="18.06mm">
            <draw:image xlink:href="https://st5.gismeteo.ru/static/diary/img/snow.png" xlink:type="simple" xlink:show="embed" xlink:actuate="onLoad">
              <text:p/>
            </draw:image>
          </draw:frame>
          <draw:frame draw:z-index="339" draw:name="https://st7.gismeteo.ru/static/diary/img/w4.gif" draw:style-name="gr1" draw:text-style-name="P1" svg:width="5.02mm" svg:height="5.02mm" svg:x="225.77mm" svg:y="18.06mm">
            <draw:image xlink:href="https://st7.gismeteo.ru/static/diary/img/w4.gif" xlink:type="simple" xlink:show="embed" xlink:actuate="onLoad">
              <text:p/>
            </draw:image>
          </draw:frame>
          <draw:frame draw:z-index="340" draw:name="https://st4.gismeteo.ru/static/diary/img/dull.png" draw:style-name="gr1" draw:text-style-name="P1" svg:width="5.28mm" svg:height="5.28mm" svg:x="67.73mm" svg:y="22.57mm">
            <draw:image xlink:href="https://st4.gismeteo.ru/static/diary/img/dull.png" xlink:type="simple" xlink:show="embed" xlink:actuate="onLoad">
              <text:p/>
            </draw:image>
          </draw:frame>
          <draw:frame draw:z-index="341" draw:name="https://st6.gismeteo.ru/static/diary/img/snow.png" draw:style-name="gr1" draw:text-style-name="P1" svg:width="5.28mm" svg:height="5.28mm" svg:x="90.31mm" svg:y="22.57mm">
            <draw:image xlink:href="https://st6.gismeteo.ru/static/diary/img/snow.png" xlink:type="simple" xlink:show="embed" xlink:actuate="onLoad">
              <text:p/>
            </draw:image>
          </draw:frame>
          <draw:frame draw:z-index="342" draw:name="https://st8.gismeteo.ru/static/diary/img/w7.gif" draw:style-name="gr1" draw:text-style-name="P1" svg:width="3.69mm" svg:height="3.69mm" svg:x="112.88mm" svg:y="22.57mm">
            <draw:image xlink:href="https://st8.gismeteo.ru/static/diary/img/w7.gif" xlink:type="simple" xlink:show="embed" xlink:actuate="onLoad">
              <text:p/>
            </draw:image>
          </draw:frame>
          <draw:frame draw:z-index="343" draw:name="https://st5.gismeteo.ru/static/diary/img/dull.png" draw:style-name="gr1" draw:text-style-name="P1" svg:width="5.28mm" svg:height="5.28mm" svg:x="180.62mm" svg:y="22.57mm">
            <draw:image xlink:href="https://st5.gismeteo.ru/static/diary/img/dull.png" xlink:type="simple" xlink:show="embed" xlink:actuate="onLoad">
              <text:p/>
            </draw:image>
          </draw:frame>
          <draw:frame draw:z-index="344" draw:name="https://st7.gismeteo.ru/static/diary/img/w7.gif" draw:style-name="gr1" draw:text-style-name="P1" svg:width="3.69mm" svg:height="3.69mm" svg:x="225.77mm" svg:y="22.57mm">
            <draw:image xlink:href="https://st7.gismeteo.ru/static/diary/img/w7.gif" xlink:type="simple" xlink:show="embed" xlink:actuate="onLoad">
              <text:p/>
            </draw:image>
          </draw:frame>
          <draw:frame draw:z-index="345" draw:name="https://st4.gismeteo.ru/static/diary/img/dull.png" draw:style-name="gr1" draw:text-style-name="P1" svg:width="5.28mm" svg:height="5.28mm" svg:x="67.73mm" svg:y="27.09mm">
            <draw:image xlink:href="https://st4.gismeteo.ru/static/diary/img/dull.png" xlink:type="simple" xlink:show="embed" xlink:actuate="onLoad">
              <text:p/>
            </draw:image>
          </draw:frame>
          <draw:frame draw:z-index="346" draw:name="https://st6.gismeteo.ru/static/diary/img/w4.gif" draw:style-name="gr1" draw:text-style-name="P1" svg:width="5.02mm" svg:height="5.02mm" svg:x="112.88mm" svg:y="27.09mm">
            <draw:image xlink:href="https://st6.gismeteo.ru/static/diary/img/w4.gif" xlink:type="simple" xlink:show="embed" xlink:actuate="onLoad">
              <text:p/>
            </draw:image>
          </draw:frame>
          <draw:frame draw:z-index="347" draw:name="https://st8.gismeteo.ru/static/diary/img/dull.png" draw:style-name="gr1" draw:text-style-name="P1" svg:width="5.28mm" svg:height="5.28mm" svg:x="180.62mm" svg:y="27.09mm">
            <draw:image xlink:href="https://st8.gismeteo.ru/static/diary/img/dull.png" xlink:type="simple" xlink:show="embed" xlink:actuate="onLoad">
              <text:p/>
            </draw:image>
          </draw:frame>
          <draw:frame draw:z-index="348" draw:name="https://st5.gismeteo.ru/static/diary/img/snow.png" draw:style-name="gr1" draw:text-style-name="P1" svg:width="5.28mm" svg:height="5.28mm" svg:x="203.2mm" svg:y="27.09mm">
            <draw:image xlink:href="https://st5.gismeteo.ru/static/diary/img/snow.png" xlink:type="simple" xlink:show="embed" xlink:actuate="onLoad">
              <text:p/>
            </draw:image>
          </draw:frame>
          <draw:frame draw:z-index="349" draw:name="https://st7.gismeteo.ru/static/diary/img/w4.gif" draw:style-name="gr1" draw:text-style-name="P1" svg:width="5.02mm" svg:height="5.02mm" svg:x="225.77mm" svg:y="27.09mm">
            <draw:image xlink:href="https://st7.gismeteo.ru/static/diary/img/w4.gif" xlink:type="simple" xlink:show="embed" xlink:actuate="onLoad">
              <text:p/>
            </draw:image>
          </draw:frame>
          <draw:frame draw:z-index="350" draw:name="https://st4.gismeteo.ru/static/diary/img/dull.png" draw:style-name="gr1" draw:text-style-name="P1" svg:width="5.28mm" svg:height="5.28mm" svg:x="67.73mm" svg:y="31.6mm">
            <draw:image xlink:href="https://st4.gismeteo.ru/static/diary/img/dull.png" xlink:type="simple" xlink:show="embed" xlink:actuate="onLoad">
              <text:p/>
            </draw:image>
          </draw:frame>
          <draw:frame draw:z-index="351" draw:name="https://st6.gismeteo.ru/static/diary/img/rain.png" draw:style-name="gr1" draw:text-style-name="P1" svg:width="5.28mm" svg:height="5.28mm" svg:x="90.31mm" svg:y="31.6mm">
            <draw:image xlink:href="https://st6.gismeteo.ru/static/diary/img/rain.png" xlink:type="simple" xlink:show="embed" xlink:actuate="onLoad">
              <text:p/>
            </draw:image>
          </draw:frame>
          <draw:frame draw:z-index="352" draw:name="https://st8.gismeteo.ru/static/diary/img/w4.gif" draw:style-name="gr1" draw:text-style-name="P1" svg:width="5.02mm" svg:height="5.02mm" svg:x="112.88mm" svg:y="31.6mm">
            <draw:image xlink:href="https://st8.gismeteo.ru/static/diary/img/w4.gif" xlink:type="simple" xlink:show="embed" xlink:actuate="onLoad">
              <text:p/>
            </draw:image>
          </draw:frame>
          <draw:frame draw:z-index="353" draw:name="https://st5.gismeteo.ru/static/diary/img/dull.png" draw:style-name="gr1" draw:text-style-name="P1" svg:width="5.28mm" svg:height="5.28mm" svg:x="180.62mm" svg:y="31.6mm">
            <draw:image xlink:href="https://st5.gismeteo.ru/static/diary/img/dull.png" xlink:type="simple" xlink:show="embed" xlink:actuate="onLoad">
              <text:p/>
            </draw:image>
          </draw:frame>
          <draw:frame draw:z-index="354" draw:name="https://st7.gismeteo.ru/static/diary/img/rain.png" draw:style-name="gr1" draw:text-style-name="P1" svg:width="5.28mm" svg:height="5.28mm" svg:x="203.2mm" svg:y="31.6mm">
            <draw:image xlink:href="https://st7.gismeteo.ru/static/diary/img/rain.png" xlink:type="simple" xlink:show="embed" xlink:actuate="onLoad">
              <text:p/>
            </draw:image>
          </draw:frame>
          <draw:frame draw:z-index="355" draw:name="https://st4.gismeteo.ru/static/diary/img/w4.gif" draw:style-name="gr1" draw:text-style-name="P1" svg:width="5.02mm" svg:height="5.02mm" svg:x="225.77mm" svg:y="31.6mm">
            <draw:image xlink:href="https://st4.gismeteo.ru/static/diary/img/w4.gif" xlink:type="simple" xlink:show="embed" xlink:actuate="onLoad">
              <text:p/>
            </draw:image>
          </draw:frame>
          <draw:frame draw:z-index="356" draw:name="https://st6.gismeteo.ru/static/diary/img/dull.png" draw:style-name="gr1" draw:text-style-name="P1" svg:width="5.28mm" svg:height="5.28mm" svg:x="67.73mm" svg:y="36.12mm">
            <draw:image xlink:href="https://st6.gismeteo.ru/static/diary/img/dull.png" xlink:type="simple" xlink:show="embed" xlink:actuate="onLoad">
              <text:p/>
            </draw:image>
          </draw:frame>
          <draw:frame draw:z-index="357" draw:name="https://st8.gismeteo.ru/static/diary/img/w6.gif" draw:style-name="gr1" draw:text-style-name="P1" svg:width="5.02mm" svg:height="5.02mm" svg:x="112.88mm" svg:y="36.12mm">
            <draw:image xlink:href="https://st8.gismeteo.ru/static/diary/img/w6.gif" xlink:type="simple" xlink:show="embed" xlink:actuate="onLoad">
              <text:p/>
            </draw:image>
          </draw:frame>
          <draw:frame draw:z-index="358" draw:name="https://st5.gismeteo.ru/static/diary/img/suncl.png" draw:style-name="gr1" draw:text-style-name="P1" svg:width="5.28mm" svg:height="5.28mm" svg:x="180.62mm" svg:y="36.12mm">
            <draw:image xlink:href="https://st5.gismeteo.ru/static/diary/img/suncl.png" xlink:type="simple" xlink:show="embed" xlink:actuate="onLoad">
              <text:p/>
            </draw:image>
          </draw:frame>
          <draw:frame draw:z-index="359" draw:name="https://st7.gismeteo.ru/static/diary/img/w6.gif" draw:style-name="gr1" draw:text-style-name="P1" svg:width="5.02mm" svg:height="5.02mm" svg:x="225.77mm" svg:y="36.12mm">
            <draw:image xlink:href="https://st7.gismeteo.ru/static/diary/img/w6.gif" xlink:type="simple" xlink:show="embed" xlink:actuate="onLoad">
              <text:p/>
            </draw:image>
          </draw:frame>
          <draw:frame draw:z-index="360" draw:name="https://st4.gismeteo.ru/static/diary/img/suncl.png" draw:style-name="gr1" draw:text-style-name="P1" svg:width="5.28mm" svg:height="5.28mm" svg:x="67.73mm" svg:y="40.64mm">
            <draw:image xlink:href="https://st4.gismeteo.ru/static/diary/img/suncl.png" xlink:type="simple" xlink:show="embed" xlink:actuate="onLoad">
              <text:p/>
            </draw:image>
          </draw:frame>
          <draw:frame draw:z-index="361" draw:name="https://st6.gismeteo.ru/static/diary/img/w7.gif" draw:style-name="gr1" draw:text-style-name="P1" svg:width="3.69mm" svg:height="3.69mm" svg:x="112.88mm" svg:y="40.64mm">
            <draw:image xlink:href="https://st6.gismeteo.ru/static/diary/img/w7.gif" xlink:type="simple" xlink:show="embed" xlink:actuate="onLoad">
              <text:p/>
            </draw:image>
          </draw:frame>
          <draw:frame draw:z-index="362" draw:name="https://st8.gismeteo.ru/static/diary/img/dull.png" draw:style-name="gr1" draw:text-style-name="P1" svg:width="5.28mm" svg:height="5.28mm" svg:x="180.62mm" svg:y="40.64mm">
            <draw:image xlink:href="https://st8.gismeteo.ru/static/diary/img/dull.png" xlink:type="simple" xlink:show="embed" xlink:actuate="onLoad">
              <text:p/>
            </draw:image>
          </draw:frame>
          <draw:frame draw:z-index="363" draw:name="https://st5.gismeteo.ru/static/diary/img/w7.gif" draw:style-name="gr1" draw:text-style-name="P1" svg:width="3.69mm" svg:height="3.69mm" svg:x="225.77mm" svg:y="40.64mm">
            <draw:image xlink:href="https://st5.gismeteo.ru/static/diary/img/w7.gif" xlink:type="simple" xlink:show="embed" xlink:actuate="onLoad">
              <text:p/>
            </draw:image>
          </draw:frame>
          <draw:frame draw:z-index="364" draw:name="https://st7.gismeteo.ru/static/diary/img/dull.png" draw:style-name="gr1" draw:text-style-name="P1" svg:width="5.28mm" svg:height="5.28mm" svg:x="67.73mm" svg:y="45.15mm">
            <draw:image xlink:href="https://st7.gismeteo.ru/static/diary/img/dull.png" xlink:type="simple" xlink:show="embed" xlink:actuate="onLoad">
              <text:p/>
            </draw:image>
          </draw:frame>
          <draw:frame draw:z-index="365" draw:name="https://st4.gismeteo.ru/static/diary/img/w3.gif" draw:style-name="gr1" draw:text-style-name="P1" svg:width="3.69mm" svg:height="3.69mm" svg:x="112.88mm" svg:y="45.15mm">
            <draw:image xlink:href="https://st4.gismeteo.ru/static/diary/img/w3.gif" xlink:type="simple" xlink:show="embed" xlink:actuate="onLoad">
              <text:p/>
            </draw:image>
          </draw:frame>
          <draw:frame draw:z-index="366" draw:name="https://st6.gismeteo.ru/static/diary/img/dull.png" draw:style-name="gr1" draw:text-style-name="P1" svg:width="5.28mm" svg:height="5.28mm" svg:x="180.62mm" svg:y="45.15mm">
            <draw:image xlink:href="https://st6.gismeteo.ru/static/diary/img/dull.png" xlink:type="simple" xlink:show="embed" xlink:actuate="onLoad">
              <text:p/>
            </draw:image>
          </draw:frame>
          <draw:frame draw:z-index="367" draw:name="https://st8.gismeteo.ru/static/diary/img/rain.png" draw:style-name="gr1" draw:text-style-name="P1" svg:width="5.28mm" svg:height="5.28mm" svg:x="203.2mm" svg:y="45.15mm">
            <draw:image xlink:href="https://st8.gismeteo.ru/static/diary/img/rain.png" xlink:type="simple" xlink:show="embed" xlink:actuate="onLoad">
              <text:p/>
            </draw:image>
          </draw:frame>
          <draw:frame draw:z-index="368" draw:name="https://st5.gismeteo.ru/static/diary/img/w3.gif" draw:style-name="gr1" draw:text-style-name="P1" svg:width="3.69mm" svg:height="3.69mm" svg:x="225.77mm" svg:y="45.15mm">
            <draw:image xlink:href="https://st5.gismeteo.ru/static/diary/img/w3.gif" xlink:type="simple" xlink:show="embed" xlink:actuate="onLoad">
              <text:p/>
            </draw:image>
          </draw:frame>
          <draw:frame draw:z-index="369" draw:name="https://st7.gismeteo.ru/static/diary/img/dull.png" draw:style-name="gr1" draw:text-style-name="P1" svg:width="5.28mm" svg:height="5.28mm" svg:x="67.73mm" svg:y="49.67mm">
            <draw:image xlink:href="https://st7.gismeteo.ru/static/diary/img/dull.png" xlink:type="simple" xlink:show="embed" xlink:actuate="onLoad">
              <text:p/>
            </draw:image>
          </draw:frame>
          <draw:frame draw:z-index="370" draw:name="https://st4.gismeteo.ru/static/diary/img/w4.gif" draw:style-name="gr1" draw:text-style-name="P1" svg:width="5.02mm" svg:height="5.02mm" svg:x="112.88mm" svg:y="49.67mm">
            <draw:image xlink:href="https://st4.gismeteo.ru/static/diary/img/w4.gif" xlink:type="simple" xlink:show="embed" xlink:actuate="onLoad">
              <text:p/>
            </draw:image>
          </draw:frame>
          <draw:frame draw:z-index="371" draw:name="https://st6.gismeteo.ru/static/diary/img/dull.png" draw:style-name="gr1" draw:text-style-name="P1" svg:width="5.28mm" svg:height="5.28mm" svg:x="180.62mm" svg:y="49.67mm">
            <draw:image xlink:href="https://st6.gismeteo.ru/static/diary/img/dull.png" xlink:type="simple" xlink:show="embed" xlink:actuate="onLoad">
              <text:p/>
            </draw:image>
          </draw:frame>
          <draw:frame draw:z-index="372" draw:name="https://st8.gismeteo.ru/static/diary/img/w4.gif" draw:style-name="gr1" draw:text-style-name="P1" svg:width="5.02mm" svg:height="5.02mm" svg:x="225.77mm" svg:y="49.67mm">
            <draw:image xlink:href="https://st8.gismeteo.ru/static/diary/img/w4.gif" xlink:type="simple" xlink:show="embed" xlink:actuate="onLoad">
              <text:p/>
            </draw:image>
          </draw:frame>
          <draw:frame draw:z-index="373" draw:name="https://st5.gismeteo.ru/static/diary/img/dull.png" draw:style-name="gr1" draw:text-style-name="P1" svg:width="5.28mm" svg:height="5.28mm" svg:x="67.73mm" svg:y="54.18mm">
            <draw:image xlink:href="https://st5.gismeteo.ru/static/diary/img/dull.png" xlink:type="simple" xlink:show="embed" xlink:actuate="onLoad">
              <text:p/>
            </draw:image>
          </draw:frame>
          <draw:frame draw:z-index="374" draw:name="https://st7.gismeteo.ru/static/diary/img/snow.png" draw:style-name="gr1" draw:text-style-name="P1" svg:width="5.28mm" svg:height="5.28mm" svg:x="90.31mm" svg:y="54.18mm">
            <draw:image xlink:href="https://st7.gismeteo.ru/static/diary/img/snow.png" xlink:type="simple" xlink:show="embed" xlink:actuate="onLoad">
              <text:p/>
            </draw:image>
          </draw:frame>
          <draw:frame draw:z-index="375" draw:name="https://st4.gismeteo.ru/static/diary/img/w7.gif" draw:style-name="gr1" draw:text-style-name="P1" svg:width="3.69mm" svg:height="3.69mm" svg:x="112.88mm" svg:y="54.18mm">
            <draw:image xlink:href="https://st4.gismeteo.ru/static/diary/img/w7.gif" xlink:type="simple" xlink:show="embed" xlink:actuate="onLoad">
              <text:p/>
            </draw:image>
          </draw:frame>
          <draw:frame draw:z-index="376" draw:name="https://st6.gismeteo.ru/static/diary/img/dull.png" draw:style-name="gr1" draw:text-style-name="P1" svg:width="5.28mm" svg:height="5.28mm" svg:x="180.62mm" svg:y="54.18mm">
            <draw:image xlink:href="https://st6.gismeteo.ru/static/diary/img/dull.png" xlink:type="simple" xlink:show="embed" xlink:actuate="onLoad">
              <text:p/>
            </draw:image>
          </draw:frame>
          <draw:frame draw:z-index="377" draw:name="https://st8.gismeteo.ru/static/diary/img/snow.png" draw:style-name="gr1" draw:text-style-name="P1" svg:width="5.28mm" svg:height="5.28mm" svg:x="203.2mm" svg:y="54.18mm">
            <draw:image xlink:href="https://st8.gismeteo.ru/static/diary/img/snow.png" xlink:type="simple" xlink:show="embed" xlink:actuate="onLoad">
              <text:p/>
            </draw:image>
          </draw:frame>
          <draw:frame draw:z-index="378" draw:name="https://st5.gismeteo.ru/static/diary/img/w7.gif" draw:style-name="gr1" draw:text-style-name="P1" svg:width="3.69mm" svg:height="3.69mm" svg:x="225.77mm" svg:y="54.18mm">
            <draw:image xlink:href="https://st5.gismeteo.ru/static/diary/img/w7.gif" xlink:type="simple" xlink:show="embed" xlink:actuate="onLoad">
              <text:p/>
            </draw:image>
          </draw:frame>
          <draw:frame draw:z-index="379" draw:name="https://st7.gismeteo.ru/static/diary/img/sun.png" draw:style-name="gr1" draw:text-style-name="P1" svg:width="5.28mm" svg:height="5.28mm" svg:x="67.73mm" svg:y="58.7mm">
            <draw:image xlink:href="https://st7.gismeteo.ru/static/diary/img/sun.png" xlink:type="simple" xlink:show="embed" xlink:actuate="onLoad">
              <text:p/>
            </draw:image>
          </draw:frame>
          <draw:frame draw:z-index="380" draw:name="https://st4.gismeteo.ru/static/diary/img/w0.gif" draw:style-name="gr1" draw:text-style-name="P1" svg:width="5.02mm" svg:height="5.02mm" svg:x="112.88mm" svg:y="58.7mm">
            <draw:image xlink:href="https://st4.gismeteo.ru/static/diary/img/w0.gif" xlink:type="simple" xlink:show="embed" xlink:actuate="onLoad">
              <text:p/>
            </draw:image>
          </draw:frame>
          <draw:frame draw:z-index="381" draw:name="https://st6.gismeteo.ru/static/diary/img/sun.png" draw:style-name="gr1" draw:text-style-name="P1" svg:width="5.28mm" svg:height="5.28mm" svg:x="180.62mm" svg:y="58.7mm">
            <draw:image xlink:href="https://st6.gismeteo.ru/static/diary/img/sun.png" xlink:type="simple" xlink:show="embed" xlink:actuate="onLoad">
              <text:p/>
            </draw:image>
          </draw:frame>
          <draw:frame draw:z-index="382" draw:name="https://st8.gismeteo.ru/static/diary/img/w0.gif" draw:style-name="gr1" draw:text-style-name="P1" svg:width="5.02mm" svg:height="5.02mm" svg:x="225.77mm" svg:y="58.7mm">
            <draw:image xlink:href="https://st8.gismeteo.ru/static/diary/img/w0.gif" xlink:type="simple" xlink:show="embed" xlink:actuate="onLoad">
              <text:p/>
            </draw:image>
          </draw:frame>
          <draw:frame draw:z-index="383" draw:name="https://st5.gismeteo.ru/static/diary/img/sun.png" draw:style-name="gr1" draw:text-style-name="P1" svg:width="5.28mm" svg:height="5.28mm" svg:x="67.73mm" svg:y="63.21mm">
            <draw:image xlink:href="https://st5.gismeteo.ru/static/diary/img/sun.png" xlink:type="simple" xlink:show="embed" xlink:actuate="onLoad">
              <text:p/>
            </draw:image>
          </draw:frame>
          <draw:frame draw:z-index="384" draw:name="https://st7.gismeteo.ru/static/diary/img/w3.gif" draw:style-name="gr1" draw:text-style-name="P1" svg:width="3.69mm" svg:height="3.69mm" svg:x="112.88mm" svg:y="63.21mm">
            <draw:image xlink:href="https://st7.gismeteo.ru/static/diary/img/w3.gif" xlink:type="simple" xlink:show="embed" xlink:actuate="onLoad">
              <text:p/>
            </draw:image>
          </draw:frame>
          <draw:frame draw:z-index="385" draw:name="https://st4.gismeteo.ru/static/diary/img/sun.png" draw:style-name="gr1" draw:text-style-name="P1" svg:width="5.28mm" svg:height="5.28mm" svg:x="180.62mm" svg:y="63.21mm">
            <draw:image xlink:href="https://st4.gismeteo.ru/static/diary/img/sun.png" xlink:type="simple" xlink:show="embed" xlink:actuate="onLoad">
              <text:p/>
            </draw:image>
          </draw:frame>
          <draw:frame draw:z-index="386" draw:name="https://st6.gismeteo.ru/static/diary/img/w3.gif" draw:style-name="gr1" draw:text-style-name="P1" svg:width="3.69mm" svg:height="3.69mm" svg:x="225.77mm" svg:y="63.21mm">
            <draw:image xlink:href="https://st6.gismeteo.ru/static/diary/img/w3.gif" xlink:type="simple" xlink:show="embed" xlink:actuate="onLoad">
              <text:p/>
            </draw:image>
          </draw:frame>
          <draw:frame draw:z-index="387" draw:name="https://st8.gismeteo.ru/static/diary/img/sun.png" draw:style-name="gr1" draw:text-style-name="P1" svg:width="5.28mm" svg:height="5.28mm" svg:x="67.73mm" svg:y="67.73mm">
            <draw:image xlink:href="https://st8.gismeteo.ru/static/diary/img/sun.png" xlink:type="simple" xlink:show="embed" xlink:actuate="onLoad">
              <text:p/>
            </draw:image>
          </draw:frame>
          <draw:frame draw:z-index="388" draw:name="https://st5.gismeteo.ru/static/diary/img/w4.gif" draw:style-name="gr1" draw:text-style-name="P1" svg:width="5.02mm" svg:height="5.02mm" svg:x="112.88mm" svg:y="67.73mm">
            <draw:image xlink:href="https://st5.gismeteo.ru/static/diary/img/w4.gif" xlink:type="simple" xlink:show="embed" xlink:actuate="onLoad">
              <text:p/>
            </draw:image>
          </draw:frame>
          <draw:frame draw:z-index="389" draw:name="https://st7.gismeteo.ru/static/diary/img/sun.png" draw:style-name="gr1" draw:text-style-name="P1" svg:width="5.28mm" svg:height="5.28mm" svg:x="180.62mm" svg:y="67.73mm">
            <draw:image xlink:href="https://st7.gismeteo.ru/static/diary/img/sun.png" xlink:type="simple" xlink:show="embed" xlink:actuate="onLoad">
              <text:p/>
            </draw:image>
          </draw:frame>
          <draw:frame draw:z-index="390" draw:name="https://st4.gismeteo.ru/static/diary/img/w4.gif" draw:style-name="gr1" draw:text-style-name="P1" svg:width="5.02mm" svg:height="5.02mm" svg:x="225.77mm" svg:y="67.73mm">
            <draw:image xlink:href="https://st4.gismeteo.ru/static/diary/img/w4.gif" xlink:type="simple" xlink:show="embed" xlink:actuate="onLoad">
              <text:p/>
            </draw:image>
          </draw:frame>
          <draw:frame draw:z-index="391" draw:name="https://st6.gismeteo.ru/static/diary/img/sun.png" draw:style-name="gr1" draw:text-style-name="P1" svg:width="5.28mm" svg:height="5.28mm" svg:x="67.73mm" svg:y="72.24mm">
            <draw:image xlink:href="https://st6.gismeteo.ru/static/diary/img/sun.png" xlink:type="simple" xlink:show="embed" xlink:actuate="onLoad">
              <text:p/>
            </draw:image>
          </draw:frame>
          <draw:frame draw:z-index="392" draw:name="https://st8.gismeteo.ru/static/diary/img/w4.gif" draw:style-name="gr1" draw:text-style-name="P1" svg:width="5.02mm" svg:height="5.02mm" svg:x="112.88mm" svg:y="72.24mm">
            <draw:image xlink:href="https://st8.gismeteo.ru/static/diary/img/w4.gif" xlink:type="simple" xlink:show="embed" xlink:actuate="onLoad">
              <text:p/>
            </draw:image>
          </draw:frame>
          <draw:frame draw:z-index="393" draw:name="https://st5.gismeteo.ru/static/diary/img/sun.png" draw:style-name="gr1" draw:text-style-name="P1" svg:width="5.28mm" svg:height="5.28mm" svg:x="180.62mm" svg:y="72.24mm">
            <draw:image xlink:href="https://st5.gismeteo.ru/static/diary/img/sun.png" xlink:type="simple" xlink:show="embed" xlink:actuate="onLoad">
              <text:p/>
            </draw:image>
          </draw:frame>
          <draw:frame draw:z-index="394" draw:name="https://st7.gismeteo.ru/static/diary/img/w4.gif" draw:style-name="gr1" draw:text-style-name="P1" svg:width="5.02mm" svg:height="5.02mm" svg:x="225.77mm" svg:y="72.24mm">
            <draw:image xlink:href="https://st7.gismeteo.ru/static/diary/img/w4.gif" xlink:type="simple" xlink:show="embed" xlink:actuate="onLoad">
              <text:p/>
            </draw:image>
          </draw:frame>
          <draw:frame draw:z-index="395" draw:name="https://st4.gismeteo.ru/static/diary/img/sun.png" draw:style-name="gr1" draw:text-style-name="P1" svg:width="5.28mm" svg:height="5.28mm" svg:x="67.73mm" svg:y="76.76mm">
            <draw:image xlink:href="https://st4.gismeteo.ru/static/diary/img/sun.png" xlink:type="simple" xlink:show="embed" xlink:actuate="onLoad">
              <text:p/>
            </draw:image>
          </draw:frame>
          <draw:frame draw:z-index="396" draw:name="https://st6.gismeteo.ru/static/diary/img/w4.gif" draw:style-name="gr1" draw:text-style-name="P1" svg:width="5.02mm" svg:height="5.02mm" svg:x="112.88mm" svg:y="76.76mm">
            <draw:image xlink:href="https://st6.gismeteo.ru/static/diary/img/w4.gif" xlink:type="simple" xlink:show="embed" xlink:actuate="onLoad">
              <text:p/>
            </draw:image>
          </draw:frame>
          <draw:frame draw:z-index="397" draw:name="https://st8.gismeteo.ru/static/diary/img/sun.png" draw:style-name="gr1" draw:text-style-name="P1" svg:width="5.28mm" svg:height="5.28mm" svg:x="180.62mm" svg:y="76.76mm">
            <draw:image xlink:href="https://st8.gismeteo.ru/static/diary/img/sun.png" xlink:type="simple" xlink:show="embed" xlink:actuate="onLoad">
              <text:p/>
            </draw:image>
          </draw:frame>
          <draw:frame draw:z-index="398" draw:name="https://st5.gismeteo.ru/static/diary/img/w4.gif" draw:style-name="gr1" draw:text-style-name="P1" svg:width="5.02mm" svg:height="5.02mm" svg:x="225.77mm" svg:y="76.76mm">
            <draw:image xlink:href="https://st5.gismeteo.ru/static/diary/img/w4.gif" xlink:type="simple" xlink:show="embed" xlink:actuate="onLoad">
              <text:p/>
            </draw:image>
          </draw:frame>
          <draw:frame draw:z-index="399" draw:name="https://st7.gismeteo.ru/static/diary/img/sun.png" draw:style-name="gr1" draw:text-style-name="P1" svg:width="5.28mm" svg:height="5.28mm" svg:x="67.73mm" svg:y="81.28mm">
            <draw:image xlink:href="https://st7.gismeteo.ru/static/diary/img/sun.png" xlink:type="simple" xlink:show="embed" xlink:actuate="onLoad">
              <text:p/>
            </draw:image>
          </draw:frame>
          <draw:frame draw:z-index="400" draw:name="https://st4.gismeteo.ru/static/diary/img/w3.gif" draw:style-name="gr1" draw:text-style-name="P1" svg:width="3.69mm" svg:height="3.69mm" svg:x="112.88mm" svg:y="81.28mm">
            <draw:image xlink:href="https://st4.gismeteo.ru/static/diary/img/w3.gif" xlink:type="simple" xlink:show="embed" xlink:actuate="onLoad">
              <text:p/>
            </draw:image>
          </draw:frame>
          <draw:frame draw:z-index="401" draw:name="https://st6.gismeteo.ru/static/diary/img/sun.png" draw:style-name="gr1" draw:text-style-name="P1" svg:width="5.28mm" svg:height="5.28mm" svg:x="180.62mm" svg:y="81.28mm">
            <draw:image xlink:href="https://st6.gismeteo.ru/static/diary/img/sun.png" xlink:type="simple" xlink:show="embed" xlink:actuate="onLoad">
              <text:p/>
            </draw:image>
          </draw:frame>
          <draw:frame draw:z-index="402" draw:name="https://st8.gismeteo.ru/static/diary/img/w3.gif" draw:style-name="gr1" draw:text-style-name="P1" svg:width="3.69mm" svg:height="3.69mm" svg:x="225.77mm" svg:y="81.28mm">
            <draw:image xlink:href="https://st8.gismeteo.ru/static/diary/img/w3.gif" xlink:type="simple" xlink:show="embed" xlink:actuate="onLoad">
              <text:p/>
            </draw:image>
          </draw:frame>
          <draw:frame draw:z-index="403" draw:name="https://st5.gismeteo.ru/static/diary/img/sun.png" draw:style-name="gr1" draw:text-style-name="P1" svg:width="5.28mm" svg:height="5.28mm" svg:x="67.73mm" svg:y="85.79mm">
            <draw:image xlink:href="https://st5.gismeteo.ru/static/diary/img/sun.png" xlink:type="simple" xlink:show="embed" xlink:actuate="onLoad">
              <text:p/>
            </draw:image>
          </draw:frame>
          <draw:frame draw:z-index="404" draw:name="https://st7.gismeteo.ru/static/diary/img/w4.gif" draw:style-name="gr1" draw:text-style-name="P1" svg:width="5.02mm" svg:height="5.02mm" svg:x="112.88mm" svg:y="85.79mm">
            <draw:image xlink:href="https://st7.gismeteo.ru/static/diary/img/w4.gif" xlink:type="simple" xlink:show="embed" xlink:actuate="onLoad">
              <text:p/>
            </draw:image>
          </draw:frame>
          <draw:frame draw:z-index="405" draw:name="https://st4.gismeteo.ru/static/diary/img/sun.png" draw:style-name="gr1" draw:text-style-name="P1" svg:width="5.28mm" svg:height="5.28mm" svg:x="180.62mm" svg:y="85.79mm">
            <draw:image xlink:href="https://st4.gismeteo.ru/static/diary/img/sun.png" xlink:type="simple" xlink:show="embed" xlink:actuate="onLoad">
              <text:p/>
            </draw:image>
          </draw:frame>
          <draw:frame draw:z-index="406" draw:name="https://st6.gismeteo.ru/static/diary/img/w4.gif" draw:style-name="gr1" draw:text-style-name="P1" svg:width="5.02mm" svg:height="5.02mm" svg:x="225.77mm" svg:y="85.79mm">
            <draw:image xlink:href="https://st6.gismeteo.ru/static/diary/img/w4.gif" xlink:type="simple" xlink:show="embed" xlink:actuate="onLoad">
              <text:p/>
            </draw:image>
          </draw:frame>
          <draw:frame draw:z-index="407" draw:name="https://st8.gismeteo.ru/static/diary/img/sun.png" draw:style-name="gr1" draw:text-style-name="P1" svg:width="5.28mm" svg:height="5.28mm" svg:x="67.73mm" svg:y="90.31mm">
            <draw:image xlink:href="https://st8.gismeteo.ru/static/diary/img/sun.png" xlink:type="simple" xlink:show="embed" xlink:actuate="onLoad">
              <text:p/>
            </draw:image>
          </draw:frame>
          <draw:frame draw:z-index="408" draw:name="https://st5.gismeteo.ru/static/diary/img/w4.gif" draw:style-name="gr1" draw:text-style-name="P1" svg:width="5.02mm" svg:height="5.02mm" svg:x="112.88mm" svg:y="90.31mm">
            <draw:image xlink:href="https://st5.gismeteo.ru/static/diary/img/w4.gif" xlink:type="simple" xlink:show="embed" xlink:actuate="onLoad">
              <text:p/>
            </draw:image>
          </draw:frame>
          <draw:frame draw:z-index="409" draw:name="https://st7.gismeteo.ru/static/diary/img/dull.png" draw:style-name="gr1" draw:text-style-name="P1" svg:width="5.28mm" svg:height="5.28mm" svg:x="180.62mm" svg:y="90.31mm">
            <draw:image xlink:href="https://st7.gismeteo.ru/static/diary/img/dull.png" xlink:type="simple" xlink:show="embed" xlink:actuate="onLoad">
              <text:p/>
            </draw:image>
          </draw:frame>
          <draw:frame draw:z-index="410" draw:name="https://st4.gismeteo.ru/static/diary/img/w4.gif" draw:style-name="gr1" draw:text-style-name="P1" svg:width="5.02mm" svg:height="5.02mm" svg:x="225.77mm" svg:y="90.31mm">
            <draw:image xlink:href="https://st4.gismeteo.ru/static/diary/img/w4.gif" xlink:type="simple" xlink:show="embed" xlink:actuate="onLoad">
              <text:p/>
            </draw:image>
          </draw:frame>
          <draw:frame draw:z-index="411" draw:name="https://st6.gismeteo.ru/static/diary/img/sunc.png" draw:style-name="gr1" draw:text-style-name="P1" svg:width="5.28mm" svg:height="5.28mm" svg:x="67.73mm" svg:y="94.82mm">
            <draw:image xlink:href="https://st6.gismeteo.ru/static/diary/img/sunc.png" xlink:type="simple" xlink:show="embed" xlink:actuate="onLoad">
              <text:p/>
            </draw:image>
          </draw:frame>
          <draw:frame draw:z-index="412" draw:name="https://st8.gismeteo.ru/static/diary/img/w4.gif" draw:style-name="gr1" draw:text-style-name="P1" svg:width="5.02mm" svg:height="5.02mm" svg:x="112.88mm" svg:y="94.82mm">
            <draw:image xlink:href="https://st8.gismeteo.ru/static/diary/img/w4.gif" xlink:type="simple" xlink:show="embed" xlink:actuate="onLoad">
              <text:p/>
            </draw:image>
          </draw:frame>
          <draw:frame draw:z-index="413" draw:name="https://st5.gismeteo.ru/static/diary/img/dull.png" draw:style-name="gr1" draw:text-style-name="P1" svg:width="5.28mm" svg:height="5.28mm" svg:x="180.62mm" svg:y="94.82mm">
            <draw:image xlink:href="https://st5.gismeteo.ru/static/diary/img/dull.png" xlink:type="simple" xlink:show="embed" xlink:actuate="onLoad">
              <text:p/>
            </draw:image>
          </draw:frame>
          <draw:frame draw:z-index="414" draw:name="https://st7.gismeteo.ru/static/diary/img/w4.gif" draw:style-name="gr1" draw:text-style-name="P1" svg:width="5.02mm" svg:height="5.02mm" svg:x="225.77mm" svg:y="94.82mm">
            <draw:image xlink:href="https://st7.gismeteo.ru/static/diary/img/w4.gif" xlink:type="simple" xlink:show="embed" xlink:actuate="onLoad">
              <text:p/>
            </draw:image>
          </draw:frame>
          <draw:frame draw:z-index="415" draw:name="https://st4.gismeteo.ru/static/diary/img/sunc.png" draw:style-name="gr1" draw:text-style-name="P1" svg:width="5.28mm" svg:height="5.28mm" svg:x="67.73mm" svg:y="99.34mm">
            <draw:image xlink:href="https://st4.gismeteo.ru/static/diary/img/sunc.png" xlink:type="simple" xlink:show="embed" xlink:actuate="onLoad">
              <text:p/>
            </draw:image>
          </draw:frame>
          <draw:frame draw:z-index="416" draw:name="https://st6.gismeteo.ru/static/diary/img/w5.gif" draw:style-name="gr1" draw:text-style-name="P1" svg:width="3.69mm" svg:height="3.69mm" svg:x="112.88mm" svg:y="99.34mm">
            <draw:image xlink:href="https://st6.gismeteo.ru/static/diary/img/w5.gif" xlink:type="simple" xlink:show="embed" xlink:actuate="onLoad">
              <text:p/>
            </draw:image>
          </draw:frame>
          <draw:frame draw:z-index="417" draw:name="https://st8.gismeteo.ru/static/diary/img/suncl.png" draw:style-name="gr1" draw:text-style-name="P1" svg:width="5.28mm" svg:height="5.28mm" svg:x="180.62mm" svg:y="99.34mm">
            <draw:image xlink:href="https://st8.gismeteo.ru/static/diary/img/suncl.png" xlink:type="simple" xlink:show="embed" xlink:actuate="onLoad">
              <text:p/>
            </draw:image>
          </draw:frame>
          <draw:frame draw:z-index="418" draw:name="https://st5.gismeteo.ru/static/diary/img/w5.gif" draw:style-name="gr1" draw:text-style-name="P1" svg:width="3.69mm" svg:height="3.69mm" svg:x="225.77mm" svg:y="99.34mm">
            <draw:image xlink:href="https://st5.gismeteo.ru/static/diary/img/w5.gif" xlink:type="simple" xlink:show="embed" xlink:actuate="onLoad">
              <text:p/>
            </draw:image>
          </draw:frame>
          <draw:frame draw:z-index="419" draw:name="https://st7.gismeteo.ru/static/diary/img/sun.png" draw:style-name="gr1" draw:text-style-name="P1" svg:width="5.28mm" svg:height="5.28mm" svg:x="67.73mm" svg:y="103.85mm">
            <draw:image xlink:href="https://st7.gismeteo.ru/static/diary/img/sun.png" xlink:type="simple" xlink:show="embed" xlink:actuate="onLoad">
              <text:p/>
            </draw:image>
          </draw:frame>
          <draw:frame draw:z-index="420" draw:name="https://st4.gismeteo.ru/static/diary/img/w4.gif" draw:style-name="gr1" draw:text-style-name="P1" svg:width="5.02mm" svg:height="5.02mm" svg:x="112.88mm" svg:y="103.85mm">
            <draw:image xlink:href="https://st4.gismeteo.ru/static/diary/img/w4.gif" xlink:type="simple" xlink:show="embed" xlink:actuate="onLoad">
              <text:p/>
            </draw:image>
          </draw:frame>
          <draw:frame draw:z-index="421" draw:name="https://st6.gismeteo.ru/static/diary/img/sun.png" draw:style-name="gr1" draw:text-style-name="P1" svg:width="5.28mm" svg:height="5.28mm" svg:x="180.62mm" svg:y="103.85mm">
            <draw:image xlink:href="https://st6.gismeteo.ru/static/diary/img/sun.png" xlink:type="simple" xlink:show="embed" xlink:actuate="onLoad">
              <text:p/>
            </draw:image>
          </draw:frame>
          <draw:frame draw:z-index="422" draw:name="https://st8.gismeteo.ru/static/diary/img/w4.gif" draw:style-name="gr1" draw:text-style-name="P1" svg:width="5.02mm" svg:height="5.02mm" svg:x="225.77mm" svg:y="103.85mm">
            <draw:image xlink:href="https://st8.gismeteo.ru/static/diary/img/w4.gif" xlink:type="simple" xlink:show="embed" xlink:actuate="onLoad">
              <text:p/>
            </draw:image>
          </draw:frame>
          <draw:frame draw:z-index="423" draw:name="https://st5.gismeteo.ru/static/diary/img/dull.png" draw:style-name="gr1" draw:text-style-name="P1" svg:width="5.28mm" svg:height="5.28mm" svg:x="67.73mm" svg:y="108.37mm">
            <draw:image xlink:href="https://st5.gismeteo.ru/static/diary/img/dull.png" xlink:type="simple" xlink:show="embed" xlink:actuate="onLoad">
              <text:p/>
            </draw:image>
          </draw:frame>
          <draw:frame draw:z-index="424" draw:name="https://st7.gismeteo.ru/static/diary/img/w4.gif" draw:style-name="gr1" draw:text-style-name="P1" svg:width="5.02mm" svg:height="5.02mm" svg:x="112.88mm" svg:y="108.37mm">
            <draw:image xlink:href="https://st7.gismeteo.ru/static/diary/img/w4.gif" xlink:type="simple" xlink:show="embed" xlink:actuate="onLoad">
              <text:p/>
            </draw:image>
          </draw:frame>
          <draw:frame draw:z-index="425" draw:name="https://st4.gismeteo.ru/static/diary/img/dull.png" draw:style-name="gr1" draw:text-style-name="P1" svg:width="5.28mm" svg:height="5.28mm" svg:x="180.62mm" svg:y="108.37mm">
            <draw:image xlink:href="https://st4.gismeteo.ru/static/diary/img/dull.png" xlink:type="simple" xlink:show="embed" xlink:actuate="onLoad">
              <text:p/>
            </draw:image>
          </draw:frame>
          <draw:frame draw:z-index="426" draw:name="https://st6.gismeteo.ru/static/diary/img/snow.png" draw:style-name="gr1" draw:text-style-name="P1" svg:width="5.28mm" svg:height="5.28mm" svg:x="203.2mm" svg:y="108.37mm">
            <draw:image xlink:href="https://st6.gismeteo.ru/static/diary/img/snow.png" xlink:type="simple" xlink:show="embed" xlink:actuate="onLoad">
              <text:p/>
            </draw:image>
          </draw:frame>
          <draw:frame draw:z-index="427" draw:name="https://st8.gismeteo.ru/static/diary/img/w4.gif" draw:style-name="gr1" draw:text-style-name="P1" svg:width="5.02mm" svg:height="5.02mm" svg:x="225.77mm" svg:y="108.37mm">
            <draw:image xlink:href="https://st8.gismeteo.ru/static/diary/img/w4.gif" xlink:type="simple" xlink:show="embed" xlink:actuate="onLoad">
              <text:p/>
            </draw:image>
          </draw:frame>
          <draw:frame draw:z-index="428" draw:name="https://st5.gismeteo.ru/static/diary/img/dull.png" draw:style-name="gr1" draw:text-style-name="P1" svg:width="5.28mm" svg:height="5.28mm" svg:x="67.73mm" svg:y="112.88mm">
            <draw:image xlink:href="https://st5.gismeteo.ru/static/diary/img/dull.png" xlink:type="simple" xlink:show="embed" xlink:actuate="onLoad">
              <text:p/>
            </draw:image>
          </draw:frame>
          <draw:frame draw:z-index="429" draw:name="https://st7.gismeteo.ru/static/diary/img/snow.png" draw:style-name="gr1" draw:text-style-name="P1" svg:width="5.28mm" svg:height="5.28mm" svg:x="90.31mm" svg:y="112.88mm">
            <draw:image xlink:href="https://st7.gismeteo.ru/static/diary/img/snow.png" xlink:type="simple" xlink:show="embed" xlink:actuate="onLoad">
              <text:p/>
            </draw:image>
          </draw:frame>
          <draw:frame draw:z-index="430" draw:name="https://st4.gismeteo.ru/static/diary/img/w4.gif" draw:style-name="gr1" draw:text-style-name="P1" svg:width="5.02mm" svg:height="5.02mm" svg:x="112.88mm" svg:y="112.88mm">
            <draw:image xlink:href="https://st4.gismeteo.ru/static/diary/img/w4.gif" xlink:type="simple" xlink:show="embed" xlink:actuate="onLoad">
              <text:p/>
            </draw:image>
          </draw:frame>
          <draw:frame draw:z-index="431" draw:name="https://st6.gismeteo.ru/static/diary/img/dull.png" draw:style-name="gr1" draw:text-style-name="P1" svg:width="5.28mm" svg:height="5.28mm" svg:x="180.62mm" svg:y="112.88mm">
            <draw:image xlink:href="https://st6.gismeteo.ru/static/diary/img/dull.png" xlink:type="simple" xlink:show="embed" xlink:actuate="onLoad">
              <text:p/>
            </draw:image>
          </draw:frame>
          <draw:frame draw:z-index="432" draw:name="https://st8.gismeteo.ru/static/diary/img/snow.png" draw:style-name="gr1" draw:text-style-name="P1" svg:width="5.28mm" svg:height="5.28mm" svg:x="203.2mm" svg:y="112.88mm">
            <draw:image xlink:href="https://st8.gismeteo.ru/static/diary/img/snow.png" xlink:type="simple" xlink:show="embed" xlink:actuate="onLoad">
              <text:p/>
            </draw:image>
          </draw:frame>
          <draw:frame draw:z-index="433" draw:name="https://st5.gismeteo.ru/static/diary/img/w4.gif" draw:style-name="gr1" draw:text-style-name="P1" svg:width="5.02mm" svg:height="5.02mm" svg:x="225.77mm" svg:y="112.88mm">
            <draw:image xlink:href="https://st5.gismeteo.ru/static/diary/img/w4.gif" xlink:type="simple" xlink:show="embed" xlink:actuate="onLoad">
              <text:p/>
            </draw:image>
          </draw:frame>
          <draw:frame draw:z-index="434" draw:name="https://st7.gismeteo.ru/static/diary/img/dull.png" draw:style-name="gr1" draw:text-style-name="P1" svg:width="5.28mm" svg:height="5.28mm" svg:x="67.73mm" svg:y="117.4mm">
            <draw:image xlink:href="https://st7.gismeteo.ru/static/diary/img/dull.png" xlink:type="simple" xlink:show="embed" xlink:actuate="onLoad">
              <text:p/>
            </draw:image>
          </draw:frame>
          <draw:frame draw:z-index="435" draw:name="https://st4.gismeteo.ru/static/diary/img/snow.png" draw:style-name="gr1" draw:text-style-name="P1" svg:width="5.28mm" svg:height="5.28mm" svg:x="90.31mm" svg:y="117.4mm">
            <draw:image xlink:href="https://st4.gismeteo.ru/static/diary/img/snow.png" xlink:type="simple" xlink:show="embed" xlink:actuate="onLoad">
              <text:p/>
            </draw:image>
          </draw:frame>
          <draw:frame draw:z-index="436" draw:name="https://st6.gismeteo.ru/static/diary/img/w4.gif" draw:style-name="gr1" draw:text-style-name="P1" svg:width="5.02mm" svg:height="5.02mm" svg:x="112.88mm" svg:y="117.4mm">
            <draw:image xlink:href="https://st6.gismeteo.ru/static/diary/img/w4.gif" xlink:type="simple" xlink:show="embed" xlink:actuate="onLoad">
              <text:p/>
            </draw:image>
          </draw:frame>
          <draw:frame draw:z-index="437" draw:name="https://st8.gismeteo.ru/static/diary/img/dull.png" draw:style-name="gr1" draw:text-style-name="P1" svg:width="5.28mm" svg:height="5.28mm" svg:x="180.62mm" svg:y="117.4mm">
            <draw:image xlink:href="https://st8.gismeteo.ru/static/diary/img/dull.png" xlink:type="simple" xlink:show="embed" xlink:actuate="onLoad">
              <text:p/>
            </draw:image>
          </draw:frame>
          <draw:frame draw:z-index="438" draw:name="https://st5.gismeteo.ru/static/diary/img/snow.png" draw:style-name="gr1" draw:text-style-name="P1" svg:width="5.28mm" svg:height="5.28mm" svg:x="203.2mm" svg:y="117.4mm">
            <draw:image xlink:href="https://st5.gismeteo.ru/static/diary/img/snow.png" xlink:type="simple" xlink:show="embed" xlink:actuate="onLoad">
              <text:p/>
            </draw:image>
          </draw:frame>
          <draw:frame draw:z-index="439" draw:name="https://st7.gismeteo.ru/static/diary/img/w4.gif" draw:style-name="gr1" draw:text-style-name="P1" svg:width="5.02mm" svg:height="5.02mm" svg:x="225.77mm" svg:y="117.4mm">
            <draw:image xlink:href="https://st7.gismeteo.ru/static/diary/img/w4.gif" xlink:type="simple" xlink:show="embed" xlink:actuate="onLoad">
              <text:p/>
            </draw:image>
          </draw:frame>
          <draw:frame draw:z-index="440" draw:name="https://st4.gismeteo.ru/static/diary/img/dull.png" draw:style-name="gr1" draw:text-style-name="P1" svg:width="5.28mm" svg:height="5.28mm" svg:x="67.73mm" svg:y="121.92mm">
            <draw:image xlink:href="https://st4.gismeteo.ru/static/diary/img/dull.png" xlink:type="simple" xlink:show="embed" xlink:actuate="onLoad">
              <text:p/>
            </draw:image>
          </draw:frame>
          <draw:frame draw:z-index="441" draw:name="https://st6.gismeteo.ru/static/diary/img/w4.gif" draw:style-name="gr1" draw:text-style-name="P1" svg:width="5.02mm" svg:height="5.02mm" svg:x="112.88mm" svg:y="121.92mm">
            <draw:image xlink:href="https://st6.gismeteo.ru/static/diary/img/w4.gif" xlink:type="simple" xlink:show="embed" xlink:actuate="onLoad">
              <text:p/>
            </draw:image>
          </draw:frame>
          <draw:frame draw:z-index="442" draw:name="https://st8.gismeteo.ru/static/diary/img/dull.png" draw:style-name="gr1" draw:text-style-name="P1" svg:width="5.28mm" svg:height="5.28mm" svg:x="180.62mm" svg:y="121.92mm">
            <draw:image xlink:href="https://st8.gismeteo.ru/static/diary/img/dull.png" xlink:type="simple" xlink:show="embed" xlink:actuate="onLoad">
              <text:p/>
            </draw:image>
          </draw:frame>
          <draw:frame draw:z-index="443" draw:name="https://st5.gismeteo.ru/static/diary/img/snow.png" draw:style-name="gr1" draw:text-style-name="P1" svg:width="5.28mm" svg:height="5.28mm" svg:x="203.2mm" svg:y="121.92mm">
            <draw:image xlink:href="https://st5.gismeteo.ru/static/diary/img/snow.png" xlink:type="simple" xlink:show="embed" xlink:actuate="onLoad">
              <text:p/>
            </draw:image>
          </draw:frame>
          <draw:frame draw:z-index="444" draw:name="https://st7.gismeteo.ru/static/diary/img/w4.gif" draw:style-name="gr1" draw:text-style-name="P1" svg:width="5.02mm" svg:height="5.02mm" svg:x="225.77mm" svg:y="121.92mm">
            <draw:image xlink:href="https://st7.gismeteo.ru/static/diary/img/w4.gif" xlink:type="simple" xlink:show="embed" xlink:actuate="onLoad">
              <text:p/>
            </draw:image>
          </draw:frame>
          <draw:frame draw:z-index="445" draw:name="https://st4.gismeteo.ru/static/diary/img/dull.png" draw:style-name="gr1" draw:text-style-name="P1" svg:width="5.28mm" svg:height="5.28mm" svg:x="67.73mm" svg:y="126.43mm">
            <draw:image xlink:href="https://st4.gismeteo.ru/static/diary/img/dull.png" xlink:type="simple" xlink:show="embed" xlink:actuate="onLoad">
              <text:p/>
            </draw:image>
          </draw:frame>
          <draw:frame draw:z-index="446" draw:name="https://st6.gismeteo.ru/static/diary/img/w4.gif" draw:style-name="gr1" draw:text-style-name="P1" svg:width="5.02mm" svg:height="5.02mm" svg:x="112.88mm" svg:y="126.43mm">
            <draw:image xlink:href="https://st6.gismeteo.ru/static/diary/img/w4.gif" xlink:type="simple" xlink:show="embed" xlink:actuate="onLoad">
              <text:p/>
            </draw:image>
          </draw:frame>
          <draw:frame draw:z-index="447" draw:name="https://st8.gismeteo.ru/static/diary/img/sun.png" draw:style-name="gr1" draw:text-style-name="P1" svg:width="5.28mm" svg:height="5.28mm" svg:x="180.62mm" svg:y="126.43mm">
            <draw:image xlink:href="https://st8.gismeteo.ru/static/diary/img/sun.png" xlink:type="simple" xlink:show="embed" xlink:actuate="onLoad">
              <text:p/>
            </draw:image>
          </draw:frame>
          <draw:frame draw:z-index="448" draw:name="https://st5.gismeteo.ru/static/diary/img/w4.gif" draw:style-name="gr1" draw:text-style-name="P1" svg:width="5.02mm" svg:height="5.02mm" svg:x="225.77mm" svg:y="126.43mm">
            <draw:image xlink:href="https://st5.gismeteo.ru/static/diary/img/w4.gif" xlink:type="simple" xlink:show="embed" xlink:actuate="onLoad">
              <text:p/>
            </draw:image>
          </draw:frame>
          <draw:frame draw:z-index="449" draw:name="https://st7.gismeteo.ru/static/diary/img/dull.png" draw:style-name="gr1" draw:text-style-name="P1" svg:width="5.28mm" svg:height="5.28mm" svg:x="67.73mm" svg:y="130.95mm">
            <draw:image xlink:href="https://st7.gismeteo.ru/static/diary/img/dull.png" xlink:type="simple" xlink:show="embed" xlink:actuate="onLoad">
              <text:p/>
            </draw:image>
          </draw:frame>
          <draw:frame draw:z-index="450" draw:name="https://st4.gismeteo.ru/static/diary/img/snow.png" draw:style-name="gr1" draw:text-style-name="P1" svg:width="5.28mm" svg:height="5.28mm" svg:x="90.31mm" svg:y="130.95mm">
            <draw:image xlink:href="https://st4.gismeteo.ru/static/diary/img/snow.png" xlink:type="simple" xlink:show="embed" xlink:actuate="onLoad">
              <text:p/>
            </draw:image>
          </draw:frame>
          <draw:frame draw:z-index="451" draw:name="https://st6.gismeteo.ru/static/diary/img/w5.gif" draw:style-name="gr1" draw:text-style-name="P1" svg:width="3.69mm" svg:height="3.69mm" svg:x="112.88mm" svg:y="130.95mm">
            <draw:image xlink:href="https://st6.gismeteo.ru/static/diary/img/w5.gif" xlink:type="simple" xlink:show="embed" xlink:actuate="onLoad">
              <text:p/>
            </draw:image>
          </draw:frame>
          <draw:frame draw:z-index="452" draw:name="https://st8.gismeteo.ru/static/diary/img/sunc.png" draw:style-name="gr1" draw:text-style-name="P1" svg:width="5.28mm" svg:height="5.28mm" svg:x="180.62mm" svg:y="130.95mm">
            <draw:image xlink:href="https://st8.gismeteo.ru/static/diary/img/sunc.png" xlink:type="simple" xlink:show="embed" xlink:actuate="onLoad">
              <text:p/>
            </draw:image>
          </draw:frame>
          <draw:frame draw:z-index="453" draw:name="https://st5.gismeteo.ru/static/diary/img/w5.gif" draw:style-name="gr1" draw:text-style-name="P1" svg:width="3.69mm" svg:height="3.69mm" svg:x="225.77mm" svg:y="130.95mm">
            <draw:image xlink:href="https://st5.gismeteo.ru/static/diary/img/w5.gif" xlink:type="simple" xlink:show="embed" xlink:actuate="onLoad">
              <text:p/>
            </draw:image>
          </draw:frame>
          <draw:frame draw:z-index="454" draw:name="https://st6.gismeteo.ru/static/diary/img/dull.png" draw:style-name="gr1" draw:text-style-name="P1" svg:width="5.28mm" svg:height="5.28mm" svg:x="67.73mm" svg:y="288.99mm">
            <draw:image xlink:href="https://st6.gismeteo.ru/static/diary/img/dull.png" xlink:type="simple" xlink:show="embed" xlink:actuate="onLoad">
              <text:p/>
            </draw:image>
          </draw:frame>
          <draw:frame draw:z-index="455" draw:name="https://st8.gismeteo.ru/static/diary/img/w5.gif" draw:style-name="gr1" draw:text-style-name="P1" svg:width="3.69mm" svg:height="3.69mm" svg:x="112.88mm" svg:y="288.99mm">
            <draw:image xlink:href="https://st8.gismeteo.ru/static/diary/img/w5.gif" xlink:type="simple" xlink:show="embed" xlink:actuate="onLoad">
              <text:p/>
            </draw:image>
          </draw:frame>
          <draw:frame draw:z-index="456" draw:name="https://st5.gismeteo.ru/static/diary/img/dull.png" draw:style-name="gr1" draw:text-style-name="P1" svg:width="5.28mm" svg:height="5.28mm" svg:x="180.62mm" svg:y="288.99mm">
            <draw:image xlink:href="https://st5.gismeteo.ru/static/diary/img/dull.png" xlink:type="simple" xlink:show="embed" xlink:actuate="onLoad">
              <text:p/>
            </draw:image>
          </draw:frame>
          <draw:frame draw:z-index="457" draw:name="https://st7.gismeteo.ru/static/diary/img/snow.png" draw:style-name="gr1" draw:text-style-name="P1" svg:width="5.28mm" svg:height="5.28mm" svg:x="203.2mm" svg:y="288.99mm">
            <draw:image xlink:href="https://st7.gismeteo.ru/static/diary/img/snow.png" xlink:type="simple" xlink:show="embed" xlink:actuate="onLoad">
              <text:p/>
            </draw:image>
          </draw:frame>
          <draw:frame draw:z-index="458" draw:name="https://st4.gismeteo.ru/static/diary/img/w5.gif" draw:style-name="gr1" draw:text-style-name="P1" svg:width="3.69mm" svg:height="3.69mm" svg:x="225.77mm" svg:y="288.99mm">
            <draw:image xlink:href="https://st4.gismeteo.ru/static/diary/img/w5.gif" xlink:type="simple" xlink:show="embed" xlink:actuate="onLoad">
              <text:p/>
            </draw:image>
          </draw:frame>
          <draw:frame draw:z-index="459" draw:name="https://st6.gismeteo.ru/static/diary/img/dull.png" draw:style-name="gr1" draw:text-style-name="P1" svg:width="5.28mm" svg:height="5.28mm" svg:x="67.73mm" svg:y="293.51mm">
            <draw:image xlink:href="https://st6.gismeteo.ru/static/diary/img/dull.png" xlink:type="simple" xlink:show="embed" xlink:actuate="onLoad">
              <text:p/>
            </draw:image>
          </draw:frame>
          <draw:frame draw:z-index="460" draw:name="https://st8.gismeteo.ru/static/diary/img/snow.png" draw:style-name="gr1" draw:text-style-name="P1" svg:width="5.28mm" svg:height="5.28mm" svg:x="90.31mm" svg:y="293.51mm">
            <draw:image xlink:href="https://st8.gismeteo.ru/static/diary/img/snow.png" xlink:type="simple" xlink:show="embed" xlink:actuate="onLoad">
              <text:p/>
            </draw:image>
          </draw:frame>
          <draw:frame draw:z-index="461" draw:name="https://st5.gismeteo.ru/static/diary/img/w4.gif" draw:style-name="gr1" draw:text-style-name="P1" svg:width="5.02mm" svg:height="5.02mm" svg:x="112.88mm" svg:y="293.51mm">
            <draw:image xlink:href="https://st5.gismeteo.ru/static/diary/img/w4.gif" xlink:type="simple" xlink:show="embed" xlink:actuate="onLoad">
              <text:p/>
            </draw:image>
          </draw:frame>
          <draw:frame draw:z-index="462" draw:name="https://st7.gismeteo.ru/static/diary/img/dull.png" draw:style-name="gr1" draw:text-style-name="P1" svg:width="5.28mm" svg:height="5.28mm" svg:x="180.62mm" svg:y="293.51mm">
            <draw:image xlink:href="https://st7.gismeteo.ru/static/diary/img/dull.png" xlink:type="simple" xlink:show="embed" xlink:actuate="onLoad">
              <text:p/>
            </draw:image>
          </draw:frame>
          <draw:frame draw:z-index="463" draw:name="https://st4.gismeteo.ru/static/diary/img/snow.png" draw:style-name="gr1" draw:text-style-name="P1" svg:width="5.28mm" svg:height="5.28mm" svg:x="203.2mm" svg:y="293.51mm">
            <draw:image xlink:href="https://st4.gismeteo.ru/static/diary/img/snow.png" xlink:type="simple" xlink:show="embed" xlink:actuate="onLoad">
              <text:p/>
            </draw:image>
          </draw:frame>
          <draw:frame draw:z-index="464" draw:name="https://st6.gismeteo.ru/static/diary/img/w4.gif" draw:style-name="gr1" draw:text-style-name="P1" svg:width="5.02mm" svg:height="5.02mm" svg:x="225.77mm" svg:y="293.51mm">
            <draw:image xlink:href="https://st6.gismeteo.ru/static/diary/img/w4.gif" xlink:type="simple" xlink:show="embed" xlink:actuate="onLoad">
              <text:p/>
            </draw:image>
          </draw:frame>
          <draw:frame draw:z-index="465" draw:name="https://st8.gismeteo.ru/static/diary/img/dull.png" draw:style-name="gr1" draw:text-style-name="P1" svg:width="5.28mm" svg:height="5.28mm" svg:x="67.73mm" svg:y="298.02mm">
            <draw:image xlink:href="https://st8.gismeteo.ru/static/diary/img/dull.png" xlink:type="simple" xlink:show="embed" xlink:actuate="onLoad">
              <text:p/>
            </draw:image>
          </draw:frame>
          <draw:frame draw:z-index="466" draw:name="https://st5.gismeteo.ru/static/diary/img/snow.png" draw:style-name="gr1" draw:text-style-name="P1" svg:width="5.28mm" svg:height="5.28mm" svg:x="90.31mm" svg:y="298.02mm">
            <draw:image xlink:href="https://st5.gismeteo.ru/static/diary/img/snow.png" xlink:type="simple" xlink:show="embed" xlink:actuate="onLoad">
              <text:p/>
            </draw:image>
          </draw:frame>
          <draw:frame draw:z-index="467" draw:name="https://st7.gismeteo.ru/static/diary/img/w4.gif" draw:style-name="gr1" draw:text-style-name="P1" svg:width="5.02mm" svg:height="5.02mm" svg:x="112.88mm" svg:y="298.02mm">
            <draw:image xlink:href="https://st7.gismeteo.ru/static/diary/img/w4.gif" xlink:type="simple" xlink:show="embed" xlink:actuate="onLoad">
              <text:p/>
            </draw:image>
          </draw:frame>
          <draw:frame draw:z-index="468" draw:name="https://st4.gismeteo.ru/static/diary/img/dull.png" draw:style-name="gr1" draw:text-style-name="P1" svg:width="5.28mm" svg:height="5.28mm" svg:x="180.62mm" svg:y="298.02mm">
            <draw:image xlink:href="https://st4.gismeteo.ru/static/diary/img/dull.png" xlink:type="simple" xlink:show="embed" xlink:actuate="onLoad">
              <text:p/>
            </draw:image>
          </draw:frame>
          <draw:frame draw:z-index="469" draw:name="https://st6.gismeteo.ru/static/diary/img/snow.png" draw:style-name="gr1" draw:text-style-name="P1" svg:width="5.28mm" svg:height="5.28mm" svg:x="203.2mm" svg:y="298.02mm">
            <draw:image xlink:href="https://st6.gismeteo.ru/static/diary/img/snow.png" xlink:type="simple" xlink:show="embed" xlink:actuate="onLoad">
              <text:p/>
            </draw:image>
          </draw:frame>
          <draw:frame draw:z-index="470" draw:name="https://st8.gismeteo.ru/static/diary/img/w4.gif" draw:style-name="gr1" draw:text-style-name="P1" svg:width="5.02mm" svg:height="5.02mm" svg:x="225.77mm" svg:y="298.02mm">
            <draw:image xlink:href="https://st8.gismeteo.ru/static/diary/img/w4.gif" xlink:type="simple" xlink:show="embed" xlink:actuate="onLoad">
              <text:p/>
            </draw:image>
          </draw:frame>
          <draw:frame draw:z-index="471" draw:name="https://st5.gismeteo.ru/static/diary/img/dull.png" draw:style-name="gr1" draw:text-style-name="P1" svg:width="5.28mm" svg:height="5.28mm" svg:x="67.73mm" svg:y="302.54mm">
            <draw:image xlink:href="https://st5.gismeteo.ru/static/diary/img/dull.png" xlink:type="simple" xlink:show="embed" xlink:actuate="onLoad">
              <text:p/>
            </draw:image>
          </draw:frame>
          <draw:frame draw:z-index="472" draw:name="https://st7.gismeteo.ru/static/diary/img/snow.png" draw:style-name="gr1" draw:text-style-name="P1" svg:width="5.28mm" svg:height="5.28mm" svg:x="90.31mm" svg:y="302.54mm">
            <draw:image xlink:href="https://st7.gismeteo.ru/static/diary/img/snow.png" xlink:type="simple" xlink:show="embed" xlink:actuate="onLoad">
              <text:p/>
            </draw:image>
          </draw:frame>
          <draw:frame draw:z-index="473" draw:name="https://st4.gismeteo.ru/static/diary/img/w3.gif" draw:style-name="gr1" draw:text-style-name="P1" svg:width="3.69mm" svg:height="3.69mm" svg:x="112.88mm" svg:y="302.54mm">
            <draw:image xlink:href="https://st4.gismeteo.ru/static/diary/img/w3.gif" xlink:type="simple" xlink:show="embed" xlink:actuate="onLoad">
              <text:p/>
            </draw:image>
          </draw:frame>
          <draw:frame draw:z-index="474" draw:name="https://st6.gismeteo.ru/static/diary/img/dull.png" draw:style-name="gr1" draw:text-style-name="P1" svg:width="5.28mm" svg:height="5.28mm" svg:x="180.62mm" svg:y="302.54mm">
            <draw:image xlink:href="https://st6.gismeteo.ru/static/diary/img/dull.png" xlink:type="simple" xlink:show="embed" xlink:actuate="onLoad">
              <text:p/>
            </draw:image>
          </draw:frame>
          <draw:frame draw:z-index="475" draw:name="https://st8.gismeteo.ru/static/diary/img/snow.png" draw:style-name="gr1" draw:text-style-name="P1" svg:width="5.28mm" svg:height="5.28mm" svg:x="203.2mm" svg:y="302.54mm">
            <draw:image xlink:href="https://st8.gismeteo.ru/static/diary/img/snow.png" xlink:type="simple" xlink:show="embed" xlink:actuate="onLoad">
              <text:p/>
            </draw:image>
          </draw:frame>
          <draw:frame draw:z-index="476" draw:name="https://st5.gismeteo.ru/static/diary/img/w3.gif" draw:style-name="gr1" draw:text-style-name="P1" svg:width="3.69mm" svg:height="3.69mm" svg:x="225.77mm" svg:y="302.54mm">
            <draw:image xlink:href="https://st5.gismeteo.ru/static/diary/img/w3.gif" xlink:type="simple" xlink:show="embed" xlink:actuate="onLoad">
              <text:p/>
            </draw:image>
          </draw:frame>
          <draw:frame draw:z-index="477" draw:name="https://st7.gismeteo.ru/static/diary/img/dull.png" draw:style-name="gr1" draw:text-style-name="P1" svg:width="5.28mm" svg:height="5.28mm" svg:x="67.73mm" svg:y="307.05mm">
            <draw:image xlink:href="https://st7.gismeteo.ru/static/diary/img/dull.png" xlink:type="simple" xlink:show="embed" xlink:actuate="onLoad">
              <text:p/>
            </draw:image>
          </draw:frame>
          <draw:frame draw:z-index="478" draw:name="https://st4.gismeteo.ru/static/diary/img/w4.gif" draw:style-name="gr1" draw:text-style-name="P1" svg:width="5.02mm" svg:height="5.02mm" svg:x="112.88mm" svg:y="307.05mm">
            <draw:image xlink:href="https://st4.gismeteo.ru/static/diary/img/w4.gif" xlink:type="simple" xlink:show="embed" xlink:actuate="onLoad">
              <text:p/>
            </draw:image>
          </draw:frame>
          <draw:frame draw:z-index="479" draw:name="https://st6.gismeteo.ru/static/diary/img/dull.png" draw:style-name="gr1" draw:text-style-name="P1" svg:width="5.28mm" svg:height="5.28mm" svg:x="180.62mm" svg:y="307.05mm">
            <draw:image xlink:href="https://st6.gismeteo.ru/static/diary/img/dull.png" xlink:type="simple" xlink:show="embed" xlink:actuate="onLoad">
              <text:p/>
            </draw:image>
          </draw:frame>
          <draw:frame draw:z-index="480" draw:name="https://st8.gismeteo.ru/static/diary/img/snow.png" draw:style-name="gr1" draw:text-style-name="P1" svg:width="5.28mm" svg:height="5.28mm" svg:x="203.2mm" svg:y="307.05mm">
            <draw:image xlink:href="https://st8.gismeteo.ru/static/diary/img/snow.png" xlink:type="simple" xlink:show="embed" xlink:actuate="onLoad">
              <text:p/>
            </draw:image>
          </draw:frame>
          <draw:frame draw:z-index="481" draw:name="https://st5.gismeteo.ru/static/diary/img/w4.gif" draw:style-name="gr1" draw:text-style-name="P1" svg:width="5.02mm" svg:height="5.02mm" svg:x="225.77mm" svg:y="307.05mm">
            <draw:image xlink:href="https://st5.gismeteo.ru/static/diary/img/w4.gif" xlink:type="simple" xlink:show="embed" xlink:actuate="onLoad">
              <text:p/>
            </draw:image>
          </draw:frame>
          <draw:frame draw:z-index="482" draw:name="https://st7.gismeteo.ru/static/diary/img/dull.png" draw:style-name="gr1" draw:text-style-name="P1" svg:width="5.28mm" svg:height="5.28mm" svg:x="67.73mm" svg:y="311.57mm">
            <draw:image xlink:href="https://st7.gismeteo.ru/static/diary/img/dull.png" xlink:type="simple" xlink:show="embed" xlink:actuate="onLoad">
              <text:p/>
            </draw:image>
          </draw:frame>
          <draw:frame draw:z-index="483" draw:name="https://st4.gismeteo.ru/static/diary/img/snow.png" draw:style-name="gr1" draw:text-style-name="P1" svg:width="5.28mm" svg:height="5.28mm" svg:x="90.31mm" svg:y="311.57mm">
            <draw:image xlink:href="https://st4.gismeteo.ru/static/diary/img/snow.png" xlink:type="simple" xlink:show="embed" xlink:actuate="onLoad">
              <text:p/>
            </draw:image>
          </draw:frame>
          <draw:frame draw:z-index="484" draw:name="https://st6.gismeteo.ru/static/diary/img/w4.gif" draw:style-name="gr1" draw:text-style-name="P1" svg:width="5.02mm" svg:height="5.02mm" svg:x="112.88mm" svg:y="311.57mm">
            <draw:image xlink:href="https://st6.gismeteo.ru/static/diary/img/w4.gif" xlink:type="simple" xlink:show="embed" xlink:actuate="onLoad">
              <text:p/>
            </draw:image>
          </draw:frame>
          <draw:frame draw:z-index="485" draw:name="https://st8.gismeteo.ru/static/diary/img/dull.png" draw:style-name="gr1" draw:text-style-name="P1" svg:width="5.28mm" svg:height="5.28mm" svg:x="180.62mm" svg:y="311.57mm">
            <draw:image xlink:href="https://st8.gismeteo.ru/static/diary/img/dull.png" xlink:type="simple" xlink:show="embed" xlink:actuate="onLoad">
              <text:p/>
            </draw:image>
          </draw:frame>
          <draw:frame draw:z-index="486" draw:name="https://st5.gismeteo.ru/static/diary/img/snow.png" draw:style-name="gr1" draw:text-style-name="P1" svg:width="5.28mm" svg:height="5.28mm" svg:x="203.2mm" svg:y="311.57mm">
            <draw:image xlink:href="https://st5.gismeteo.ru/static/diary/img/snow.png" xlink:type="simple" xlink:show="embed" xlink:actuate="onLoad">
              <text:p/>
            </draw:image>
          </draw:frame>
          <draw:frame draw:z-index="487" draw:name="https://st7.gismeteo.ru/static/diary/img/w4.gif" draw:style-name="gr1" draw:text-style-name="P1" svg:width="5.02mm" svg:height="5.02mm" svg:x="225.77mm" svg:y="311.57mm">
            <draw:image xlink:href="https://st7.gismeteo.ru/static/diary/img/w4.gif" xlink:type="simple" xlink:show="embed" xlink:actuate="onLoad">
              <text:p/>
            </draw:image>
          </draw:frame>
          <draw:frame draw:z-index="488" draw:name="https://st4.gismeteo.ru/static/diary/img/dull.png" draw:style-name="gr1" draw:text-style-name="P1" svg:width="5.28mm" svg:height="5.28mm" svg:x="67.73mm" svg:y="316.08mm">
            <draw:image xlink:href="https://st4.gismeteo.ru/static/diary/img/dull.png" xlink:type="simple" xlink:show="embed" xlink:actuate="onLoad">
              <text:p/>
            </draw:image>
          </draw:frame>
          <draw:frame draw:z-index="489" draw:name="https://st6.gismeteo.ru/static/diary/img/snow.png" draw:style-name="gr1" draw:text-style-name="P1" svg:width="5.28mm" svg:height="5.28mm" svg:x="90.31mm" svg:y="316.08mm">
            <draw:image xlink:href="https://st6.gismeteo.ru/static/diary/img/snow.png" xlink:type="simple" xlink:show="embed" xlink:actuate="onLoad">
              <text:p/>
            </draw:image>
          </draw:frame>
          <draw:frame draw:z-index="490" draw:name="https://st8.gismeteo.ru/static/diary/img/w0.gif" draw:style-name="gr1" draw:text-style-name="P1" svg:width="5.02mm" svg:height="5.02mm" svg:x="112.88mm" svg:y="316.08mm">
            <draw:image xlink:href="https://st8.gismeteo.ru/static/diary/img/w0.gif" xlink:type="simple" xlink:show="embed" xlink:actuate="onLoad">
              <text:p/>
            </draw:image>
          </draw:frame>
          <draw:frame draw:z-index="491" draw:name="https://st5.gismeteo.ru/static/diary/img/dull.png" draw:style-name="gr1" draw:text-style-name="P1" svg:width="5.28mm" svg:height="5.28mm" svg:x="180.62mm" svg:y="316.08mm">
            <draw:image xlink:href="https://st5.gismeteo.ru/static/diary/img/dull.png" xlink:type="simple" xlink:show="embed" xlink:actuate="onLoad">
              <text:p/>
            </draw:image>
          </draw:frame>
          <draw:frame draw:z-index="492" draw:name="https://st7.gismeteo.ru/static/diary/img/snow.png" draw:style-name="gr1" draw:text-style-name="P1" svg:width="5.28mm" svg:height="5.28mm" svg:x="203.2mm" svg:y="316.08mm">
            <draw:image xlink:href="https://st7.gismeteo.ru/static/diary/img/snow.png" xlink:type="simple" xlink:show="embed" xlink:actuate="onLoad">
              <text:p/>
            </draw:image>
          </draw:frame>
          <draw:frame draw:z-index="493" draw:name="https://st4.gismeteo.ru/static/diary/img/w0.gif" draw:style-name="gr1" draw:text-style-name="P1" svg:width="5.02mm" svg:height="5.02mm" svg:x="225.77mm" svg:y="316.08mm">
            <draw:image xlink:href="https://st4.gismeteo.ru/static/diary/img/w0.gif" xlink:type="simple" xlink:show="embed" xlink:actuate="onLoad">
              <text:p/>
            </draw:image>
          </draw:frame>
          <draw:frame draw:z-index="494" draw:name="https://st6.gismeteo.ru/static/diary/img/dull.png" draw:style-name="gr1" draw:text-style-name="P1" svg:width="5.28mm" svg:height="5.28mm" svg:x="67.73mm" svg:y="320.6mm">
            <draw:image xlink:href="https://st6.gismeteo.ru/static/diary/img/dull.png" xlink:type="simple" xlink:show="embed" xlink:actuate="onLoad">
              <text:p/>
            </draw:image>
          </draw:frame>
          <draw:frame draw:z-index="495" draw:name="https://st8.gismeteo.ru/static/diary/img/snow.png" draw:style-name="gr1" draw:text-style-name="P1" svg:width="5.28mm" svg:height="5.28mm" svg:x="90.31mm" svg:y="320.6mm">
            <draw:image xlink:href="https://st8.gismeteo.ru/static/diary/img/snow.png" xlink:type="simple" xlink:show="embed" xlink:actuate="onLoad">
              <text:p/>
            </draw:image>
          </draw:frame>
          <draw:frame draw:z-index="496" draw:name="https://st5.gismeteo.ru/static/diary/img/w7.gif" draw:style-name="gr1" draw:text-style-name="P1" svg:width="3.69mm" svg:height="3.69mm" svg:x="112.88mm" svg:y="320.6mm">
            <draw:image xlink:href="https://st5.gismeteo.ru/static/diary/img/w7.gif" xlink:type="simple" xlink:show="embed" xlink:actuate="onLoad">
              <text:p/>
            </draw:image>
          </draw:frame>
          <draw:frame draw:z-index="497" draw:name="https://st7.gismeteo.ru/static/diary/img/sun.png" draw:style-name="gr1" draw:text-style-name="P1" svg:width="5.28mm" svg:height="5.28mm" svg:x="180.62mm" svg:y="320.6mm">
            <draw:image xlink:href="https://st7.gismeteo.ru/static/diary/img/sun.png" xlink:type="simple" xlink:show="embed" xlink:actuate="onLoad">
              <text:p/>
            </draw:image>
          </draw:frame>
          <draw:frame draw:z-index="498" draw:name="https://st4.gismeteo.ru/static/diary/img/w7.gif" draw:style-name="gr1" draw:text-style-name="P1" svg:width="3.69mm" svg:height="3.69mm" svg:x="225.77mm" svg:y="320.6mm">
            <draw:image xlink:href="https://st4.gismeteo.ru/static/diary/img/w7.gif" xlink:type="simple" xlink:show="embed" xlink:actuate="onLoad">
              <text:p/>
            </draw:image>
          </draw:frame>
          <draw:frame draw:z-index="499" draw:name="https://st6.gismeteo.ru/static/diary/img/dull.png" draw:style-name="gr1" draw:text-style-name="P1" svg:width="5.28mm" svg:height="5.28mm" svg:x="67.73mm" svg:y="325.12mm">
            <draw:image xlink:href="https://st6.gismeteo.ru/static/diary/img/dull.png" xlink:type="simple" xlink:show="embed" xlink:actuate="onLoad">
              <text:p/>
            </draw:image>
          </draw:frame>
          <draw:frame draw:z-index="500" draw:name="https://st8.gismeteo.ru/static/diary/img/w0.gif" draw:style-name="gr1" draw:text-style-name="P1" svg:width="5.02mm" svg:height="5.02mm" svg:x="112.88mm" svg:y="325.12mm">
            <draw:image xlink:href="https://st8.gismeteo.ru/static/diary/img/w0.gif" xlink:type="simple" xlink:show="embed" xlink:actuate="onLoad">
              <text:p/>
            </draw:image>
          </draw:frame>
          <draw:frame draw:z-index="501" draw:name="https://st5.gismeteo.ru/static/diary/img/dull.png" draw:style-name="gr1" draw:text-style-name="P1" svg:width="5.28mm" svg:height="5.28mm" svg:x="180.62mm" svg:y="325.12mm">
            <draw:image xlink:href="https://st5.gismeteo.ru/static/diary/img/dull.png" xlink:type="simple" xlink:show="embed" xlink:actuate="onLoad">
              <text:p/>
            </draw:image>
          </draw:frame>
          <draw:frame draw:z-index="502" draw:name="https://st7.gismeteo.ru/static/diary/img/snow.png" draw:style-name="gr1" draw:text-style-name="P1" svg:width="5.28mm" svg:height="5.28mm" svg:x="203.2mm" svg:y="325.12mm">
            <draw:image xlink:href="https://st7.gismeteo.ru/static/diary/img/snow.png" xlink:type="simple" xlink:show="embed" xlink:actuate="onLoad">
              <text:p/>
            </draw:image>
          </draw:frame>
          <draw:frame draw:z-index="503" draw:name="https://st4.gismeteo.ru/static/diary/img/w0.gif" draw:style-name="gr1" draw:text-style-name="P1" svg:width="5.02mm" svg:height="5.02mm" svg:x="225.77mm" svg:y="325.12mm">
            <draw:image xlink:href="https://st4.gismeteo.ru/static/diary/img/w0.gif" xlink:type="simple" xlink:show="embed" xlink:actuate="onLoad">
              <text:p/>
            </draw:image>
          </draw:frame>
          <draw:frame draw:z-index="504" draw:name="https://st6.gismeteo.ru/static/diary/img/suncl.png" draw:style-name="gr1" draw:text-style-name="P1" svg:width="5.28mm" svg:height="5.28mm" svg:x="67.73mm" svg:y="329.63mm">
            <draw:image xlink:href="https://st6.gismeteo.ru/static/diary/img/suncl.png" xlink:type="simple" xlink:show="embed" xlink:actuate="onLoad">
              <text:p/>
            </draw:image>
          </draw:frame>
          <draw:frame draw:z-index="505" draw:name="https://st8.gismeteo.ru/static/diary/img/snow.png" draw:style-name="gr1" draw:text-style-name="P1" svg:width="5.28mm" svg:height="5.28mm" svg:x="90.31mm" svg:y="329.63mm">
            <draw:image xlink:href="https://st8.gismeteo.ru/static/diary/img/snow.png" xlink:type="simple" xlink:show="embed" xlink:actuate="onLoad">
              <text:p/>
            </draw:image>
          </draw:frame>
          <draw:frame draw:z-index="506" draw:name="https://st5.gismeteo.ru/static/diary/img/dull.png" draw:style-name="gr1" draw:text-style-name="P1" svg:width="5.28mm" svg:height="5.28mm" svg:x="180.62mm" svg:y="329.63mm">
            <draw:image xlink:href="https://st5.gismeteo.ru/static/diary/img/dull.png" xlink:type="simple" xlink:show="embed" xlink:actuate="onLoad">
              <text:p/>
            </draw:image>
          </draw:frame>
          <draw:frame draw:z-index="507" draw:name="https://st7.gismeteo.ru/static/diary/img/snow.png" draw:style-name="gr1" draw:text-style-name="P1" svg:width="5.28mm" svg:height="5.28mm" svg:x="203.2mm" svg:y="329.63mm">
            <draw:image xlink:href="https://st7.gismeteo.ru/static/diary/img/snow.png" xlink:type="simple" xlink:show="embed" xlink:actuate="onLoad">
              <text:p/>
            </draw:image>
          </draw:frame>
          <draw:frame draw:z-index="508" draw:name="https://st4.gismeteo.ru/static/diary/img/dull.png" draw:style-name="gr1" draw:text-style-name="P1" svg:width="5.28mm" svg:height="5.28mm" svg:x="67.73mm" svg:y="334.15mm">
            <draw:image xlink:href="https://st4.gismeteo.ru/static/diary/img/dull.png" xlink:type="simple" xlink:show="embed" xlink:actuate="onLoad">
              <text:p/>
            </draw:image>
          </draw:frame>
          <draw:frame draw:z-index="509" draw:name="https://st6.gismeteo.ru/static/diary/img/snow.png" draw:style-name="gr1" draw:text-style-name="P1" svg:width="5.28mm" svg:height="5.28mm" svg:x="90.31mm" svg:y="334.15mm">
            <draw:image xlink:href="https://st6.gismeteo.ru/static/diary/img/snow.png" xlink:type="simple" xlink:show="embed" xlink:actuate="onLoad">
              <text:p/>
            </draw:image>
          </draw:frame>
          <draw:frame draw:z-index="510" draw:name="https://st8.gismeteo.ru/static/diary/img/w5.gif" draw:style-name="gr1" draw:text-style-name="P1" svg:width="3.69mm" svg:height="3.69mm" svg:x="112.88mm" svg:y="334.15mm">
            <draw:image xlink:href="https://st8.gismeteo.ru/static/diary/img/w5.gif" xlink:type="simple" xlink:show="embed" xlink:actuate="onLoad">
              <text:p/>
            </draw:image>
          </draw:frame>
          <draw:frame draw:z-index="511" draw:name="https://st5.gismeteo.ru/static/diary/img/dull.png" draw:style-name="gr1" draw:text-style-name="P1" svg:width="5.28mm" svg:height="5.28mm" svg:x="180.62mm" svg:y="334.15mm">
            <draw:image xlink:href="https://st5.gismeteo.ru/static/diary/img/dull.png" xlink:type="simple" xlink:show="embed" xlink:actuate="onLoad">
              <text:p/>
            </draw:image>
          </draw:frame>
          <draw:frame draw:z-index="512" draw:name="https://st7.gismeteo.ru/static/diary/img/snow.png" draw:style-name="gr1" draw:text-style-name="P1" svg:width="5.28mm" svg:height="5.28mm" svg:x="203.2mm" svg:y="334.15mm">
            <draw:image xlink:href="https://st7.gismeteo.ru/static/diary/img/snow.png" xlink:type="simple" xlink:show="embed" xlink:actuate="onLoad">
              <text:p/>
            </draw:image>
          </draw:frame>
          <draw:frame draw:z-index="513" draw:name="https://st4.gismeteo.ru/static/diary/img/w5.gif" draw:style-name="gr1" draw:text-style-name="P1" svg:width="3.69mm" svg:height="3.69mm" svg:x="225.77mm" svg:y="334.15mm">
            <draw:image xlink:href="https://st4.gismeteo.ru/static/diary/img/w5.gif" xlink:type="simple" xlink:show="embed" xlink:actuate="onLoad">
              <text:p/>
            </draw:image>
          </draw:frame>
          <draw:frame draw:z-index="514" draw:name="https://st6.gismeteo.ru/static/diary/img/dull.png" draw:style-name="gr1" draw:text-style-name="P1" svg:width="5.28mm" svg:height="5.28mm" svg:x="67.73mm" svg:y="338.66mm">
            <draw:image xlink:href="https://st6.gismeteo.ru/static/diary/img/dull.png" xlink:type="simple" xlink:show="embed" xlink:actuate="onLoad">
              <text:p/>
            </draw:image>
          </draw:frame>
          <draw:frame draw:z-index="515" draw:name="https://st8.gismeteo.ru/static/diary/img/w4.gif" draw:style-name="gr1" draw:text-style-name="P1" svg:width="5.02mm" svg:height="5.02mm" svg:x="112.88mm" svg:y="338.66mm">
            <draw:image xlink:href="https://st8.gismeteo.ru/static/diary/img/w4.gif" xlink:type="simple" xlink:show="embed" xlink:actuate="onLoad">
              <text:p/>
            </draw:image>
          </draw:frame>
          <draw:frame draw:z-index="516" draw:name="https://st5.gismeteo.ru/static/diary/img/dull.png" draw:style-name="gr1" draw:text-style-name="P1" svg:width="5.28mm" svg:height="5.28mm" svg:x="180.62mm" svg:y="338.66mm">
            <draw:image xlink:href="https://st5.gismeteo.ru/static/diary/img/dull.png" xlink:type="simple" xlink:show="embed" xlink:actuate="onLoad">
              <text:p/>
            </draw:image>
          </draw:frame>
          <draw:frame draw:z-index="517" draw:name="https://st7.gismeteo.ru/static/diary/img/rain.png" draw:style-name="gr1" draw:text-style-name="P1" svg:width="5.28mm" svg:height="5.28mm" svg:x="203.2mm" svg:y="338.66mm">
            <draw:image xlink:href="https://st7.gismeteo.ru/static/diary/img/rain.png" xlink:type="simple" xlink:show="embed" xlink:actuate="onLoad">
              <text:p/>
            </draw:image>
          </draw:frame>
          <draw:frame draw:z-index="518" draw:name="https://st4.gismeteo.ru/static/diary/img/w4.gif" draw:style-name="gr1" draw:text-style-name="P1" svg:width="5.02mm" svg:height="5.02mm" svg:x="225.77mm" svg:y="338.66mm">
            <draw:image xlink:href="https://st4.gismeteo.ru/static/diary/img/w4.gif" xlink:type="simple" xlink:show="embed" xlink:actuate="onLoad">
              <text:p/>
            </draw:image>
          </draw:frame>
          <draw:frame draw:z-index="519" draw:name="https://st6.gismeteo.ru/static/diary/img/sun.png" draw:style-name="gr1" draw:text-style-name="P1" svg:width="5.28mm" svg:height="5.28mm" svg:x="67.73mm" svg:y="343.18mm">
            <draw:image xlink:href="https://st6.gismeteo.ru/static/diary/img/sun.png" xlink:type="simple" xlink:show="embed" xlink:actuate="onLoad">
              <text:p/>
            </draw:image>
          </draw:frame>
          <draw:frame draw:z-index="520" draw:name="https://st8.gismeteo.ru/static/diary/img/w3.gif" draw:style-name="gr1" draw:text-style-name="P1" svg:width="3.69mm" svg:height="3.69mm" svg:x="112.88mm" svg:y="343.18mm">
            <draw:image xlink:href="https://st8.gismeteo.ru/static/diary/img/w3.gif" xlink:type="simple" xlink:show="embed" xlink:actuate="onLoad">
              <text:p/>
            </draw:image>
          </draw:frame>
          <draw:frame draw:z-index="521" draw:name="https://st5.gismeteo.ru/static/diary/img/dull.png" draw:style-name="gr1" draw:text-style-name="P1" svg:width="5.28mm" svg:height="5.28mm" svg:x="180.62mm" svg:y="343.18mm">
            <draw:image xlink:href="https://st5.gismeteo.ru/static/diary/img/dull.png" xlink:type="simple" xlink:show="embed" xlink:actuate="onLoad">
              <text:p/>
            </draw:image>
          </draw:frame>
          <draw:frame draw:z-index="522" draw:name="https://st7.gismeteo.ru/static/diary/img/snow.png" draw:style-name="gr1" draw:text-style-name="P1" svg:width="5.28mm" svg:height="5.28mm" svg:x="203.2mm" svg:y="343.18mm">
            <draw:image xlink:href="https://st7.gismeteo.ru/static/diary/img/snow.png" xlink:type="simple" xlink:show="embed" xlink:actuate="onLoad">
              <text:p/>
            </draw:image>
          </draw:frame>
          <draw:frame draw:z-index="523" draw:name="https://st4.gismeteo.ru/static/diary/img/w3.gif" draw:style-name="gr1" draw:text-style-name="P1" svg:width="3.69mm" svg:height="3.69mm" svg:x="225.77mm" svg:y="343.18mm">
            <draw:image xlink:href="https://st4.gismeteo.ru/static/diary/img/w3.gif" xlink:type="simple" xlink:show="embed" xlink:actuate="onLoad">
              <text:p/>
            </draw:image>
          </draw:frame>
          <draw:frame draw:z-index="524" draw:name="https://st6.gismeteo.ru/static/diary/img/sun.png" draw:style-name="gr1" draw:text-style-name="P1" svg:width="5.28mm" svg:height="5.28mm" svg:x="67.73mm" svg:y="347.69mm">
            <draw:image xlink:href="https://st6.gismeteo.ru/static/diary/img/sun.png" xlink:type="simple" xlink:show="embed" xlink:actuate="onLoad">
              <text:p/>
            </draw:image>
          </draw:frame>
          <draw:frame draw:z-index="525" draw:name="https://st8.gismeteo.ru/static/diary/img/w4.gif" draw:style-name="gr1" draw:text-style-name="P1" svg:width="5.02mm" svg:height="5.02mm" svg:x="112.88mm" svg:y="347.69mm">
            <draw:image xlink:href="https://st8.gismeteo.ru/static/diary/img/w4.gif" xlink:type="simple" xlink:show="embed" xlink:actuate="onLoad">
              <text:p/>
            </draw:image>
          </draw:frame>
          <draw:frame draw:z-index="526" draw:name="https://st5.gismeteo.ru/static/diary/img/dull.png" draw:style-name="gr1" draw:text-style-name="P1" svg:width="5.28mm" svg:height="5.28mm" svg:x="180.62mm" svg:y="347.69mm">
            <draw:image xlink:href="https://st5.gismeteo.ru/static/diary/img/dull.png" xlink:type="simple" xlink:show="embed" xlink:actuate="onLoad">
              <text:p/>
            </draw:image>
          </draw:frame>
          <draw:frame draw:z-index="527" draw:name="https://st7.gismeteo.ru/static/diary/img/w4.gif" draw:style-name="gr1" draw:text-style-name="P1" svg:width="5.02mm" svg:height="5.02mm" svg:x="225.77mm" svg:y="347.69mm">
            <draw:image xlink:href="https://st7.gismeteo.ru/static/diary/img/w4.gif" xlink:type="simple" xlink:show="embed" xlink:actuate="onLoad">
              <text:p/>
            </draw:image>
          </draw:frame>
          <draw:frame draw:z-index="528" draw:name="https://st4.gismeteo.ru/static/diary/img/sun.png" draw:style-name="gr1" draw:text-style-name="P1" svg:width="5.28mm" svg:height="5.28mm" svg:x="67.73mm" svg:y="352.21mm">
            <draw:image xlink:href="https://st4.gismeteo.ru/static/diary/img/sun.png" xlink:type="simple" xlink:show="embed" xlink:actuate="onLoad">
              <text:p/>
            </draw:image>
          </draw:frame>
          <draw:frame draw:z-index="529" draw:name="https://st6.gismeteo.ru/static/diary/img/w4.gif" draw:style-name="gr1" draw:text-style-name="P1" svg:width="5.02mm" svg:height="5.02mm" svg:x="112.88mm" svg:y="352.21mm">
            <draw:image xlink:href="https://st6.gismeteo.ru/static/diary/img/w4.gif" xlink:type="simple" xlink:show="embed" xlink:actuate="onLoad">
              <text:p/>
            </draw:image>
          </draw:frame>
          <draw:frame draw:z-index="530" draw:name="https://st8.gismeteo.ru/static/diary/img/sun.png" draw:style-name="gr1" draw:text-style-name="P1" svg:width="5.28mm" svg:height="5.28mm" svg:x="180.62mm" svg:y="352.21mm">
            <draw:image xlink:href="https://st8.gismeteo.ru/static/diary/img/sun.png" xlink:type="simple" xlink:show="embed" xlink:actuate="onLoad">
              <text:p/>
            </draw:image>
          </draw:frame>
          <draw:frame draw:z-index="531" draw:name="https://st5.gismeteo.ru/static/diary/img/w4.gif" draw:style-name="gr1" draw:text-style-name="P1" svg:width="5.02mm" svg:height="5.02mm" svg:x="225.77mm" svg:y="352.21mm">
            <draw:image xlink:href="https://st5.gismeteo.ru/static/diary/img/w4.gif" xlink:type="simple" xlink:show="embed" xlink:actuate="onLoad">
              <text:p/>
            </draw:image>
          </draw:frame>
          <draw:frame draw:z-index="532" draw:name="https://st7.gismeteo.ru/static/diary/img/sun.png" draw:style-name="gr1" draw:text-style-name="P1" svg:width="5.28mm" svg:height="5.28mm" svg:x="67.73mm" svg:y="356.72mm">
            <draw:image xlink:href="https://st7.gismeteo.ru/static/diary/img/sun.png" xlink:type="simple" xlink:show="embed" xlink:actuate="onLoad">
              <text:p/>
            </draw:image>
          </draw:frame>
          <draw:frame draw:z-index="533" draw:name="https://st4.gismeteo.ru/static/diary/img/w4.gif" draw:style-name="gr1" draw:text-style-name="P1" svg:width="5.02mm" svg:height="5.02mm" svg:x="112.88mm" svg:y="356.72mm">
            <draw:image xlink:href="https://st4.gismeteo.ru/static/diary/img/w4.gif" xlink:type="simple" xlink:show="embed" xlink:actuate="onLoad">
              <text:p/>
            </draw:image>
          </draw:frame>
          <draw:frame draw:z-index="534" draw:name="https://st6.gismeteo.ru/static/diary/img/sun.png" draw:style-name="gr1" draw:text-style-name="P1" svg:width="5.28mm" svg:height="5.28mm" svg:x="180.62mm" svg:y="356.72mm">
            <draw:image xlink:href="https://st6.gismeteo.ru/static/diary/img/sun.png" xlink:type="simple" xlink:show="embed" xlink:actuate="onLoad">
              <text:p/>
            </draw:image>
          </draw:frame>
          <draw:frame draw:z-index="535" draw:name="https://st8.gismeteo.ru/static/diary/img/w4.gif" draw:style-name="gr1" draw:text-style-name="P1" svg:width="5.02mm" svg:height="5.02mm" svg:x="225.77mm" svg:y="356.72mm">
            <draw:image xlink:href="https://st8.gismeteo.ru/static/diary/img/w4.gif" xlink:type="simple" xlink:show="embed" xlink:actuate="onLoad">
              <text:p/>
            </draw:image>
          </draw:frame>
          <draw:frame draw:z-index="536" draw:name="https://st5.gismeteo.ru/static/diary/img/sun.png" draw:style-name="gr1" draw:text-style-name="P1" svg:width="5.28mm" svg:height="5.28mm" svg:x="67.73mm" svg:y="361.24mm">
            <draw:image xlink:href="https://st5.gismeteo.ru/static/diary/img/sun.png" xlink:type="simple" xlink:show="embed" xlink:actuate="onLoad">
              <text:p/>
            </draw:image>
          </draw:frame>
          <draw:frame draw:z-index="537" draw:name="https://st7.gismeteo.ru/static/diary/img/w3.gif" draw:style-name="gr1" draw:text-style-name="P1" svg:width="3.69mm" svg:height="3.69mm" svg:x="112.88mm" svg:y="361.24mm">
            <draw:image xlink:href="https://st7.gismeteo.ru/static/diary/img/w3.gif" xlink:type="simple" xlink:show="embed" xlink:actuate="onLoad">
              <text:p/>
            </draw:image>
          </draw:frame>
          <draw:frame draw:z-index="538" draw:name="https://st4.gismeteo.ru/static/diary/img/sun.png" draw:style-name="gr1" draw:text-style-name="P1" svg:width="5.28mm" svg:height="5.28mm" svg:x="180.62mm" svg:y="361.24mm">
            <draw:image xlink:href="https://st4.gismeteo.ru/static/diary/img/sun.png" xlink:type="simple" xlink:show="embed" xlink:actuate="onLoad">
              <text:p/>
            </draw:image>
          </draw:frame>
          <draw:frame draw:z-index="539" draw:name="https://st6.gismeteo.ru/static/diary/img/w3.gif" draw:style-name="gr1" draw:text-style-name="P1" svg:width="3.69mm" svg:height="3.69mm" svg:x="225.77mm" svg:y="361.24mm">
            <draw:image xlink:href="https://st6.gismeteo.ru/static/diary/img/w3.gif" xlink:type="simple" xlink:show="embed" xlink:actuate="onLoad">
              <text:p/>
            </draw:image>
          </draw:frame>
          <draw:frame draw:z-index="540" draw:name="https://st8.gismeteo.ru/static/diary/img/sunc.png" draw:style-name="gr1" draw:text-style-name="P1" svg:width="5.28mm" svg:height="5.28mm" svg:x="67.73mm" svg:y="365.76mm">
            <draw:image xlink:href="https://st8.gismeteo.ru/static/diary/img/sunc.png" xlink:type="simple" xlink:show="embed" xlink:actuate="onLoad">
              <text:p/>
            </draw:image>
          </draw:frame>
          <draw:frame draw:z-index="541" draw:name="https://st5.gismeteo.ru/static/diary/img/snow.png" draw:style-name="gr1" draw:text-style-name="P1" svg:width="5.28mm" svg:height="5.28mm" svg:x="90.31mm" svg:y="365.76mm">
            <draw:image xlink:href="https://st5.gismeteo.ru/static/diary/img/snow.png" xlink:type="simple" xlink:show="embed" xlink:actuate="onLoad">
              <text:p/>
            </draw:image>
          </draw:frame>
          <draw:frame draw:z-index="542" draw:name="https://st7.gismeteo.ru/static/diary/img/w4.gif" draw:style-name="gr1" draw:text-style-name="P1" svg:width="5.02mm" svg:height="5.02mm" svg:x="112.88mm" svg:y="365.76mm">
            <draw:image xlink:href="https://st7.gismeteo.ru/static/diary/img/w4.gif" xlink:type="simple" xlink:show="embed" xlink:actuate="onLoad">
              <text:p/>
            </draw:image>
          </draw:frame>
          <draw:frame draw:z-index="543" draw:name="https://st4.gismeteo.ru/static/diary/img/suncl.png" draw:style-name="gr1" draw:text-style-name="P1" svg:width="5.28mm" svg:height="5.28mm" svg:x="180.62mm" svg:y="365.76mm">
            <draw:image xlink:href="https://st4.gismeteo.ru/static/diary/img/suncl.png" xlink:type="simple" xlink:show="embed" xlink:actuate="onLoad">
              <text:p/>
            </draw:image>
          </draw:frame>
          <draw:frame draw:z-index="544" draw:name="https://st6.gismeteo.ru/static/diary/img/w4.gif" draw:style-name="gr1" draw:text-style-name="P1" svg:width="5.02mm" svg:height="5.02mm" svg:x="225.77mm" svg:y="365.76mm">
            <draw:image xlink:href="https://st6.gismeteo.ru/static/diary/img/w4.gif" xlink:type="simple" xlink:show="embed" xlink:actuate="onLoad">
              <text:p/>
            </draw:image>
          </draw:frame>
          <draw:frame draw:z-index="545" draw:name="https://st8.gismeteo.ru/static/diary/img/sunc.png" draw:style-name="gr1" draw:text-style-name="P1" svg:width="5.28mm" svg:height="5.28mm" svg:x="67.73mm" svg:y="370.27mm">
            <draw:image xlink:href="https://st8.gismeteo.ru/static/diary/img/sunc.png" xlink:type="simple" xlink:show="embed" xlink:actuate="onLoad">
              <text:p/>
            </draw:image>
          </draw:frame>
          <draw:frame draw:z-index="546" draw:name="https://st5.gismeteo.ru/static/diary/img/snow.png" draw:style-name="gr1" draw:text-style-name="P1" svg:width="5.28mm" svg:height="5.28mm" svg:x="90.31mm" svg:y="370.27mm">
            <draw:image xlink:href="https://st5.gismeteo.ru/static/diary/img/snow.png" xlink:type="simple" xlink:show="embed" xlink:actuate="onLoad">
              <text:p/>
            </draw:image>
          </draw:frame>
          <draw:frame draw:z-index="547" draw:name="https://st7.gismeteo.ru/static/diary/img/w4.gif" draw:style-name="gr1" draw:text-style-name="P1" svg:width="5.02mm" svg:height="5.02mm" svg:x="112.88mm" svg:y="370.27mm">
            <draw:image xlink:href="https://st7.gismeteo.ru/static/diary/img/w4.gif" xlink:type="simple" xlink:show="embed" xlink:actuate="onLoad">
              <text:p/>
            </draw:image>
          </draw:frame>
          <draw:frame draw:z-index="548" draw:name="https://st4.gismeteo.ru/static/diary/img/sunc.png" draw:style-name="gr1" draw:text-style-name="P1" svg:width="5.28mm" svg:height="5.28mm" svg:x="180.62mm" svg:y="370.27mm">
            <draw:image xlink:href="https://st4.gismeteo.ru/static/diary/img/sunc.png" xlink:type="simple" xlink:show="embed" xlink:actuate="onLoad">
              <text:p/>
            </draw:image>
          </draw:frame>
          <draw:frame draw:z-index="549" draw:name="https://st6.gismeteo.ru/static/diary/img/w4.gif" draw:style-name="gr1" draw:text-style-name="P1" svg:width="5.02mm" svg:height="5.02mm" svg:x="225.77mm" svg:y="370.27mm">
            <draw:image xlink:href="https://st6.gismeteo.ru/static/diary/img/w4.gif" xlink:type="simple" xlink:show="embed" xlink:actuate="onLoad">
              <text:p/>
            </draw:image>
          </draw:frame>
          <draw:frame draw:z-index="550" draw:name="https://st8.gismeteo.ru/static/diary/img/dull.png" draw:style-name="gr1" draw:text-style-name="P1" svg:width="5.28mm" svg:height="5.28mm" svg:x="67.73mm" svg:y="374.79mm">
            <draw:image xlink:href="https://st8.gismeteo.ru/static/diary/img/dull.png" xlink:type="simple" xlink:show="embed" xlink:actuate="onLoad">
              <text:p/>
            </draw:image>
          </draw:frame>
          <draw:frame draw:z-index="551" draw:name="https://st5.gismeteo.ru/static/diary/img/snow.png" draw:style-name="gr1" draw:text-style-name="P1" svg:width="5.28mm" svg:height="5.28mm" svg:x="90.31mm" svg:y="374.79mm">
            <draw:image xlink:href="https://st5.gismeteo.ru/static/diary/img/snow.png" xlink:type="simple" xlink:show="embed" xlink:actuate="onLoad">
              <text:p/>
            </draw:image>
          </draw:frame>
          <draw:frame draw:z-index="552" draw:name="https://st7.gismeteo.ru/static/diary/img/w4.gif" draw:style-name="gr1" draw:text-style-name="P1" svg:width="5.02mm" svg:height="5.02mm" svg:x="112.88mm" svg:y="374.79mm">
            <draw:image xlink:href="https://st7.gismeteo.ru/static/diary/img/w4.gif" xlink:type="simple" xlink:show="embed" xlink:actuate="onLoad">
              <text:p/>
            </draw:image>
          </draw:frame>
          <draw:frame draw:z-index="553" draw:name="https://st4.gismeteo.ru/static/diary/img/dull.png" draw:style-name="gr1" draw:text-style-name="P1" svg:width="5.28mm" svg:height="5.28mm" svg:x="180.62mm" svg:y="374.79mm">
            <draw:image xlink:href="https://st4.gismeteo.ru/static/diary/img/dull.png" xlink:type="simple" xlink:show="embed" xlink:actuate="onLoad">
              <text:p/>
            </draw:image>
          </draw:frame>
          <draw:frame draw:z-index="554" draw:name="https://st6.gismeteo.ru/static/diary/img/snow.png" draw:style-name="gr1" draw:text-style-name="P1" svg:width="5.28mm" svg:height="5.28mm" svg:x="203.2mm" svg:y="374.79mm">
            <draw:image xlink:href="https://st6.gismeteo.ru/static/diary/img/snow.png" xlink:type="simple" xlink:show="embed" xlink:actuate="onLoad">
              <text:p/>
            </draw:image>
          </draw:frame>
          <draw:frame draw:z-index="555" draw:name="https://st8.gismeteo.ru/static/diary/img/w4.gif" draw:style-name="gr1" draw:text-style-name="P1" svg:width="5.02mm" svg:height="5.02mm" svg:x="225.77mm" svg:y="374.79mm">
            <draw:image xlink:href="https://st8.gismeteo.ru/static/diary/img/w4.gif" xlink:type="simple" xlink:show="embed" xlink:actuate="onLoad">
              <text:p/>
            </draw:image>
          </draw:frame>
          <draw:frame draw:z-index="556" draw:name="https://st5.gismeteo.ru/static/diary/img/sun.png" draw:style-name="gr1" draw:text-style-name="P1" svg:width="5.28mm" svg:height="5.28mm" svg:x="67.73mm" svg:y="379.3mm">
            <draw:image xlink:href="https://st5.gismeteo.ru/static/diary/img/sun.png" xlink:type="simple" xlink:show="embed" xlink:actuate="onLoad">
              <text:p/>
            </draw:image>
          </draw:frame>
          <draw:frame draw:z-index="557" draw:name="https://st7.gismeteo.ru/static/diary/img/w5.gif" draw:style-name="gr1" draw:text-style-name="P1" svg:width="3.69mm" svg:height="3.69mm" svg:x="112.88mm" svg:y="379.3mm">
            <draw:image xlink:href="https://st7.gismeteo.ru/static/diary/img/w5.gif" xlink:type="simple" xlink:show="embed" xlink:actuate="onLoad">
              <text:p/>
            </draw:image>
          </draw:frame>
          <draw:frame draw:z-index="558" draw:name="https://st4.gismeteo.ru/static/diary/img/sunc.png" draw:style-name="gr1" draw:text-style-name="P1" svg:width="5.28mm" svg:height="5.28mm" svg:x="180.62mm" svg:y="379.3mm">
            <draw:image xlink:href="https://st4.gismeteo.ru/static/diary/img/sunc.png" xlink:type="simple" xlink:show="embed" xlink:actuate="onLoad">
              <text:p/>
            </draw:image>
          </draw:frame>
          <draw:frame draw:z-index="559" draw:name="https://st6.gismeteo.ru/static/diary/img/w5.gif" draw:style-name="gr1" draw:text-style-name="P1" svg:width="3.69mm" svg:height="3.69mm" svg:x="225.77mm" svg:y="379.3mm">
            <draw:image xlink:href="https://st6.gismeteo.ru/static/diary/img/w5.gif" xlink:type="simple" xlink:show="embed" xlink:actuate="onLoad">
              <text:p/>
            </draw:image>
          </draw:frame>
          <draw:frame draw:z-index="560" draw:name="https://st8.gismeteo.ru/static/diary/img/suncl.png" draw:style-name="gr1" draw:text-style-name="P1" svg:width="5.28mm" svg:height="5.28mm" svg:x="67.73mm" svg:y="383.82mm">
            <draw:image xlink:href="https://st8.gismeteo.ru/static/diary/img/suncl.png" xlink:type="simple" xlink:show="embed" xlink:actuate="onLoad">
              <text:p/>
            </draw:image>
          </draw:frame>
          <draw:frame draw:z-index="561" draw:name="https://st5.gismeteo.ru/static/diary/img/w5.gif" draw:style-name="gr1" draw:text-style-name="P1" svg:width="3.69mm" svg:height="3.69mm" svg:x="112.88mm" svg:y="383.82mm">
            <draw:image xlink:href="https://st5.gismeteo.ru/static/diary/img/w5.gif" xlink:type="simple" xlink:show="embed" xlink:actuate="onLoad">
              <text:p/>
            </draw:image>
          </draw:frame>
          <draw:frame draw:z-index="562" draw:name="https://st7.gismeteo.ru/static/diary/img/sunc.png" draw:style-name="gr1" draw:text-style-name="P1" svg:width="5.28mm" svg:height="5.28mm" svg:x="180.62mm" svg:y="383.82mm">
            <draw:image xlink:href="https://st7.gismeteo.ru/static/diary/img/sunc.png" xlink:type="simple" xlink:show="embed" xlink:actuate="onLoad">
              <text:p/>
            </draw:image>
          </draw:frame>
          <draw:frame draw:z-index="563" draw:name="https://st4.gismeteo.ru/static/diary/img/snow.png" draw:style-name="gr1" draw:text-style-name="P1" svg:width="5.28mm" svg:height="5.28mm" svg:x="203.2mm" svg:y="383.82mm">
            <draw:image xlink:href="https://st4.gismeteo.ru/static/diary/img/snow.png" xlink:type="simple" xlink:show="embed" xlink:actuate="onLoad">
              <text:p/>
            </draw:image>
          </draw:frame>
          <draw:frame draw:z-index="564" draw:name="https://st6.gismeteo.ru/static/diary/img/w5.gif" draw:style-name="gr1" draw:text-style-name="P1" svg:width="3.69mm" svg:height="3.69mm" svg:x="225.77mm" svg:y="383.82mm">
            <draw:image xlink:href="https://st6.gismeteo.ru/static/diary/img/w5.gif" xlink:type="simple" xlink:show="embed" xlink:actuate="onLoad">
              <text:p/>
            </draw:image>
          </draw:frame>
          <draw:frame draw:z-index="565" draw:name="https://st8.gismeteo.ru/static/diary/img/dull.png" draw:style-name="gr1" draw:text-style-name="P1" svg:width="5.28mm" svg:height="5.28mm" svg:x="67.73mm" svg:y="388.33mm">
            <draw:image xlink:href="https://st8.gismeteo.ru/static/diary/img/dull.png" xlink:type="simple" xlink:show="embed" xlink:actuate="onLoad">
              <text:p/>
            </draw:image>
          </draw:frame>
          <draw:frame draw:z-index="566" draw:name="https://st5.gismeteo.ru/static/diary/img/snow.png" draw:style-name="gr1" draw:text-style-name="P1" svg:width="5.28mm" svg:height="5.28mm" svg:x="90.31mm" svg:y="388.33mm">
            <draw:image xlink:href="https://st5.gismeteo.ru/static/diary/img/snow.png" xlink:type="simple" xlink:show="embed" xlink:actuate="onLoad">
              <text:p/>
            </draw:image>
          </draw:frame>
          <draw:frame draw:z-index="567" draw:name="https://st7.gismeteo.ru/static/diary/img/w6.gif" draw:style-name="gr1" draw:text-style-name="P1" svg:width="5.02mm" svg:height="5.02mm" svg:x="112.88mm" svg:y="388.33mm">
            <draw:image xlink:href="https://st7.gismeteo.ru/static/diary/img/w6.gif" xlink:type="simple" xlink:show="embed" xlink:actuate="onLoad">
              <text:p/>
            </draw:image>
          </draw:frame>
          <draw:frame draw:z-index="568" draw:name="https://st4.gismeteo.ru/static/diary/img/dull.png" draw:style-name="gr1" draw:text-style-name="P1" svg:width="5.28mm" svg:height="5.28mm" svg:x="180.62mm" svg:y="388.33mm">
            <draw:image xlink:href="https://st4.gismeteo.ru/static/diary/img/dull.png" xlink:type="simple" xlink:show="embed" xlink:actuate="onLoad">
              <text:p/>
            </draw:image>
          </draw:frame>
          <draw:frame draw:z-index="569" draw:name="https://st6.gismeteo.ru/static/diary/img/snow.png" draw:style-name="gr1" draw:text-style-name="P1" svg:width="5.28mm" svg:height="5.28mm" svg:x="203.2mm" svg:y="388.33mm">
            <draw:image xlink:href="https://st6.gismeteo.ru/static/diary/img/snow.png" xlink:type="simple" xlink:show="embed" xlink:actuate="onLoad">
              <text:p/>
            </draw:image>
          </draw:frame>
          <draw:frame draw:z-index="570" draw:name="https://st8.gismeteo.ru/static/diary/img/w6.gif" draw:style-name="gr1" draw:text-style-name="P1" svg:width="5.02mm" svg:height="5.02mm" svg:x="225.77mm" svg:y="388.33mm">
            <draw:image xlink:href="https://st8.gismeteo.ru/static/diary/img/w6.gif" xlink:type="simple" xlink:show="embed" xlink:actuate="onLoad">
              <text:p/>
            </draw:image>
          </draw:frame>
          <draw:frame draw:z-index="571" draw:name="https://st5.gismeteo.ru/static/diary/img/dull.png" draw:style-name="gr1" draw:text-style-name="P1" svg:width="5.28mm" svg:height="5.28mm" svg:x="67.73mm" svg:y="392.85mm">
            <draw:image xlink:href="https://st5.gismeteo.ru/static/diary/img/dull.png" xlink:type="simple" xlink:show="embed" xlink:actuate="onLoad">
              <text:p/>
            </draw:image>
          </draw:frame>
          <draw:frame draw:z-index="572" draw:name="https://st7.gismeteo.ru/static/diary/img/snow.png" draw:style-name="gr1" draw:text-style-name="P1" svg:width="5.28mm" svg:height="5.28mm" svg:x="90.31mm" svg:y="392.85mm">
            <draw:image xlink:href="https://st7.gismeteo.ru/static/diary/img/snow.png" xlink:type="simple" xlink:show="embed" xlink:actuate="onLoad">
              <text:p/>
            </draw:image>
          </draw:frame>
          <draw:frame draw:z-index="573" draw:name="https://st4.gismeteo.ru/static/diary/img/w4.gif" draw:style-name="gr1" draw:text-style-name="P1" svg:width="5.02mm" svg:height="5.02mm" svg:x="112.88mm" svg:y="392.85mm">
            <draw:image xlink:href="https://st4.gismeteo.ru/static/diary/img/w4.gif" xlink:type="simple" xlink:show="embed" xlink:actuate="onLoad">
              <text:p/>
            </draw:image>
          </draw:frame>
          <draw:frame draw:z-index="574" draw:name="https://st6.gismeteo.ru/static/diary/img/dull.png" draw:style-name="gr1" draw:text-style-name="P1" svg:width="5.28mm" svg:height="5.28mm" svg:x="180.62mm" svg:y="392.85mm">
            <draw:image xlink:href="https://st6.gismeteo.ru/static/diary/img/dull.png" xlink:type="simple" xlink:show="embed" xlink:actuate="onLoad">
              <text:p/>
            </draw:image>
          </draw:frame>
          <draw:frame draw:z-index="575" draw:name="https://st8.gismeteo.ru/static/diary/img/snow.png" draw:style-name="gr1" draw:text-style-name="P1" svg:width="5.28mm" svg:height="5.28mm" svg:x="203.2mm" svg:y="392.85mm">
            <draw:image xlink:href="https://st8.gismeteo.ru/static/diary/img/snow.png" xlink:type="simple" xlink:show="embed" xlink:actuate="onLoad">
              <text:p/>
            </draw:image>
          </draw:frame>
          <draw:frame draw:z-index="576" draw:name="https://st5.gismeteo.ru/static/diary/img/w4.gif" draw:style-name="gr1" draw:text-style-name="P1" svg:width="5.02mm" svg:height="5.02mm" svg:x="225.77mm" svg:y="392.85mm">
            <draw:image xlink:href="https://st5.gismeteo.ru/static/diary/img/w4.gif" xlink:type="simple" xlink:show="embed" xlink:actuate="onLoad">
              <text:p/>
            </draw:image>
          </draw:frame>
          <draw:frame draw:z-index="577" draw:name="https://st7.gismeteo.ru/static/diary/img/dull.png" draw:style-name="gr1" draw:text-style-name="P1" svg:width="5.28mm" svg:height="5.28mm" svg:x="67.73mm" svg:y="397.36mm">
            <draw:image xlink:href="https://st7.gismeteo.ru/static/diary/img/dull.png" xlink:type="simple" xlink:show="embed" xlink:actuate="onLoad">
              <text:p/>
            </draw:image>
          </draw:frame>
          <draw:frame draw:z-index="578" draw:name="https://st4.gismeteo.ru/static/diary/img/snow.png" draw:style-name="gr1" draw:text-style-name="P1" svg:width="5.28mm" svg:height="5.28mm" svg:x="90.31mm" svg:y="397.36mm">
            <draw:image xlink:href="https://st4.gismeteo.ru/static/diary/img/snow.png" xlink:type="simple" xlink:show="embed" xlink:actuate="onLoad">
              <text:p/>
            </draw:image>
          </draw:frame>
          <draw:frame draw:z-index="579" draw:name="https://st6.gismeteo.ru/static/diary/img/w0.gif" draw:style-name="gr1" draw:text-style-name="P1" svg:width="5.02mm" svg:height="5.02mm" svg:x="112.88mm" svg:y="397.36mm">
            <draw:image xlink:href="https://st6.gismeteo.ru/static/diary/img/w0.gif" xlink:type="simple" xlink:show="embed" xlink:actuate="onLoad">
              <text:p/>
            </draw:image>
          </draw:frame>
          <draw:frame draw:z-index="580" draw:name="https://st8.gismeteo.ru/static/diary/img/dull.png" draw:style-name="gr1" draw:text-style-name="P1" svg:width="5.28mm" svg:height="5.28mm" svg:x="180.62mm" svg:y="397.36mm">
            <draw:image xlink:href="https://st8.gismeteo.ru/static/diary/img/dull.png" xlink:type="simple" xlink:show="embed" xlink:actuate="onLoad">
              <text:p/>
            </draw:image>
          </draw:frame>
          <draw:frame draw:z-index="581" draw:name="https://st5.gismeteo.ru/static/diary/img/snow.png" draw:style-name="gr1" draw:text-style-name="P1" svg:width="5.28mm" svg:height="5.28mm" svg:x="203.2mm" svg:y="397.36mm">
            <draw:image xlink:href="https://st5.gismeteo.ru/static/diary/img/snow.png" xlink:type="simple" xlink:show="embed" xlink:actuate="onLoad">
              <text:p/>
            </draw:image>
          </draw:frame>
          <draw:frame draw:z-index="582" draw:name="https://st7.gismeteo.ru/static/diary/img/w0.gif" draw:style-name="gr1" draw:text-style-name="P1" svg:width="5.02mm" svg:height="5.02mm" svg:x="225.77mm" svg:y="397.36mm">
            <draw:image xlink:href="https://st7.gismeteo.ru/static/diary/img/w0.gif" xlink:type="simple" xlink:show="embed" xlink:actuate="onLoad">
              <text:p/>
            </draw:image>
          </draw:frame>
          <draw:frame draw:z-index="583" draw:name="https://st4.gismeteo.ru/static/diary/img/dull.png" draw:style-name="gr1" draw:text-style-name="P1" svg:width="5.28mm" svg:height="5.28mm" svg:x="67.73mm" svg:y="401.88mm">
            <draw:image xlink:href="https://st4.gismeteo.ru/static/diary/img/dull.png" xlink:type="simple" xlink:show="embed" xlink:actuate="onLoad">
              <text:p/>
            </draw:image>
          </draw:frame>
          <draw:frame draw:z-index="584" draw:name="https://st6.gismeteo.ru/static/diary/img/snow.png" draw:style-name="gr1" draw:text-style-name="P1" svg:width="5.28mm" svg:height="5.28mm" svg:x="90.31mm" svg:y="401.88mm">
            <draw:image xlink:href="https://st6.gismeteo.ru/static/diary/img/snow.png" xlink:type="simple" xlink:show="embed" xlink:actuate="onLoad">
              <text:p/>
            </draw:image>
          </draw:frame>
          <draw:frame draw:z-index="585" draw:name="https://st8.gismeteo.ru/static/diary/img/w2.gif" draw:style-name="gr1" draw:text-style-name="P1" svg:width="5.02mm" svg:height="5.02mm" svg:x="112.88mm" svg:y="401.88mm">
            <draw:image xlink:href="https://st8.gismeteo.ru/static/diary/img/w2.gif" xlink:type="simple" xlink:show="embed" xlink:actuate="onLoad">
              <text:p/>
            </draw:image>
          </draw:frame>
          <draw:frame draw:z-index="586" draw:name="https://st5.gismeteo.ru/static/diary/img/dull.png" draw:style-name="gr1" draw:text-style-name="P1" svg:width="5.28mm" svg:height="5.28mm" svg:x="180.62mm" svg:y="401.88mm">
            <draw:image xlink:href="https://st5.gismeteo.ru/static/diary/img/dull.png" xlink:type="simple" xlink:show="embed" xlink:actuate="onLoad">
              <text:p/>
            </draw:image>
          </draw:frame>
          <draw:frame draw:z-index="587" draw:name="https://st7.gismeteo.ru/static/diary/img/snow.png" draw:style-name="gr1" draw:text-style-name="P1" svg:width="5.28mm" svg:height="5.28mm" svg:x="203.2mm" svg:y="401.88mm">
            <draw:image xlink:href="https://st7.gismeteo.ru/static/diary/img/snow.png" xlink:type="simple" xlink:show="embed" xlink:actuate="onLoad">
              <text:p/>
            </draw:image>
          </draw:frame>
          <draw:frame draw:z-index="588" draw:name="https://st4.gismeteo.ru/static/diary/img/w2.gif" draw:style-name="gr1" draw:text-style-name="P1" svg:width="5.02mm" svg:height="5.02mm" svg:x="225.77mm" svg:y="401.88mm">
            <draw:image xlink:href="https://st4.gismeteo.ru/static/diary/img/w2.gif" xlink:type="simple" xlink:show="embed" xlink:actuate="onLoad">
              <text:p/>
            </draw:image>
          </draw:frame>
          <draw:frame draw:z-index="589" draw:name="https://st6.gismeteo.ru/static/diary/img/sunc.png" draw:style-name="gr1" draw:text-style-name="P1" svg:width="5.28mm" svg:height="5.28mm" svg:x="67.73mm" svg:y="406.4mm">
            <draw:image xlink:href="https://st6.gismeteo.ru/static/diary/img/sunc.png" xlink:type="simple" xlink:show="embed" xlink:actuate="onLoad">
              <text:p/>
            </draw:image>
          </draw:frame>
          <draw:frame draw:z-index="590" draw:name="https://st8.gismeteo.ru/static/diary/img/snow.png" draw:style-name="gr1" draw:text-style-name="P1" svg:width="5.28mm" svg:height="5.28mm" svg:x="90.31mm" svg:y="406.4mm">
            <draw:image xlink:href="https://st8.gismeteo.ru/static/diary/img/snow.png" xlink:type="simple" xlink:show="embed" xlink:actuate="onLoad">
              <text:p/>
            </draw:image>
          </draw:frame>
          <draw:frame draw:z-index="591" draw:name="https://st5.gismeteo.ru/static/diary/img/w4.gif" draw:style-name="gr1" draw:text-style-name="P1" svg:width="5.02mm" svg:height="5.02mm" svg:x="112.88mm" svg:y="406.4mm">
            <draw:image xlink:href="https://st5.gismeteo.ru/static/diary/img/w4.gif" xlink:type="simple" xlink:show="embed" xlink:actuate="onLoad">
              <text:p/>
            </draw:image>
          </draw:frame>
          <draw:frame draw:z-index="592" draw:name="https://st7.gismeteo.ru/static/diary/img/dull.png" draw:style-name="gr1" draw:text-style-name="P1" svg:width="5.28mm" svg:height="5.28mm" svg:x="180.62mm" svg:y="406.4mm">
            <draw:image xlink:href="https://st7.gismeteo.ru/static/diary/img/dull.png" xlink:type="simple" xlink:show="embed" xlink:actuate="onLoad">
              <text:p/>
            </draw:image>
          </draw:frame>
          <draw:frame draw:z-index="593" draw:name="https://st4.gismeteo.ru/static/diary/img/snow.png" draw:style-name="gr1" draw:text-style-name="P1" svg:width="5.28mm" svg:height="5.28mm" svg:x="203.2mm" svg:y="406.4mm">
            <draw:image xlink:href="https://st4.gismeteo.ru/static/diary/img/snow.png" xlink:type="simple" xlink:show="embed" xlink:actuate="onLoad">
              <text:p/>
            </draw:image>
          </draw:frame>
          <draw:frame draw:z-index="594" draw:name="https://st6.gismeteo.ru/static/diary/img/w4.gif" draw:style-name="gr1" draw:text-style-name="P1" svg:width="5.02mm" svg:height="5.02mm" svg:x="225.77mm" svg:y="406.4mm">
            <draw:image xlink:href="https://st6.gismeteo.ru/static/diary/img/w4.gif" xlink:type="simple" xlink:show="embed" xlink:actuate="onLoad">
              <text:p/>
            </draw:image>
          </draw:frame>
          <draw:frame draw:z-index="595" draw:name="https://st8.gismeteo.ru/static/diary/img/sun.png" draw:style-name="gr1" draw:text-style-name="P1" svg:width="5.28mm" svg:height="5.28mm" svg:x="67.73mm" svg:y="410.91mm">
            <draw:image xlink:href="https://st8.gismeteo.ru/static/diary/img/sun.png" xlink:type="simple" xlink:show="embed" xlink:actuate="onLoad">
              <text:p/>
            </draw:image>
          </draw:frame>
          <draw:frame draw:z-index="596" draw:name="https://st5.gismeteo.ru/static/diary/img/w5.gif" draw:style-name="gr1" draw:text-style-name="P1" svg:width="3.69mm" svg:height="3.69mm" svg:x="112.88mm" svg:y="410.91mm">
            <draw:image xlink:href="https://st5.gismeteo.ru/static/diary/img/w5.gif" xlink:type="simple" xlink:show="embed" xlink:actuate="onLoad">
              <text:p/>
            </draw:image>
          </draw:frame>
          <draw:frame draw:z-index="597" draw:name="https://st7.gismeteo.ru/static/diary/img/sun.png" draw:style-name="gr1" draw:text-style-name="P1" svg:width="5.28mm" svg:height="5.28mm" svg:x="180.62mm" svg:y="410.91mm">
            <draw:image xlink:href="https://st7.gismeteo.ru/static/diary/img/sun.png" xlink:type="simple" xlink:show="embed" xlink:actuate="onLoad">
              <text:p/>
            </draw:image>
          </draw:frame>
          <draw:frame draw:z-index="598" draw:name="https://st4.gismeteo.ru/static/diary/img/w5.gif" draw:style-name="gr1" draw:text-style-name="P1" svg:width="3.69mm" svg:height="3.69mm" svg:x="225.77mm" svg:y="410.91mm">
            <draw:image xlink:href="https://st4.gismeteo.ru/static/diary/img/w5.gif" xlink:type="simple" xlink:show="embed" xlink:actuate="onLoad">
              <text:p/>
            </draw:image>
          </draw:frame>
          <draw:frame draw:z-index="599" draw:name="https://st6.gismeteo.ru/static/diary/img/sun.png" draw:style-name="gr1" draw:text-style-name="P1" svg:width="5.28mm" svg:height="5.28mm" svg:x="67.73mm" svg:y="415.43mm">
            <draw:image xlink:href="https://st6.gismeteo.ru/static/diary/img/sun.png" xlink:type="simple" xlink:show="embed" xlink:actuate="onLoad">
              <text:p/>
            </draw:image>
          </draw:frame>
          <draw:frame draw:z-index="600" draw:name="https://st8.gismeteo.ru/static/diary/img/w0.gif" draw:style-name="gr1" draw:text-style-name="P1" svg:width="5.02mm" svg:height="5.02mm" svg:x="112.88mm" svg:y="415.43mm">
            <draw:image xlink:href="https://st8.gismeteo.ru/static/diary/img/w0.gif" xlink:type="simple" xlink:show="embed" xlink:actuate="onLoad">
              <text:p/>
            </draw:image>
          </draw:frame>
          <draw:frame draw:z-index="601" draw:name="https://st5.gismeteo.ru/static/diary/img/sunc.png" draw:style-name="gr1" draw:text-style-name="P1" svg:width="5.28mm" svg:height="5.28mm" svg:x="180.62mm" svg:y="415.43mm">
            <draw:image xlink:href="https://st5.gismeteo.ru/static/diary/img/sunc.png" xlink:type="simple" xlink:show="embed" xlink:actuate="onLoad">
              <text:p/>
            </draw:image>
          </draw:frame>
          <draw:frame draw:z-index="602" draw:name="https://st7.gismeteo.ru/static/diary/img/w0.gif" draw:style-name="gr1" draw:text-style-name="P1" svg:width="5.02mm" svg:height="5.02mm" svg:x="225.77mm" svg:y="415.43mm">
            <draw:image xlink:href="https://st7.gismeteo.ru/static/diary/img/w0.gif" xlink:type="simple" xlink:show="embed" xlink:actuate="onLoad">
              <text:p/>
            </draw:image>
          </draw:frame>
          <draw:frame draw:z-index="603" draw:name="https://st4.gismeteo.ru/static/diary/img/sun.png" draw:style-name="gr1" draw:text-style-name="P1" svg:width="5.28mm" svg:height="5.28mm" svg:x="67.73mm" svg:y="419.94mm">
            <draw:image xlink:href="https://st4.gismeteo.ru/static/diary/img/sun.png" xlink:type="simple" xlink:show="embed" xlink:actuate="onLoad">
              <text:p/>
            </draw:image>
          </draw:frame>
          <draw:frame draw:z-index="604" draw:name="https://st6.gismeteo.ru/static/diary/img/w0.gif" draw:style-name="gr1" draw:text-style-name="P1" svg:width="5.02mm" svg:height="5.02mm" svg:x="112.88mm" svg:y="419.94mm">
            <draw:image xlink:href="https://st6.gismeteo.ru/static/diary/img/w0.gif" xlink:type="simple" xlink:show="embed" xlink:actuate="onLoad">
              <text:p/>
            </draw:image>
          </draw:frame>
          <draw:frame draw:z-index="605" draw:name="https://st8.gismeteo.ru/static/diary/img/sun.png" draw:style-name="gr1" draw:text-style-name="P1" svg:width="5.28mm" svg:height="5.28mm" svg:x="180.62mm" svg:y="419.94mm">
            <draw:image xlink:href="https://st8.gismeteo.ru/static/diary/img/sun.png" xlink:type="simple" xlink:show="embed" xlink:actuate="onLoad">
              <text:p/>
            </draw:image>
          </draw:frame>
          <draw:frame draw:z-index="606" draw:name="https://st5.gismeteo.ru/static/diary/img/w0.gif" draw:style-name="gr1" draw:text-style-name="P1" svg:width="5.02mm" svg:height="5.02mm" svg:x="225.77mm" svg:y="419.94mm">
            <draw:image xlink:href="https://st5.gismeteo.ru/static/diary/img/w0.gif" xlink:type="simple" xlink:show="embed" xlink:actuate="onLoad">
              <text:p/>
            </draw:image>
          </draw:frame>
          <draw:frame draw:z-index="607" draw:name="https://st7.gismeteo.ru/static/diary/img/sun.png" draw:style-name="gr1" draw:text-style-name="P1" svg:width="5.28mm" svg:height="5.28mm" svg:x="67.73mm" svg:y="424.46mm">
            <draw:image xlink:href="https://st7.gismeteo.ru/static/diary/img/sun.png" xlink:type="simple" xlink:show="embed" xlink:actuate="onLoad">
              <text:p/>
            </draw:image>
          </draw:frame>
          <draw:frame draw:z-index="608" draw:name="https://st4.gismeteo.ru/static/diary/img/sun.png" draw:style-name="gr1" draw:text-style-name="P1" svg:width="5.28mm" svg:height="5.28mm" svg:x="180.62mm" svg:y="424.46mm">
            <draw:image xlink:href="https://st4.gismeteo.ru/static/diary/img/sun.png" xlink:type="simple" xlink:show="embed" xlink:actuate="onLoad">
              <text:p/>
            </draw:image>
          </draw:frame>
          <draw:frame draw:z-index="609" draw:name="https://st6.gismeteo.ru/static/diary/img/dull.png" draw:style-name="gr1" draw:text-style-name="P1" svg:width="5.28mm" svg:height="5.28mm" svg:x="67.73mm" svg:y="433.49mm">
            <draw:image xlink:href="https://st6.gismeteo.ru/static/diary/img/dull.png" xlink:type="simple" xlink:show="embed" xlink:actuate="onLoad">
              <text:p/>
            </draw:image>
          </draw:frame>
          <draw:frame draw:z-index="610" draw:name="https://st8.gismeteo.ru/static/diary/img/w5.gif" draw:style-name="gr1" draw:text-style-name="P1" svg:width="3.69mm" svg:height="3.69mm" svg:x="112.88mm" svg:y="433.49mm">
            <draw:image xlink:href="https://st8.gismeteo.ru/static/diary/img/w5.gif" xlink:type="simple" xlink:show="embed" xlink:actuate="onLoad">
              <text:p/>
            </draw:image>
          </draw:frame>
          <draw:frame draw:z-index="611" draw:name="https://st5.gismeteo.ru/static/diary/img/dull.png" draw:style-name="gr1" draw:text-style-name="P1" svg:width="5.28mm" svg:height="5.28mm" svg:x="180.62mm" svg:y="433.49mm">
            <draw:image xlink:href="https://st5.gismeteo.ru/static/diary/img/dull.png" xlink:type="simple" xlink:show="embed" xlink:actuate="onLoad">
              <text:p/>
            </draw:image>
          </draw:frame>
          <draw:frame draw:z-index="612" draw:name="https://st7.gismeteo.ru/static/diary/img/snow.png" draw:style-name="gr1" draw:text-style-name="P1" svg:width="5.28mm" svg:height="5.28mm" svg:x="203.2mm" svg:y="433.49mm">
            <draw:image xlink:href="https://st7.gismeteo.ru/static/diary/img/snow.png" xlink:type="simple" xlink:show="embed" xlink:actuate="onLoad">
              <text:p/>
            </draw:image>
          </draw:frame>
          <draw:frame draw:z-index="613" draw:name="https://st4.gismeteo.ru/static/diary/img/w5.gif" draw:style-name="gr1" draw:text-style-name="P1" svg:width="3.69mm" svg:height="3.69mm" svg:x="225.77mm" svg:y="433.49mm">
            <draw:image xlink:href="https://st4.gismeteo.ru/static/diary/img/w5.gif" xlink:type="simple" xlink:show="embed" xlink:actuate="onLoad">
              <text:p/>
            </draw:image>
          </draw:frame>
          <draw:frame draw:z-index="614" draw:name="https://st6.gismeteo.ru/static/diary/img/sunc.png" draw:style-name="gr1" draw:text-style-name="P1" svg:width="5.28mm" svg:height="5.28mm" svg:x="67.73mm" svg:y="438mm">
            <draw:image xlink:href="https://st6.gismeteo.ru/static/diary/img/sunc.png" xlink:type="simple" xlink:show="embed" xlink:actuate="onLoad">
              <text:p/>
            </draw:image>
          </draw:frame>
          <draw:frame draw:z-index="615" draw:name="https://st8.gismeteo.ru/static/diary/img/snow.png" draw:style-name="gr1" draw:text-style-name="P1" svg:width="5.28mm" svg:height="5.28mm" svg:x="90.31mm" svg:y="438mm">
            <draw:image xlink:href="https://st8.gismeteo.ru/static/diary/img/snow.png" xlink:type="simple" xlink:show="embed" xlink:actuate="onLoad">
              <text:p/>
            </draw:image>
          </draw:frame>
          <draw:frame draw:z-index="616" draw:name="https://st5.gismeteo.ru/static/diary/img/w4.gif" draw:style-name="gr1" draw:text-style-name="P1" svg:width="5.02mm" svg:height="5.02mm" svg:x="112.88mm" svg:y="438mm">
            <draw:image xlink:href="https://st5.gismeteo.ru/static/diary/img/w4.gif" xlink:type="simple" xlink:show="embed" xlink:actuate="onLoad">
              <text:p/>
            </draw:image>
          </draw:frame>
          <draw:frame draw:z-index="617" draw:name="https://st7.gismeteo.ru/static/diary/img/dull.png" draw:style-name="gr1" draw:text-style-name="P1" svg:width="5.28mm" svg:height="5.28mm" svg:x="180.62mm" svg:y="438mm">
            <draw:image xlink:href="https://st7.gismeteo.ru/static/diary/img/dull.png" xlink:type="simple" xlink:show="embed" xlink:actuate="onLoad">
              <text:p/>
            </draw:image>
          </draw:frame>
          <draw:frame draw:z-index="618" draw:name="https://st4.gismeteo.ru/static/diary/img/snow.png" draw:style-name="gr1" draw:text-style-name="P1" svg:width="5.28mm" svg:height="5.28mm" svg:x="203.2mm" svg:y="438mm">
            <draw:image xlink:href="https://st4.gismeteo.ru/static/diary/img/snow.png" xlink:type="simple" xlink:show="embed" xlink:actuate="onLoad">
              <text:p/>
            </draw:image>
          </draw:frame>
          <draw:frame draw:z-index="619" draw:name="https://st6.gismeteo.ru/static/diary/img/w4.gif" draw:style-name="gr1" draw:text-style-name="P1" svg:width="5.02mm" svg:height="5.02mm" svg:x="225.77mm" svg:y="438mm">
            <draw:image xlink:href="https://st6.gismeteo.ru/static/diary/img/w4.gif" xlink:type="simple" xlink:show="embed" xlink:actuate="onLoad">
              <text:p/>
            </draw:image>
          </draw:frame>
          <draw:frame draw:z-index="620" draw:name="https://st8.gismeteo.ru/static/diary/img/sunc.png" draw:style-name="gr1" draw:text-style-name="P1" svg:width="5.28mm" svg:height="5.28mm" svg:x="67.73mm" svg:y="442.52mm">
            <draw:image xlink:href="https://st8.gismeteo.ru/static/diary/img/sunc.png" xlink:type="simple" xlink:show="embed" xlink:actuate="onLoad">
              <text:p/>
            </draw:image>
          </draw:frame>
          <draw:frame draw:z-index="621" draw:name="https://st5.gismeteo.ru/static/diary/img/snow.png" draw:style-name="gr1" draw:text-style-name="P1" svg:width="5.28mm" svg:height="5.28mm" svg:x="90.31mm" svg:y="442.52mm">
            <draw:image xlink:href="https://st5.gismeteo.ru/static/diary/img/snow.png" xlink:type="simple" xlink:show="embed" xlink:actuate="onLoad">
              <text:p/>
            </draw:image>
          </draw:frame>
          <draw:frame draw:z-index="622" draw:name="https://st7.gismeteo.ru/static/diary/img/w0.gif" draw:style-name="gr1" draw:text-style-name="P1" svg:width="5.02mm" svg:height="5.02mm" svg:x="112.88mm" svg:y="442.52mm">
            <draw:image xlink:href="https://st7.gismeteo.ru/static/diary/img/w0.gif" xlink:type="simple" xlink:show="embed" xlink:actuate="onLoad">
              <text:p/>
            </draw:image>
          </draw:frame>
          <draw:frame draw:z-index="623" draw:name="https://st4.gismeteo.ru/static/diary/img/dull.png" draw:style-name="gr1" draw:text-style-name="P1" svg:width="5.28mm" svg:height="5.28mm" svg:x="180.62mm" svg:y="442.52mm">
            <draw:image xlink:href="https://st4.gismeteo.ru/static/diary/img/dull.png" xlink:type="simple" xlink:show="embed" xlink:actuate="onLoad">
              <text:p/>
            </draw:image>
          </draw:frame>
          <draw:frame draw:z-index="624" draw:name="https://st6.gismeteo.ru/static/diary/img/snow.png" draw:style-name="gr1" draw:text-style-name="P1" svg:width="5.28mm" svg:height="5.28mm" svg:x="203.2mm" svg:y="442.52mm">
            <draw:image xlink:href="https://st6.gismeteo.ru/static/diary/img/snow.png" xlink:type="simple" xlink:show="embed" xlink:actuate="onLoad">
              <text:p/>
            </draw:image>
          </draw:frame>
          <draw:frame draw:z-index="625" draw:name="https://st8.gismeteo.ru/static/diary/img/w0.gif" draw:style-name="gr1" draw:text-style-name="P1" svg:width="5.02mm" svg:height="5.02mm" svg:x="225.77mm" svg:y="442.52mm">
            <draw:image xlink:href="https://st8.gismeteo.ru/static/diary/img/w0.gif" xlink:type="simple" xlink:show="embed" xlink:actuate="onLoad">
              <text:p/>
            </draw:image>
          </draw:frame>
          <draw:frame draw:z-index="626" draw:name="https://st5.gismeteo.ru/static/diary/img/sun.png" draw:style-name="gr1" draw:text-style-name="P1" svg:width="5.28mm" svg:height="5.28mm" svg:x="67.73mm" svg:y="447.04mm">
            <draw:image xlink:href="https://st5.gismeteo.ru/static/diary/img/sun.png" xlink:type="simple" xlink:show="embed" xlink:actuate="onLoad">
              <text:p/>
            </draw:image>
          </draw:frame>
          <draw:frame draw:z-index="627" draw:name="https://st7.gismeteo.ru/static/diary/img/w6.gif" draw:style-name="gr1" draw:text-style-name="P1" svg:width="5.02mm" svg:height="5.02mm" svg:x="112.88mm" svg:y="447.04mm">
            <draw:image xlink:href="https://st7.gismeteo.ru/static/diary/img/w6.gif" xlink:type="simple" xlink:show="embed" xlink:actuate="onLoad">
              <text:p/>
            </draw:image>
          </draw:frame>
          <draw:frame draw:z-index="628" draw:name="https://st4.gismeteo.ru/static/diary/img/sun.png" draw:style-name="gr1" draw:text-style-name="P1" svg:width="5.28mm" svg:height="5.28mm" svg:x="180.62mm" svg:y="447.04mm">
            <draw:image xlink:href="https://st4.gismeteo.ru/static/diary/img/sun.png" xlink:type="simple" xlink:show="embed" xlink:actuate="onLoad">
              <text:p/>
            </draw:image>
          </draw:frame>
          <draw:frame draw:z-index="629" draw:name="https://st6.gismeteo.ru/static/diary/img/w6.gif" draw:style-name="gr1" draw:text-style-name="P1" svg:width="5.02mm" svg:height="5.02mm" svg:x="225.77mm" svg:y="447.04mm">
            <draw:image xlink:href="https://st6.gismeteo.ru/static/diary/img/w6.gif" xlink:type="simple" xlink:show="embed" xlink:actuate="onLoad">
              <text:p/>
            </draw:image>
          </draw:frame>
          <draw:frame draw:z-index="630" draw:name="https://st8.gismeteo.ru/static/diary/img/dull.png" draw:style-name="gr1" draw:text-style-name="P1" svg:width="5.28mm" svg:height="5.28mm" svg:x="67.73mm" svg:y="451.55mm">
            <draw:image xlink:href="https://st8.gismeteo.ru/static/diary/img/dull.png" xlink:type="simple" xlink:show="embed" xlink:actuate="onLoad">
              <text:p/>
            </draw:image>
          </draw:frame>
          <draw:frame draw:z-index="631" draw:name="https://st5.gismeteo.ru/static/diary/img/w4.gif" draw:style-name="gr1" draw:text-style-name="P1" svg:width="5.02mm" svg:height="5.02mm" svg:x="112.88mm" svg:y="451.55mm">
            <draw:image xlink:href="https://st5.gismeteo.ru/static/diary/img/w4.gif" xlink:type="simple" xlink:show="embed" xlink:actuate="onLoad">
              <text:p/>
            </draw:image>
          </draw:frame>
          <draw:frame draw:z-index="632" draw:name="https://st7.gismeteo.ru/static/diary/img/dull.png" draw:style-name="gr1" draw:text-style-name="P1" svg:width="5.28mm" svg:height="5.28mm" svg:x="180.62mm" svg:y="451.55mm">
            <draw:image xlink:href="https://st7.gismeteo.ru/static/diary/img/dull.png" xlink:type="simple" xlink:show="embed" xlink:actuate="onLoad">
              <text:p/>
            </draw:image>
          </draw:frame>
          <draw:frame draw:z-index="633" draw:name="https://st4.gismeteo.ru/static/diary/img/snow.png" draw:style-name="gr1" draw:text-style-name="P1" svg:width="5.28mm" svg:height="5.28mm" svg:x="203.2mm" svg:y="451.55mm">
            <draw:image xlink:href="https://st4.gismeteo.ru/static/diary/img/snow.png" xlink:type="simple" xlink:show="embed" xlink:actuate="onLoad">
              <text:p/>
            </draw:image>
          </draw:frame>
          <draw:frame draw:z-index="634" draw:name="https://st6.gismeteo.ru/static/diary/img/w4.gif" draw:style-name="gr1" draw:text-style-name="P1" svg:width="5.02mm" svg:height="5.02mm" svg:x="225.77mm" svg:y="451.55mm">
            <draw:image xlink:href="https://st6.gismeteo.ru/static/diary/img/w4.gif" xlink:type="simple" xlink:show="embed" xlink:actuate="onLoad">
              <text:p/>
            </draw:image>
          </draw:frame>
          <draw:frame draw:z-index="635" draw:name="https://st8.gismeteo.ru/static/diary/img/dull.png" draw:style-name="gr1" draw:text-style-name="P1" svg:width="5.28mm" svg:height="5.28mm" svg:x="67.73mm" svg:y="456.07mm">
            <draw:image xlink:href="https://st8.gismeteo.ru/static/diary/img/dull.png" xlink:type="simple" xlink:show="embed" xlink:actuate="onLoad">
              <text:p/>
            </draw:image>
          </draw:frame>
          <draw:frame draw:z-index="636" draw:name="https://st5.gismeteo.ru/static/diary/img/snow.png" draw:style-name="gr1" draw:text-style-name="P1" svg:width="5.28mm" svg:height="5.28mm" svg:x="90.31mm" svg:y="456.07mm">
            <draw:image xlink:href="https://st5.gismeteo.ru/static/diary/img/snow.png" xlink:type="simple" xlink:show="embed" xlink:actuate="onLoad">
              <text:p/>
            </draw:image>
          </draw:frame>
          <draw:frame draw:z-index="637" draw:name="https://st7.gismeteo.ru/static/diary/img/w1.gif" draw:style-name="gr1" draw:text-style-name="P1" svg:width="3.69mm" svg:height="3.69mm" svg:x="112.88mm" svg:y="456.07mm">
            <draw:image xlink:href="https://st7.gismeteo.ru/static/diary/img/w1.gif" xlink:type="simple" xlink:show="embed" xlink:actuate="onLoad">
              <text:p/>
            </draw:image>
          </draw:frame>
          <draw:frame draw:z-index="638" draw:name="https://st4.gismeteo.ru/static/diary/img/dull.png" draw:style-name="gr1" draw:text-style-name="P1" svg:width="5.28mm" svg:height="5.28mm" svg:x="180.62mm" svg:y="456.07mm">
            <draw:image xlink:href="https://st4.gismeteo.ru/static/diary/img/dull.png" xlink:type="simple" xlink:show="embed" xlink:actuate="onLoad">
              <text:p/>
            </draw:image>
          </draw:frame>
          <draw:frame draw:z-index="639" draw:name="https://st6.gismeteo.ru/static/diary/img/snow.png" draw:style-name="gr1" draw:text-style-name="P1" svg:width="5.28mm" svg:height="5.28mm" svg:x="203.2mm" svg:y="456.07mm">
            <draw:image xlink:href="https://st6.gismeteo.ru/static/diary/img/snow.png" xlink:type="simple" xlink:show="embed" xlink:actuate="onLoad">
              <text:p/>
            </draw:image>
          </draw:frame>
          <draw:frame draw:z-index="640" draw:name="https://st8.gismeteo.ru/static/diary/img/w1.gif" draw:style-name="gr1" draw:text-style-name="P1" svg:width="3.69mm" svg:height="3.69mm" svg:x="225.77mm" svg:y="456.07mm">
            <draw:image xlink:href="https://st8.gismeteo.ru/static/diary/img/w1.gif" xlink:type="simple" xlink:show="embed" xlink:actuate="onLoad">
              <text:p/>
            </draw:image>
          </draw:frame>
          <draw:frame draw:z-index="641" draw:name="https://st5.gismeteo.ru/static/diary/img/sunc.png" draw:style-name="gr1" draw:text-style-name="P1" svg:width="5.28mm" svg:height="5.28mm" svg:x="67.73mm" svg:y="460.58mm">
            <draw:image xlink:href="https://st5.gismeteo.ru/static/diary/img/sunc.png" xlink:type="simple" xlink:show="embed" xlink:actuate="onLoad">
              <text:p/>
            </draw:image>
          </draw:frame>
          <draw:frame draw:z-index="642" draw:name="https://st7.gismeteo.ru/static/diary/img/w6.gif" draw:style-name="gr1" draw:text-style-name="P1" svg:width="5.02mm" svg:height="5.02mm" svg:x="112.88mm" svg:y="460.58mm">
            <draw:image xlink:href="https://st7.gismeteo.ru/static/diary/img/w6.gif" xlink:type="simple" xlink:show="embed" xlink:actuate="onLoad">
              <text:p/>
            </draw:image>
          </draw:frame>
          <draw:frame draw:z-index="643" draw:name="https://st4.gismeteo.ru/static/diary/img/dull.png" draw:style-name="gr1" draw:text-style-name="P1" svg:width="5.28mm" svg:height="5.28mm" svg:x="180.62mm" svg:y="460.58mm">
            <draw:image xlink:href="https://st4.gismeteo.ru/static/diary/img/dull.png" xlink:type="simple" xlink:show="embed" xlink:actuate="onLoad">
              <text:p/>
            </draw:image>
          </draw:frame>
          <draw:frame draw:z-index="644" draw:name="https://st6.gismeteo.ru/static/diary/img/snow.png" draw:style-name="gr1" draw:text-style-name="P1" svg:width="5.28mm" svg:height="5.28mm" svg:x="203.2mm" svg:y="460.58mm">
            <draw:image xlink:href="https://st6.gismeteo.ru/static/diary/img/snow.png" xlink:type="simple" xlink:show="embed" xlink:actuate="onLoad">
              <text:p/>
            </draw:image>
          </draw:frame>
          <draw:frame draw:z-index="645" draw:name="https://st8.gismeteo.ru/static/diary/img/w6.gif" draw:style-name="gr1" draw:text-style-name="P1" svg:width="5.02mm" svg:height="5.02mm" svg:x="225.77mm" svg:y="460.58mm">
            <draw:image xlink:href="https://st8.gismeteo.ru/static/diary/img/w6.gif" xlink:type="simple" xlink:show="embed" xlink:actuate="onLoad">
              <text:p/>
            </draw:image>
          </draw:frame>
          <draw:frame draw:z-index="646" draw:name="https://st5.gismeteo.ru/static/diary/img/sunc.png" draw:style-name="gr1" draw:text-style-name="P1" svg:width="5.28mm" svg:height="5.28mm" svg:x="67.73mm" svg:y="465.1mm">
            <draw:image xlink:href="https://st5.gismeteo.ru/static/diary/img/sunc.png" xlink:type="simple" xlink:show="embed" xlink:actuate="onLoad">
              <text:p/>
            </draw:image>
          </draw:frame>
          <draw:frame draw:z-index="647" draw:name="https://st7.gismeteo.ru/static/diary/img/w7.gif" draw:style-name="gr1" draw:text-style-name="P1" svg:width="3.69mm" svg:height="3.69mm" svg:x="112.88mm" svg:y="465.1mm">
            <draw:image xlink:href="https://st7.gismeteo.ru/static/diary/img/w7.gif" xlink:type="simple" xlink:show="embed" xlink:actuate="onLoad">
              <text:p/>
            </draw:image>
          </draw:frame>
          <draw:frame draw:z-index="648" draw:name="https://st4.gismeteo.ru/static/diary/img/sun.png" draw:style-name="gr1" draw:text-style-name="P1" svg:width="5.28mm" svg:height="5.28mm" svg:x="180.62mm" svg:y="465.1mm">
            <draw:image xlink:href="https://st4.gismeteo.ru/static/diary/img/sun.png" xlink:type="simple" xlink:show="embed" xlink:actuate="onLoad">
              <text:p/>
            </draw:image>
          </draw:frame>
          <draw:frame draw:z-index="649" draw:name="https://st6.gismeteo.ru/static/diary/img/w7.gif" draw:style-name="gr1" draw:text-style-name="P1" svg:width="3.69mm" svg:height="3.69mm" svg:x="225.77mm" svg:y="465.1mm">
            <draw:image xlink:href="https://st6.gismeteo.ru/static/diary/img/w7.gif" xlink:type="simple" xlink:show="embed" xlink:actuate="onLoad">
              <text:p/>
            </draw:image>
          </draw:frame>
          <draw:frame draw:z-index="650" draw:name="https://st8.gismeteo.ru/static/diary/img/sun.png" draw:style-name="gr1" draw:text-style-name="P1" svg:width="5.28mm" svg:height="5.28mm" svg:x="67.73mm" svg:y="469.61mm">
            <draw:image xlink:href="https://st8.gismeteo.ru/static/diary/img/sun.png" xlink:type="simple" xlink:show="embed" xlink:actuate="onLoad">
              <text:p/>
            </draw:image>
          </draw:frame>
          <draw:frame draw:z-index="651" draw:name="https://st5.gismeteo.ru/static/diary/img/w0.gif" draw:style-name="gr1" draw:text-style-name="P1" svg:width="5.02mm" svg:height="5.02mm" svg:x="112.88mm" svg:y="469.61mm">
            <draw:image xlink:href="https://st5.gismeteo.ru/static/diary/img/w0.gif" xlink:type="simple" xlink:show="embed" xlink:actuate="onLoad">
              <text:p/>
            </draw:image>
          </draw:frame>
          <draw:frame draw:z-index="652" draw:name="https://st7.gismeteo.ru/static/diary/img/sun.png" draw:style-name="gr1" draw:text-style-name="P1" svg:width="5.28mm" svg:height="5.28mm" svg:x="180.62mm" svg:y="469.61mm">
            <draw:image xlink:href="https://st7.gismeteo.ru/static/diary/img/sun.png" xlink:type="simple" xlink:show="embed" xlink:actuate="onLoad">
              <text:p/>
            </draw:image>
          </draw:frame>
          <draw:frame draw:z-index="653" draw:name="https://st4.gismeteo.ru/static/diary/img/w0.gif" draw:style-name="gr1" draw:text-style-name="P1" svg:width="5.02mm" svg:height="5.02mm" svg:x="225.77mm" svg:y="469.61mm">
            <draw:image xlink:href="https://st4.gismeteo.ru/static/diary/img/w0.gif" xlink:type="simple" xlink:show="embed" xlink:actuate="onLoad">
              <text:p/>
            </draw:image>
          </draw:frame>
          <draw:frame draw:z-index="654" draw:name="https://st6.gismeteo.ru/static/diary/img/dull.png" draw:style-name="gr1" draw:text-style-name="P1" svg:width="5.28mm" svg:height="5.28mm" svg:x="67.73mm" svg:y="474.13mm">
            <draw:image xlink:href="https://st6.gismeteo.ru/static/diary/img/dull.png" xlink:type="simple" xlink:show="embed" xlink:actuate="onLoad">
              <text:p/>
            </draw:image>
          </draw:frame>
          <draw:frame draw:z-index="655" draw:name="https://st8.gismeteo.ru/static/diary/img/snow.png" draw:style-name="gr1" draw:text-style-name="P1" svg:width="5.28mm" svg:height="5.28mm" svg:x="90.31mm" svg:y="474.13mm">
            <draw:image xlink:href="https://st8.gismeteo.ru/static/diary/img/snow.png" xlink:type="simple" xlink:show="embed" xlink:actuate="onLoad">
              <text:p/>
            </draw:image>
          </draw:frame>
          <draw:frame draw:z-index="656" draw:name="https://st5.gismeteo.ru/static/diary/img/w4.gif" draw:style-name="gr1" draw:text-style-name="P1" svg:width="5.02mm" svg:height="5.02mm" svg:x="112.88mm" svg:y="474.13mm">
            <draw:image xlink:href="https://st5.gismeteo.ru/static/diary/img/w4.gif" xlink:type="simple" xlink:show="embed" xlink:actuate="onLoad">
              <text:p/>
            </draw:image>
          </draw:frame>
          <draw:frame draw:z-index="657" draw:name="https://st7.gismeteo.ru/static/diary/img/dull.png" draw:style-name="gr1" draw:text-style-name="P1" svg:width="5.28mm" svg:height="5.28mm" svg:x="180.62mm" svg:y="474.13mm">
            <draw:image xlink:href="https://st7.gismeteo.ru/static/diary/img/dull.png" xlink:type="simple" xlink:show="embed" xlink:actuate="onLoad">
              <text:p/>
            </draw:image>
          </draw:frame>
          <draw:frame draw:z-index="658" draw:name="https://st4.gismeteo.ru/static/diary/img/snow.png" draw:style-name="gr1" draw:text-style-name="P1" svg:width="5.28mm" svg:height="5.28mm" svg:x="203.2mm" svg:y="474.13mm">
            <draw:image xlink:href="https://st4.gismeteo.ru/static/diary/img/snow.png" xlink:type="simple" xlink:show="embed" xlink:actuate="onLoad">
              <text:p/>
            </draw:image>
          </draw:frame>
          <draw:frame draw:z-index="659" draw:name="https://st6.gismeteo.ru/static/diary/img/w4.gif" draw:style-name="gr1" draw:text-style-name="P1" svg:width="5.02mm" svg:height="5.02mm" svg:x="225.77mm" svg:y="474.13mm">
            <draw:image xlink:href="https://st6.gismeteo.ru/static/diary/img/w4.gif" xlink:type="simple" xlink:show="embed" xlink:actuate="onLoad">
              <text:p/>
            </draw:image>
          </draw:frame>
          <draw:frame draw:z-index="660" draw:name="https://st8.gismeteo.ru/static/diary/img/sun.png" draw:style-name="gr1" draw:text-style-name="P1" svg:width="5.28mm" svg:height="5.28mm" svg:x="67.73mm" svg:y="478.64mm">
            <draw:image xlink:href="https://st8.gismeteo.ru/static/diary/img/sun.png" xlink:type="simple" xlink:show="embed" xlink:actuate="onLoad">
              <text:p/>
            </draw:image>
          </draw:frame>
          <draw:frame draw:z-index="661" draw:name="https://st5.gismeteo.ru/static/diary/img/w6.gif" draw:style-name="gr1" draw:text-style-name="P1" svg:width="5.02mm" svg:height="5.02mm" svg:x="112.88mm" svg:y="478.64mm">
            <draw:image xlink:href="https://st5.gismeteo.ru/static/diary/img/w6.gif" xlink:type="simple" xlink:show="embed" xlink:actuate="onLoad">
              <text:p/>
            </draw:image>
          </draw:frame>
          <draw:frame draw:z-index="662" draw:name="https://st7.gismeteo.ru/static/diary/img/sun.png" draw:style-name="gr1" draw:text-style-name="P1" svg:width="5.28mm" svg:height="5.28mm" svg:x="180.62mm" svg:y="478.64mm">
            <draw:image xlink:href="https://st7.gismeteo.ru/static/diary/img/sun.png" xlink:type="simple" xlink:show="embed" xlink:actuate="onLoad">
              <text:p/>
            </draw:image>
          </draw:frame>
          <draw:frame draw:z-index="663" draw:name="https://st4.gismeteo.ru/static/diary/img/w6.gif" draw:style-name="gr1" draw:text-style-name="P1" svg:width="5.02mm" svg:height="5.02mm" svg:x="225.77mm" svg:y="478.64mm">
            <draw:image xlink:href="https://st4.gismeteo.ru/static/diary/img/w6.gif" xlink:type="simple" xlink:show="embed" xlink:actuate="onLoad">
              <text:p/>
            </draw:image>
          </draw:frame>
          <draw:frame draw:z-index="664" draw:name="https://st6.gismeteo.ru/static/diary/img/dull.png" draw:style-name="gr1" draw:text-style-name="P1" svg:width="5.28mm" svg:height="5.28mm" svg:x="67.73mm" svg:y="483.16mm">
            <draw:image xlink:href="https://st6.gismeteo.ru/static/diary/img/dull.png" xlink:type="simple" xlink:show="embed" xlink:actuate="onLoad">
              <text:p/>
            </draw:image>
          </draw:frame>
          <draw:frame draw:z-index="665" draw:name="https://st8.gismeteo.ru/static/diary/img/w4.gif" draw:style-name="gr1" draw:text-style-name="P1" svg:width="5.02mm" svg:height="5.02mm" svg:x="112.88mm" svg:y="483.16mm">
            <draw:image xlink:href="https://st8.gismeteo.ru/static/diary/img/w4.gif" xlink:type="simple" xlink:show="embed" xlink:actuate="onLoad">
              <text:p/>
            </draw:image>
          </draw:frame>
          <draw:frame draw:z-index="666" draw:name="https://st5.gismeteo.ru/static/diary/img/suncl.png" draw:style-name="gr1" draw:text-style-name="P1" svg:width="5.28mm" svg:height="5.28mm" svg:x="180.62mm" svg:y="483.16mm">
            <draw:image xlink:href="https://st5.gismeteo.ru/static/diary/img/suncl.png" xlink:type="simple" xlink:show="embed" xlink:actuate="onLoad">
              <text:p/>
            </draw:image>
          </draw:frame>
          <draw:frame draw:z-index="667" draw:name="https://st7.gismeteo.ru/static/diary/img/snow.png" draw:style-name="gr1" draw:text-style-name="P1" svg:width="5.28mm" svg:height="5.28mm" svg:x="203.2mm" svg:y="483.16mm">
            <draw:image xlink:href="https://st7.gismeteo.ru/static/diary/img/snow.png" xlink:type="simple" xlink:show="embed" xlink:actuate="onLoad">
              <text:p/>
            </draw:image>
          </draw:frame>
          <draw:frame draw:z-index="668" draw:name="https://st4.gismeteo.ru/static/diary/img/w4.gif" draw:style-name="gr1" draw:text-style-name="P1" svg:width="5.02mm" svg:height="5.02mm" svg:x="225.77mm" svg:y="483.16mm">
            <draw:image xlink:href="https://st4.gismeteo.ru/static/diary/img/w4.gif" xlink:type="simple" xlink:show="embed" xlink:actuate="onLoad">
              <text:p/>
            </draw:image>
          </draw:frame>
          <draw:frame draw:z-index="669" draw:name="https://st6.gismeteo.ru/static/diary/img/dull.png" draw:style-name="gr1" draw:text-style-name="P1" svg:width="5.28mm" svg:height="5.28mm" svg:x="67.73mm" svg:y="487.68mm">
            <draw:image xlink:href="https://st6.gismeteo.ru/static/diary/img/dull.png" xlink:type="simple" xlink:show="embed" xlink:actuate="onLoad">
              <text:p/>
            </draw:image>
          </draw:frame>
          <draw:frame draw:z-index="670" draw:name="https://st8.gismeteo.ru/static/diary/img/snow.png" draw:style-name="gr1" draw:text-style-name="P1" svg:width="5.28mm" svg:height="5.28mm" svg:x="90.31mm" svg:y="487.68mm">
            <draw:image xlink:href="https://st8.gismeteo.ru/static/diary/img/snow.png" xlink:type="simple" xlink:show="embed" xlink:actuate="onLoad">
              <text:p/>
            </draw:image>
          </draw:frame>
          <draw:frame draw:z-index="671" draw:name="https://st5.gismeteo.ru/static/diary/img/w4.gif" draw:style-name="gr1" draw:text-style-name="P1" svg:width="5.02mm" svg:height="5.02mm" svg:x="112.88mm" svg:y="487.68mm">
            <draw:image xlink:href="https://st5.gismeteo.ru/static/diary/img/w4.gif" xlink:type="simple" xlink:show="embed" xlink:actuate="onLoad">
              <text:p/>
            </draw:image>
          </draw:frame>
          <draw:frame draw:z-index="672" draw:name="https://st7.gismeteo.ru/static/diary/img/dull.png" draw:style-name="gr1" draw:text-style-name="P1" svg:width="5.28mm" svg:height="5.28mm" svg:x="180.62mm" svg:y="487.68mm">
            <draw:image xlink:href="https://st7.gismeteo.ru/static/diary/img/dull.png" xlink:type="simple" xlink:show="embed" xlink:actuate="onLoad">
              <text:p/>
            </draw:image>
          </draw:frame>
          <draw:frame draw:z-index="673" draw:name="https://st4.gismeteo.ru/static/diary/img/snow.png" draw:style-name="gr1" draw:text-style-name="P1" svg:width="5.28mm" svg:height="5.28mm" svg:x="203.2mm" svg:y="487.68mm">
            <draw:image xlink:href="https://st4.gismeteo.ru/static/diary/img/snow.png" xlink:type="simple" xlink:show="embed" xlink:actuate="onLoad">
              <text:p/>
            </draw:image>
          </draw:frame>
          <draw:frame draw:z-index="674" draw:name="https://st6.gismeteo.ru/static/diary/img/w4.gif" draw:style-name="gr1" draw:text-style-name="P1" svg:width="5.02mm" svg:height="5.02mm" svg:x="225.77mm" svg:y="487.68mm">
            <draw:image xlink:href="https://st6.gismeteo.ru/static/diary/img/w4.gif" xlink:type="simple" xlink:show="embed" xlink:actuate="onLoad">
              <text:p/>
            </draw:image>
          </draw:frame>
          <draw:frame draw:z-index="675" draw:name="https://st8.gismeteo.ru/static/diary/img/sunc.png" draw:style-name="gr1" draw:text-style-name="P1" svg:width="5.28mm" svg:height="5.28mm" svg:x="67.73mm" svg:y="492.19mm">
            <draw:image xlink:href="https://st8.gismeteo.ru/static/diary/img/sunc.png" xlink:type="simple" xlink:show="embed" xlink:actuate="onLoad">
              <text:p/>
            </draw:image>
          </draw:frame>
          <draw:frame draw:z-index="676" draw:name="https://st5.gismeteo.ru/static/diary/img/w4.gif" draw:style-name="gr1" draw:text-style-name="P1" svg:width="5.02mm" svg:height="5.02mm" svg:x="112.88mm" svg:y="492.19mm">
            <draw:image xlink:href="https://st5.gismeteo.ru/static/diary/img/w4.gif" xlink:type="simple" xlink:show="embed" xlink:actuate="onLoad">
              <text:p/>
            </draw:image>
          </draw:frame>
          <draw:frame draw:z-index="677" draw:name="https://st7.gismeteo.ru/static/diary/img/dull.png" draw:style-name="gr1" draw:text-style-name="P1" svg:width="5.28mm" svg:height="5.28mm" svg:x="180.62mm" svg:y="492.19mm">
            <draw:image xlink:href="https://st7.gismeteo.ru/static/diary/img/dull.png" xlink:type="simple" xlink:show="embed" xlink:actuate="onLoad">
              <text:p/>
            </draw:image>
          </draw:frame>
          <draw:frame draw:z-index="678" draw:name="https://st4.gismeteo.ru/static/diary/img/snow.png" draw:style-name="gr1" draw:text-style-name="P1" svg:width="5.28mm" svg:height="5.28mm" svg:x="203.2mm" svg:y="492.19mm">
            <draw:image xlink:href="https://st4.gismeteo.ru/static/diary/img/snow.png" xlink:type="simple" xlink:show="embed" xlink:actuate="onLoad">
              <text:p/>
            </draw:image>
          </draw:frame>
          <draw:frame draw:z-index="679" draw:name="https://st6.gismeteo.ru/static/diary/img/w4.gif" draw:style-name="gr1" draw:text-style-name="P1" svg:width="5.02mm" svg:height="5.02mm" svg:x="225.77mm" svg:y="492.19mm">
            <draw:image xlink:href="https://st6.gismeteo.ru/static/diary/img/w4.gif" xlink:type="simple" xlink:show="embed" xlink:actuate="onLoad">
              <text:p/>
            </draw:image>
          </draw:frame>
          <draw:frame draw:z-index="680" draw:name="https://st8.gismeteo.ru/static/diary/img/dull.png" draw:style-name="gr1" draw:text-style-name="P1" svg:width="5.28mm" svg:height="5.28mm" svg:x="67.73mm" svg:y="496.71mm">
            <draw:image xlink:href="https://st8.gismeteo.ru/static/diary/img/dull.png" xlink:type="simple" xlink:show="embed" xlink:actuate="onLoad">
              <text:p/>
            </draw:image>
          </draw:frame>
          <draw:frame draw:z-index="681" draw:name="https://st5.gismeteo.ru/static/diary/img/snow.png" draw:style-name="gr1" draw:text-style-name="P1" svg:width="5.28mm" svg:height="5.28mm" svg:x="90.31mm" svg:y="496.71mm">
            <draw:image xlink:href="https://st5.gismeteo.ru/static/diary/img/snow.png" xlink:type="simple" xlink:show="embed" xlink:actuate="onLoad">
              <text:p/>
            </draw:image>
          </draw:frame>
          <draw:frame draw:z-index="682" draw:name="https://st7.gismeteo.ru/static/diary/img/w4.gif" draw:style-name="gr1" draw:text-style-name="P1" svg:width="5.02mm" svg:height="5.02mm" svg:x="112.88mm" svg:y="496.71mm">
            <draw:image xlink:href="https://st7.gismeteo.ru/static/diary/img/w4.gif" xlink:type="simple" xlink:show="embed" xlink:actuate="onLoad">
              <text:p/>
            </draw:image>
          </draw:frame>
          <draw:frame draw:z-index="683" draw:name="https://st4.gismeteo.ru/static/diary/img/dull.png" draw:style-name="gr1" draw:text-style-name="P1" svg:width="5.28mm" svg:height="5.28mm" svg:x="180.62mm" svg:y="496.71mm">
            <draw:image xlink:href="https://st4.gismeteo.ru/static/diary/img/dull.png" xlink:type="simple" xlink:show="embed" xlink:actuate="onLoad">
              <text:p/>
            </draw:image>
          </draw:frame>
          <draw:frame draw:z-index="684" draw:name="https://st6.gismeteo.ru/static/diary/img/snow.png" draw:style-name="gr1" draw:text-style-name="P1" svg:width="5.28mm" svg:height="5.28mm" svg:x="203.2mm" svg:y="496.71mm">
            <draw:image xlink:href="https://st6.gismeteo.ru/static/diary/img/snow.png" xlink:type="simple" xlink:show="embed" xlink:actuate="onLoad">
              <text:p/>
            </draw:image>
          </draw:frame>
          <draw:frame draw:z-index="685" draw:name="https://st8.gismeteo.ru/static/diary/img/w4.gif" draw:style-name="gr1" draw:text-style-name="P1" svg:width="5.02mm" svg:height="5.02mm" svg:x="225.77mm" svg:y="496.71mm">
            <draw:image xlink:href="https://st8.gismeteo.ru/static/diary/img/w4.gif" xlink:type="simple" xlink:show="embed" xlink:actuate="onLoad">
              <text:p/>
            </draw:image>
          </draw:frame>
          <draw:frame draw:z-index="686" draw:name="https://st5.gismeteo.ru/static/diary/img/sunc.png" draw:style-name="gr1" draw:text-style-name="P1" svg:width="5.28mm" svg:height="5.28mm" svg:x="67.73mm" svg:y="501.22mm">
            <draw:image xlink:href="https://st5.gismeteo.ru/static/diary/img/sunc.png" xlink:type="simple" xlink:show="embed" xlink:actuate="onLoad">
              <text:p/>
            </draw:image>
          </draw:frame>
          <draw:frame draw:z-index="687" draw:name="https://st7.gismeteo.ru/static/diary/img/w6.gif" draw:style-name="gr1" draw:text-style-name="P1" svg:width="5.02mm" svg:height="5.02mm" svg:x="112.88mm" svg:y="501.22mm">
            <draw:image xlink:href="https://st7.gismeteo.ru/static/diary/img/w6.gif" xlink:type="simple" xlink:show="embed" xlink:actuate="onLoad">
              <text:p/>
            </draw:image>
          </draw:frame>
          <draw:frame draw:z-index="688" draw:name="https://st4.gismeteo.ru/static/diary/img/dull.png" draw:style-name="gr1" draw:text-style-name="P1" svg:width="5.28mm" svg:height="5.28mm" svg:x="180.62mm" svg:y="501.22mm">
            <draw:image xlink:href="https://st4.gismeteo.ru/static/diary/img/dull.png" xlink:type="simple" xlink:show="embed" xlink:actuate="onLoad">
              <text:p/>
            </draw:image>
          </draw:frame>
          <draw:frame draw:z-index="689" draw:name="https://st6.gismeteo.ru/static/diary/img/snow.png" draw:style-name="gr1" draw:text-style-name="P1" svg:width="5.28mm" svg:height="5.28mm" svg:x="203.2mm" svg:y="501.22mm">
            <draw:image xlink:href="https://st6.gismeteo.ru/static/diary/img/snow.png" xlink:type="simple" xlink:show="embed" xlink:actuate="onLoad">
              <text:p/>
            </draw:image>
          </draw:frame>
          <draw:frame draw:z-index="690" draw:name="https://st8.gismeteo.ru/static/diary/img/w6.gif" draw:style-name="gr1" draw:text-style-name="P1" svg:width="5.02mm" svg:height="5.02mm" svg:x="225.77mm" svg:y="501.22mm">
            <draw:image xlink:href="https://st8.gismeteo.ru/static/diary/img/w6.gif" xlink:type="simple" xlink:show="embed" xlink:actuate="onLoad">
              <text:p/>
            </draw:image>
          </draw:frame>
          <draw:frame draw:z-index="691" draw:name="https://st5.gismeteo.ru/static/diary/img/sun.png" draw:style-name="gr1" draw:text-style-name="P1" svg:width="5.28mm" svg:height="5.28mm" svg:x="67.73mm" svg:y="505.74mm">
            <draw:image xlink:href="https://st5.gismeteo.ru/static/diary/img/sun.png" xlink:type="simple" xlink:show="embed" xlink:actuate="onLoad">
              <text:p/>
            </draw:image>
          </draw:frame>
          <draw:frame draw:z-index="692" draw:name="https://st7.gismeteo.ru/static/diary/img/w6.gif" draw:style-name="gr1" draw:text-style-name="P1" svg:width="5.02mm" svg:height="5.02mm" svg:x="112.88mm" svg:y="505.74mm">
            <draw:image xlink:href="https://st7.gismeteo.ru/static/diary/img/w6.gif" xlink:type="simple" xlink:show="embed" xlink:actuate="onLoad">
              <text:p/>
            </draw:image>
          </draw:frame>
          <draw:frame draw:z-index="693" draw:name="https://st4.gismeteo.ru/static/diary/img/sun.png" draw:style-name="gr1" draw:text-style-name="P1" svg:width="5.28mm" svg:height="5.28mm" svg:x="180.62mm" svg:y="505.74mm">
            <draw:image xlink:href="https://st4.gismeteo.ru/static/diary/img/sun.png" xlink:type="simple" xlink:show="embed" xlink:actuate="onLoad">
              <text:p/>
            </draw:image>
          </draw:frame>
          <draw:frame draw:z-index="694" draw:name="https://st6.gismeteo.ru/static/diary/img/w6.gif" draw:style-name="gr1" draw:text-style-name="P1" svg:width="5.02mm" svg:height="5.02mm" svg:x="225.77mm" svg:y="505.74mm">
            <draw:image xlink:href="https://st6.gismeteo.ru/static/diary/img/w6.gif" xlink:type="simple" xlink:show="embed" xlink:actuate="onLoad">
              <text:p/>
            </draw:image>
          </draw:frame>
          <draw:frame draw:z-index="695" draw:name="https://st8.gismeteo.ru/static/diary/img/sun.png" draw:style-name="gr1" draw:text-style-name="P1" svg:width="5.28mm" svg:height="5.28mm" svg:x="67.73mm" svg:y="510.25mm">
            <draw:image xlink:href="https://st8.gismeteo.ru/static/diary/img/sun.png" xlink:type="simple" xlink:show="embed" xlink:actuate="onLoad">
              <text:p/>
            </draw:image>
          </draw:frame>
          <draw:frame draw:z-index="696" draw:name="https://st5.gismeteo.ru/static/diary/img/w4.gif" draw:style-name="gr1" draw:text-style-name="P1" svg:width="5.02mm" svg:height="5.02mm" svg:x="112.88mm" svg:y="510.25mm">
            <draw:image xlink:href="https://st5.gismeteo.ru/static/diary/img/w4.gif" xlink:type="simple" xlink:show="embed" xlink:actuate="onLoad">
              <text:p/>
            </draw:image>
          </draw:frame>
          <draw:frame draw:z-index="697" draw:name="https://st7.gismeteo.ru/static/diary/img/dull.png" draw:style-name="gr1" draw:text-style-name="P1" svg:width="5.28mm" svg:height="5.28mm" svg:x="180.62mm" svg:y="510.25mm">
            <draw:image xlink:href="https://st7.gismeteo.ru/static/diary/img/dull.png" xlink:type="simple" xlink:show="embed" xlink:actuate="onLoad">
              <text:p/>
            </draw:image>
          </draw:frame>
          <draw:frame draw:z-index="698" draw:name="https://st4.gismeteo.ru/static/diary/img/snow.png" draw:style-name="gr1" draw:text-style-name="P1" svg:width="5.28mm" svg:height="5.28mm" svg:x="203.2mm" svg:y="510.25mm">
            <draw:image xlink:href="https://st4.gismeteo.ru/static/diary/img/snow.png" xlink:type="simple" xlink:show="embed" xlink:actuate="onLoad">
              <text:p/>
            </draw:image>
          </draw:frame>
          <draw:frame draw:z-index="699" draw:name="https://st6.gismeteo.ru/static/diary/img/w4.gif" draw:style-name="gr1" draw:text-style-name="P1" svg:width="5.02mm" svg:height="5.02mm" svg:x="225.77mm" svg:y="510.25mm">
            <draw:image xlink:href="https://st6.gismeteo.ru/static/diary/img/w4.gif" xlink:type="simple" xlink:show="embed" xlink:actuate="onLoad">
              <text:p/>
            </draw:image>
          </draw:frame>
          <draw:frame draw:z-index="700" draw:name="https://st8.gismeteo.ru/static/diary/img/dull.png" draw:style-name="gr1" draw:text-style-name="P1" svg:width="5.28mm" svg:height="5.28mm" svg:x="67.73mm" svg:y="514.77mm">
            <draw:image xlink:href="https://st8.gismeteo.ru/static/diary/img/dull.png" xlink:type="simple" xlink:show="embed" xlink:actuate="onLoad">
              <text:p/>
            </draw:image>
          </draw:frame>
          <draw:frame draw:z-index="701" draw:name="https://st5.gismeteo.ru/static/diary/img/snow.png" draw:style-name="gr1" draw:text-style-name="P1" svg:width="5.28mm" svg:height="5.28mm" svg:x="90.31mm" svg:y="514.77mm">
            <draw:image xlink:href="https://st5.gismeteo.ru/static/diary/img/snow.png" xlink:type="simple" xlink:show="embed" xlink:actuate="onLoad">
              <text:p/>
            </draw:image>
          </draw:frame>
          <draw:frame draw:z-index="702" draw:name="https://st7.gismeteo.ru/static/diary/img/w5.gif" draw:style-name="gr1" draw:text-style-name="P1" svg:width="3.69mm" svg:height="3.69mm" svg:x="112.88mm" svg:y="514.77mm">
            <draw:image xlink:href="https://st7.gismeteo.ru/static/diary/img/w5.gif" xlink:type="simple" xlink:show="embed" xlink:actuate="onLoad">
              <text:p/>
            </draw:image>
          </draw:frame>
          <draw:frame draw:z-index="703" draw:name="https://st4.gismeteo.ru/static/diary/img/sunc.png" draw:style-name="gr1" draw:text-style-name="P1" svg:width="5.28mm" svg:height="5.28mm" svg:x="180.62mm" svg:y="514.77mm">
            <draw:image xlink:href="https://st4.gismeteo.ru/static/diary/img/sunc.png" xlink:type="simple" xlink:show="embed" xlink:actuate="onLoad">
              <text:p/>
            </draw:image>
          </draw:frame>
          <draw:frame draw:z-index="704" draw:name="https://st6.gismeteo.ru/static/diary/img/w5.gif" draw:style-name="gr1" draw:text-style-name="P1" svg:width="3.69mm" svg:height="3.69mm" svg:x="225.77mm" svg:y="514.77mm">
            <draw:image xlink:href="https://st6.gismeteo.ru/static/diary/img/w5.gif" xlink:type="simple" xlink:show="embed" xlink:actuate="onLoad">
              <text:p/>
            </draw:image>
          </draw:frame>
          <draw:frame draw:z-index="705" draw:name="https://st8.gismeteo.ru/static/diary/img/dull.png" draw:style-name="gr1" draw:text-style-name="P1" svg:width="5.28mm" svg:height="5.28mm" svg:x="67.73mm" svg:y="519.28mm">
            <draw:image xlink:href="https://st8.gismeteo.ru/static/diary/img/dull.png" xlink:type="simple" xlink:show="embed" xlink:actuate="onLoad">
              <text:p/>
            </draw:image>
          </draw:frame>
          <draw:frame draw:z-index="706" draw:name="https://st5.gismeteo.ru/static/diary/img/snow.png" draw:style-name="gr1" draw:text-style-name="P1" svg:width="5.28mm" svg:height="5.28mm" svg:x="90.31mm" svg:y="519.28mm">
            <draw:image xlink:href="https://st5.gismeteo.ru/static/diary/img/snow.png" xlink:type="simple" xlink:show="embed" xlink:actuate="onLoad">
              <text:p/>
            </draw:image>
          </draw:frame>
          <draw:frame draw:z-index="707" draw:name="https://st7.gismeteo.ru/static/diary/img/w4.gif" draw:style-name="gr1" draw:text-style-name="P1" svg:width="5.02mm" svg:height="5.02mm" svg:x="112.88mm" svg:y="519.28mm">
            <draw:image xlink:href="https://st7.gismeteo.ru/static/diary/img/w4.gif" xlink:type="simple" xlink:show="embed" xlink:actuate="onLoad">
              <text:p/>
            </draw:image>
          </draw:frame>
          <draw:frame draw:z-index="708" draw:name="https://st4.gismeteo.ru/static/diary/img/dull.png" draw:style-name="gr1" draw:text-style-name="P1" svg:width="5.28mm" svg:height="5.28mm" svg:x="180.62mm" svg:y="519.28mm">
            <draw:image xlink:href="https://st4.gismeteo.ru/static/diary/img/dull.png" xlink:type="simple" xlink:show="embed" xlink:actuate="onLoad">
              <text:p/>
            </draw:image>
          </draw:frame>
          <draw:frame draw:z-index="709" draw:name="https://st6.gismeteo.ru/static/diary/img/w4.gif" draw:style-name="gr1" draw:text-style-name="P1" svg:width="5.02mm" svg:height="5.02mm" svg:x="225.77mm" svg:y="519.28mm">
            <draw:image xlink:href="https://st6.gismeteo.ru/static/diary/img/w4.gif" xlink:type="simple" xlink:show="embed" xlink:actuate="onLoad">
              <text:p/>
            </draw:image>
          </draw:frame>
          <draw:frame draw:z-index="710" draw:name="https://st8.gismeteo.ru/static/diary/img/dull.png" draw:style-name="gr1" draw:text-style-name="P1" svg:width="5.28mm" svg:height="5.28mm" svg:x="67.73mm" svg:y="523.8mm">
            <draw:image xlink:href="https://st8.gismeteo.ru/static/diary/img/dull.png" xlink:type="simple" xlink:show="embed" xlink:actuate="onLoad">
              <text:p/>
            </draw:image>
          </draw:frame>
          <draw:frame draw:z-index="711" draw:name="https://st5.gismeteo.ru/static/diary/img/w4.gif" draw:style-name="gr1" draw:text-style-name="P1" svg:width="5.02mm" svg:height="5.02mm" svg:x="112.88mm" svg:y="523.8mm">
            <draw:image xlink:href="https://st5.gismeteo.ru/static/diary/img/w4.gif" xlink:type="simple" xlink:show="embed" xlink:actuate="onLoad">
              <text:p/>
            </draw:image>
          </draw:frame>
          <draw:frame draw:z-index="712" draw:name="https://st7.gismeteo.ru/static/diary/img/dull.png" draw:style-name="gr1" draw:text-style-name="P1" svg:width="5.28mm" svg:height="5.28mm" svg:x="180.62mm" svg:y="523.8mm">
            <draw:image xlink:href="https://st7.gismeteo.ru/static/diary/img/dull.png" xlink:type="simple" xlink:show="embed" xlink:actuate="onLoad">
              <text:p/>
            </draw:image>
          </draw:frame>
          <draw:frame draw:z-index="713" draw:name="https://st4.gismeteo.ru/static/diary/img/w4.gif" draw:style-name="gr1" draw:text-style-name="P1" svg:width="5.02mm" svg:height="5.02mm" svg:x="225.77mm" svg:y="523.8mm">
            <draw:image xlink:href="https://st4.gismeteo.ru/static/diary/img/w4.gif" xlink:type="simple" xlink:show="embed" xlink:actuate="onLoad">
              <text:p/>
            </draw:image>
          </draw:frame>
          <draw:frame draw:z-index="714" draw:name="https://st6.gismeteo.ru/static/diary/img/dull.png" draw:style-name="gr1" draw:text-style-name="P1" svg:width="5.28mm" svg:height="5.28mm" svg:x="67.73mm" svg:y="528.32mm">
            <draw:image xlink:href="https://st6.gismeteo.ru/static/diary/img/dull.png" xlink:type="simple" xlink:show="embed" xlink:actuate="onLoad">
              <text:p/>
            </draw:image>
          </draw:frame>
          <draw:frame draw:z-index="715" draw:name="https://st8.gismeteo.ru/static/diary/img/w4.gif" draw:style-name="gr1" draw:text-style-name="P1" svg:width="5.02mm" svg:height="5.02mm" svg:x="112.88mm" svg:y="528.32mm">
            <draw:image xlink:href="https://st8.gismeteo.ru/static/diary/img/w4.gif" xlink:type="simple" xlink:show="embed" xlink:actuate="onLoad">
              <text:p/>
            </draw:image>
          </draw:frame>
          <draw:frame draw:z-index="716" draw:name="https://st5.gismeteo.ru/static/diary/img/dull.png" draw:style-name="gr1" draw:text-style-name="P1" svg:width="5.28mm" svg:height="5.28mm" svg:x="180.62mm" svg:y="528.32mm">
            <draw:image xlink:href="https://st5.gismeteo.ru/static/diary/img/dull.png" xlink:type="simple" xlink:show="embed" xlink:actuate="onLoad">
              <text:p/>
            </draw:image>
          </draw:frame>
          <draw:frame draw:z-index="717" draw:name="https://st7.gismeteo.ru/static/diary/img/w4.gif" draw:style-name="gr1" draw:text-style-name="P1" svg:width="5.02mm" svg:height="5.02mm" svg:x="225.77mm" svg:y="528.32mm">
            <draw:image xlink:href="https://st7.gismeteo.ru/static/diary/img/w4.gif" xlink:type="simple" xlink:show="embed" xlink:actuate="onLoad">
              <text:p/>
            </draw:image>
          </draw:frame>
          <draw:frame draw:z-index="718" draw:name="https://st4.gismeteo.ru/static/diary/img/dull.png" draw:style-name="gr1" draw:text-style-name="P1" svg:width="5.28mm" svg:height="5.28mm" svg:x="67.73mm" svg:y="532.83mm">
            <draw:image xlink:href="https://st4.gismeteo.ru/static/diary/img/dull.png" xlink:type="simple" xlink:show="embed" xlink:actuate="onLoad">
              <text:p/>
            </draw:image>
          </draw:frame>
          <draw:frame draw:z-index="719" draw:name="https://st6.gismeteo.ru/static/diary/img/w4.gif" draw:style-name="gr1" draw:text-style-name="P1" svg:width="5.02mm" svg:height="5.02mm" svg:x="112.88mm" svg:y="532.83mm">
            <draw:image xlink:href="https://st6.gismeteo.ru/static/diary/img/w4.gif" xlink:type="simple" xlink:show="embed" xlink:actuate="onLoad">
              <text:p/>
            </draw:image>
          </draw:frame>
          <draw:frame draw:z-index="720" draw:name="https://st8.gismeteo.ru/static/diary/img/dull.png" draw:style-name="gr1" draw:text-style-name="P1" svg:width="5.28mm" svg:height="5.28mm" svg:x="180.62mm" svg:y="532.83mm">
            <draw:image xlink:href="https://st8.gismeteo.ru/static/diary/img/dull.png" xlink:type="simple" xlink:show="embed" xlink:actuate="onLoad">
              <text:p/>
            </draw:image>
          </draw:frame>
          <draw:frame draw:z-index="721" draw:name="https://st5.gismeteo.ru/static/diary/img/snow.png" draw:style-name="gr1" draw:text-style-name="P1" svg:width="5.28mm" svg:height="5.28mm" svg:x="203.2mm" svg:y="532.83mm">
            <draw:image xlink:href="https://st5.gismeteo.ru/static/diary/img/snow.png" xlink:type="simple" xlink:show="embed" xlink:actuate="onLoad">
              <text:p/>
            </draw:image>
          </draw:frame>
          <draw:frame draw:z-index="722" draw:name="https://st7.gismeteo.ru/static/diary/img/w4.gif" draw:style-name="gr1" draw:text-style-name="P1" svg:width="5.02mm" svg:height="5.02mm" svg:x="225.77mm" svg:y="532.83mm">
            <draw:image xlink:href="https://st7.gismeteo.ru/static/diary/img/w4.gif" xlink:type="simple" xlink:show="embed" xlink:actuate="onLoad">
              <text:p/>
            </draw:image>
          </draw:frame>
          <draw:frame draw:z-index="723" draw:name="https://st4.gismeteo.ru/static/diary/img/dull.png" draw:style-name="gr1" draw:text-style-name="P1" svg:width="5.28mm" svg:height="5.28mm" svg:x="67.73mm" svg:y="537.35mm">
            <draw:image xlink:href="https://st4.gismeteo.ru/static/diary/img/dull.png" xlink:type="simple" xlink:show="embed" xlink:actuate="onLoad">
              <text:p/>
            </draw:image>
          </draw:frame>
          <draw:frame draw:z-index="724" draw:name="https://st6.gismeteo.ru/static/diary/img/w4.gif" draw:style-name="gr1" draw:text-style-name="P1" svg:width="5.02mm" svg:height="5.02mm" svg:x="112.88mm" svg:y="537.35mm">
            <draw:image xlink:href="https://st6.gismeteo.ru/static/diary/img/w4.gif" xlink:type="simple" xlink:show="embed" xlink:actuate="onLoad">
              <text:p/>
            </draw:image>
          </draw:frame>
          <draw:frame draw:z-index="725" draw:name="https://st8.gismeteo.ru/static/diary/img/suncl.png" draw:style-name="gr1" draw:text-style-name="P1" svg:width="5.28mm" svg:height="5.28mm" svg:x="180.62mm" svg:y="537.35mm">
            <draw:image xlink:href="https://st8.gismeteo.ru/static/diary/img/suncl.png" xlink:type="simple" xlink:show="embed" xlink:actuate="onLoad">
              <text:p/>
            </draw:image>
          </draw:frame>
          <draw:frame draw:z-index="726" draw:name="https://st5.gismeteo.ru/static/diary/img/w4.gif" draw:style-name="gr1" draw:text-style-name="P1" svg:width="5.02mm" svg:height="5.02mm" svg:x="225.77mm" svg:y="537.35mm">
            <draw:image xlink:href="https://st5.gismeteo.ru/static/diary/img/w4.gif" xlink:type="simple" xlink:show="embed" xlink:actuate="onLoad">
              <text:p/>
            </draw:image>
          </draw:frame>
          <draw:frame draw:z-index="727" draw:name="https://st7.gismeteo.ru/static/diary/img/dull.png" draw:style-name="gr1" draw:text-style-name="P1" svg:width="5.28mm" svg:height="5.28mm" svg:x="67.73mm" svg:y="541.86mm">
            <draw:image xlink:href="https://st7.gismeteo.ru/static/diary/img/dull.png" xlink:type="simple" xlink:show="embed" xlink:actuate="onLoad">
              <text:p/>
            </draw:image>
          </draw:frame>
          <draw:frame draw:z-index="728" draw:name="https://st4.gismeteo.ru/static/diary/img/snow.png" draw:style-name="gr1" draw:text-style-name="P1" svg:width="5.28mm" svg:height="5.28mm" svg:x="90.31mm" svg:y="541.86mm">
            <draw:image xlink:href="https://st4.gismeteo.ru/static/diary/img/snow.png" xlink:type="simple" xlink:show="embed" xlink:actuate="onLoad">
              <text:p/>
            </draw:image>
          </draw:frame>
          <draw:frame draw:z-index="729" draw:name="https://st6.gismeteo.ru/static/diary/img/w4.gif" draw:style-name="gr1" draw:text-style-name="P1" svg:width="5.02mm" svg:height="5.02mm" svg:x="112.88mm" svg:y="541.86mm">
            <draw:image xlink:href="https://st6.gismeteo.ru/static/diary/img/w4.gif" xlink:type="simple" xlink:show="embed" xlink:actuate="onLoad">
              <text:p/>
            </draw:image>
          </draw:frame>
          <draw:frame draw:z-index="730" draw:name="https://st8.gismeteo.ru/static/diary/img/dull.png" draw:style-name="gr1" draw:text-style-name="P1" svg:width="5.28mm" svg:height="5.28mm" svg:x="180.62mm" svg:y="541.86mm">
            <draw:image xlink:href="https://st8.gismeteo.ru/static/diary/img/dull.png" xlink:type="simple" xlink:show="embed" xlink:actuate="onLoad">
              <text:p/>
            </draw:image>
          </draw:frame>
          <draw:frame draw:z-index="731" draw:name="https://st5.gismeteo.ru/static/diary/img/rain.png" draw:style-name="gr1" draw:text-style-name="P1" svg:width="5.28mm" svg:height="5.28mm" svg:x="203.2mm" svg:y="541.86mm">
            <draw:image xlink:href="https://st5.gismeteo.ru/static/diary/img/rain.png" xlink:type="simple" xlink:show="embed" xlink:actuate="onLoad">
              <text:p/>
            </draw:image>
          </draw:frame>
          <draw:frame draw:z-index="732" draw:name="https://st7.gismeteo.ru/static/diary/img/w4.gif" draw:style-name="gr1" draw:text-style-name="P1" svg:width="5.02mm" svg:height="5.02mm" svg:x="225.77mm" svg:y="541.86mm">
            <draw:image xlink:href="https://st7.gismeteo.ru/static/diary/img/w4.gif" xlink:type="simple" xlink:show="embed" xlink:actuate="onLoad">
              <text:p/>
            </draw:image>
          </draw:frame>
          <draw:frame draw:z-index="733" draw:name="https://st4.gismeteo.ru/static/diary/img/dull.png" draw:style-name="gr1" draw:text-style-name="P1" svg:width="5.28mm" svg:height="5.28mm" svg:x="67.73mm" svg:y="546.38mm">
            <draw:image xlink:href="https://st4.gismeteo.ru/static/diary/img/dull.png" xlink:type="simple" xlink:show="embed" xlink:actuate="onLoad">
              <text:p/>
            </draw:image>
          </draw:frame>
          <draw:frame draw:z-index="734" draw:name="https://st6.gismeteo.ru/static/diary/img/snow.png" draw:style-name="gr1" draw:text-style-name="P1" svg:width="5.28mm" svg:height="5.28mm" svg:x="90.31mm" svg:y="546.38mm">
            <draw:image xlink:href="https://st6.gismeteo.ru/static/diary/img/snow.png" xlink:type="simple" xlink:show="embed" xlink:actuate="onLoad">
              <text:p/>
            </draw:image>
          </draw:frame>
          <draw:frame draw:z-index="735" draw:name="https://st8.gismeteo.ru/static/diary/img/w6.gif" draw:style-name="gr1" draw:text-style-name="P1" svg:width="5.02mm" svg:height="5.02mm" svg:x="112.88mm" svg:y="546.38mm">
            <draw:image xlink:href="https://st8.gismeteo.ru/static/diary/img/w6.gif" xlink:type="simple" xlink:show="embed" xlink:actuate="onLoad">
              <text:p/>
            </draw:image>
          </draw:frame>
          <draw:frame draw:z-index="736" draw:name="https://st5.gismeteo.ru/static/diary/img/sunc.png" draw:style-name="gr1" draw:text-style-name="P1" svg:width="5.28mm" svg:height="5.28mm" svg:x="180.62mm" svg:y="546.38mm">
            <draw:image xlink:href="https://st5.gismeteo.ru/static/diary/img/sunc.png" xlink:type="simple" xlink:show="embed" xlink:actuate="onLoad">
              <text:p/>
            </draw:image>
          </draw:frame>
          <draw:frame draw:z-index="737" draw:name="https://st7.gismeteo.ru/static/diary/img/w6.gif" draw:style-name="gr1" draw:text-style-name="P1" svg:width="5.02mm" svg:height="5.02mm" svg:x="225.77mm" svg:y="546.38mm">
            <draw:image xlink:href="https://st7.gismeteo.ru/static/diary/img/w6.gif" xlink:type="simple" xlink:show="embed" xlink:actuate="onLoad">
              <text:p/>
            </draw:image>
          </draw:frame>
          <draw:frame draw:z-index="738" draw:name="https://st4.gismeteo.ru/static/diary/img/sunc.png" draw:style-name="gr1" draw:text-style-name="P1" svg:width="5.28mm" svg:height="5.28mm" svg:x="67.73mm" svg:y="550.89mm">
            <draw:image xlink:href="https://st4.gismeteo.ru/static/diary/img/sunc.png" xlink:type="simple" xlink:show="embed" xlink:actuate="onLoad">
              <text:p/>
            </draw:image>
          </draw:frame>
          <draw:frame draw:z-index="739" draw:name="https://st6.gismeteo.ru/static/diary/img/w4.gif" draw:style-name="gr1" draw:text-style-name="P1" svg:width="5.02mm" svg:height="5.02mm" svg:x="112.88mm" svg:y="550.89mm">
            <draw:image xlink:href="https://st6.gismeteo.ru/static/diary/img/w4.gif" xlink:type="simple" xlink:show="embed" xlink:actuate="onLoad">
              <text:p/>
            </draw:image>
          </draw:frame>
          <draw:frame draw:z-index="740" draw:name="https://st8.gismeteo.ru/static/diary/img/dull.png" draw:style-name="gr1" draw:text-style-name="P1" svg:width="5.28mm" svg:height="5.28mm" svg:x="180.62mm" svg:y="550.89mm">
            <draw:image xlink:href="https://st8.gismeteo.ru/static/diary/img/dull.png" xlink:type="simple" xlink:show="embed" xlink:actuate="onLoad">
              <text:p/>
            </draw:image>
          </draw:frame>
          <draw:frame draw:z-index="741" draw:name="https://st5.gismeteo.ru/static/diary/img/snow.png" draw:style-name="gr1" draw:text-style-name="P1" svg:width="5.28mm" svg:height="5.28mm" svg:x="203.2mm" svg:y="550.89mm">
            <draw:image xlink:href="https://st5.gismeteo.ru/static/diary/img/snow.png" xlink:type="simple" xlink:show="embed" xlink:actuate="onLoad">
              <text:p/>
            </draw:image>
          </draw:frame>
          <draw:frame draw:z-index="742" draw:name="https://st7.gismeteo.ru/static/diary/img/w4.gif" draw:style-name="gr1" draw:text-style-name="P1" svg:width="5.02mm" svg:height="5.02mm" svg:x="225.77mm" svg:y="550.89mm">
            <draw:image xlink:href="https://st7.gismeteo.ru/static/diary/img/w4.gif" xlink:type="simple" xlink:show="embed" xlink:actuate="onLoad">
              <text:p/>
            </draw:image>
          </draw:frame>
          <draw:frame draw:z-index="743" draw:name="https://st4.gismeteo.ru/static/diary/img/dull.png" draw:style-name="gr1" draw:text-style-name="P1" svg:width="5.28mm" svg:height="5.28mm" svg:x="67.73mm" svg:y="555.41mm">
            <draw:image xlink:href="https://st4.gismeteo.ru/static/diary/img/dull.png" xlink:type="simple" xlink:show="embed" xlink:actuate="onLoad">
              <text:p/>
            </draw:image>
          </draw:frame>
          <draw:frame draw:z-index="744" draw:name="https://st6.gismeteo.ru/static/diary/img/snow.png" draw:style-name="gr1" draw:text-style-name="P1" svg:width="5.28mm" svg:height="5.28mm" svg:x="90.31mm" svg:y="555.41mm">
            <draw:image xlink:href="https://st6.gismeteo.ru/static/diary/img/snow.png" xlink:type="simple" xlink:show="embed" xlink:actuate="onLoad">
              <text:p/>
            </draw:image>
          </draw:frame>
          <draw:frame draw:z-index="745" draw:name="https://st8.gismeteo.ru/static/diary/img/w4.gif" draw:style-name="gr1" draw:text-style-name="P1" svg:width="5.02mm" svg:height="5.02mm" svg:x="112.88mm" svg:y="555.41mm">
            <draw:image xlink:href="https://st8.gismeteo.ru/static/diary/img/w4.gif" xlink:type="simple" xlink:show="embed" xlink:actuate="onLoad">
              <text:p/>
            </draw:image>
          </draw:frame>
          <draw:frame draw:z-index="746" draw:name="https://st5.gismeteo.ru/static/diary/img/dull.png" draw:style-name="gr1" draw:text-style-name="P1" svg:width="5.28mm" svg:height="5.28mm" svg:x="180.62mm" svg:y="555.41mm">
            <draw:image xlink:href="https://st5.gismeteo.ru/static/diary/img/dull.png" xlink:type="simple" xlink:show="embed" xlink:actuate="onLoad">
              <text:p/>
            </draw:image>
          </draw:frame>
          <draw:frame draw:z-index="747" draw:name="https://st7.gismeteo.ru/static/diary/img/snow.png" draw:style-name="gr1" draw:text-style-name="P1" svg:width="5.28mm" svg:height="5.28mm" svg:x="203.2mm" svg:y="555.41mm">
            <draw:image xlink:href="https://st7.gismeteo.ru/static/diary/img/snow.png" xlink:type="simple" xlink:show="embed" xlink:actuate="onLoad">
              <text:p/>
            </draw:image>
          </draw:frame>
          <draw:frame draw:z-index="748" draw:name="https://st4.gismeteo.ru/static/diary/img/w4.gif" draw:style-name="gr1" draw:text-style-name="P1" svg:width="5.02mm" svg:height="5.02mm" svg:x="225.77mm" svg:y="555.41mm">
            <draw:image xlink:href="https://st4.gismeteo.ru/static/diary/img/w4.gif" xlink:type="simple" xlink:show="embed" xlink:actuate="onLoad">
              <text:p/>
            </draw:image>
          </draw:frame>
          <draw:frame draw:z-index="749" draw:name="https://st6.gismeteo.ru/static/diary/img/sunc.png" draw:style-name="gr1" draw:text-style-name="P1" svg:width="5.28mm" svg:height="5.28mm" svg:x="67.73mm" svg:y="564.44mm">
            <draw:image xlink:href="https://st6.gismeteo.ru/static/diary/img/sunc.png" xlink:type="simple" xlink:show="embed" xlink:actuate="onLoad">
              <text:p/>
            </draw:image>
          </draw:frame>
          <draw:frame draw:z-index="750" draw:name="https://st8.gismeteo.ru/static/diary/img/w5.gif" draw:style-name="gr1" draw:text-style-name="P1" svg:width="3.69mm" svg:height="3.69mm" svg:x="112.88mm" svg:y="564.44mm">
            <draw:image xlink:href="https://st8.gismeteo.ru/static/diary/img/w5.gif" xlink:type="simple" xlink:show="embed" xlink:actuate="onLoad">
              <text:p/>
            </draw:image>
          </draw:frame>
          <draw:frame draw:z-index="751" draw:name="https://st5.gismeteo.ru/static/diary/img/sun.png" draw:style-name="gr1" draw:text-style-name="P1" svg:width="5.28mm" svg:height="5.28mm" svg:x="180.62mm" svg:y="564.44mm">
            <draw:image xlink:href="https://st5.gismeteo.ru/static/diary/img/sun.png" xlink:type="simple" xlink:show="embed" xlink:actuate="onLoad">
              <text:p/>
            </draw:image>
          </draw:frame>
          <draw:frame draw:z-index="752" draw:name="https://st7.gismeteo.ru/static/diary/img/w5.gif" draw:style-name="gr1" draw:text-style-name="P1" svg:width="3.69mm" svg:height="3.69mm" svg:x="225.77mm" svg:y="564.44mm">
            <draw:image xlink:href="https://st7.gismeteo.ru/static/diary/img/w5.gif" xlink:type="simple" xlink:show="embed" xlink:actuate="onLoad">
              <text:p/>
            </draw:image>
          </draw:frame>
          <draw:frame draw:z-index="753" draw:name="https://st4.gismeteo.ru/static/diary/img/sunc.png" draw:style-name="gr1" draw:text-style-name="P1" svg:width="5.28mm" svg:height="5.28mm" svg:x="67.73mm" svg:y="568.96mm">
            <draw:image xlink:href="https://st4.gismeteo.ru/static/diary/img/sunc.png" xlink:type="simple" xlink:show="embed" xlink:actuate="onLoad">
              <text:p/>
            </draw:image>
          </draw:frame>
          <draw:frame draw:z-index="754" draw:name="https://st6.gismeteo.ru/static/diary/img/w4.gif" draw:style-name="gr1" draw:text-style-name="P1" svg:width="5.02mm" svg:height="5.02mm" svg:x="112.88mm" svg:y="568.96mm">
            <draw:image xlink:href="https://st6.gismeteo.ru/static/diary/img/w4.gif" xlink:type="simple" xlink:show="embed" xlink:actuate="onLoad">
              <text:p/>
            </draw:image>
          </draw:frame>
          <draw:frame draw:z-index="755" draw:name="https://st8.gismeteo.ru/static/diary/img/dull.png" draw:style-name="gr1" draw:text-style-name="P1" svg:width="5.28mm" svg:height="5.28mm" svg:x="180.62mm" svg:y="568.96mm">
            <draw:image xlink:href="https://st8.gismeteo.ru/static/diary/img/dull.png" xlink:type="simple" xlink:show="embed" xlink:actuate="onLoad">
              <text:p/>
            </draw:image>
          </draw:frame>
          <draw:frame draw:z-index="756" draw:name="https://st5.gismeteo.ru/static/diary/img/w4.gif" draw:style-name="gr1" draw:text-style-name="P1" svg:width="5.02mm" svg:height="5.02mm" svg:x="225.77mm" svg:y="568.96mm">
            <draw:image xlink:href="https://st5.gismeteo.ru/static/diary/img/w4.gif" xlink:type="simple" xlink:show="embed" xlink:actuate="onLoad">
              <text:p/>
            </draw:image>
          </draw:frame>
          <draw:frame draw:z-index="757" draw:name="https://st7.gismeteo.ru/static/diary/img/dull.png" draw:style-name="gr1" draw:text-style-name="P1" svg:width="5.28mm" svg:height="5.28mm" svg:x="67.73mm" svg:y="573.47mm">
            <draw:image xlink:href="https://st7.gismeteo.ru/static/diary/img/dull.png" xlink:type="simple" xlink:show="embed" xlink:actuate="onLoad">
              <text:p/>
            </draw:image>
          </draw:frame>
          <draw:frame draw:z-index="758" draw:name="https://st4.gismeteo.ru/static/diary/img/w4.gif" draw:style-name="gr1" draw:text-style-name="P1" svg:width="5.02mm" svg:height="5.02mm" svg:x="112.88mm" svg:y="573.47mm">
            <draw:image xlink:href="https://st4.gismeteo.ru/static/diary/img/w4.gif" xlink:type="simple" xlink:show="embed" xlink:actuate="onLoad">
              <text:p/>
            </draw:image>
          </draw:frame>
          <draw:frame draw:z-index="759" draw:name="https://st6.gismeteo.ru/static/diary/img/sunc.png" draw:style-name="gr1" draw:text-style-name="P1" svg:width="5.28mm" svg:height="5.28mm" svg:x="180.62mm" svg:y="573.47mm">
            <draw:image xlink:href="https://st6.gismeteo.ru/static/diary/img/sunc.png" xlink:type="simple" xlink:show="embed" xlink:actuate="onLoad">
              <text:p/>
            </draw:image>
          </draw:frame>
          <draw:frame draw:z-index="760" draw:name="https://st8.gismeteo.ru/static/diary/img/w4.gif" draw:style-name="gr1" draw:text-style-name="P1" svg:width="5.02mm" svg:height="5.02mm" svg:x="225.77mm" svg:y="573.47mm">
            <draw:image xlink:href="https://st8.gismeteo.ru/static/diary/img/w4.gif" xlink:type="simple" xlink:show="embed" xlink:actuate="onLoad">
              <text:p/>
            </draw:image>
          </draw:frame>
          <draw:frame draw:z-index="761" draw:name="https://st5.gismeteo.ru/static/diary/img/sunc.png" draw:style-name="gr1" draw:text-style-name="P1" svg:width="5.28mm" svg:height="5.28mm" svg:x="67.73mm" svg:y="577.99mm">
            <draw:image xlink:href="https://st5.gismeteo.ru/static/diary/img/sunc.png" xlink:type="simple" xlink:show="embed" xlink:actuate="onLoad">
              <text:p/>
            </draw:image>
          </draw:frame>
          <draw:frame draw:z-index="762" draw:name="https://st7.gismeteo.ru/static/diary/img/w4.gif" draw:style-name="gr1" draw:text-style-name="P1" svg:width="5.02mm" svg:height="5.02mm" svg:x="112.88mm" svg:y="577.99mm">
            <draw:image xlink:href="https://st7.gismeteo.ru/static/diary/img/w4.gif" xlink:type="simple" xlink:show="embed" xlink:actuate="onLoad">
              <text:p/>
            </draw:image>
          </draw:frame>
          <draw:frame draw:z-index="763" draw:name="https://st4.gismeteo.ru/static/diary/img/dull.png" draw:style-name="gr1" draw:text-style-name="P1" svg:width="5.28mm" svg:height="5.28mm" svg:x="180.62mm" svg:y="577.99mm">
            <draw:image xlink:href="https://st4.gismeteo.ru/static/diary/img/dull.png" xlink:type="simple" xlink:show="embed" xlink:actuate="onLoad">
              <text:p/>
            </draw:image>
          </draw:frame>
          <draw:frame draw:z-index="764" draw:name="https://st6.gismeteo.ru/static/diary/img/w4.gif" draw:style-name="gr1" draw:text-style-name="P1" svg:width="5.02mm" svg:height="5.02mm" svg:x="225.77mm" svg:y="577.99mm">
            <draw:image xlink:href="https://st6.gismeteo.ru/static/diary/img/w4.gif" xlink:type="simple" xlink:show="embed" xlink:actuate="onLoad">
              <text:p/>
            </draw:image>
          </draw:frame>
          <draw:frame draw:z-index="765" draw:name="https://st8.gismeteo.ru/static/diary/img/dull.png" draw:style-name="gr1" draw:text-style-name="P1" svg:width="5.28mm" svg:height="5.28mm" svg:x="67.73mm" svg:y="582.5mm">
            <draw:image xlink:href="https://st8.gismeteo.ru/static/diary/img/dull.png" xlink:type="simple" xlink:show="embed" xlink:actuate="onLoad">
              <text:p/>
            </draw:image>
          </draw:frame>
          <draw:frame draw:z-index="766" draw:name="https://st5.gismeteo.ru/static/diary/img/snow.png" draw:style-name="gr1" draw:text-style-name="P1" svg:width="5.28mm" svg:height="5.28mm" svg:x="90.31mm" svg:y="582.5mm">
            <draw:image xlink:href="https://st5.gismeteo.ru/static/diary/img/snow.png" xlink:type="simple" xlink:show="embed" xlink:actuate="onLoad">
              <text:p/>
            </draw:image>
          </draw:frame>
          <draw:frame draw:z-index="767" draw:name="https://st7.gismeteo.ru/static/diary/img/w4.gif" draw:style-name="gr1" draw:text-style-name="P1" svg:width="5.02mm" svg:height="5.02mm" svg:x="112.88mm" svg:y="582.5mm">
            <draw:image xlink:href="https://st7.gismeteo.ru/static/diary/img/w4.gif" xlink:type="simple" xlink:show="embed" xlink:actuate="onLoad">
              <text:p/>
            </draw:image>
          </draw:frame>
          <draw:frame draw:z-index="768" draw:name="https://st4.gismeteo.ru/static/diary/img/dull.png" draw:style-name="gr1" draw:text-style-name="P1" svg:width="5.28mm" svg:height="5.28mm" svg:x="180.62mm" svg:y="582.5mm">
            <draw:image xlink:href="https://st4.gismeteo.ru/static/diary/img/dull.png" xlink:type="simple" xlink:show="embed" xlink:actuate="onLoad">
              <text:p/>
            </draw:image>
          </draw:frame>
          <draw:frame draw:z-index="769" draw:name="https://st6.gismeteo.ru/static/diary/img/w4.gif" draw:style-name="gr1" draw:text-style-name="P1" svg:width="5.02mm" svg:height="5.02mm" svg:x="225.77mm" svg:y="582.5mm">
            <draw:image xlink:href="https://st6.gismeteo.ru/static/diary/img/w4.gif" xlink:type="simple" xlink:show="embed" xlink:actuate="onLoad">
              <text:p/>
            </draw:image>
          </draw:frame>
          <draw:frame draw:z-index="770" draw:name="https://st8.gismeteo.ru/static/diary/img/dull.png" draw:style-name="gr1" draw:text-style-name="P1" svg:width="5.28mm" svg:height="5.28mm" svg:x="67.73mm" svg:y="587.02mm">
            <draw:image xlink:href="https://st8.gismeteo.ru/static/diary/img/dull.png" xlink:type="simple" xlink:show="embed" xlink:actuate="onLoad">
              <text:p/>
            </draw:image>
          </draw:frame>
          <draw:frame draw:z-index="771" draw:name="https://st5.gismeteo.ru/static/diary/img/w4.gif" draw:style-name="gr1" draw:text-style-name="P1" svg:width="5.02mm" svg:height="5.02mm" svg:x="112.88mm" svg:y="587.02mm">
            <draw:image xlink:href="https://st5.gismeteo.ru/static/diary/img/w4.gif" xlink:type="simple" xlink:show="embed" xlink:actuate="onLoad">
              <text:p/>
            </draw:image>
          </draw:frame>
          <draw:frame draw:z-index="772" draw:name="https://st7.gismeteo.ru/static/diary/img/sunc.png" draw:style-name="gr1" draw:text-style-name="P1" svg:width="5.28mm" svg:height="5.28mm" svg:x="180.62mm" svg:y="587.02mm">
            <draw:image xlink:href="https://st7.gismeteo.ru/static/diary/img/sunc.png" xlink:type="simple" xlink:show="embed" xlink:actuate="onLoad">
              <text:p/>
            </draw:image>
          </draw:frame>
          <draw:frame draw:z-index="773" draw:name="https://st4.gismeteo.ru/static/diary/img/w4.gif" draw:style-name="gr1" draw:text-style-name="P1" svg:width="5.02mm" svg:height="5.02mm" svg:x="225.77mm" svg:y="587.02mm">
            <draw:image xlink:href="https://st4.gismeteo.ru/static/diary/img/w4.gif" xlink:type="simple" xlink:show="embed" xlink:actuate="onLoad">
              <text:p/>
            </draw:image>
          </draw:frame>
          <draw:frame draw:z-index="774" draw:name="https://st6.gismeteo.ru/static/diary/img/sun.png" draw:style-name="gr1" draw:text-style-name="P1" svg:width="5.28mm" svg:height="5.28mm" svg:x="67.73mm" svg:y="591.53mm">
            <draw:image xlink:href="https://st6.gismeteo.ru/static/diary/img/sun.png" xlink:type="simple" xlink:show="embed" xlink:actuate="onLoad">
              <text:p/>
            </draw:image>
          </draw:frame>
          <draw:frame draw:z-index="775" draw:name="https://st8.gismeteo.ru/static/diary/img/w4.gif" draw:style-name="gr1" draw:text-style-name="P1" svg:width="5.02mm" svg:height="5.02mm" svg:x="112.88mm" svg:y="591.53mm">
            <draw:image xlink:href="https://st8.gismeteo.ru/static/diary/img/w4.gif" xlink:type="simple" xlink:show="embed" xlink:actuate="onLoad">
              <text:p/>
            </draw:image>
          </draw:frame>
          <draw:frame draw:z-index="776" draw:name="https://st5.gismeteo.ru/static/diary/img/suncl.png" draw:style-name="gr1" draw:text-style-name="P1" svg:width="5.28mm" svg:height="5.28mm" svg:x="180.62mm" svg:y="591.53mm">
            <draw:image xlink:href="https://st5.gismeteo.ru/static/diary/img/suncl.png" xlink:type="simple" xlink:show="embed" xlink:actuate="onLoad">
              <text:p/>
            </draw:image>
          </draw:frame>
          <draw:frame draw:z-index="777" draw:name="https://st7.gismeteo.ru/static/diary/img/w4.gif" draw:style-name="gr1" draw:text-style-name="P1" svg:width="5.02mm" svg:height="5.02mm" svg:x="225.77mm" svg:y="591.53mm">
            <draw:image xlink:href="https://st7.gismeteo.ru/static/diary/img/w4.gif" xlink:type="simple" xlink:show="embed" xlink:actuate="onLoad">
              <text:p/>
            </draw:image>
          </draw:frame>
          <draw:frame draw:z-index="778" draw:name="https://st4.gismeteo.ru/static/diary/img/sun.png" draw:style-name="gr1" draw:text-style-name="P1" svg:width="5.28mm" svg:height="5.28mm" svg:x="67.73mm" svg:y="596.05mm">
            <draw:image xlink:href="https://st4.gismeteo.ru/static/diary/img/sun.png" xlink:type="simple" xlink:show="embed" xlink:actuate="onLoad">
              <text:p/>
            </draw:image>
          </draw:frame>
          <draw:frame draw:z-index="779" draw:name="https://st6.gismeteo.ru/static/diary/img/w0.gif" draw:style-name="gr1" draw:text-style-name="P1" svg:width="5.02mm" svg:height="5.02mm" svg:x="112.88mm" svg:y="596.05mm">
            <draw:image xlink:href="https://st6.gismeteo.ru/static/diary/img/w0.gif" xlink:type="simple" xlink:show="embed" xlink:actuate="onLoad">
              <text:p/>
            </draw:image>
          </draw:frame>
          <draw:frame draw:z-index="780" draw:name="https://st8.gismeteo.ru/static/diary/img/sun.png" draw:style-name="gr1" draw:text-style-name="P1" svg:width="5.28mm" svg:height="5.28mm" svg:x="180.62mm" svg:y="596.05mm">
            <draw:image xlink:href="https://st8.gismeteo.ru/static/diary/img/sun.png" xlink:type="simple" xlink:show="embed" xlink:actuate="onLoad">
              <text:p/>
            </draw:image>
          </draw:frame>
          <draw:frame draw:z-index="781" draw:name="https://st5.gismeteo.ru/static/diary/img/w0.gif" draw:style-name="gr1" draw:text-style-name="P1" svg:width="5.02mm" svg:height="5.02mm" svg:x="225.77mm" svg:y="596.05mm">
            <draw:image xlink:href="https://st5.gismeteo.ru/static/diary/img/w0.gif" xlink:type="simple" xlink:show="embed" xlink:actuate="onLoad">
              <text:p/>
            </draw:image>
          </draw:frame>
          <draw:frame draw:z-index="782" draw:name="https://st7.gismeteo.ru/static/diary/img/sun.png" draw:style-name="gr1" draw:text-style-name="P1" svg:width="5.28mm" svg:height="5.28mm" svg:x="67.73mm" svg:y="600.56mm">
            <draw:image xlink:href="https://st7.gismeteo.ru/static/diary/img/sun.png" xlink:type="simple" xlink:show="embed" xlink:actuate="onLoad">
              <text:p/>
            </draw:image>
          </draw:frame>
          <draw:frame draw:z-index="783" draw:name="https://st4.gismeteo.ru/static/diary/img/w4.gif" draw:style-name="gr1" draw:text-style-name="P1" svg:width="5.02mm" svg:height="5.02mm" svg:x="112.88mm" svg:y="600.56mm">
            <draw:image xlink:href="https://st4.gismeteo.ru/static/diary/img/w4.gif" xlink:type="simple" xlink:show="embed" xlink:actuate="onLoad">
              <text:p/>
            </draw:image>
          </draw:frame>
          <draw:frame draw:z-index="784" draw:name="https://st6.gismeteo.ru/static/diary/img/sun.png" draw:style-name="gr1" draw:text-style-name="P1" svg:width="5.28mm" svg:height="5.28mm" svg:x="180.62mm" svg:y="600.56mm">
            <draw:image xlink:href="https://st6.gismeteo.ru/static/diary/img/sun.png" xlink:type="simple" xlink:show="embed" xlink:actuate="onLoad">
              <text:p/>
            </draw:image>
          </draw:frame>
          <draw:frame draw:z-index="785" draw:name="https://st8.gismeteo.ru/static/diary/img/w4.gif" draw:style-name="gr1" draw:text-style-name="P1" svg:width="5.02mm" svg:height="5.02mm" svg:x="225.77mm" svg:y="600.56mm">
            <draw:image xlink:href="https://st8.gismeteo.ru/static/diary/img/w4.gif" xlink:type="simple" xlink:show="embed" xlink:actuate="onLoad">
              <text:p/>
            </draw:image>
          </draw:frame>
          <draw:frame draw:z-index="786" draw:name="https://st5.gismeteo.ru/static/diary/img/sun.png" draw:style-name="gr1" draw:text-style-name="P1" svg:width="5.28mm" svg:height="5.28mm" svg:x="67.73mm" svg:y="605.08mm">
            <draw:image xlink:href="https://st5.gismeteo.ru/static/diary/img/sun.png" xlink:type="simple" xlink:show="embed" xlink:actuate="onLoad">
              <text:p/>
            </draw:image>
          </draw:frame>
          <draw:frame draw:z-index="787" draw:name="https://st7.gismeteo.ru/static/diary/img/w4.gif" draw:style-name="gr1" draw:text-style-name="P1" svg:width="5.02mm" svg:height="5.02mm" svg:x="112.88mm" svg:y="605.08mm">
            <draw:image xlink:href="https://st7.gismeteo.ru/static/diary/img/w4.gif" xlink:type="simple" xlink:show="embed" xlink:actuate="onLoad">
              <text:p/>
            </draw:image>
          </draw:frame>
          <draw:frame draw:z-index="788" draw:name="https://st4.gismeteo.ru/static/diary/img/sun.png" draw:style-name="gr1" draw:text-style-name="P1" svg:width="5.28mm" svg:height="5.28mm" svg:x="180.62mm" svg:y="605.08mm">
            <draw:image xlink:href="https://st4.gismeteo.ru/static/diary/img/sun.png" xlink:type="simple" xlink:show="embed" xlink:actuate="onLoad">
              <text:p/>
            </draw:image>
          </draw:frame>
          <draw:frame draw:z-index="789" draw:name="https://st6.gismeteo.ru/static/diary/img/w4.gif" draw:style-name="gr1" draw:text-style-name="P1" svg:width="5.02mm" svg:height="5.02mm" svg:x="225.77mm" svg:y="605.08mm">
            <draw:image xlink:href="https://st6.gismeteo.ru/static/diary/img/w4.gif" xlink:type="simple" xlink:show="embed" xlink:actuate="onLoad">
              <text:p/>
            </draw:image>
          </draw:frame>
          <draw:frame draw:z-index="790" draw:name="https://st8.gismeteo.ru/static/diary/img/sunc.png" draw:style-name="gr1" draw:text-style-name="P1" svg:width="5.28mm" svg:height="5.28mm" svg:x="67.73mm" svg:y="609.6mm">
            <draw:image xlink:href="https://st8.gismeteo.ru/static/diary/img/sunc.png" xlink:type="simple" xlink:show="embed" xlink:actuate="onLoad">
              <text:p/>
            </draw:image>
          </draw:frame>
          <draw:frame draw:z-index="791" draw:name="https://st5.gismeteo.ru/static/diary/img/w4.gif" draw:style-name="gr1" draw:text-style-name="P1" svg:width="5.02mm" svg:height="5.02mm" svg:x="112.88mm" svg:y="609.6mm">
            <draw:image xlink:href="https://st5.gismeteo.ru/static/diary/img/w4.gif" xlink:type="simple" xlink:show="embed" xlink:actuate="onLoad">
              <text:p/>
            </draw:image>
          </draw:frame>
          <draw:frame draw:z-index="792" draw:name="https://st7.gismeteo.ru/static/diary/img/sun.png" draw:style-name="gr1" draw:text-style-name="P1" svg:width="5.28mm" svg:height="5.28mm" svg:x="180.62mm" svg:y="609.6mm">
            <draw:image xlink:href="https://st7.gismeteo.ru/static/diary/img/sun.png" xlink:type="simple" xlink:show="embed" xlink:actuate="onLoad">
              <text:p/>
            </draw:image>
          </draw:frame>
          <draw:frame draw:z-index="793" draw:name="https://st4.gismeteo.ru/static/diary/img/w4.gif" draw:style-name="gr1" draw:text-style-name="P1" svg:width="5.02mm" svg:height="5.02mm" svg:x="225.77mm" svg:y="609.6mm">
            <draw:image xlink:href="https://st4.gismeteo.ru/static/diary/img/w4.gif" xlink:type="simple" xlink:show="embed" xlink:actuate="onLoad">
              <text:p/>
            </draw:image>
          </draw:frame>
          <draw:frame draw:z-index="794" draw:name="https://st6.gismeteo.ru/static/diary/img/sun.png" draw:style-name="gr1" draw:text-style-name="P1" svg:width="5.28mm" svg:height="5.28mm" svg:x="67.73mm" svg:y="614.11mm">
            <draw:image xlink:href="https://st6.gismeteo.ru/static/diary/img/sun.png" xlink:type="simple" xlink:show="embed" xlink:actuate="onLoad">
              <text:p/>
            </draw:image>
          </draw:frame>
          <draw:frame draw:z-index="795" draw:name="https://st8.gismeteo.ru/static/diary/img/w4.gif" draw:style-name="gr1" draw:text-style-name="P1" svg:width="5.02mm" svg:height="5.02mm" svg:x="112.88mm" svg:y="614.11mm">
            <draw:image xlink:href="https://st8.gismeteo.ru/static/diary/img/w4.gif" xlink:type="simple" xlink:show="embed" xlink:actuate="onLoad">
              <text:p/>
            </draw:image>
          </draw:frame>
          <draw:frame draw:z-index="796" draw:name="https://st5.gismeteo.ru/static/diary/img/sun.png" draw:style-name="gr1" draw:text-style-name="P1" svg:width="5.28mm" svg:height="5.28mm" svg:x="180.62mm" svg:y="614.11mm">
            <draw:image xlink:href="https://st5.gismeteo.ru/static/diary/img/sun.png" xlink:type="simple" xlink:show="embed" xlink:actuate="onLoad">
              <text:p/>
            </draw:image>
          </draw:frame>
          <draw:frame draw:z-index="797" draw:name="https://st7.gismeteo.ru/static/diary/img/w4.gif" draw:style-name="gr1" draw:text-style-name="P1" svg:width="5.02mm" svg:height="5.02mm" svg:x="225.77mm" svg:y="614.11mm">
            <draw:image xlink:href="https://st7.gismeteo.ru/static/diary/img/w4.gif" xlink:type="simple" xlink:show="embed" xlink:actuate="onLoad">
              <text:p/>
            </draw:image>
          </draw:frame>
          <draw:frame draw:z-index="798" draw:name="https://st4.gismeteo.ru/static/diary/img/sun.png" draw:style-name="gr1" draw:text-style-name="P1" svg:width="5.28mm" svg:height="5.28mm" svg:x="67.73mm" svg:y="618.63mm">
            <draw:image xlink:href="https://st4.gismeteo.ru/static/diary/img/sun.png" xlink:type="simple" xlink:show="embed" xlink:actuate="onLoad">
              <text:p/>
            </draw:image>
          </draw:frame>
          <draw:frame draw:z-index="799" draw:name="https://st6.gismeteo.ru/static/diary/img/w4.gif" draw:style-name="gr1" draw:text-style-name="P1" svg:width="5.02mm" svg:height="5.02mm" svg:x="112.88mm" svg:y="618.63mm">
            <draw:image xlink:href="https://st6.gismeteo.ru/static/diary/img/w4.gif" xlink:type="simple" xlink:show="embed" xlink:actuate="onLoad">
              <text:p/>
            </draw:image>
          </draw:frame>
          <draw:frame draw:z-index="800" draw:name="https://st8.gismeteo.ru/static/diary/img/dull.png" draw:style-name="gr1" draw:text-style-name="P1" svg:width="5.28mm" svg:height="5.28mm" svg:x="180.62mm" svg:y="618.63mm">
            <draw:image xlink:href="https://st8.gismeteo.ru/static/diary/img/dull.png" xlink:type="simple" xlink:show="embed" xlink:actuate="onLoad">
              <text:p/>
            </draw:image>
          </draw:frame>
          <draw:frame draw:z-index="801" draw:name="https://st5.gismeteo.ru/static/diary/img/w4.gif" draw:style-name="gr1" draw:text-style-name="P1" svg:width="5.02mm" svg:height="5.02mm" svg:x="225.77mm" svg:y="618.63mm">
            <draw:image xlink:href="https://st5.gismeteo.ru/static/diary/img/w4.gif" xlink:type="simple" xlink:show="embed" xlink:actuate="onLoad">
              <text:p/>
            </draw:image>
          </draw:frame>
          <draw:frame draw:z-index="802" draw:name="https://st7.gismeteo.ru/static/diary/img/dull.png" draw:style-name="gr1" draw:text-style-name="P1" svg:width="5.28mm" svg:height="5.28mm" svg:x="67.73mm" svg:y="623.14mm">
            <draw:image xlink:href="https://st7.gismeteo.ru/static/diary/img/dull.png" xlink:type="simple" xlink:show="embed" xlink:actuate="onLoad">
              <text:p/>
            </draw:image>
          </draw:frame>
          <draw:frame draw:z-index="803" draw:name="https://st4.gismeteo.ru/static/diary/img/w4.gif" draw:style-name="gr1" draw:text-style-name="P1" svg:width="5.02mm" svg:height="5.02mm" svg:x="112.88mm" svg:y="623.14mm">
            <draw:image xlink:href="https://st4.gismeteo.ru/static/diary/img/w4.gif" xlink:type="simple" xlink:show="embed" xlink:actuate="onLoad">
              <text:p/>
            </draw:image>
          </draw:frame>
          <draw:frame draw:z-index="804" draw:name="https://st6.gismeteo.ru/static/diary/img/dull.png" draw:style-name="gr1" draw:text-style-name="P1" svg:width="5.28mm" svg:height="5.28mm" svg:x="180.62mm" svg:y="623.14mm">
            <draw:image xlink:href="https://st6.gismeteo.ru/static/diary/img/dull.png" xlink:type="simple" xlink:show="embed" xlink:actuate="onLoad">
              <text:p/>
            </draw:image>
          </draw:frame>
          <draw:frame draw:z-index="805" draw:name="https://st8.gismeteo.ru/static/diary/img/w4.gif" draw:style-name="gr1" draw:text-style-name="P1" svg:width="5.02mm" svg:height="5.02mm" svg:x="225.77mm" svg:y="623.14mm">
            <draw:image xlink:href="https://st8.gismeteo.ru/static/diary/img/w4.gif" xlink:type="simple" xlink:show="embed" xlink:actuate="onLoad">
              <text:p/>
            </draw:image>
          </draw:frame>
          <draw:frame draw:z-index="806" draw:name="https://st5.gismeteo.ru/static/diary/img/sun.png" draw:style-name="gr1" draw:text-style-name="P1" svg:width="5.28mm" svg:height="5.28mm" svg:x="67.73mm" svg:y="627.66mm">
            <draw:image xlink:href="https://st5.gismeteo.ru/static/diary/img/sun.png" xlink:type="simple" xlink:show="embed" xlink:actuate="onLoad">
              <text:p/>
            </draw:image>
          </draw:frame>
          <draw:frame draw:z-index="807" draw:name="https://st7.gismeteo.ru/static/diary/img/w5.gif" draw:style-name="gr1" draw:text-style-name="P1" svg:width="3.69mm" svg:height="3.69mm" svg:x="112.88mm" svg:y="627.66mm">
            <draw:image xlink:href="https://st7.gismeteo.ru/static/diary/img/w5.gif" xlink:type="simple" xlink:show="embed" xlink:actuate="onLoad">
              <text:p/>
            </draw:image>
          </draw:frame>
          <draw:frame draw:z-index="808" draw:name="https://st4.gismeteo.ru/static/diary/img/sun.png" draw:style-name="gr1" draw:text-style-name="P1" svg:width="5.28mm" svg:height="5.28mm" svg:x="180.62mm" svg:y="627.66mm">
            <draw:image xlink:href="https://st4.gismeteo.ru/static/diary/img/sun.png" xlink:type="simple" xlink:show="embed" xlink:actuate="onLoad">
              <text:p/>
            </draw:image>
          </draw:frame>
          <draw:frame draw:z-index="809" draw:name="https://st6.gismeteo.ru/static/diary/img/w5.gif" draw:style-name="gr1" draw:text-style-name="P1" svg:width="3.69mm" svg:height="3.69mm" svg:x="225.77mm" svg:y="627.66mm">
            <draw:image xlink:href="https://st6.gismeteo.ru/static/diary/img/w5.gif" xlink:type="simple" xlink:show="embed" xlink:actuate="onLoad">
              <text:p/>
            </draw:image>
          </draw:frame>
          <draw:frame draw:z-index="810" draw:name="https://st8.gismeteo.ru/static/diary/img/sun.png" draw:style-name="gr1" draw:text-style-name="P1" svg:width="5.28mm" svg:height="5.28mm" svg:x="67.73mm" svg:y="632.17mm">
            <draw:image xlink:href="https://st8.gismeteo.ru/static/diary/img/sun.png" xlink:type="simple" xlink:show="embed" xlink:actuate="onLoad">
              <text:p/>
            </draw:image>
          </draw:frame>
          <draw:frame draw:z-index="811" draw:name="https://st5.gismeteo.ru/static/diary/img/w4.gif" draw:style-name="gr1" draw:text-style-name="P1" svg:width="5.02mm" svg:height="5.02mm" svg:x="112.88mm" svg:y="632.17mm">
            <draw:image xlink:href="https://st5.gismeteo.ru/static/diary/img/w4.gif" xlink:type="simple" xlink:show="embed" xlink:actuate="onLoad">
              <text:p/>
            </draw:image>
          </draw:frame>
          <draw:frame draw:z-index="812" draw:name="https://st7.gismeteo.ru/static/diary/img/sun.png" draw:style-name="gr1" draw:text-style-name="P1" svg:width="5.28mm" svg:height="5.28mm" svg:x="180.62mm" svg:y="632.17mm">
            <draw:image xlink:href="https://st7.gismeteo.ru/static/diary/img/sun.png" xlink:type="simple" xlink:show="embed" xlink:actuate="onLoad">
              <text:p/>
            </draw:image>
          </draw:frame>
          <draw:frame draw:z-index="813" draw:name="https://st4.gismeteo.ru/static/diary/img/w4.gif" draw:style-name="gr1" draw:text-style-name="P1" svg:width="5.02mm" svg:height="5.02mm" svg:x="225.77mm" svg:y="632.17mm">
            <draw:image xlink:href="https://st4.gismeteo.ru/static/diary/img/w4.gif" xlink:type="simple" xlink:show="embed" xlink:actuate="onLoad">
              <text:p/>
            </draw:image>
          </draw:frame>
          <draw:frame draw:z-index="814" draw:name="https://st6.gismeteo.ru/static/diary/img/sun.png" draw:style-name="gr1" draw:text-style-name="P1" svg:width="5.28mm" svg:height="5.28mm" svg:x="67.73mm" svg:y="636.69mm">
            <draw:image xlink:href="https://st6.gismeteo.ru/static/diary/img/sun.png" xlink:type="simple" xlink:show="embed" xlink:actuate="onLoad">
              <text:p/>
            </draw:image>
          </draw:frame>
          <draw:frame draw:z-index="815" draw:name="https://st8.gismeteo.ru/static/diary/img/w4.gif" draw:style-name="gr1" draw:text-style-name="P1" svg:width="5.02mm" svg:height="5.02mm" svg:x="112.88mm" svg:y="636.69mm">
            <draw:image xlink:href="https://st8.gismeteo.ru/static/diary/img/w4.gif" xlink:type="simple" xlink:show="embed" xlink:actuate="onLoad">
              <text:p/>
            </draw:image>
          </draw:frame>
          <draw:frame draw:z-index="816" draw:name="https://st5.gismeteo.ru/static/diary/img/dull.png" draw:style-name="gr1" draw:text-style-name="P1" svg:width="5.28mm" svg:height="5.28mm" svg:x="180.62mm" svg:y="636.69mm">
            <draw:image xlink:href="https://st5.gismeteo.ru/static/diary/img/dull.png" xlink:type="simple" xlink:show="embed" xlink:actuate="onLoad">
              <text:p/>
            </draw:image>
          </draw:frame>
          <draw:frame draw:z-index="817" draw:name="https://st7.gismeteo.ru/static/diary/img/w4.gif" draw:style-name="gr1" draw:text-style-name="P1" svg:width="5.02mm" svg:height="5.02mm" svg:x="225.77mm" svg:y="636.69mm">
            <draw:image xlink:href="https://st7.gismeteo.ru/static/diary/img/w4.gif" xlink:type="simple" xlink:show="embed" xlink:actuate="onLoad">
              <text:p/>
            </draw:image>
          </draw:frame>
          <draw:frame draw:z-index="818" draw:name="https://st4.gismeteo.ru/static/diary/img/sunc.png" draw:style-name="gr1" draw:text-style-name="P1" svg:width="5.28mm" svg:height="5.28mm" svg:x="67.73mm" svg:y="641.2mm">
            <draw:image xlink:href="https://st4.gismeteo.ru/static/diary/img/sunc.png" xlink:type="simple" xlink:show="embed" xlink:actuate="onLoad">
              <text:p/>
            </draw:image>
          </draw:frame>
          <draw:frame draw:z-index="819" draw:name="https://st6.gismeteo.ru/static/diary/img/w4.gif" draw:style-name="gr1" draw:text-style-name="P1" svg:width="5.02mm" svg:height="5.02mm" svg:x="112.88mm" svg:y="641.2mm">
            <draw:image xlink:href="https://st6.gismeteo.ru/static/diary/img/w4.gif" xlink:type="simple" xlink:show="embed" xlink:actuate="onLoad">
              <text:p/>
            </draw:image>
          </draw:frame>
          <draw:frame draw:z-index="820" draw:name="https://st8.gismeteo.ru/static/diary/img/dull.png" draw:style-name="gr1" draw:text-style-name="P1" svg:width="5.28mm" svg:height="5.28mm" svg:x="180.62mm" svg:y="641.2mm">
            <draw:image xlink:href="https://st8.gismeteo.ru/static/diary/img/dull.png" xlink:type="simple" xlink:show="embed" xlink:actuate="onLoad">
              <text:p/>
            </draw:image>
          </draw:frame>
          <draw:frame draw:z-index="821" draw:name="https://st5.gismeteo.ru/static/diary/img/w4.gif" draw:style-name="gr1" draw:text-style-name="P1" svg:width="5.02mm" svg:height="5.02mm" svg:x="225.77mm" svg:y="641.2mm">
            <draw:image xlink:href="https://st5.gismeteo.ru/static/diary/img/w4.gif" xlink:type="simple" xlink:show="embed" xlink:actuate="onLoad">
              <text:p/>
            </draw:image>
          </draw:frame>
          <draw:frame draw:z-index="822" draw:name="https://st7.gismeteo.ru/static/diary/img/sun.png" draw:style-name="gr1" draw:text-style-name="P1" svg:width="5.28mm" svg:height="5.28mm" svg:x="67.73mm" svg:y="645.72mm">
            <draw:image xlink:href="https://st7.gismeteo.ru/static/diary/img/sun.png" xlink:type="simple" xlink:show="embed" xlink:actuate="onLoad">
              <text:p/>
            </draw:image>
          </draw:frame>
          <draw:frame draw:z-index="823" draw:name="https://st4.gismeteo.ru/static/diary/img/w3.gif" draw:style-name="gr1" draw:text-style-name="P1" svg:width="3.69mm" svg:height="3.69mm" svg:x="112.88mm" svg:y="645.72mm">
            <draw:image xlink:href="https://st4.gismeteo.ru/static/diary/img/w3.gif" xlink:type="simple" xlink:show="embed" xlink:actuate="onLoad">
              <text:p/>
            </draw:image>
          </draw:frame>
          <draw:frame draw:z-index="824" draw:name="https://st6.gismeteo.ru/static/diary/img/sun.png" draw:style-name="gr1" draw:text-style-name="P1" svg:width="5.28mm" svg:height="5.28mm" svg:x="180.62mm" svg:y="645.72mm">
            <draw:image xlink:href="https://st6.gismeteo.ru/static/diary/img/sun.png" xlink:type="simple" xlink:show="embed" xlink:actuate="onLoad">
              <text:p/>
            </draw:image>
          </draw:frame>
          <draw:frame draw:z-index="825" draw:name="https://st8.gismeteo.ru/static/diary/img/w3.gif" draw:style-name="gr1" draw:text-style-name="P1" svg:width="3.69mm" svg:height="3.69mm" svg:x="225.77mm" svg:y="645.72mm">
            <draw:image xlink:href="https://st8.gismeteo.ru/static/diary/img/w3.gif" xlink:type="simple" xlink:show="embed" xlink:actuate="onLoad">
              <text:p/>
            </draw:image>
          </draw:frame>
          <draw:frame draw:z-index="826" draw:name="https://st5.gismeteo.ru/static/diary/img/sun.png" draw:style-name="gr1" draw:text-style-name="P1" svg:width="5.28mm" svg:height="5.28mm" svg:x="67.73mm" svg:y="650.24mm">
            <draw:image xlink:href="https://st5.gismeteo.ru/static/diary/img/sun.png" xlink:type="simple" xlink:show="embed" xlink:actuate="onLoad">
              <text:p/>
            </draw:image>
          </draw:frame>
          <draw:frame draw:z-index="827" draw:name="https://st7.gismeteo.ru/static/diary/img/w4.gif" draw:style-name="gr1" draw:text-style-name="P1" svg:width="5.02mm" svg:height="5.02mm" svg:x="112.88mm" svg:y="650.24mm">
            <draw:image xlink:href="https://st7.gismeteo.ru/static/diary/img/w4.gif" xlink:type="simple" xlink:show="embed" xlink:actuate="onLoad">
              <text:p/>
            </draw:image>
          </draw:frame>
          <draw:frame draw:z-index="828" draw:name="https://st4.gismeteo.ru/static/diary/img/sun.png" draw:style-name="gr1" draw:text-style-name="P1" svg:width="5.28mm" svg:height="5.28mm" svg:x="180.62mm" svg:y="650.24mm">
            <draw:image xlink:href="https://st4.gismeteo.ru/static/diary/img/sun.png" xlink:type="simple" xlink:show="embed" xlink:actuate="onLoad">
              <text:p/>
            </draw:image>
          </draw:frame>
          <draw:frame draw:z-index="829" draw:name="https://st6.gismeteo.ru/static/diary/img/w4.gif" draw:style-name="gr1" draw:text-style-name="P1" svg:width="5.02mm" svg:height="5.02mm" svg:x="225.77mm" svg:y="650.24mm">
            <draw:image xlink:href="https://st6.gismeteo.ru/static/diary/img/w4.gif" xlink:type="simple" xlink:show="embed" xlink:actuate="onLoad">
              <text:p/>
            </draw:image>
          </draw:frame>
          <draw:frame draw:z-index="830" draw:name="https://st8.gismeteo.ru/static/diary/img/sun.png" draw:style-name="gr1" draw:text-style-name="P1" svg:width="5.28mm" svg:height="5.28mm" svg:x="67.73mm" svg:y="654.75mm">
            <draw:image xlink:href="https://st8.gismeteo.ru/static/diary/img/sun.png" xlink:type="simple" xlink:show="embed" xlink:actuate="onLoad">
              <text:p/>
            </draw:image>
          </draw:frame>
          <draw:frame draw:z-index="831" draw:name="https://st5.gismeteo.ru/static/diary/img/w3.gif" draw:style-name="gr1" draw:text-style-name="P1" svg:width="3.69mm" svg:height="3.69mm" svg:x="112.88mm" svg:y="654.75mm">
            <draw:image xlink:href="https://st5.gismeteo.ru/static/diary/img/w3.gif" xlink:type="simple" xlink:show="embed" xlink:actuate="onLoad">
              <text:p/>
            </draw:image>
          </draw:frame>
          <draw:frame draw:z-index="832" draw:name="https://st7.gismeteo.ru/static/diary/img/sun.png" draw:style-name="gr1" draw:text-style-name="P1" svg:width="5.28mm" svg:height="5.28mm" svg:x="180.62mm" svg:y="654.75mm">
            <draw:image xlink:href="https://st7.gismeteo.ru/static/diary/img/sun.png" xlink:type="simple" xlink:show="embed" xlink:actuate="onLoad">
              <text:p/>
            </draw:image>
          </draw:frame>
          <draw:frame draw:z-index="833" draw:name="https://st4.gismeteo.ru/static/diary/img/w3.gif" draw:style-name="gr1" draw:text-style-name="P1" svg:width="3.69mm" svg:height="3.69mm" svg:x="225.77mm" svg:y="654.75mm">
            <draw:image xlink:href="https://st4.gismeteo.ru/static/diary/img/w3.gif" xlink:type="simple" xlink:show="embed" xlink:actuate="onLoad">
              <text:p/>
            </draw:image>
          </draw:frame>
          <draw:frame draw:z-index="834" draw:name="https://st6.gismeteo.ru/static/diary/img/sun.png" draw:style-name="gr1" draw:text-style-name="P1" svg:width="5.28mm" svg:height="5.28mm" svg:x="67.73mm" svg:y="659.27mm">
            <draw:image xlink:href="https://st6.gismeteo.ru/static/diary/img/sun.png" xlink:type="simple" xlink:show="embed" xlink:actuate="onLoad">
              <text:p/>
            </draw:image>
          </draw:frame>
          <draw:frame draw:z-index="835" draw:name="https://st8.gismeteo.ru/static/diary/img/w2.gif" draw:style-name="gr1" draw:text-style-name="P1" svg:width="5.02mm" svg:height="5.02mm" svg:x="112.88mm" svg:y="659.27mm">
            <draw:image xlink:href="https://st8.gismeteo.ru/static/diary/img/w2.gif" xlink:type="simple" xlink:show="embed" xlink:actuate="onLoad">
              <text:p/>
            </draw:image>
          </draw:frame>
          <draw:frame draw:z-index="836" draw:name="https://st5.gismeteo.ru/static/diary/img/sun.png" draw:style-name="gr1" draw:text-style-name="P1" svg:width="5.28mm" svg:height="5.28mm" svg:x="180.62mm" svg:y="659.27mm">
            <draw:image xlink:href="https://st5.gismeteo.ru/static/diary/img/sun.png" xlink:type="simple" xlink:show="embed" xlink:actuate="onLoad">
              <text:p/>
            </draw:image>
          </draw:frame>
          <draw:frame draw:z-index="837" draw:name="https://st7.gismeteo.ru/static/diary/img/w2.gif" draw:style-name="gr1" draw:text-style-name="P1" svg:width="5.02mm" svg:height="5.02mm" svg:x="225.77mm" svg:y="659.27mm">
            <draw:image xlink:href="https://st7.gismeteo.ru/static/diary/img/w2.gif" xlink:type="simple" xlink:show="embed" xlink:actuate="onLoad">
              <text:p/>
            </draw:image>
          </draw:frame>
          <draw:frame draw:z-index="838" draw:name="https://st4.gismeteo.ru/static/diary/img/dull.png" draw:style-name="gr1" draw:text-style-name="P1" svg:width="5.28mm" svg:height="5.28mm" svg:x="67.73mm" svg:y="663.78mm">
            <draw:image xlink:href="https://st4.gismeteo.ru/static/diary/img/dull.png" xlink:type="simple" xlink:show="embed" xlink:actuate="onLoad">
              <text:p/>
            </draw:image>
          </draw:frame>
          <draw:frame draw:z-index="839" draw:name="https://st6.gismeteo.ru/static/diary/img/w4.gif" draw:style-name="gr1" draw:text-style-name="P1" svg:width="5.02mm" svg:height="5.02mm" svg:x="112.88mm" svg:y="663.78mm">
            <draw:image xlink:href="https://st6.gismeteo.ru/static/diary/img/w4.gif" xlink:type="simple" xlink:show="embed" xlink:actuate="onLoad">
              <text:p/>
            </draw:image>
          </draw:frame>
          <draw:frame draw:z-index="840" draw:name="https://st8.gismeteo.ru/static/diary/img/dull.png" draw:style-name="gr1" draw:text-style-name="P1" svg:width="5.28mm" svg:height="5.28mm" svg:x="180.62mm" svg:y="663.78mm">
            <draw:image xlink:href="https://st8.gismeteo.ru/static/diary/img/dull.png" xlink:type="simple" xlink:show="embed" xlink:actuate="onLoad">
              <text:p/>
            </draw:image>
          </draw:frame>
          <draw:frame draw:z-index="841" draw:name="https://st5.gismeteo.ru/static/diary/img/w4.gif" draw:style-name="gr1" draw:text-style-name="P1" svg:width="5.02mm" svg:height="5.02mm" svg:x="225.77mm" svg:y="663.78mm">
            <draw:image xlink:href="https://st5.gismeteo.ru/static/diary/img/w4.gif" xlink:type="simple" xlink:show="embed" xlink:actuate="onLoad">
              <text:p/>
            </draw:image>
          </draw:frame>
          <draw:frame draw:z-index="842" draw:name="https://st7.gismeteo.ru/static/diary/img/dull.png" draw:style-name="gr1" draw:text-style-name="P1" svg:width="5.28mm" svg:height="5.28mm" svg:x="67.73mm" svg:y="668.3mm">
            <draw:image xlink:href="https://st7.gismeteo.ru/static/diary/img/dull.png" xlink:type="simple" xlink:show="embed" xlink:actuate="onLoad">
              <text:p/>
            </draw:image>
          </draw:frame>
          <draw:frame draw:z-index="843" draw:name="https://st4.gismeteo.ru/static/diary/img/w6.gif" draw:style-name="gr1" draw:text-style-name="P1" svg:width="5.02mm" svg:height="5.02mm" svg:x="112.88mm" svg:y="668.3mm">
            <draw:image xlink:href="https://st4.gismeteo.ru/static/diary/img/w6.gif" xlink:type="simple" xlink:show="embed" xlink:actuate="onLoad">
              <text:p/>
            </draw:image>
          </draw:frame>
          <draw:frame draw:z-index="844" draw:name="https://st6.gismeteo.ru/static/diary/img/sunc.png" draw:style-name="gr1" draw:text-style-name="P1" svg:width="5.28mm" svg:height="5.28mm" svg:x="180.62mm" svg:y="668.3mm">
            <draw:image xlink:href="https://st6.gismeteo.ru/static/diary/img/sunc.png" xlink:type="simple" xlink:show="embed" xlink:actuate="onLoad">
              <text:p/>
            </draw:image>
          </draw:frame>
          <draw:frame draw:z-index="845" draw:name="https://st8.gismeteo.ru/static/diary/img/w6.gif" draw:style-name="gr1" draw:text-style-name="P1" svg:width="5.02mm" svg:height="5.02mm" svg:x="225.77mm" svg:y="668.3mm">
            <draw:image xlink:href="https://st8.gismeteo.ru/static/diary/img/w6.gif" xlink:type="simple" xlink:show="embed" xlink:actuate="onLoad">
              <text:p/>
            </draw:image>
          </draw:frame>
          <draw:frame draw:z-index="846" draw:name="https://st5.gismeteo.ru/static/diary/img/dull.png" draw:style-name="gr1" draw:text-style-name="P1" svg:width="5.28mm" svg:height="5.28mm" svg:x="67.73mm" svg:y="672.81mm">
            <draw:image xlink:href="https://st5.gismeteo.ru/static/diary/img/dull.png" xlink:type="simple" xlink:show="embed" xlink:actuate="onLoad">
              <text:p/>
            </draw:image>
          </draw:frame>
          <draw:frame draw:z-index="847" draw:name="https://st7.gismeteo.ru/static/diary/img/snow.png" draw:style-name="gr1" draw:text-style-name="P1" svg:width="5.28mm" svg:height="5.28mm" svg:x="90.31mm" svg:y="672.81mm">
            <draw:image xlink:href="https://st7.gismeteo.ru/static/diary/img/snow.png" xlink:type="simple" xlink:show="embed" xlink:actuate="onLoad">
              <text:p/>
            </draw:image>
          </draw:frame>
          <draw:frame draw:z-index="848" draw:name="https://st4.gismeteo.ru/static/diary/img/w4.gif" draw:style-name="gr1" draw:text-style-name="P1" svg:width="5.02mm" svg:height="5.02mm" svg:x="112.88mm" svg:y="672.81mm">
            <draw:image xlink:href="https://st4.gismeteo.ru/static/diary/img/w4.gif" xlink:type="simple" xlink:show="embed" xlink:actuate="onLoad">
              <text:p/>
            </draw:image>
          </draw:frame>
          <draw:frame draw:z-index="849" draw:name="https://st6.gismeteo.ru/static/diary/img/dull.png" draw:style-name="gr1" draw:text-style-name="P1" svg:width="5.28mm" svg:height="5.28mm" svg:x="180.62mm" svg:y="672.81mm">
            <draw:image xlink:href="https://st6.gismeteo.ru/static/diary/img/dull.png" xlink:type="simple" xlink:show="embed" xlink:actuate="onLoad">
              <text:p/>
            </draw:image>
          </draw:frame>
          <draw:frame draw:z-index="850" draw:name="https://st8.gismeteo.ru/static/diary/img/rain.png" draw:style-name="gr1" draw:text-style-name="P1" svg:width="5.28mm" svg:height="5.28mm" svg:x="203.2mm" svg:y="672.81mm">
            <draw:image xlink:href="https://st8.gismeteo.ru/static/diary/img/rain.png" xlink:type="simple" xlink:show="embed" xlink:actuate="onLoad">
              <text:p/>
            </draw:image>
          </draw:frame>
          <draw:frame draw:z-index="851" draw:name="https://st5.gismeteo.ru/static/diary/img/w4.gif" draw:style-name="gr1" draw:text-style-name="P1" svg:width="5.02mm" svg:height="5.02mm" svg:x="225.77mm" svg:y="672.81mm">
            <draw:image xlink:href="https://st5.gismeteo.ru/static/diary/img/w4.gif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number-columns-repeated="3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СЗ 2м/с</text:p>
          </table:table-cell>
          <table:table-cell office:value-type="float" office:value="-2" calcext:value-type="float">
            <text:p>-2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СЗ 2м/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-5" calcext:value-type="float">
            <text:p>-5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13" calcext:value-type="float">
            <text:p>-13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4" calcext:value-type="float">
            <text:p>-4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1" calcext:value-type="float">
            <text:p>1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СЗ 4м/с</text:p>
          </table:table-cell>
          <table:table-cell office:value-type="float" office:value="-6" calcext:value-type="float">
            <text:p>-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СЗ 4м/с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4" calcext:value-type="float">
            <text:p>-4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5" calcext:value-type="float">
            <text:p>5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СЗ 2м/с</text:p>
          </table:table-cell>
          <table:table-cell office:value-type="float" office:value="-5" calcext:value-type="float">
            <text:p>-5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СЗ 2м/с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В 1м/с</text:p>
          </table:table-cell>
          <table:table-cell office:value-type="float" office:value="-3" calcext:value-type="float">
            <text:p>-3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ЮВ 1м/с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СЗ 2м/с</text:p>
          </table:table-cell>
          <table:table-cell office:value-type="float" office:value="-1" calcext:value-type="float">
            <text:p>-1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СЗ 2м/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" calcext:value-type="float">
            <text:p>-9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С 4м/с</text:p>
          </table:table-cell>
          <table:table-cell office:value-type="float" office:value="-12" calcext:value-type="float">
            <text:p>-12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string" calcext:value-type="string">
            <text:p>С 4м/с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1" calcext:value-type="float">
            <text:p>-11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ЮВ 1м/с</text:p>
          </table:table-cell>
          <table:table-cell office:value-type="float" office:value="-18" calcext:value-type="float">
            <text:p>-18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ЮВ 1м/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3" calcext:value-type="float">
            <text:p>-13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7" calcext:value-type="float">
            <text:p>-17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" calcext:value-type="float">
            <text:p>-9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7" calcext:value-type="float">
            <text:p>-17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0" calcext:value-type="float">
            <text:p>-1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7" calcext:value-type="float">
            <text:p>-17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string" calcext:value-type="string">
            <text:p>ЮВ 1м/с</text:p>
          </table:table-cell>
          <table:table-cell office:value-type="float" office:value="-16" calcext:value-type="float">
            <text:p>-16</text:p>
          </table:table-cell>
          <table:table-cell office:value-type="float" office:value="781" calcext:value-type="float">
            <text:p>781</text:p>
          </table:table-cell>
          <table:table-cell table:number-columns-repeated="2"/>
          <table:table-cell office:value-type="string" calcext:value-type="string">
            <text:p>ЮВ 1м/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16" calcext:value-type="float">
            <text:p>-16</text:p>
          </table:table-cell>
          <table:table-cell office:value-type="float" office:value="786" calcext:value-type="float">
            <text:p>786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" calcext:value-type="float">
            <text:p>-14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3" calcext:value-type="float">
            <text:p>-13</text:p>
          </table:table-cell>
          <table:table-cell office:value-type="float" office:value="782" calcext:value-type="float">
            <text:p>782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" calcext:value-type="float">
            <text:p>-9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9" calcext:value-type="float">
            <text:p>-9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4" calcext:value-type="float">
            <text:p>-4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ЮЗ 3м/с</text:p>
          </table:table-cell>
          <table:table-cell office:value-type="float" office:value="-6" calcext:value-type="float">
            <text:p>-6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З 3м/с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5" calcext:value-type="float">
            <text:p>-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" calcext:value-type="float">
            <text:p>-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" calcext:value-type="float">
            <text:p>-1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2" calcext:value-type="float">
            <text:p>-2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-3" calcext:value-type="float">
            <text:p>-3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1" calcext:value-type="float">
            <text:p>1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ЮЗ 3м/с</text:p>
          </table:table-cell>
          <table:table-cell office:value-type="float" office:value="-9" calcext:value-type="float">
            <text:p>-9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З 3м/с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" calcext:value-type="float">
            <text:p>-3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3" calcext:value-type="float">
            <text:p>-3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ЮЗ 1м/с</text:p>
          </table:table-cell>
          <table:table-cell office:value-type="float" office:value="-17" calcext:value-type="float">
            <text:p>-17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З 1м/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В 2м/с</text:p>
          </table:table-cell>
          <table:table-cell office:value-type="float" office:value="-21" calcext:value-type="float">
            <text:p>-21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В 2м/с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С 3м/с</text:p>
          </table:table-cell>
          <table:table-cell office:value-type="float" office:value="-8" calcext:value-type="float">
            <text:p>-8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string" calcext:value-type="string">
            <text:p>С 3м/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З 2м/с</text:p>
          </table:table-cell>
          <table:table-cell office:value-type="float" office:value="-13" calcext:value-type="float">
            <text:p>-13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З 2м/с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4" calcext:value-type="float">
            <text:p>-14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5" calcext:value-type="float">
            <text:p>-15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-8" calcext:value-type="float">
            <text:p>-8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-16" calcext:value-type="float">
            <text:p>-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24" calcext:value-type="float">
            <text:p>-24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4" calcext:value-type="float">
            <text:p>-14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5" calcext:value-type="float">
            <text:p>-5</text:p>
          </table:table-cell>
          <table:table-cell office:value-type="float" office:value="732" calcext:value-type="float">
            <text:p>732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" calcext:value-type="float">
            <text:p>-9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string" calcext:value-type="string">
            <text:p>З 4м/с</text:p>
          </table:table-cell>
          <table:table-cell office:value-type="float" office:value="-12" calcext:value-type="float">
            <text:p>-12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З 4м/с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6" calcext:value-type="float">
            <text:p>-16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ЮВ 2м/с</text:p>
          </table:table-cell>
          <table:table-cell office:value-type="float" office:value="-18" calcext:value-type="float">
            <text:p>-18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ЮВ 2м/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" calcext:value-type="float">
            <text:p>-16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27" calcext:value-type="float">
            <text:p>-27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2" calcext:value-type="float">
            <text:p>-22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23" calcext:value-type="float">
            <text:p>-23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23" calcext:value-type="float">
            <text:p>-23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1" calcext:value-type="float">
            <text:p>-21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29" calcext:value-type="float">
            <text:p>-29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6" calcext:value-type="float">
            <text:p>-16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-16" calcext:value-type="float">
            <text:p>-16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7" calcext:value-type="float">
            <text:p>-7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С 4м/с</text:p>
          </table:table-cell>
          <table:table-cell office:value-type="float" office:value="-28" calcext:value-type="float">
            <text:p>-28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С 4м/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8" calcext:value-type="float">
            <text:p>-18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С 3м/с</text:p>
          </table:table-cell>
          <table:table-cell office:value-type="float" office:value="-28" calcext:value-type="float">
            <text:p>-28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С 3м/с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6" calcext:value-type="float">
            <text:p>-16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-12" calcext:value-type="float">
            <text:p>-12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0" calcext:value-type="float">
            <text:p>-10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11" calcext:value-type="float">
            <text:p>-11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7" calcext:value-type="float">
            <text:p>-17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5" calcext:value-type="float">
            <text:p>-15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7" calcext:value-type="float">
            <text:p>-7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6" calcext:value-type="float">
            <text:p>-6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4" calcext:value-type="float">
            <text:p>-4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4" calcext:value-type="float">
            <text:p>-4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" calcext:value-type="float">
            <text:p>-2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2" calcext:value-type="float">
            <text:p>-2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" calcext:value-type="float">
            <text:p>-2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З 3м/с</text:p>
          </table:table-cell>
          <table:table-cell office:value-type="float" office:value="-3" calcext:value-type="float">
            <text:p>-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З 3м/с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3" calcext:value-type="float">
            <text:p>-3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3" calcext:value-type="float">
            <text:p>-3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ЮЗ 4м/с</text:p>
          </table:table-cell>
          <table:table-cell office:value-type="float" office:value="-4" calcext:value-type="float">
            <text:p>-4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З 4м/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6" calcext:value-type="float">
            <text:p>-6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string" calcext:value-type="string">
            <text:p>ЮВ 1м/с</text:p>
          </table:table-cell>
          <table:table-cell office:value-type="float" office:value="-7" calcext:value-type="float">
            <text:p>-7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ЮВ 1м/с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7" calcext:value-type="float">
            <text:p>-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4" calcext:value-type="float">
            <text:p>-4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С 1м/с</text:p>
          </table:table-cell>
          <table:table-cell office:value-type="float" office:value="-7" calcext:value-type="float">
            <text:p>-7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С 1м/с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СЗ 3м/с</text:p>
          </table:table-cell>
          <table:table-cell office:value-type="float" office:value="-16" calcext:value-type="float">
            <text:p>-16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СЗ 3м/с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19" calcext:value-type="float">
            <text:p>-19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7" calcext:value-type="float">
            <text:p>-17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Ш</text:p>
          </table:table-cell>
          <table:table-cell office:value-type="float" office:value="-14" calcext:value-type="float">
            <text:p>-14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Ш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З 3м/с</text:p>
          </table:table-cell>
          <table:table-cell office:value-type="float" office:value="-6" calcext:value-type="float">
            <text:p>-6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ЮЗ 3м/с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7" calcext:value-type="float">
            <text:p>-7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В 1м/с</text:p>
          </table:table-cell>
          <table:table-cell office:value-type="float" office:value="-16" calcext:value-type="float">
            <text:p>-16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В 1м/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6" calcext:value-type="float">
            <text:p>-16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6" calcext:value-type="float">
            <text:p>-16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" calcext:value-type="float">
            <text:p>-17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24" calcext:value-type="float">
            <text:p>-24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5" calcext:value-type="float">
            <text:p>-15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20" calcext:value-type="float">
            <text:p>-20</text:p>
          </table:table-cell>
          <table:table-cell office:value-type="float" office:value="769" calcext:value-type="float">
            <text:p>769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ЮВ 1м/с</text:p>
          </table:table-cell>
          <table:table-cell office:value-type="float" office:value="-22" calcext:value-type="float">
            <text:p>-22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ЮВ 1м/с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7" calcext:value-type="float">
            <text:p>-17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7" calcext:value-type="float">
            <text:p>-17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8" calcext:value-type="float">
            <text:p>-18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" calcext:value-type="float">
            <text:p>-12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9" calcext:value-type="float">
            <text:p>-9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7" calcext:value-type="float">
            <text:p>-7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ЮЗ 7м/с</text:p>
          </table:table-cell>
          <table:table-cell office:value-type="float" office:value="-9" calcext:value-type="float">
            <text:p>-9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ЮЗ 7м/с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0" calcext:value-type="float">
            <text:p>-10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office:value-type="string" calcext:value-type="string">
            <text:p>ЮЗ 3м/с</text:p>
          </table:table-cell>
          <table:table-cell office:value-type="float" office:value="-11" calcext:value-type="float">
            <text:p>-11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string" calcext:value-type="string">
            <text:p>ЮЗ 3м/с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" calcext:value-type="float">
            <text:p>-9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З 4м/с</text:p>
          </table:table-cell>
          <table:table-cell office:value-type="float" office:value="-10" calcext:value-type="float">
            <text:p>-10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З 4м/с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" calcext:value-type="float">
            <text:p>-8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7" calcext:value-type="float">
            <text:p>-7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10" calcext:value-type="float">
            <text:p>-10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" calcext:value-type="float">
            <text:p>-8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В 1м/с</text:p>
          </table:table-cell>
          <table:table-cell office:value-type="float" office:value="-9" calcext:value-type="float">
            <text:p>-9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В 1м/с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0" calcext:value-type="float">
            <text:p>-10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3" calcext:value-type="float">
            <text:p>-13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3" calcext:value-type="float">
            <text:p>-13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З 1м/с</text:p>
          </table:table-cell>
          <table:table-cell office:value-type="float" office:value="-23" calcext:value-type="float">
            <text:p>-2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З 1м/с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" calcext:value-type="float">
            <text:p>-14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24" calcext:value-type="float">
            <text:p>-24</text:p>
          </table:table-cell>
          <table:table-cell office:value-type="float" office:value="768" calcext:value-type="float">
            <text:p>768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20" calcext:value-type="float">
            <text:p>-20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3" calcext:value-type="float">
            <text:p>-13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Ш</text:p>
          </table:table-cell>
          <table:table-cell office:value-type="float" office:value="-22" calcext:value-type="float">
            <text:p>-22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Ш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" calcext:value-type="float">
            <text:p>-17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ЮЗ 1м/с</text:p>
          </table:table-cell>
          <table:table-cell office:value-type="float" office:value="-14" calcext:value-type="float">
            <text:p>-14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string" calcext:value-type="string">
            <text:p>ЮЗ 1м/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Ю 1м/с</text:p>
          </table:table-cell>
          <table:table-cell office:value-type="float" office:value="-14" calcext:value-type="float">
            <text:p>-14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Ю 1м/с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" calcext:value-type="float">
            <text:p>-12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С 4м/с</text:p>
          </table:table-cell>
          <table:table-cell office:value-type="float" office:value="-12" calcext:value-type="float">
            <text:p>-12</text:p>
          </table:table-cell>
          <table:table-cell office:value-type="float" office:value="750" calcext:value-type="float">
            <text:p>750</text:p>
          </table:table-cell>
          <table:table-cell table:number-columns-repeated="2"/>
          <table:table-cell office:value-type="string" calcext:value-type="string">
            <text:p>С 4м/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З 2м/с</text:p>
          </table:table-cell>
          <table:table-cell office:value-type="float" office:value="-25" calcext:value-type="float">
            <text:p>-25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З 2м/с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9" calcext:value-type="float">
            <text:p>-19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6" calcext:value-type="float">
            <text:p>-16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СВ 1м/с</text:p>
          </table:table-cell>
          <table:table-cell office:value-type="float" office:value="-6" calcext:value-type="float">
            <text:p>-6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string" calcext:value-type="string">
            <text:p>СВ 1м/с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3" calcext:value-type="float">
            <text:p>-1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-15" calcext:value-type="float">
            <text:p>-15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СЗ 3м/с</text:p>
          </table:table-cell>
          <table:table-cell office:value-type="float" office:value="-19" calcext:value-type="float">
            <text:p>-19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СЗ 3м/с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8" calcext:value-type="float">
            <text:p>-18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С 2м/с</text:p>
          </table:table-cell>
          <table:table-cell office:value-type="float" office:value="-28" calcext:value-type="float">
            <text:p>-28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С 2м/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9" calcext:value-type="float">
            <text:p>-19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8" calcext:value-type="float">
            <text:p>-18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" calcext:value-type="float">
            <text:p>-17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-28" calcext:value-type="float">
            <text:p>-28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8" calcext:value-type="float">
            <text:p>-18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18" calcext:value-type="float">
            <text:p>-18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3" calcext:value-type="float">
            <text:p>-13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12" calcext:value-type="float">
            <text:p>-12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4" calcext:value-type="float">
            <text:p>-14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-13" calcext:value-type="float">
            <text:p>-13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" calcext:value-type="float">
            <text:p>-9</text:p>
          </table:table-cell>
          <table:table-cell office:value-type="float" office:value="754" calcext:value-type="float">
            <text:p>754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8" calcext:value-type="float">
            <text:p>-8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-10" calcext:value-type="float">
            <text:p>-10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" calcext:value-type="float">
            <text:p>-12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З 1м/с</text:p>
          </table:table-cell>
          <table:table-cell office:value-type="float" office:value="-23" calcext:value-type="float">
            <text:p>-23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З 1м/с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3" calcext:value-type="float">
            <text:p>-13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-13" calcext:value-type="float">
            <text:p>-13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5" calcext:value-type="float">
            <text:p>-5</text:p>
          </table:table-cell>
          <table:table-cell office:value-type="float" office:value="741" calcext:value-type="float">
            <text:p>741</text:p>
          </table:table-cell>
          <table:table-cell table:number-columns-repeated="2"/>
          <table:table-cell office:value-type="string" calcext:value-type="string">
            <text:p>ЮЗ 2м/с</text:p>
          </table:table-cell>
          <table:table-cell office:value-type="float" office:value="-3" calcext:value-type="float">
            <text:p>-3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З 2м/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44" calcext:value-type="float">
            <text:p>744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1" calcext:value-type="float">
            <text:p>1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-1" calcext:value-type="float">
            <text:p>-1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" calcext:value-type="float">
            <text:p>-2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-2" calcext:value-type="float">
            <text:p>-2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1" calcext:value-type="float">
            <text:p>1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" calcext:value-type="float">
            <text:p>-2</text:p>
          </table:table-cell>
          <table:table-cell office:value-type="float" office:value="742" calcext:value-type="float">
            <text:p>742</text:p>
          </table:table-cell>
          <table:table-cell table:number-columns-repeated="2"/>
          <table:table-cell office:value-type="string" calcext:value-type="string">
            <text:p>З 3м/с</text:p>
          </table:table-cell>
          <table:table-cell office:value-type="float" office:value="-3" calcext:value-type="float">
            <text:p>-3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З 3м/с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" calcext:value-type="float">
            <text:p>-3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4" calcext:value-type="float">
            <text:p>-4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752" calcext:value-type="float">
            <text:p>752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З 2м/с</text:p>
          </table:table-cell>
          <table:table-cell office:value-type="float" office:value="-10" calcext:value-type="float">
            <text:p>-10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З 2м/с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-4" calcext:value-type="float">
            <text:p>-4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-1" calcext:value-type="float">
            <text:p>-1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-2" calcext:value-type="float">
            <text:p>-2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2" calcext:value-type="float">
            <text:p>-2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6м/с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6м/с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" calcext:value-type="float">
            <text:p>-1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С 3м/с</text:p>
          </table:table-cell>
          <table:table-cell office:value-type="float" office:value="-5" calcext:value-type="float">
            <text:p>-5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С 3м/с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5" calcext:value-type="float">
            <text:p>-5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10" calcext:value-type="float">
            <text:p>-10</text:p>
          </table:table-cell>
          <table:table-cell office:value-type="float" office:value="771" calcext:value-type="float">
            <text:p>771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" calcext:value-type="float">
            <text:p>-3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4" calcext:value-type="float">
            <text:p>-4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" calcext:value-type="float">
            <text:p>-3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5" calcext:value-type="float">
            <text:p>-5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5" calcext:value-type="float">
            <text:p>-5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3" calcext:value-type="float">
            <text:p>-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2м/с</text:p>
          </table:table-cell>
          <table:table-cell office:value-type="float" office:value="-3" calcext:value-type="float">
            <text:p>-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2м/с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З 3м/с</text:p>
          </table:table-cell>
          <table:table-cell office:value-type="float" office:value="-3" calcext:value-type="float">
            <text:p>-3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З 3м/с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2" calcext:value-type="float">
            <text:p>-2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4" calcext:value-type="float">
            <text:p>-4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Ю 5м/с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5м/с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В 4м/с</text:p>
          </table:table-cell>
          <table:table-cell office:value-type="float" office:value="-4" calcext:value-type="float">
            <text:p>-4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В 4м/с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4" calcext:value-type="float">
            <text:p>-4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В 3м/с</text:p>
          </table:table-cell>
          <table:table-cell office:value-type="float" office:value="5" calcext:value-type="float">
            <text:p>5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В 3м/с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761" calcext:value-type="float">
            <text:p>761</text:p>
          </table:table-cell>
          <table:table-cell table:number-columns-repeated="2"/>
          <table:table-cell office:value-type="string" calcext:value-type="string">
            <text:p>В 2м/с</text:p>
          </table:table-cell>
          <table:table-cell office:value-type="float" office:value="6" calcext:value-type="float">
            <text:p>6</text:p>
          </table:table-cell>
          <table:table-cell office:value-type="float" office:value="760" calcext:value-type="float">
            <text:p>760</text:p>
          </table:table-cell>
          <table:table-cell table:number-columns-repeated="2"/>
          <table:table-cell office:value-type="string" calcext:value-type="string">
            <text:p>В 2м/с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office:value-type="string" calcext:value-type="string">
            <text:p>Ю 3м/с</text:p>
          </table:table-cell>
          <table:table-cell office:value-type="float" office:value="-1" calcext:value-type="float">
            <text:p>-1</text:p>
          </table:table-cell>
          <table:table-cell office:value-type="float" office:value="758" calcext:value-type="float">
            <text:p>758</text:p>
          </table:table-cell>
          <table:table-cell table:number-columns-repeated="2"/>
          <table:table-cell office:value-type="string" calcext:value-type="string">
            <text:p>Ю 3м/с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55" calcext:value-type="float">
            <text:p>755</text:p>
          </table:table-cell>
          <table:table-cell table:number-columns-repeated="2"/>
          <table:table-cell office:value-type="string" calcext:value-type="string">
            <text:p>З 2м/с</text:p>
          </table:table-cell>
          <table:table-cell office:value-type="float" office:value="-1" calcext:value-type="float">
            <text:p>-1</text:p>
          </table:table-cell>
          <table:table-cell office:value-type="float" office:value="756" calcext:value-type="float">
            <text:p>756</text:p>
          </table:table-cell>
          <table:table-cell table:number-columns-repeated="2"/>
          <table:table-cell office:value-type="string" calcext:value-type="string">
            <text:p>З 2м/с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string" calcext:value-type="string">
            <text:p>Ю 4м/с</text:p>
          </table:table-cell>
          <table:table-cell office:value-type="float" office:value="2" calcext:value-type="float">
            <text:p>2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office:value-type="string" calcext:value-type="string">
            <text:p>Ю 4м/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6:52:41.940039133</meta:creation-date>
    <dc:date>2017-03-26T17:16:57.641609210</dc:date>
    <meta:editing-duration>PT14M4S</meta:editing-duration>
    <meta:editing-cycles>3</meta:editing-cycles>
    <meta:generator>LibreOffice/5.1.4.2$Linux_X86_64 LibreOffice_project/10m0$Build-2</meta:generator>
    <meta:document-statistic meta:table-count="2" meta:cell-count="1173" meta:object-count="852"/>
  </office:meta>
</office:document-meta>
</file>